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18.77mm"/>
    </style:style>
    <style:style style:name="co60" style:family="table-column">
      <style:table-column-properties fo:break-before="auto" style:column-width="19.49mm"/>
    </style:style>
    <style:style style:name="co63" style:family="table-column">
      <style:table-column-properties fo:break-before="auto" style:column-width="20.85mm"/>
    </style:style>
    <style:style style:name="co64" style:family="table-column">
      <style:table-column-properties fo:break-before="auto" style:column-width="28.98mm"/>
    </style:style>
    <style:style style:name="co23" style:family="table-column">
      <style:table-column-properties fo:break-before="auto" style:column-width="19.98mm"/>
    </style:style>
    <style:style style:name="co65" style:family="table-column">
      <style:table-column-properties fo:break-before="auto" style:column-width="15.12mm"/>
    </style:style>
    <style:style style:name="co66" style:family="table-column">
      <style:table-column-properties fo:break-before="auto" style:column-width="16.33mm"/>
    </style:style>
    <style:style style:name="co67" style:family="table-column">
      <style:table-column-properties fo:break-before="auto" style:column-width="21.75mm"/>
    </style:style>
    <style:style style:name="co68" style:family="table-column">
      <style:table-column-properties fo:break-before="auto" style:column-width="28.7mm"/>
    </style:style>
    <style:style style:name="co51" style:family="table-column">
      <style:table-column-properties fo:break-before="auto" style:column-width="39.69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8.26mm"/>
    </style:style>
    <style:style style:name="co33" style:family="table-column">
      <style:table-column-properties fo:break-before="auto" style:column-width="27.53mm"/>
    </style:style>
    <style:style style:name="co34" style:family="table-column">
      <style:table-column-properties fo:break-before="auto" style:column-width="10.02mm"/>
    </style:style>
    <style:style style:name="co35" style:family="table-column">
      <style:table-column-properties fo:break-before="auto" style:column-width="10.74mm"/>
    </style:style>
    <style:style style:name="co36" style:family="table-column">
      <style:table-column-properties fo:break-before="auto" style:column-width="9.77mm"/>
    </style:style>
    <style:style style:name="co17" style:family="table-column">
      <style:table-column-properties fo:break-before="auto" style:column-width="16.83mm"/>
    </style:style>
    <style:style style:name="co19" style:family="table-column">
      <style:table-column-properties fo:break-before="auto" style:column-width="14.87mm"/>
    </style:style>
    <style:style style:name="co37" style:family="table-column">
      <style:table-column-properties fo:break-before="auto" style:column-width="22.58mm"/>
    </style:style>
    <style:style style:name="co69" style:family="table-column">
      <style:table-column-properties fo:break-before="auto" style:column-width="17.34mm"/>
    </style:style>
    <style:style style:name="co70" style:family="table-column">
      <style:table-column-properties fo:break-before="auto" style:column-width="5.26mm"/>
    </style:style>
    <style:style style:name="co71" style:family="table-column">
      <style:table-column-properties fo:break-before="auto" style:column-width="37.69mm"/>
    </style:style>
    <style:style style:name="co28" style:family="table-column">
      <style:table-column-properties fo:break-before="auto" style:column-width="41.15mm"/>
    </style:style>
    <style:style style:name="co29" style:family="table-column">
      <style:table-column-properties fo:break-before="auto" style:column-width="32.63mm"/>
    </style:style>
    <style:style style:name="co30" style:family="table-column">
      <style:table-column-properties fo:break-before="auto" style:column-width="36.53mm"/>
    </style:style>
    <style:style style:name="co38" style:family="table-column">
      <style:table-column-properties fo:break-before="auto" style:column-width="18.52mm"/>
    </style:style>
    <style:style style:name="co39" style:family="table-column">
      <style:table-column-properties fo:break-before="auto" style:column-width="23.88mm"/>
    </style:style>
    <style:style style:name="co40" style:family="table-column">
      <style:table-column-properties fo:break-before="auto" style:column-width="24.61mm"/>
    </style:style>
    <style:style style:name="co41" style:family="table-column">
      <style:table-column-properties fo:break-before="auto" style:column-width="24.85mm"/>
    </style:style>
    <style:style style:name="co42" style:family="table-column">
      <style:table-column-properties fo:break-before="auto" style:column-width="32.16mm"/>
    </style:style>
    <style:style style:name="co43" style:family="table-column">
      <style:table-column-properties fo:break-before="auto" style:column-width="46.02mm"/>
    </style:style>
    <style:style style:name="co44" style:family="table-column">
      <style:table-column-properties fo:break-before="auto" style:column-width="46.74mm"/>
    </style:style>
    <style:style style:name="co45" style:family="table-column">
      <style:table-column-properties fo:break-before="auto" style:column-width="46.25mm"/>
    </style:style>
    <style:style style:name="co46" style:family="table-column">
      <style:table-column-properties fo:break-before="auto" style:column-width="20.48mm"/>
    </style:style>
    <style:style style:name="co47" style:family="table-column">
      <style:table-column-properties fo:break-before="auto" style:column-width="24.11mm"/>
    </style:style>
    <style:style style:name="co48" style:family="table-column">
      <style:table-column-properties fo:break-before="auto" style:column-width="22.17mm"/>
    </style:style>
    <style:style style:name="co49" style:family="table-column">
      <style:table-column-properties fo:break-before="auto" style:column-width="25.33mm"/>
    </style:style>
    <style:style style:name="co50" style:family="table-column">
      <style:table-column-properties fo:break-before="auto" style:column-width="20.96mm"/>
    </style:style>
    <style:style style:name="co52" style:family="table-column">
      <style:table-column-properties fo:break-before="auto" style:column-width="22.42mm"/>
    </style:style>
    <style:style style:name="co53" style:family="table-column">
      <style:table-column-properties fo:break-before="auto" style:column-width="15.86mm"/>
    </style:style>
    <style:style style:name="co54" style:family="table-column">
      <style:table-column-properties fo:break-before="auto" style:column-width="18.27mm"/>
    </style:style>
    <style:style style:name="co55" style:family="table-column">
      <style:table-column-properties fo:break-before="auto" style:column-width="36.28mm"/>
    </style:style>
    <style:style style:name="co56" style:family="table-column">
      <style:table-column-properties fo:break-before="auto" style:column-width="30.94mm"/>
    </style:style>
    <style:style style:name="co57" style:family="table-column">
      <style:table-column-properties fo:break-before="auto" style:column-width="20.23mm"/>
    </style:style>
    <style:style style:name="co58" style:family="table-column">
      <style:table-column-properties fo:break-before="auto" style:column-width="17.55mm"/>
    </style:style>
    <style:style style:name="co59" style:family="table-column">
      <style:table-column-properties fo:break-before="auto" style:column-width="15.36mm"/>
    </style:style>
    <style:style style:name="co72" style:family="table-column">
      <style:table-column-properties fo:break-before="auto" style:column-width="28.5mm"/>
    </style:style>
    <style:style style:name="co73" style:family="table-column">
      <style:table-column-properties fo:break-before="auto" style:column-width="38.96mm"/>
    </style:style>
    <style:style style:name="co74" style:family="table-column">
      <style:table-column-properties fo:break-before="auto" style:column-width="37.5mm"/>
    </style:style>
    <style:style style:name="co75" style:family="table-column">
      <style:table-column-properties fo:break-before="auto" style:column-width="39.93mm"/>
    </style:style>
    <style:style style:name="co76" style:family="table-column">
      <style:table-column-properties fo:break-before="auto" style:column-width="16.09mm"/>
    </style:style>
    <style:style style:name="co77" style:family="table-column">
      <style:table-column-properties fo:break-before="auto" style:column-width="14.15mm"/>
    </style:style>
    <style:style style:name="co78" style:family="table-column">
      <style:table-column-properties fo:break-before="auto" style:column-width="16.58mm"/>
    </style:style>
    <style:style style:name="co79" style:family="table-column">
      <style:table-column-properties fo:break-before="auto" style:column-width="32.39mm"/>
    </style:style>
    <style:style style:name="co80" style:family="table-column">
      <style:table-column-properties fo:break-before="auto" style:column-width="15.61mm"/>
    </style:style>
    <style:style style:name="co81" style:family="table-column">
      <style:table-column-properties fo:break-before="auto" style:column-width="26.79mm"/>
    </style:style>
    <style:style style:name="co82" style:family="table-column">
      <style:table-column-properties fo:break-before="auto" style:column-width="23.64mm"/>
    </style:style>
    <style:style style:name="co83" style:family="table-column">
      <style:table-column-properties fo:break-before="auto" style:column-width="22.67mm"/>
    </style:style>
    <style:style style:name="co84" style:family="table-column">
      <style:table-column-properties fo:break-before="auto" style:column-width="26.07mm"/>
    </style:style>
    <style:style style:name="co85" style:family="table-column">
      <style:table-column-properties fo:break-before="auto" style:column-width="21.93mm"/>
    </style:style>
    <style:style style:name="co86" style:family="table-column">
      <style:table-column-properties fo:break-before="auto" style:column-width="41.4mm"/>
    </style:style>
    <style:style style:name="co87" style:family="table-column">
      <style:table-column-properties fo:break-before="auto" style:column-width="30.2mm"/>
    </style:style>
    <style:style style:name="co88" style:family="table-column">
      <style:table-column-properties fo:break-before="auto" style:column-width="33.6mm"/>
    </style:style>
    <style:style style:name="co89" style:family="table-column">
      <style:table-column-properties fo:break-before="auto" style:column-width="34.34mm"/>
    </style:style>
    <style:style style:name="co90" style:family="table-column">
      <style:table-column-properties fo:break-before="auto" style:column-width="10.5mm"/>
    </style:style>
    <style:style style:name="co91" style:family="table-column">
      <style:table-column-properties fo:break-before="auto" style:column-width="19.01mm"/>
    </style:style>
    <style:style style:name="co92" style:family="table-column">
      <style:table-column-properties fo:break-before="auto" style:column-width="26.32mm"/>
    </style:style>
    <style:style style:name="co93" style:family="table-column">
      <style:table-column-properties fo:break-before="auto" style:column-width="12.45mm"/>
    </style:style>
    <style:style style:name="co94" style:family="table-column">
      <style:table-column-properties fo:break-before="auto" style:column-width="26.86mm"/>
    </style:style>
    <style:style style:name="co95" style:family="table-column">
      <style:table-column-properties fo:break-before="auto" style:column-width="54.27mm"/>
    </style:style>
    <style:style style:name="co96" style:family="table-column">
      <style:table-column-properties fo:break-before="auto" style:column-width="47.91mm"/>
    </style:style>
    <style:style style:name="co97" style:family="table-column">
      <style:table-column-properties fo:break-before="auto" style:column-width="44.68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Schiffslabor">
      <style:table-properties table:display="true" style:writing-mode="lr-tb"/>
    </style:style>
    <style:style style:name="ta6" style:family="table" style:master-page-name="Techniklabor">
      <style:table-properties table:display="true" style:writing-mode="lr-tb"/>
    </style:style>
    <style:style style:name="ta7" style:family="table" style:master-page-name="Waffenlabo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67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6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5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  <style:text-properties style:text-position="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])))" style:apply-style-name="HintergrundGruen" style:base-cell-address="'Modul Verbesserung'.B2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])))" style:apply-style-name="HintergrundGruen" style:base-cell-address="'Modul Verbesserung'.B3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])))" style:apply-style-name="HintergrundGruen" style:base-cell-address="'Modul Verbesserung'.B4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])))" style:apply-style-name="HintergrundGruen" style:base-cell-address="'Modul Verbesserung'.B5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])))" style:apply-style-name="HintergrundGruen" style:base-cell-address="'Modul Verbesserung'.B6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])))" style:apply-style-name="HintergrundGruen" style:base-cell-address="'Modul Verbesserung'.B7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])))" style:apply-style-name="HintergrundGruen" style:base-cell-address="'Modul Verbesserung'.B8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])))" style:apply-style-name="HintergrundGruen" style:base-cell-address="'Modul Verbesserung'.B9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])))" style:apply-style-name="HintergrundGruen" style:base-cell-address="'Modul Verbesserung'.B10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])))" style:apply-style-name="HintergrundGruen" style:base-cell-address="'Modul Verbesserung'.B11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])))" style:apply-style-name="HintergrundGruen" style:base-cell-address="'Modul Verbesserung'.B12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3])))" style:apply-style-name="HintergrundGruen" style:base-cell-address="'Modul Verbesserung'.B13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4])))" style:apply-style-name="HintergrundGruen" style:base-cell-address="'Modul Verbesserung'.B14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5])))" style:apply-style-name="HintergrundGruen" style:base-cell-address="'Modul Verbesserung'.B15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6])))" style:apply-style-name="HintergrundGruen" style:base-cell-address="'Modul Verbesserung'.B16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7])))" style:apply-style-name="HintergrundGruen" style:base-cell-address="'Modul Verbesserung'.B17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8])))" style:apply-style-name="HintergrundGruen" style:base-cell-address="'Modul Verbesserung'.B18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9])))" style:apply-style-name="HintergrundGruen" style:base-cell-address="'Modul Verbesserung'.B19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0])))" style:apply-style-name="HintergrundGruen" style:base-cell-address="'Modul Verbesserung'.B20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1])))" style:apply-style-name="HintergrundGruen" style:base-cell-address="'Modul Verbesserung'.B21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2])))" style:apply-style-name="HintergrundGruen" style:base-cell-address="'Modul Verbesserung'.B22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3])))" style:apply-style-name="HintergrundGruen" style:base-cell-address="'Modul Verbesserung'.B23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4])))" style:apply-style-name="HintergrundGruen" style:base-cell-address="'Modul Verbesserung'.B24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5])))" style:apply-style-name="HintergrundGruen" style:base-cell-address="'Modul Verbesserung'.B25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6])))" style:apply-style-name="HintergrundGruen" style:base-cell-address="'Modul Verbesserung'.B26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7])))" style:apply-style-name="HintergrundGruen" style:base-cell-address="'Modul Verbesserung'.B27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8])))" style:apply-style-name="HintergrundGruen" style:base-cell-address="'Modul Verbesserung'.B28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29])))" style:apply-style-name="HintergrundGruen" style:base-cell-address="'Modul Verbesserung'.B29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0])))" style:apply-style-name="HintergrundGruen" style:base-cell-address="'Modul Verbesserung'.B30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1])))" style:apply-style-name="HintergrundGruen" style:base-cell-address="'Modul Verbesserung'.B31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2])))" style:apply-style-name="HintergrundGruen" style:base-cell-address="'Modul Verbesserung'.B32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3])))" style:apply-style-name="HintergrundGruen" style:base-cell-address="'Modul Verbesserung'.B33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4])))" style:apply-style-name="HintergrundGruen" style:base-cell-address="'Modul Verbesserung'.B34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5])))" style:apply-style-name="HintergrundGruen" style:base-cell-address="'Modul Verbesserung'.B35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6])))" style:apply-style-name="HintergrundGruen" style:base-cell-address="'Modul Verbesserung'.B36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7])))" style:apply-style-name="HintergrundGruen" style:base-cell-address="'Modul Verbesserung'.B37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8])))" style:apply-style-name="HintergrundGruen" style:base-cell-address="'Modul Verbesserung'.B38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39])))" style:apply-style-name="HintergrundGruen" style:base-cell-address="'Modul Verbesserung'.B39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0])))" style:apply-style-name="HintergrundGruen" style:base-cell-address="'Modul Verbesserung'.B40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1])))" style:apply-style-name="HintergrundGruen" style:base-cell-address="'Modul Verbesserung'.B41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2])))" style:apply-style-name="HintergrundGruen" style:base-cell-address="'Modul Verbesserung'.B42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3])))" style:apply-style-name="HintergrundGruen" style:base-cell-address="'Modul Verbesserung'.B43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4])))" style:apply-style-name="HintergrundGruen" style:base-cell-address="'Modul Verbesserung'.B44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5])))" style:apply-style-name="HintergrundGruen" style:base-cell-address="'Modul Verbesserung'.B45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6])))" style:apply-style-name="HintergrundGruen" style:base-cell-address="'Modul Verbesserung'.B46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7])))" style:apply-style-name="HintergrundGruen" style:base-cell-address="'Modul Verbesserung'.B47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8])))" style:apply-style-name="HintergrundGruen" style:base-cell-address="'Modul Verbesserung'.B48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49])))" style:apply-style-name="HintergrundGruen" style:base-cell-address="'Modul Verbesserung'.B49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0])))" style:apply-style-name="HintergrundGruen" style:base-cell-address="'Modul Verbesserung'.B50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1])))" style:apply-style-name="HintergrundGruen" style:base-cell-address="'Modul Verbesserung'.B51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2])))" style:apply-style-name="HintergrundGruen" style:base-cell-address="'Modul Verbesserung'.B52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3])))" style:apply-style-name="HintergrundGruen" style:base-cell-address="'Modul Verbesserung'.B53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4])))" style:apply-style-name="HintergrundGruen" style:base-cell-address="'Modul Verbesserung'.B54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5])))" style:apply-style-name="HintergrundGruen" style:base-cell-address="'Modul Verbesserung'.B55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6])))" style:apply-style-name="HintergrundGruen" style:base-cell-address="'Modul Verbesserung'.B56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7])))" style:apply-style-name="HintergrundGruen" style:base-cell-address="'Modul Verbesserung'.B57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8])))" style:apply-style-name="HintergrundGruen" style:base-cell-address="'Modul Verbesserung'.B58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59])))" style:apply-style-name="HintergrundGruen" style:base-cell-address="'Modul Verbesserung'.B59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0])))" style:apply-style-name="HintergrundGruen" style:base-cell-address="'Modul Verbesserung'.B60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1])))" style:apply-style-name="HintergrundGruen" style:base-cell-address="'Modul Verbesserung'.B61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2])))" style:apply-style-name="HintergrundGruen" style:base-cell-address="'Modul Verbesserung'.B62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3])))" style:apply-style-name="HintergrundGruen" style:base-cell-address="'Modul Verbesserung'.B63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4])))" style:apply-style-name="HintergrundGruen" style:base-cell-address="'Modul Verbesserung'.B64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5])))" style:apply-style-name="HintergrundGruen" style:base-cell-address="'Modul Verbesserung'.B65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6])))" style:apply-style-name="HintergrundGruen" style:base-cell-address="'Modul Verbesserung'.B66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7])))" style:apply-style-name="HintergrundGruen" style:base-cell-address="'Modul Verbesserung'.B67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8])))" style:apply-style-name="HintergrundGruen" style:base-cell-address="'Modul Verbesserung'.B68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69])))" style:apply-style-name="HintergrundGruen" style:base-cell-address="'Modul Verbesserung'.B69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0])))" style:apply-style-name="HintergrundGruen" style:base-cell-address="'Modul Verbesserung'.B70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1])))" style:apply-style-name="HintergrundGruen" style:base-cell-address="'Modul Verbesserung'.B71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2])))" style:apply-style-name="HintergrundGruen" style:base-cell-address="'Modul Verbesserung'.B72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3])))" style:apply-style-name="HintergrundGruen" style:base-cell-address="'Modul Verbesserung'.B73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4])))" style:apply-style-name="HintergrundGruen" style:base-cell-address="'Modul Verbesserung'.B74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5])))" style:apply-style-name="HintergrundGruen" style:base-cell-address="'Modul Verbesserung'.B75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6])))" style:apply-style-name="HintergrundGruen" style:base-cell-address="'Modul Verbesserung'.B76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7])))" style:apply-style-name="HintergrundGruen" style:base-cell-address="'Modul Verbesserung'.B77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8])))" style:apply-style-name="HintergrundGruen" style:base-cell-address="'Modul Verbesserung'.B78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79])))" style:apply-style-name="HintergrundGruen" style:base-cell-address="'Modul Verbesserung'.B79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0])))" style:apply-style-name="HintergrundGruen" style:base-cell-address="'Modul Verbesserung'.B80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1])))" style:apply-style-name="HintergrundGruen" style:base-cell-address="'Modul Verbesserung'.B81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2])))" style:apply-style-name="HintergrundGruen" style:base-cell-address="'Modul Verbesserung'.B82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3])))" style:apply-style-name="HintergrundGruen" style:base-cell-address="'Modul Verbesserung'.B83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4])))" style:apply-style-name="HintergrundGruen" style:base-cell-address="'Modul Verbesserung'.B84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5])))" style:apply-style-name="HintergrundGruen" style:base-cell-address="'Modul Verbesserung'.B85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6])))" style:apply-style-name="HintergrundGruen" style:base-cell-address="'Modul Verbesserung'.B86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7])))" style:apply-style-name="HintergrundGruen" style:base-cell-address="'Modul Verbesserung'.B87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8])))" style:apply-style-name="HintergrundGruen" style:base-cell-address="'Modul Verbesserung'.B88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89])))" style:apply-style-name="HintergrundGruen" style:base-cell-address="'Modul Verbesserung'.B89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0])))" style:apply-style-name="HintergrundGruen" style:base-cell-address="'Modul Verbesserung'.B90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1])))" style:apply-style-name="HintergrundGruen" style:base-cell-address="'Modul Verbesserung'.B91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2])))" style:apply-style-name="HintergrundGruen" style:base-cell-address="'Modul Verbesserung'.B92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3])))" style:apply-style-name="HintergrundGruen" style:base-cell-address="'Modul Verbesserung'.B93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4])))" style:apply-style-name="HintergrundGruen" style:base-cell-address="'Modul Verbesserung'.B94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5])))" style:apply-style-name="HintergrundGruen" style:base-cell-address="'Modul Verbesserung'.B95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6])))" style:apply-style-name="HintergrundGruen" style:base-cell-address="'Modul Verbesserung'.B96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7])))" style:apply-style-name="HintergrundGruen" style:base-cell-address="'Modul Verbesserung'.B97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8])))" style:apply-style-name="HintergrundGruen" style:base-cell-address="'Modul Verbesserung'.B98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99])))" style:apply-style-name="HintergrundGruen" style:base-cell-address="'Modul Verbesserung'.B99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0])))" style:apply-style-name="HintergrundGruen" style:base-cell-address="'Modul Verbesserung'.B100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1])))" style:apply-style-name="HintergrundGruen" style:base-cell-address="'Modul Verbesserung'.B101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2])))" style:apply-style-name="HintergrundGruen" style:base-cell-address="'Modul Verbesserung'.B102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3])))" style:apply-style-name="HintergrundGruen" style:base-cell-address="'Modul Verbesserung'.B103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4])))" style:apply-style-name="HintergrundGruen" style:base-cell-address="'Modul Verbesserung'.B104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5])))" style:apply-style-name="HintergrundGruen" style:base-cell-address="'Modul Verbesserung'.B105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6])))" style:apply-style-name="HintergrundGruen" style:base-cell-address="'Modul Verbesserung'.B106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7])))" style:apply-style-name="HintergrundGruen" style:base-cell-address="'Modul Verbesserung'.B107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8])))" style:apply-style-name="HintergrundGruen" style:base-cell-address="'Modul Verbesserung'.B108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09])))" style:apply-style-name="HintergrundGruen" style:base-cell-address="'Modul Verbesserung'.B109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0])))" style:apply-style-name="HintergrundGruen" style:base-cell-address="'Modul Verbesserung'.B110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1])))" style:apply-style-name="HintergrundGruen" style:base-cell-address="'Modul Verbesserung'.B111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2])))" style:apply-style-name="HintergrundGruen" style:base-cell-address="'Modul Verbesserung'.B112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3])))" style:apply-style-name="HintergrundGruen" style:base-cell-address="'Modul Verbesserung'.B113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4])))" style:apply-style-name="HintergrundGruen" style:base-cell-address="'Modul Verbesserung'.B114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5])))" style:apply-style-name="HintergrundGruen" style:base-cell-address="'Modul Verbesserung'.B115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6])))" style:apply-style-name="HintergrundGruen" style:base-cell-address="'Modul Verbesserung'.B116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7])))" style:apply-style-name="HintergrundGruen" style:base-cell-address="'Modul Verbesserung'.B117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8])))" style:apply-style-name="HintergrundGruen" style:base-cell-address="'Modul Verbesserung'.B118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19])))" style:apply-style-name="HintergrundGruen" style:base-cell-address="'Modul Verbesserung'.B119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0])))" style:apply-style-name="HintergrundGruen" style:base-cell-address="'Modul Verbesserung'.B120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1])))" style:apply-style-name="HintergrundGruen" style:base-cell-address="'Modul Verbesserung'.B121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2])))" style:apply-style-name="HintergrundGruen" style:base-cell-address="'Modul Verbesserung'.B122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3])))" style:apply-style-name="HintergrundGruen" style:base-cell-address="'Modul Verbesserung'.B123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  <style:map style:condition="is-true-formula(NOT(ISBLANK([.X124])))" style:apply-style-name="HintergrundGruen" style:base-cell-address="'Modul Verbesserung'.B124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76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79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80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81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8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3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316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31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319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320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32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590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59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59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594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5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59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6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6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6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6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6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6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6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6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6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6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6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6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6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6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6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6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6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6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6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7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731" style:family="table-cell" style:parent-style-name="Default" style:data-style-name="N1"/>
    <style:style style:name="ce73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])))" style:apply-style-name="HintergrundGruen" style:base-cell-address="'Modul Verbesserung'.B2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])))" style:apply-style-name="HintergrundGruen" style:base-cell-address="'Modul Verbesserung'.B3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])))" style:apply-style-name="HintergrundGruen" style:base-cell-address="'Modul Verbesserung'.B4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])))" style:apply-style-name="HintergrundGruen" style:base-cell-address="'Modul Verbesserung'.B5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])))" style:apply-style-name="HintergrundGruen" style:base-cell-address="'Modul Verbesserung'.B6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])))" style:apply-style-name="HintergrundGruen" style:base-cell-address="'Modul Verbesserung'.B7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'Modul Verbesserung'.B8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'Modul Verbesserung'.B9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'Modul Verbesserung'.B10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'Modul Verbesserung'.B11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])))" style:apply-style-name="HintergrundGruen" style:base-cell-address="'Modul Verbesserung'.B12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'Modul Verbesserung'.B13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'Modul Verbesserung'.B14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'Modul Verbesserung'.B15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'Modul Verbesserung'.B16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'Modul Verbesserung'.B17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])))" style:apply-style-name="HintergrundGruen" style:base-cell-address="'Modul Verbesserung'.B18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])))" style:apply-style-name="HintergrundGruen" style:base-cell-address="'Modul Verbesserung'.B19"/>
    </style:style>
    <style:style style:name="ce7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])))" style:apply-style-name="HintergrundGruen" style:base-cell-address="'Modul Verbesserung'.B2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])))" style:apply-style-name="HintergrundGruen" style:base-cell-address="'Modul Verbesserung'.B21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])))" style:apply-style-name="HintergrundGruen" style:base-cell-address="'Modul Verbesserung'.B22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3])))" style:apply-style-name="HintergrundGruen" style:base-cell-address="'Modul Verbesserung'.B23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4])))" style:apply-style-name="HintergrundGruen" style:base-cell-address="'Modul Verbesserung'.B24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5])))" style:apply-style-name="HintergrundGruen" style:base-cell-address="'Modul Verbesserung'.B25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6])))" style:apply-style-name="HintergrundGruen" style:base-cell-address="'Modul Verbesserung'.B26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7])))" style:apply-style-name="HintergrundGruen" style:base-cell-address="'Modul Verbesserung'.B27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8])))" style:apply-style-name="HintergrundGruen" style:base-cell-address="'Modul Verbesserung'.B28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9])))" style:apply-style-name="HintergrundGruen" style:base-cell-address="'Modul Verbesserung'.B29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0])))" style:apply-style-name="HintergrundGruen" style:base-cell-address="'Modul Verbesserung'.B30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1])))" style:apply-style-name="HintergrundGruen" style:base-cell-address="'Modul Verbesserung'.B31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2])))" style:apply-style-name="HintergrundGruen" style:base-cell-address="'Modul Verbesserung'.B32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3])))" style:apply-style-name="HintergrundGruen" style:base-cell-address="'Modul Verbesserung'.B33"/>
    </style:style>
    <style:style style:name="ce7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4])))" style:apply-style-name="HintergrundGruen" style:base-cell-address="'Modul Verbesserung'.B34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5])))" style:apply-style-name="HintergrundGruen" style:base-cell-address="'Modul Verbesserung'.B35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6])))" style:apply-style-name="HintergrundGruen" style:base-cell-address="'Modul Verbesserung'.B36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7])))" style:apply-style-name="HintergrundGruen" style:base-cell-address="'Modul Verbesserung'.B37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8])))" style:apply-style-name="HintergrundGruen" style:base-cell-address="'Modul Verbesserung'.B38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39])))" style:apply-style-name="HintergrundGruen" style:base-cell-address="'Modul Verbesserung'.B39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0])))" style:apply-style-name="HintergrundGruen" style:base-cell-address="'Modul Verbesserung'.B40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1])))" style:apply-style-name="HintergrundGruen" style:base-cell-address="'Modul Verbesserung'.B41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2])))" style:apply-style-name="HintergrundGruen" style:base-cell-address="'Modul Verbesserung'.B42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3])))" style:apply-style-name="HintergrundGruen" style:base-cell-address="'Modul Verbesserung'.B43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4])))" style:apply-style-name="HintergrundGruen" style:base-cell-address="'Modul Verbesserung'.B44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'Modul Verbesserung'.B4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6])))" style:apply-style-name="HintergrundGruen" style:base-cell-address="'Modul Verbesserung'.B46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7])))" style:apply-style-name="HintergrundGruen" style:base-cell-address="'Modul Verbesserung'.B47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8])))" style:apply-style-name="HintergrundGruen" style:base-cell-address="'Modul Verbesserung'.B48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9])))" style:apply-style-name="HintergrundGruen" style:base-cell-address="'Modul Verbesserung'.B49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0])))" style:apply-style-name="HintergrundGruen" style:base-cell-address="'Modul Verbesserung'.B50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'Modul Verbesserung'.B51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'Modul Verbesserung'.B52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'Modul Verbesserung'.B53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'Modul Verbesserung'.B54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'Modul Verbesserung'.B55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'Modul Verbesserung'.B56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'Modul Verbesserung'.B57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8])))" style:apply-style-name="HintergrundGruen" style:base-cell-address="'Modul Verbesserung'.B58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9])))" style:apply-style-name="HintergrundGruen" style:base-cell-address="'Modul Verbesserung'.B59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0])))" style:apply-style-name="HintergrundGruen" style:base-cell-address="'Modul Verbesserung'.B60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1])))" style:apply-style-name="HintergrundGruen" style:base-cell-address="'Modul Verbesserung'.B61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2])))" style:apply-style-name="HintergrundGruen" style:base-cell-address="'Modul Verbesserung'.B62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3])))" style:apply-style-name="HintergrundGruen" style:base-cell-address="'Modul Verbesserung'.B63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4])))" style:apply-style-name="HintergrundGruen" style:base-cell-address="'Modul Verbesserung'.B64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5])))" style:apply-style-name="HintergrundGruen" style:base-cell-address="'Modul Verbesserung'.B65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'Modul Verbesserung'.B66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7])))" style:apply-style-name="HintergrundGruen" style:base-cell-address="'Modul Verbesserung'.B67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'Modul Verbesserung'.B68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'Modul Verbesserung'.B69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'Modul Verbesserung'.B70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'Modul Verbesserung'.B71"/>
    </style:style>
    <style:style style:name="ce8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'Modul Verbesserung'.B72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3])))" style:apply-style-name="HintergrundGruen" style:base-cell-address="'Modul Verbesserung'.B73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4])))" style:apply-style-name="HintergrundGruen" style:base-cell-address="'Modul Verbesserung'.B74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5])))" style:apply-style-name="HintergrundGruen" style:base-cell-address="'Modul Verbesserung'.B75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6])))" style:apply-style-name="HintergrundGruen" style:base-cell-address="'Modul Verbesserung'.B76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7])))" style:apply-style-name="HintergrundGruen" style:base-cell-address="'Modul Verbesserung'.B77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8])))" style:apply-style-name="HintergrundGruen" style:base-cell-address="'Modul Verbesserung'.B78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9])))" style:apply-style-name="HintergrundGruen" style:base-cell-address="'Modul Verbesserung'.B79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0])))" style:apply-style-name="HintergrundGruen" style:base-cell-address="'Modul Verbesserung'.B80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1])))" style:apply-style-name="HintergrundGruen" style:base-cell-address="'Modul Verbesserung'.B81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2])))" style:apply-style-name="HintergrundGruen" style:base-cell-address="'Modul Verbesserung'.B82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3])))" style:apply-style-name="HintergrundGruen" style:base-cell-address="'Modul Verbesserung'.B83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4])))" style:apply-style-name="HintergrundGruen" style:base-cell-address="'Modul Verbesserung'.B84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5])))" style:apply-style-name="HintergrundGruen" style:base-cell-address="'Modul Verbesserung'.B85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6])))" style:apply-style-name="HintergrundGruen" style:base-cell-address="'Modul Verbesserung'.B86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7])))" style:apply-style-name="HintergrundGruen" style:base-cell-address="'Modul Verbesserung'.B87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8])))" style:apply-style-name="HintergrundGruen" style:base-cell-address="'Modul Verbesserung'.B88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9])))" style:apply-style-name="HintergrundGruen" style:base-cell-address="'Modul Verbesserung'.B89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0])))" style:apply-style-name="HintergrundGruen" style:base-cell-address="'Modul Verbesserung'.B90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1])))" style:apply-style-name="HintergrundGruen" style:base-cell-address="'Modul Verbesserung'.B91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2])))" style:apply-style-name="HintergrundGruen" style:base-cell-address="'Modul Verbesserung'.B92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3])))" style:apply-style-name="HintergrundGruen" style:base-cell-address="'Modul Verbesserung'.B93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4])))" style:apply-style-name="HintergrundGruen" style:base-cell-address="'Modul Verbesserung'.B94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5])))" style:apply-style-name="HintergrundGruen" style:base-cell-address="'Modul Verbesserung'.B95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6])))" style:apply-style-name="HintergrundGruen" style:base-cell-address="'Modul Verbesserung'.B96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7])))" style:apply-style-name="HintergrundGruen" style:base-cell-address="'Modul Verbesserung'.B97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8])))" style:apply-style-name="HintergrundGruen" style:base-cell-address="'Modul Verbesserung'.B98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9])))" style:apply-style-name="HintergrundGruen" style:base-cell-address="'Modul Verbesserung'.B99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0])))" style:apply-style-name="HintergrundGruen" style:base-cell-address="'Modul Verbesserung'.B100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1])))" style:apply-style-name="HintergrundGruen" style:base-cell-address="'Modul Verbesserung'.B101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'Modul Verbesserung'.B102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3])))" style:apply-style-name="HintergrundGruen" style:base-cell-address="'Modul Verbesserung'.B103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'Modul Verbesserung'.B104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'Modul Verbesserung'.B105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'Modul Verbesserung'.B106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'Modul Verbesserung'.B107"/>
    </style:style>
    <style:style style:name="ce8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'Modul Verbesserung'.B108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'Modul Verbesserung'.B109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'Modul Verbesserung'.B110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'Modul Verbesserung'.B111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'Modul Verbesserung'.B112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3])))" style:apply-style-name="HintergrundGruen" style:base-cell-address="'Modul Verbesserung'.B113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4])))" style:apply-style-name="HintergrundGruen" style:base-cell-address="'Modul Verbesserung'.B114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5])))" style:apply-style-name="HintergrundGruen" style:base-cell-address="'Modul Verbesserung'.B115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6])))" style:apply-style-name="HintergrundGruen" style:base-cell-address="'Modul Verbesserung'.B116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7])))" style:apply-style-name="HintergrundGruen" style:base-cell-address="'Modul Verbesserung'.B117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8])))" style:apply-style-name="HintergrundGruen" style:base-cell-address="'Modul Verbesserung'.B118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'Modul Verbesserung'.B119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'Modul Verbesserung'.B120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1])))" style:apply-style-name="HintergrundGruen" style:base-cell-address="'Modul Verbesserung'.B121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'Modul Verbesserung'.B122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3])))" style:apply-style-name="HintergrundGruen" style:base-cell-address="'Modul Verbesserung'.B123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4])))" style:apply-style-name="HintergrundGruen" style:base-cell-address="'Modul Verbesserung'.B124"/>
    </style:style>
    <style:style style:name="ce8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57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85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60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861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862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86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64" style:family="table-cell" style:parent-style-name="Default">
      <style:text-properties fo:font-size="12pt" style:font-size-asian="12pt" style:font-size-complex="12pt"/>
    </style:style>
    <style:style style:name="ce86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67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868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86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7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3">
        <office:forms form:automatic-focus="false" form:apply-design-mode="false"/>
        <table:table-column table:style-name="co28" table:default-cell-style-name="ce145"/>
        <table:table-column table:style-name="co29" table:default-cell-style-name="ce145"/>
        <table:table-column table:style-name="co30" table:default-cell-style-name="ce145"/>
        <table:table-column table:style-name="co4" table:default-cell-style-name="ce145"/>
        <table:table-column table:style-name="co5" table:default-cell-style-name="ce145"/>
        <table:table-column table:style-name="co38" table:default-cell-style-name="ce316"/>
        <table:table-column table:style-name="co39" table:default-cell-style-name="ce145"/>
        <table:table-column table:style-name="co40" table:default-cell-style-name="ce145"/>
        <table:table-column table:style-name="co41" table:default-cell-style-name="ce145"/>
        <table:table-column table:style-name="co42" table:default-cell-style-name="ce145"/>
        <table:table-column table:style-name="co43" table:default-cell-style-name="ce145"/>
        <table:table-column table:style-name="co44" table:default-cell-style-name="ce145"/>
        <table:table-column table:style-name="co45" table:default-cell-style-name="ce145"/>
        <table:table-column table:style-name="co46" table:default-cell-style-name="ce319"/>
        <table:table-column table:style-name="co47" table:number-columns-repeated="2" table:default-cell-style-name="ce319"/>
        <table:table-column table:style-name="co48" table:default-cell-style-name="ce319"/>
        <table:table-column table:style-name="co17" table:default-cell-style-name="ce145"/>
        <table:table-column table:style-name="co49" table:default-cell-style-name="ce145"/>
        <table:table-column table:style-name="co19" table:default-cell-style-name="ce145"/>
        <table:table-column table:style-name="co41" table:number-columns-repeated="2" table:default-cell-style-name="ce319"/>
        <table:table-column table:style-name="co50" table:default-cell-style-name="ce319"/>
        <table:table-column table:style-name="co52" table:default-cell-style-name="ce319"/>
        <table:table-column table:style-name="co53" table:default-cell-style-name="ce319"/>
        <table:table-column table:style-name="co23" table:default-cell-style-name="ce319"/>
        <table:table-column table:style-name="co54" table:default-cell-style-name="ce319"/>
        <table:table-column table:style-name="co55" table:default-cell-style-name="ce145"/>
        <table:table-column table:style-name="co56" table:default-cell-style-name="ce316"/>
        <table:table-column table:style-name="co57" table:default-cell-style-name="ce319"/>
        <table:table-column table:style-name="co58" table:default-cell-style-name="ce319"/>
        <table:table-column table:style-name="co59" table:default-cell-style-name="ce319"/>
        <table:table-column table:style-name="co72" table:default-cell-style-name="ce319"/>
        <table:table-column table:style-name="co46" table:default-cell-style-name="ce319"/>
        <table:table-column table:style-name="co31" table:default-cell-style-name="ce316"/>
        <table:table-column table:style-name="co32" table:default-cell-style-name="ce316"/>
        <table:table-column table:style-name="co33" table:default-cell-style-name="ce316"/>
        <table:table-column table:style-name="co34" table:number-columns-repeated="2" table:default-cell-style-name="ce316"/>
        <table:table-column table:style-name="co35" table:default-cell-style-name="ce316"/>
        <table:table-column table:style-name="co36" table:default-cell-style-name="ce145"/>
        <table:table-column table:style-name="co17" table:default-cell-style-name="ce145"/>
        <table:table-column table:style-name="co19" table:default-cell-style-name="ce322"/>
        <table:table-column table:style-name="co37" table:number-columns-repeated="964" table:default-cell-style-name="Default"/>
        <table:table-row table:style-name="ro1">
          <table:table-cell table:style-name="ce143" office:value-type="string" calcext:value-type="string">
            <text:p>Kategorie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Art</text:p>
          </table:table-cell>
          <table:table-cell table:style-name="ce143" office:value-type="string" calcext:value-type="string">
            <text:p>Haltbarkeit</text:p>
          </table:table-cell>
          <table:table-cell table:style-name="ce143" office:value-type="string" calcext:value-type="string">
            <text:p>Max. </text:p>
            <text:p>Masse (t)</text:p>
          </table:table-cell>
          <table:table-cell table:style-name="ce314" office:value-type="string" calcext:value-type="string">
            <text:p>Fracht (t)</text:p>
          </table:table-cell>
          <table:table-cell table:style-name="ce143" office:value-type="string" calcext:value-type="string">
            <text:p>Geschwin-</text:p>
            <text:p>digkeit (m/s)</text:p>
          </table:table-cell>
          <table:table-cell table:style-name="ce143" office:value-type="string" calcext:value-type="string">
            <text:p>Wenden (°/s)</text:p>
          </table:table-cell>
          <table:table-cell table:style-name="ce143" office:value-type="string" calcext:value-type="string">
            <text:p>Strafen (m/s)</text:p>
          </table:table-cell>
          <table:table-cell table:style-name="ce143" office:value-type="string" calcext:value-type="string">
            <text:p>Sektorgeschwin-</text:p>
            <text:p>digkeit (AE/h)</text:p>
          </table:table-cell>
          <table:table-cell table:style-name="ce143" office:value-type="string" calcext:value-type="string">
            <text:p>Bauvorraussetzung 1</text:p>
          </table:table-cell>
          <table:table-cell table:style-name="ce143" office:value-type="string" calcext:value-type="string">
            <text:p>Bauvorraussetzung 2</text:p>
          </table:table-cell>
          <table:table-cell table:style-name="ce143" office:value-type="string" calcext:value-type="string">
            <text:p>Bauvorraussetzung 3</text:p>
          </table:table-cell>
          <table:table-cell table:style-name="ce317" office:value-type="string" calcext:value-type="string">
            <text:p>Düsen-</text:p>
            <text:p>masse (%)</text:p>
          </table:table-cell>
          <table:table-cell table:style-name="ce317" office:value-type="string" calcext:value-type="string">
            <text:p>Schild-</text:p>
            <text:p>schaden (%)</text:p>
          </table:table-cell>
          <table:table-cell table:style-name="ce317" office:value-type="string" calcext:value-type="string">
            <text:p>Zerstörer-</text:p>
            <text:p>schaden (%)</text:p>
          </table:table-cell>
          <table:table-cell table:style-name="ce317" office:value-type="string" calcext:value-type="string">
            <text:p>Stasis-</text:p>
            <text:p>Widerstand</text:p>
          </table:table-cell>
          <table:table-cell table:style-name="ce143" office:value-type="string" calcext:value-type="string">
            <text:p>Spezial-</text:p>
            <text:p>plätze</text:p>
          </table:table-cell>
          <table:table-cell table:style-name="ce143" office:value-type="string" calcext:value-type="string">
            <text:p>Widerstands-</text:p>
            <text:p>plätze</text:p>
          </table:table-cell>
          <table:table-cell table:style-name="ce143" office:value-type="string" calcext:value-type="string">
            <text:p>Schild-</text:p>
            <text:p>plätze</text:p>
          </table:table-cell>
          <table:table-cell table:style-name="ce317" office:value-type="string" calcext:value-type="string">
            <text:p>Panzerungs-</text:p>
            <text:p>haltbarkeit</text:p>
          </table:table-cell>
          <table:table-cell table:style-name="ce317" office:value-type="string" calcext:value-type="string">
            <text:p>Panzerungs-</text:p>
            <text:p>masse</text:p>
          </table:table-cell>
          <table:table-cell table:style-name="ce317" office:value-type="string" calcext:value-type="string">
            <text:p>Fregatten-</text:p>
            <text:p>schaden</text:p>
          </table:table-cell>
          <table:table-cell table:style-name="ce317" office:value-type="string" calcext:value-type="string">
            <text:p>Reichweite</text:p>
          </table:table-cell>
          <table:table-cell table:style-name="ce317" office:value-type="string" calcext:value-type="string">
            <text:p>Waffen-</text:p>
            <text:p>masse</text:p>
          </table:table-cell>
          <table:table-cell table:style-name="ce317" office:value-type="string" calcext:value-type="string">
            <text:p>Schildum-</text:p>
            <text:p>gehung</text:p>
          </table:table-cell>
          <table:table-cell table:style-name="ce317" office:value-type="string" calcext:value-type="string">
            <text:p>Kreuzer-</text:p>
            <text:p>schaden</text:p>
          </table:table-cell>
          <table:table-cell table:style-name="ce143" office:value-type="string" calcext:value-type="string">
            <text:p>Unterstützung</text:p>
          </table:table-cell>
          <table:table-cell table:style-name="ce314" office:value-type="string" calcext:value-type="string">
            <text:p>Unterstützungs-</text:p>
            <text:p>reichweite (m)</text:p>
          </table:table-cell>
          <table:table-cell table:style-name="ce317" office:value-type="string" calcext:value-type="string">
            <text:p>Alarmstart</text:p>
          </table:table-cell>
          <table:table-cell table:style-name="ce317" office:value-type="string" calcext:value-type="string">
            <text:p>Schiffs-</text:p>
            <text:p>schaden</text:p>
          </table:table-cell>
          <table:table-cell table:style-name="ce317" office:value-type="string" calcext:value-type="string">
            <text:p>Staffel-</text:p>
            <text:p>masse</text:p>
          </table:table-cell>
          <table:table-cell table:style-name="ce317" office:value-type="string" calcext:value-type="string">
            <text:p>Schlachtschiff-</text:p>
            <text:p>schaden</text:p>
          </table:table-cell>
          <table:table-cell table:style-name="ce317" office:value-type="string" calcext:value-type="string">
            <text:p>Düsen-</text:p>
            <text:p>masse (%)</text:p>
          </table:table-cell>
          <table:table-cell table:style-name="ce314" office:value-type="string" calcext:value-type="string">
            <text:p>Baukosten He-3</text:p>
          </table:table-cell>
          <table:table-cell table:style-name="ce314" office:value-type="string" calcext:value-type="string">
            <text:p>Baukosten Erz</text:p>
          </table:table-cell>
          <table:table-cell table:style-name="ce314" office:value-type="string" calcext:value-type="string">
            <text:p>Baukosten AM</text:p>
          </table:table-cell>
          <table:table-cell table:style-name="ce314" office:value-type="string" calcext:value-type="string">
            <text:p>tB d</text:p>
          </table:table-cell>
          <table:table-cell table:style-name="ce314" office:value-type="string" calcext:value-type="string">
            <text:p>tB h</text:p>
          </table:table-cell>
          <table:table-cell table:style-name="ce314" office:value-type="string" calcext:value-type="string">
            <text:p>tB m</text:p>
          </table:table-cell>
          <table:table-cell table:style-name="ce143" office:value-type="string" calcext:value-type="string">
            <text:p>tB s</text:p>
          </table:table-cell>
          <table:table-cell table:style-name="ce143" office:value-type="string" calcext:value-type="string">
            <text:p>Münzen</text:p>
          </table:table-cell>
          <table:table-cell table:style-name="ce320" office:value-type="string" calcext:value-type="string">
            <text:p>gebaut</text:p>
          </table:table-cell>
          <table:table-cell table:style-name="ce323" table:number-columns-repeated="964"/>
        </table:table-row>
        <table:table-row table:style-name="ro2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orvette</text:p>
          </table:table-cell>
          <table:table-cell table:style-name="ce146" office:value-type="string" calcext:value-type="string">
            <text:p>Voyager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110" calcext:value-type="float">
            <text:p>110</text:p>
          </table:table-cell>
          <table:table-cell table:style-name="ce315" office:value-type="float" office:value="6000" calcext:value-type="float">
            <text:p>6.0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office:value-type="float" office:value="55" calcext:value-type="float">
            <text:p>55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Fregatte</text:p>
          </table:table-cell>
          <table:table-cell table:style-name="ce147" office:value-type="string" calcext:value-type="string">
            <text:p>Harrier</text:p>
          </table:table-cell>
          <table:table-cell table:style-name="ce144" office:value-type="float" office:value="46" calcext:value-type="float">
            <text:p>46</text:p>
          </table:table-cell>
          <table:table-cell table:style-name="ce144" office:value-type="float" office:value="300" calcext:value-type="float">
            <text:p>300</text:p>
          </table:table-cell>
          <table:table-cell table:style-name="ce315" office:value-type="float" office:value="16000" calcext:value-type="float">
            <text:p>16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Schiffslabor II</text:p>
          </table:table-cell>
          <table:table-cell table:style-name="ce144" office:value-type="string" calcext:value-type="string">
            <text:p>Schiffsfabrik II</text:p>
          </table:table-cell>
          <table:table-cell table:style-name="ce144" office:value-type="string" calcext:value-type="string">
            <text:p>Pulsstrahler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21085" calcext:value-type="float">
            <text:p>21.085</text:p>
          </table:table-cell>
          <table:table-cell table:style-name="ce315" table:number-columns-repeated="4"/>
          <table:table-cell table:style-name="ce315" office:value-type="float" office:value="8" calcext:value-type="float">
            <text:p>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48" office:value-type="string" calcext:value-type="string">
            <text:p>Harrier MK II</text:p>
          </table:table-cell>
          <table:table-cell table:style-name="ce144" office:value-type="float" office:value="46" calcext:value-type="float">
            <text:p>46</text:p>
          </table:table-cell>
          <table:table-cell table:style-name="ce144" table:formula="of:=[.E3]*5/100+[.E3]" office:value-type="float" office:value="315" calcext:value-type="float">
            <text:p>315</text:p>
          </table:table-cell>
          <table:table-cell table:style-name="ce315" office:value-type="float" office:value="20000" calcext:value-type="float">
            <text:p>20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I</text:p>
          </table:table-cell>
          <table:table-cell table:style-name="ce144" office:value-type="string" calcext:value-type="string">
            <text:p>Fregatte Harrier</text:p>
          </table:table-cell>
          <table:table-cell table:style-name="ce144"/>
          <table:table-cell table:style-name="ce318" office:value-type="percentage" office:value="-0.12" calcext:value-type="percentage">
            <text:p>-12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144" office:value-type="float" office:value="1" calcext:value-type="float">
            <text:p>1</text:p>
          </table:table-cell>
          <table:table-cell table:style-name="ce144" table:number-columns-repeated="2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1825" calcext:value-type="float">
            <text:p>1.825</text:p>
          </table:table-cell>
          <table:table-cell table:style-name="ce315" table:number-columns-repeated="5"/>
          <table:table-cell table:style-name="ce144" office:value-type="float" office:value="33" calcext:value-type="float">
            <text:p>33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Fregatte</text:p>
          </table:table-cell>
          <table:table-cell table:style-name="ce149" office:value-type="string" calcext:value-type="string">
            <text:p>Talon</text:p>
          </table:table-cell>
          <table:table-cell table:style-name="ce144" office:value-type="float" office:value="138" calcext:value-type="float">
            <text:p>138</text:p>
          </table:table-cell>
          <table:table-cell table:style-name="ce144" office:value-type="float" office:value="900" calcext:value-type="float">
            <text:p>900</text:p>
          </table:table-cell>
          <table:table-cell table:style-name="ce315" office:value-type="float" office:value="50000" calcext:value-type="float">
            <text:p>50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34" calcext:value-type="float">
            <text:p>234</text:p>
          </table:table-cell>
          <table:table-cell table:style-name="ce144" office:value-type="string" calcext:value-type="string">
            <text:p>Schiffslabor VI</text:p>
          </table:table-cell>
          <table:table-cell table:style-name="ce144" office:value-type="string" calcext:value-type="string">
            <text:p>Schiffsfabrik VI</text:p>
          </table:table-cell>
          <table:table-cell table:style-name="ce144" office:value-type="string" calcext:value-type="string">
            <text:p>Fregatte Harrier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50" office:value-type="string" calcext:value-type="string">
            <text:p>Talon MK II</text:p>
          </table:table-cell>
          <table:table-cell table:style-name="ce144" office:value-type="float" office:value="138" calcext:value-type="float">
            <text:p>138</text:p>
          </table:table-cell>
          <table:table-cell table:style-name="ce144" office:value-type="float" office:value="945" calcext:value-type="float">
            <text:p>945</text:p>
          </table:table-cell>
          <table:table-cell table:style-name="ce315" office:value-type="float" office:value="62500" calcext:value-type="float">
            <text:p>62.5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34" calcext:value-type="float">
            <text:p>234</text:p>
          </table:table-cell>
          <table:table-cell table:style-name="ce144" office:value-type="string" calcext:value-type="string">
            <text:p>Werkstatt <text:s/>III</text:p>
          </table:table-cell>
          <table:table-cell table:style-name="ce144" office:value-type="string" calcext:value-type="string">
            <text:p>Fregatte Talon</text:p>
          </table:table-cell>
          <table:table-cell table:style-name="ce144" office:value-type="string" calcext:value-type="string">
            <text:p>Fregatte Harrier MK II</text:p>
          </table:table-cell>
          <table:table-cell table:style-name="ce318" office:value-type="percentage" office:value="-0.12" calcext:value-type="percentage">
            <text:p>-12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51" office:value-type="string" calcext:value-type="string">
            <text:p>Talon MK III</text:p>
          </table:table-cell>
          <table:table-cell table:style-name="ce144" office:value-type="float" office:value="138" calcext:value-type="float">
            <text:p>138</text:p>
          </table:table-cell>
          <table:table-cell table:style-name="ce144" office:value-type="float" office:value="990" calcext:value-type="float">
            <text:p>990</text:p>
          </table:table-cell>
          <table:table-cell table:style-name="ce315" office:value-type="float" office:value="75000" calcext:value-type="float">
            <text:p>75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34" calcext:value-type="float">
            <text:p>234</text:p>
          </table:table-cell>
          <table:table-cell table:style-name="ce144" office:value-type="string" calcext:value-type="string">
            <text:p>Fregatte Harrier MK II</text:p>
          </table:table-cell>
          <table:table-cell table:style-name="ce144" table:number-columns-repeated="2"/>
          <table:table-cell table:style-name="ce318" office:value-type="percentage" office:value="-0.24" calcext:value-type="percentage">
            <text:p>-24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Fregatte</text:p>
          </table:table-cell>
          <table:table-cell table:style-name="ce152" office:value-type="string" calcext:value-type="string">
            <text:p>Nighthawk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2500" calcext:value-type="float">
            <text:p>2500</text:p>
          </table:table-cell>
          <table:table-cell table:style-name="ce315" office:value-type="float" office:value="72000" calcext:value-type="float">
            <text:p>72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52" calcext:value-type="float">
            <text:p>252</text:p>
          </table:table-cell>
          <table:table-cell table:style-name="ce144" office:value-type="string" calcext:value-type="string">
            <text:p>Schiffsfabrik VIII</text:p>
          </table:table-cell>
          <table:table-cell table:style-name="ce144" office:value-type="string" calcext:value-type="string">
            <text:p>Schiffslabor VIII</text:p>
          </table:table-cell>
          <table:table-cell table:style-name="ce144" office:value-type="string" calcext:value-type="string">
            <text:p>Fregatte Talon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25206508" calcext:value-type="float">
            <text:p>25.206.508</text:p>
          </table:table-cell>
          <table:table-cell table:style-name="ce315"/>
          <table:table-cell table:style-name="ce315" office:value-type="float" office:value="2800723" calcext:value-type="float">
            <text:p>2.800.723</text:p>
          </table:table-cell>
          <table:table-cell table:style-name="ce315" table:number-columns-repeated="3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53" office:value-type="string" calcext:value-type="string">
            <text:p>Nighthawk MK II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2625" calcext:value-type="float">
            <text:p>2625</text:p>
          </table:table-cell>
          <table:table-cell table:style-name="ce315" office:value-type="float" office:value="90000" calcext:value-type="float">
            <text:p>90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52" calcext:value-type="float">
            <text:p>252</text:p>
          </table:table-cell>
          <table:table-cell table:style-name="ce144" office:value-type="string" calcext:value-type="string">
            <text:p>Werkstatt IV</text:p>
          </table:table-cell>
          <table:table-cell table:style-name="ce144" office:value-type="string" calcext:value-type="string">
            <text:p>Fregatte Nighthawk</text:p>
          </table:table-cell>
          <table:table-cell table:style-name="ce144" office:value-type="string" calcext:value-type="string">
            <text:p>Fregatte Talon MK II</text:p>
          </table:table-cell>
          <table:table-cell table:style-name="ce318" office:value-type="percentage" office:value="-0.12" calcext:value-type="percentage">
            <text:p>-12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54" office:value-type="string" calcext:value-type="string">
            <text:p>Nighthawk MK III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2750" calcext:value-type="float">
            <text:p>2750</text:p>
          </table:table-cell>
          <table:table-cell table:style-name="ce315" office:value-type="float" office:value="108000" calcext:value-type="float">
            <text:p>108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52" calcext:value-type="float">
            <text:p>252</text:p>
          </table:table-cell>
          <table:table-cell table:style-name="ce144" office:value-type="string" calcext:value-type="string">
            <text:p>Fregatte Nighthawk MK II</text:p>
          </table:table-cell>
          <table:table-cell table:style-name="ce144" office:value-type="string" calcext:value-type="string">
            <text:p>Fregatte Talon MK III</text:p>
          </table:table-cell>
          <table:table-cell table:style-name="ce144"/>
          <table:table-cell table:style-name="ce318" office:value-type="percentage" office:value="-0.24" calcext:value-type="percentage">
            <text:p>-24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55" office:value-type="string" calcext:value-type="string">
            <text:p>Nighthawk MK IV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2875" calcext:value-type="float">
            <text:p>2875</text:p>
          </table:table-cell>
          <table:table-cell table:style-name="ce315" office:value-type="float" office:value="126000" calcext:value-type="float">
            <text:p>126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52" calcext:value-type="float">
            <text:p>252</text:p>
          </table:table-cell>
          <table:table-cell table:style-name="ce144" office:value-type="string" calcext:value-type="string">
            <text:p>Werkstatt V</text:p>
          </table:table-cell>
          <table:table-cell table:style-name="ce144" office:value-type="string" calcext:value-type="string">
            <text:p>Fregatte Nighthawk MK III</text:p>
          </table:table-cell>
          <table:table-cell table:style-name="ce144"/>
          <table:table-cell table:style-name="ce318" office:value-type="percentage" office:value="-0.36" calcext:value-type="percentage">
            <text:p>-36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318" office:value-type="percentage" office:value="0.6" calcext:value-type="percentage">
            <text:p>6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reuzer</text:p>
          </table:table-cell>
          <table:table-cell table:style-name="ce156" office:value-type="string" calcext:value-type="string">
            <text:p>Genesis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750" calcext:value-type="float">
            <text:p>750</text:p>
          </table:table-cell>
          <table:table-cell table:style-name="ce315" office:value-type="float" office:value="22000" calcext:value-type="float">
            <text:p>22.0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labor III</text:p>
          </table:table-cell>
          <table:table-cell table:style-name="ce144" office:value-type="string" calcext:value-type="string">
            <text:p>Schiffsfabri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49196" calcext:value-type="float">
            <text:p>49.196</text:p>
          </table:table-cell>
          <table:table-cell table:style-name="ce315" table:number-columns-repeated="4"/>
          <table:table-cell table:style-name="ce315" office:value-type="float" office:value="24" calcext:value-type="float">
            <text:p>24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" calcext:value-type="float">
            <text:p>7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57" office:value-type="string" calcext:value-type="string">
            <text:p>Genesis MK II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788" calcext:value-type="float">
            <text:p>788</text:p>
          </table:table-cell>
          <table:table-cell table:style-name="ce315" office:value-type="float" office:value="27500" calcext:value-type="float">
            <text:p>27.5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II</text:p>
          </table:table-cell>
          <table:table-cell table:style-name="ce144" office:value-type="string" calcext:value-type="string">
            <text:p>Kreuzer Genesis</text:p>
          </table:table-cell>
          <table:table-cell table:style-name="ce144"/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9263" calcext:value-type="float">
            <text:p>9.263</text:p>
          </table:table-cell>
          <table:table-cell table:style-name="ce315" table:number-columns-repeated="3"/>
          <table:table-cell table:style-name="ce315" office:value-type="float" office:value="2" calcext:value-type="float">
            <text:p>2</text:p>
          </table:table-cell>
          <table:table-cell table:style-name="ce144" office:value-type="float" office:value="31" calcext:value-type="float">
            <text:p>31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reuzer</text:p>
          </table:table-cell>
          <table:table-cell table:style-name="ce158" office:value-type="string" calcext:value-type="string">
            <text:p>Exodus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2010" calcext:value-type="float">
            <text:p>2010</text:p>
          </table:table-cell>
          <table:table-cell table:style-name="ce315" office:value-type="float" office:value="64000" calcext:value-type="float">
            <text:p>64.0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Schiffslabor VI</text:p>
          </table:table-cell>
          <table:table-cell table:style-name="ce144" office:value-type="string" calcext:value-type="string">
            <text:p>Schiffsfabrik VI</text:p>
          </table:table-cell>
          <table:table-cell table:style-name="ce144" office:value-type="string" calcext:value-type="string">
            <text:p>Kreuzer Genesis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59" office:value-type="string" calcext:value-type="string">
            <text:p>Exodus MK II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2111" calcext:value-type="float">
            <text:p>2111</text:p>
          </table:table-cell>
          <table:table-cell table:style-name="ce315" office:value-type="float" office:value="80000" calcext:value-type="float">
            <text:p>80.0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<text:s/>IV</text:p>
          </table:table-cell>
          <table:table-cell table:style-name="ce144" office:value-type="string" calcext:value-type="string">
            <text:p>Kreuzer Exodus</text:p>
          </table:table-cell>
          <table:table-cell table:style-name="ce144" office:value-type="string" calcext:value-type="string">
            <text:p>Kreuzer Genesis MK II</text:p>
          </table:table-cell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60" office:value-type="string" calcext:value-type="string">
            <text:p>Exodus MK III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2211" calcext:value-type="float">
            <text:p>2211</text:p>
          </table:table-cell>
          <table:table-cell table:style-name="ce315" office:value-type="float" office:value="96000" calcext:value-type="float">
            <text:p>96.0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Genesis MK II</text:p>
          </table:table-cell>
          <table:table-cell table:style-name="ce144" table:number-columns-repeated="2"/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652975" calcext:value-type="float">
            <text:p>652.975</text:p>
          </table:table-cell>
          <table:table-cell table:style-name="ce315" table:number-columns-repeated="2"/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1" calcext:value-type="float">
            <text:p>11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43" calcext:value-type="float">
            <text:p>43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reuzer</text:p>
          </table:table-cell>
          <table:table-cell table:style-name="ce161" office:value-type="string" calcext:value-type="string">
            <text:p>Revelation</text:p>
          </table:table-cell>
          <table:table-cell table:style-name="ce144" office:value-type="float" office:value="1120" calcext:value-type="float">
            <text:p>1120</text:p>
          </table:table-cell>
          <table:table-cell table:style-name="ce144" office:value-type="float" office:value="6000" calcext:value-type="float">
            <text:p>6000</text:p>
          </table:table-cell>
          <table:table-cell table:style-name="ce315" office:value-type="float" office:value="101000" calcext:value-type="float">
            <text:p>101.0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Schiffsfabrik IX</text:p>
          </table:table-cell>
          <table:table-cell table:style-name="ce144" office:value-type="string" calcext:value-type="string">
            <text:p>Schiffslabor IX</text:p>
          </table:table-cell>
          <table:table-cell table:style-name="ce144" office:value-type="string" calcext:value-type="string">
            <text:p>Kreuzer Exodus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62" office:value-type="string" calcext:value-type="string">
            <text:p>Revelation MK II</text:p>
          </table:table-cell>
          <table:table-cell table:style-name="ce144" office:value-type="float" office:value="1120" calcext:value-type="float">
            <text:p>1120</text:p>
          </table:table-cell>
          <table:table-cell table:style-name="ce144" office:value-type="float" office:value="6300" calcext:value-type="float">
            <text:p>6300</text:p>
          </table:table-cell>
          <table:table-cell table:style-name="ce315" office:value-type="float" office:value="126250" calcext:value-type="float">
            <text:p>126.2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V</text:p>
          </table:table-cell>
          <table:table-cell table:style-name="ce144" office:value-type="string" calcext:value-type="string">
            <text:p>Kreuzer Revelation</text:p>
          </table:table-cell>
          <table:table-cell table:style-name="ce144" office:value-type="string" calcext:value-type="string">
            <text:p>Kreuzer Exodus MK II</text:p>
          </table:table-cell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63" office:value-type="string" calcext:value-type="string">
            <text:p>Revelation MK III</text:p>
          </table:table-cell>
          <table:table-cell table:style-name="ce144" office:value-type="float" office:value="1120" calcext:value-type="float">
            <text:p>1120</text:p>
          </table:table-cell>
          <table:table-cell table:style-name="ce144" office:value-type="float" office:value="6600" calcext:value-type="float">
            <text:p>6600</text:p>
          </table:table-cell>
          <table:table-cell table:style-name="ce315" office:value-type="float" office:value="151500" calcext:value-type="float">
            <text:p>151.50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Revelation MK II</text:p>
          </table:table-cell>
          <table:table-cell table:style-name="ce144" office:value-type="string" calcext:value-type="string">
            <text:p>Kreuzer Exodus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164" office:value-type="string" calcext:value-type="string">
            <text:p>Revelation MK IV</text:p>
          </table:table-cell>
          <table:table-cell table:style-name="ce144" office:value-type="float" office:value="1120" calcext:value-type="float">
            <text:p>1120</text:p>
          </table:table-cell>
          <table:table-cell table:style-name="ce144" office:value-type="float" office:value="6900" calcext:value-type="float">
            <text:p>6900</text:p>
          </table:table-cell>
          <table:table-cell table:style-name="ce315" office:value-type="float" office:value="176750" calcext:value-type="float">
            <text:p>176.750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Kreuzer Revelation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Zerstörer</text:p>
          </table:table-cell>
          <table:table-cell table:style-name="ce168" office:value-type="string" calcext:value-type="string">
            <text:p>Longbow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650" calcext:value-type="float">
            <text:p>650</text:p>
          </table:table-cell>
          <table:table-cell table:style-name="ce315" office:value-type="float" office:value="26000" calcext:value-type="float">
            <text:p>26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labor IV</text:p>
          </table:table-cell>
          <table:table-cell table:style-name="ce144" office:value-type="string" calcext:value-type="string">
            <text:p>Schiffsfabri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70" office:value-type="string" calcext:value-type="string">
            <text:p>Longbow MK II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683" calcext:value-type="float">
            <text:p>683</text:p>
          </table:table-cell>
          <table:table-cell table:style-name="ce315" office:value-type="float" office:value="32500" calcext:value-type="float">
            <text:p>32.5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II</text:p>
          </table:table-cell>
          <table:table-cell table:style-name="ce144" office:value-type="string" calcext:value-type="string">
            <text:p>Zerstörer Longbow</text:p>
          </table:table-cell>
          <table:table-cell table:style-name="ce144"/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Zerstörer</text:p>
          </table:table-cell>
          <table:table-cell table:style-name="ce174" office:value-type="string" calcext:value-type="string">
            <text:p>Broadsword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1850" calcext:value-type="float">
            <text:p>1850</text:p>
          </table:table-cell>
          <table:table-cell table:style-name="ce315" office:value-type="float" office:value="80000" calcext:value-type="float">
            <text:p>80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labor VII</text:p>
          </table:table-cell>
          <table:table-cell table:style-name="ce144" office:value-type="string" calcext:value-type="string">
            <text:p>Schiffsfabrik VII</text:p>
          </table:table-cell>
          <table:table-cell table:style-name="ce144" office:value-type="string" calcext:value-type="string">
            <text:p>Zerstörer Longbow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75" office:value-type="string" calcext:value-type="string">
            <text:p>Broadsword MK II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1943" calcext:value-type="float">
            <text:p>1943</text:p>
          </table:table-cell>
          <table:table-cell table:style-name="ce315" office:value-type="float" office:value="100000" calcext:value-type="float">
            <text:p>100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IV</text:p>
          </table:table-cell>
          <table:table-cell table:style-name="ce144" office:value-type="string" calcext:value-type="string">
            <text:p>Zerstörer Broadsword</text:p>
          </table:table-cell>
          <table:table-cell table:style-name="ce144" office:value-type="string" calcext:value-type="string">
            <text:p>Zerstörer Longbow MK II</text:p>
          </table:table-cell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76" office:value-type="string" calcext:value-type="string">
            <text:p>Broadsword MK III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035" calcext:value-type="float">
            <text:p>2035</text:p>
          </table:table-cell>
          <table:table-cell table:style-name="ce315" office:value-type="float" office:value="120000" calcext:value-type="float">
            <text:p>120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Zerstörer Broadsword MK II</text:p>
          </table:table-cell>
          <table:table-cell table:style-name="ce144" table:number-columns-repeated="2"/>
          <table:table-cell table:style-name="ce318" table:number-columns-repeated="4"/>
          <table:table-cell table:style-name="ce144"/>
          <table:table-cell table:number-columns-repeated="2" table:style-name="ce144" office:value-type="float" office:value="1" calcext:value-type="float">
            <text:p>1</text:p>
          </table:table-cell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1520550" calcext:value-type="float">
            <text:p>1.520.550</text:p>
          </table:table-cell>
          <table:table-cell table:style-name="ce315" table:number-columns-repeated="2"/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36" calcext:value-type="float">
            <text:p>36</text:p>
          </table:table-cell>
          <table:table-cell table:style-name="ce144" office:value-type="float" office:value="38" calcext:value-type="float">
            <text:p>38</text:p>
          </table:table-cell>
          <table:table-cell table:style-name="ce144" office:value-type="float" office:value="91" calcext:value-type="float">
            <text:p>9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Zerstörer</text:p>
          </table:table-cell>
          <table:table-cell table:style-name="ce177" office:value-type="string" calcext:value-type="string">
            <text:p>Trident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4500" calcext:value-type="float">
            <text:p>4500</text:p>
          </table:table-cell>
          <table:table-cell table:style-name="ce315" office:value-type="float" office:value="116000" calcext:value-type="float">
            <text:p>116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fabrik IX</text:p>
          </table:table-cell>
          <table:table-cell table:style-name="ce144" office:value-type="string" calcext:value-type="string">
            <text:p>Schiffslabor IX</text:p>
          </table:table-cell>
          <table:table-cell table:style-name="ce144" office:value-type="string" calcext:value-type="string">
            <text:p>Zerstörer Broadsword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78" office:value-type="string" calcext:value-type="string">
            <text:p>Trident MK II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4725" calcext:value-type="float">
            <text:p>4725</text:p>
          </table:table-cell>
          <table:table-cell table:style-name="ce315" office:value-type="float" office:value="145000" calcext:value-type="float">
            <text:p>145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</text:p>
          </table:table-cell>
          <table:table-cell table:style-name="ce144" office:value-type="string" calcext:value-type="string">
            <text:p>Zerstörer Trident</text:p>
          </table:table-cell>
          <table:table-cell table:style-name="ce144" office:value-type="string" calcext:value-type="string">
            <text:p>Zerstörer Broadsword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79" office:value-type="string" calcext:value-type="string">
            <text:p>Trident MK III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4950" calcext:value-type="float">
            <text:p>4950</text:p>
          </table:table-cell>
          <table:table-cell table:style-name="ce315" office:value-type="float" office:value="174000" calcext:value-type="float">
            <text:p>174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Zerstörer Trident MK II</text:p>
          </table:table-cell>
          <table:table-cell table:style-name="ce144" office:value-type="string" calcext:value-type="string">
            <text:p>Zerstörer Broadsword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180" office:value-type="string" calcext:value-type="string">
            <text:p>Trident MK IV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5175" calcext:value-type="float">
            <text:p>5175</text:p>
          </table:table-cell>
          <table:table-cell table:style-name="ce315" office:value-type="float" office:value="203000" calcext:value-type="float">
            <text:p>203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Zerstörer Trident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Schlachtschiff</text:p>
          </table:table-cell>
          <table:table-cell table:style-name="ce181" office:value-type="string" calcext:value-type="string">
            <text:p>Rancor</text:p>
          </table:table-cell>
          <table:table-cell table:style-name="ce144" office:value-type="float" office:value="102" calcext:value-type="float">
            <text:p>102</text:p>
          </table:table-cell>
          <table:table-cell table:style-name="ce144" office:value-type="float" office:value="2135" calcext:value-type="float">
            <text:p>2135</text:p>
          </table:table-cell>
          <table:table-cell table:style-name="ce315" office:value-type="float" office:value="66000" calcext:value-type="float">
            <text:p>66.0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labor V</text:p>
          </table:table-cell>
          <table:table-cell table:style-name="ce144" office:value-type="string" calcext:value-type="string">
            <text:p>Schiffsfabrik 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2" office:value-type="string" calcext:value-type="string">
            <text:p>Rancor MK II</text:p>
          </table:table-cell>
          <table:table-cell table:style-name="ce144" office:value-type="float" office:value="102" calcext:value-type="float">
            <text:p>102</text:p>
          </table:table-cell>
          <table:table-cell table:style-name="ce144" office:value-type="float" office:value="2242" calcext:value-type="float">
            <text:p>2242</text:p>
          </table:table-cell>
          <table:table-cell table:style-name="ce315" office:value-type="float" office:value="82500" calcext:value-type="float">
            <text:p>82.5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III</text:p>
          </table:table-cell>
          <table:table-cell table:style-name="ce144" office:value-type="string" calcext:value-type="string">
            <text:p>Schlachtschiff Rancor</text:p>
          </table:table-cell>
          <table:table-cell table:style-name="ce144"/>
          <table:table-cell table:style-name="ce318" table:number-columns-repeated="4"/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4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Schlachtschiff</text:p>
          </table:table-cell>
          <table:table-cell table:style-name="ce183" office:value-type="string" calcext:value-type="string">
            <text:p>Venom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5010" calcext:value-type="float">
            <text:p>5010</text:p>
          </table:table-cell>
          <table:table-cell table:style-name="ce315" office:value-type="float" office:value="196000" calcext:value-type="float">
            <text:p>196.0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fabrik VIII</text:p>
          </table:table-cell>
          <table:table-cell table:style-name="ce144" office:value-type="string" calcext:value-type="string">
            <text:p>Schiffslabor VIII</text:p>
          </table:table-cell>
          <table:table-cell table:style-name="ce144" office:value-type="string" calcext:value-type="string">
            <text:p>Schlachtschiff Rancor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table:number-columns-repeated="3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5575624" calcext:value-type="float">
            <text:p>5.575.624</text:p>
          </table:table-cell>
          <table:table-cell table:style-name="ce315"/>
          <table:table-cell table:style-name="ce315" office:value-type="float" office:value="619514" calcext:value-type="float">
            <text:p>619.514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table:style-name="ce31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999" calcext:value-type="float">
            <text:p>1999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4" office:value-type="string" calcext:value-type="string">
            <text:p>Venom MK II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5261" calcext:value-type="float">
            <text:p>5261</text:p>
          </table:table-cell>
          <table:table-cell table:style-name="ce315" office:value-type="float" office:value="245000" calcext:value-type="float">
            <text:p>245.0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IV</text:p>
          </table:table-cell>
          <table:table-cell table:style-name="ce144" office:value-type="string" calcext:value-type="string">
            <text:p>Schlachtschiff Venom</text:p>
          </table:table-cell>
          <table:table-cell table:style-name="ce144" office:value-type="string" calcext:value-type="string">
            <text:p>Schlachtschiff Rancor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2766250" calcext:value-type="float">
            <text:p>2.766.250</text:p>
          </table:table-cell>
          <table:table-cell table:style-name="ce315" table:number-columns-repeated="2"/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34" calcext:value-type="float">
            <text:p>34</text:p>
          </table:table-cell>
          <table:table-cell table:style-name="ce144" office:value-type="float" office:value="56" calcext:value-type="float">
            <text:p>56</text:p>
          </table:table-cell>
          <table:table-cell table:style-name="ce144" office:value-type="float" office:value="150" calcext:value-type="float">
            <text:p>150</text:p>
          </table:table-cell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5" office:value-type="string" calcext:value-type="string">
            <text:p>Venom MK III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5511" calcext:value-type="float">
            <text:p>5511</text:p>
          </table:table-cell>
          <table:table-cell table:style-name="ce315" office:value-type="float" office:value="294000" calcext:value-type="float">
            <text:p>294.0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lachtschiff Venom MK 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Schlachtschiff</text:p>
          </table:table-cell>
          <table:table-cell table:style-name="ce186" office:value-type="string" calcext:value-type="string">
            <text:p>Fury</text:p>
          </table:table-cell>
          <table:table-cell table:style-name="ce144" office:value-type="float" office:value="900" calcext:value-type="float">
            <text:p>900</text:p>
          </table:table-cell>
          <table:table-cell table:style-name="ce144" office:value-type="float" office:value="9250" calcext:value-type="float">
            <text:p>9250</text:p>
          </table:table-cell>
          <table:table-cell table:style-name="ce315" office:value-type="float" office:value="293000" calcext:value-type="float">
            <text:p>293.0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fabrik X</text:p>
          </table:table-cell>
          <table:table-cell table:style-name="ce144" office:value-type="string" calcext:value-type="string">
            <text:p>Schiffslabor X</text:p>
          </table:table-cell>
          <table:table-cell table:style-name="ce144" office:value-type="string" calcext:value-type="string">
            <text:p>Schlachtschiff Venom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7" office:value-type="string" calcext:value-type="string">
            <text:p>Fury MK II</text:p>
          </table:table-cell>
          <table:table-cell table:style-name="ce144" office:value-type="float" office:value="900" calcext:value-type="float">
            <text:p>900</text:p>
          </table:table-cell>
          <table:table-cell table:style-name="ce144" office:value-type="float" office:value="9713" calcext:value-type="float">
            <text:p>9713</text:p>
          </table:table-cell>
          <table:table-cell table:style-name="ce315" office:value-type="float" office:value="366250" calcext:value-type="float">
            <text:p>366.25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Schlachtschiff Fury</text:p>
          </table:table-cell>
          <table:table-cell table:style-name="ce144" office:value-type="string" calcext:value-type="string">
            <text:p>Schlachtschiff Venom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8" office:value-type="string" calcext:value-type="string">
            <text:p>Fury MK III</text:p>
          </table:table-cell>
          <table:table-cell table:style-name="ce144" office:value-type="float" office:value="900" calcext:value-type="float">
            <text:p>900</text:p>
          </table:table-cell>
          <table:table-cell table:style-name="ce144" office:value-type="float" office:value="10175" calcext:value-type="float">
            <text:p>10175</text:p>
          </table:table-cell>
          <table:table-cell table:style-name="ce315" office:value-type="float" office:value="439500" calcext:value-type="float">
            <text:p>439.50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lachtschiff Fury MK II</text:p>
          </table:table-cell>
          <table:table-cell table:style-name="ce144" office:value-type="string" calcext:value-type="string">
            <text:p>Schlachtschiff Venom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189" office:value-type="string" calcext:value-type="string">
            <text:p>Fury MK IV</text:p>
          </table:table-cell>
          <table:table-cell table:style-name="ce144" office:value-type="float" office:value="900" calcext:value-type="float">
            <text:p>900</text:p>
          </table:table-cell>
          <table:table-cell table:style-name="ce144" office:value-type="float" office:value="10638" calcext:value-type="float">
            <text:p>10638</text:p>
          </table:table-cell>
          <table:table-cell table:style-name="ce315" office:value-type="float" office:value="512750" calcext:value-type="float">
            <text:p>512.750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57" calcext:value-type="float">
            <text:p>57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I</text:p>
          </table:table-cell>
          <table:table-cell table:style-name="ce144" office:value-type="string" calcext:value-type="string">
            <text:p>Schlachtschiff Fury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Träger</text:p>
          </table:table-cell>
          <table:table-cell table:style-name="ce190" office:value-type="string" calcext:value-type="string">
            <text:p>Midgard</text:p>
          </table:table-cell>
          <table:table-cell table:style-name="ce144" office:value-type="float" office:value="1800" calcext:value-type="float">
            <text:p>1800</text:p>
          </table:table-cell>
          <table:table-cell table:style-name="ce144" office:value-type="float" office:value="3405" calcext:value-type="float">
            <text:p>3405</text:p>
          </table:table-cell>
          <table:table-cell table:style-name="ce315" office:value-type="float" office:value="300000" calcext:value-type="float">
            <text:p>300.0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lachtschiff Venom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191" office:value-type="string" calcext:value-type="string">
            <text:p>Midgard MK II</text:p>
          </table:table-cell>
          <table:table-cell table:style-name="ce144" office:value-type="float" office:value="1800" calcext:value-type="float">
            <text:p>1800</text:p>
          </table:table-cell>
          <table:table-cell table:style-name="ce144" office:value-type="float" office:value="3575" calcext:value-type="float">
            <text:p>3575</text:p>
          </table:table-cell>
          <table:table-cell table:style-name="ce315" office:value-type="float" office:value="375000" calcext:value-type="float">
            <text:p>375.0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3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office:value-type="percentage" office:value="0.06" calcext:value-type="percentage">
            <text:p>6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192" office:value-type="string" calcext:value-type="string">
            <text:p>Midgard MK III</text:p>
          </table:table-cell>
          <table:table-cell table:style-name="ce144" office:value-type="float" office:value="1800" calcext:value-type="float">
            <text:p>1800</text:p>
          </table:table-cell>
          <table:table-cell table:style-name="ce144" office:value-type="float" office:value="3746" calcext:value-type="float">
            <text:p>3746</text:p>
          </table:table-cell>
          <table:table-cell table:style-name="ce315" office:value-type="float" office:value="450000" calcext:value-type="float">
            <text:p>450.000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Träger Midgard MK II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3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office:value-type="percentage" office:value="0.12" calcext:value-type="percentage">
            <text:p>12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Träger</text:p>
          </table:table-cell>
          <table:table-cell table:style-name="ce193" office:value-type="string" calcext:value-type="string">
            <text:p>Valhalla</text:p>
          </table:table-cell>
          <table:table-cell table:style-name="ce144" office:value-type="float" office:value="2500" calcext:value-type="float">
            <text:p>2500</text:p>
          </table:table-cell>
          <table:table-cell table:style-name="ce144"/>
          <table:table-cell table:style-name="ce315"/>
          <table:table-cell table:style-name="ce144" office:value-type="float" office:value="200" calcext:value-type="float">
            <text:p>20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194" office:value-type="string" calcext:value-type="string">
            <text:p>Valhalla MK II</text:p>
          </table:table-cell>
          <table:table-cell table:style-name="ce144" office:value-type="float" office:value="2500" calcext:value-type="float">
            <text:p>2500</text:p>
          </table:table-cell>
          <table:table-cell table:style-name="ce144" office:value-type="float" office:value="5959" calcext:value-type="float">
            <text:p>5959</text:p>
          </table:table-cell>
          <table:table-cell table:style-name="ce315" office:value-type="float" office:value="500000" calcext:value-type="float">
            <text:p>500.0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Träger Valhalla</text:p>
          </table:table-cell>
          <table:table-cell table:style-name="ce144" office:value-type="string" calcext:value-type="string">
            <text:p>Träger Midgard MK II</text:p>
          </table:table-cell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Ionenfeld</text:p>
          </table:table-cell>
          <table:table-cell table:style-name="ce315" office:value-type="float" office:value="8000" calcext:value-type="float">
            <text:p>8.000</text:p>
          </table:table-cell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195" office:value-type="string" calcext:value-type="string">
            <text:p>Valhalla MK III</text:p>
          </table:table-cell>
          <table:table-cell table:style-name="ce144" office:value-type="float" office:value="2500" calcext:value-type="float">
            <text:p>2500</text:p>
          </table:table-cell>
          <table:table-cell table:style-name="ce144" office:value-type="float" office:value="6243" calcext:value-type="float">
            <text:p>6243</text:p>
          </table:table-cell>
          <table:table-cell table:style-name="ce315" office:value-type="float" office:value="600000" calcext:value-type="float">
            <text:p>600.0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Träger Valhalla MK II</text:p>
          </table:table-cell>
          <table:table-cell table:style-name="ce144" office:value-type="string" calcext:value-type="string">
            <text:p>Träger Midgard MK III</text:p>
          </table:table-cell>
          <table:table-cell table:style-name="ce144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Ionenfeld</text:p>
          </table:table-cell>
          <table:table-cell table:style-name="ce315" office:value-type="float" office:value="8000" calcext:value-type="float">
            <text:p>8.000</text:p>
          </table:table-cell>
          <table:table-cell table:style-name="ce318"/>
          <table:table-cell table:style-name="ce318" office:value-type="percentage" office:value="0.12" calcext:value-type="percentage">
            <text:p>12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196" office:value-type="string" calcext:value-type="string">
            <text:p>Valhalla MK IV</text:p>
          </table:table-cell>
          <table:table-cell table:style-name="ce144" office:value-type="float" office:value="2500" calcext:value-type="float">
            <text:p>2500</text:p>
          </table:table-cell>
          <table:table-cell table:style-name="ce144" office:value-type="float" office:value="6526" calcext:value-type="float">
            <text:p>6526</text:p>
          </table:table-cell>
          <table:table-cell table:style-name="ce315" office:value-type="float" office:value="700000" calcext:value-type="float">
            <text:p>700.000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I</text:p>
          </table:table-cell>
          <table:table-cell table:style-name="ce144" office:value-type="string" calcext:value-type="string">
            <text:p>Träger Valhalla MK III</text:p>
          </table:table-cell>
          <table:table-cell table:style-name="ce144"/>
          <table:table-cell table:style-name="ce318"/>
          <table:table-cell table:style-name="ce318" office:value-type="percentage" office:value="0.15" calcext:value-type="percentage">
            <text:p>15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Ionenfeld</text:p>
          </table:table-cell>
          <table:table-cell table:style-name="ce315" office:value-type="float" office:value="8000" calcext:value-type="float">
            <text:p>8.000</text:p>
          </table:table-cell>
          <table:table-cell table:style-name="ce318"/>
          <table:table-cell table:style-name="ce318" office:value-type="percentage" office:value="0.18" calcext:value-type="percentage">
            <text:p>18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EV</text:p>
          </table:table-cell>
          <table:table-cell table:style-name="ce144" office:value-type="string" calcext:value-type="string">
            <text:p>Fregatte</text:p>
          </table:table-cell>
          <table:table-cell table:style-name="ce197" office:value-type="string" calcext:value-type="string">
            <text:p>Condor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3125" calcext:value-type="float">
            <text:p>3125</text:p>
          </table:table-cell>
          <table:table-cell table:style-name="ce315" office:value-type="float" office:value="36000" calcext:value-type="float">
            <text:p>36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string" calcext:value-type="string">
            <text:p>Schiffsfabrik X</text:p>
          </table:table-cell>
          <table:table-cell table:style-name="ce144" office:value-type="string" calcext:value-type="string">
            <text:p>Schiffslabor 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98" office:value-type="string" calcext:value-type="string">
            <text:p>Condor MK II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3281" calcext:value-type="float">
            <text:p>3281</text:p>
          </table:table-cell>
          <table:table-cell table:style-name="ce315" office:value-type="float" office:value="45000" calcext:value-type="float">
            <text:p>45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string" calcext:value-type="string">
            <text:p>Werkstatt V</text:p>
          </table:table-cell>
          <table:table-cell table:style-name="ce144" office:value-type="string" calcext:value-type="string">
            <text:p>Fregatte Condor</text:p>
          </table:table-cell>
          <table:table-cell table:style-name="ce144" office:value-type="string" calcext:value-type="string">
            <text:p>Fregatte Nighthawk MK II</text:p>
          </table:table-cell>
          <table:table-cell table:style-name="ce318" office:value-type="percentage" office:value="-0.12" calcext:value-type="percentage">
            <text:p>-12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199" office:value-type="string" calcext:value-type="string">
            <text:p>Condor MK III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3438" calcext:value-type="float">
            <text:p>3438</text:p>
          </table:table-cell>
          <table:table-cell table:style-name="ce315" office:value-type="float" office:value="54000" calcext:value-type="float">
            <text:p>54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string" calcext:value-type="string">
            <text:p>Fregatte Condor MK II</text:p>
          </table:table-cell>
          <table:table-cell table:style-name="ce144" office:value-type="string" calcext:value-type="string">
            <text:p>Fregatte Nighthawk MK III</text:p>
          </table:table-cell>
          <table:table-cell table:style-name="ce144"/>
          <table:table-cell table:style-name="ce318" office:value-type="percentage" office:value="-0.24" calcext:value-type="percentage">
            <text:p>-24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00" office:value-type="string" calcext:value-type="string">
            <text:p>Condor MK IV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3594" calcext:value-type="float">
            <text:p>3594</text:p>
          </table:table-cell>
          <table:table-cell table:style-name="ce315" office:value-type="float" office:value="63000" calcext:value-type="float">
            <text:p>63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string" calcext:value-type="string">
            <text:p>Fregatte Condor MK III</text:p>
          </table:table-cell>
          <table:table-cell table:style-name="ce144" office:value-type="string" calcext:value-type="string">
            <text:p>Fregatte Nighthawk MK IV</text:p>
          </table:table-cell>
          <table:table-cell table:style-name="ce144"/>
          <table:table-cell table:style-name="ce318" office:value-type="percentage" office:value="-0.36" calcext:value-type="percentage">
            <text:p>-36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318" office:value-type="percentage" office:value="0.6" calcext:value-type="percentage">
            <text:p>6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01" office:value-type="string" calcext:value-type="string">
            <text:p>Condor MK V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3750" calcext:value-type="float">
            <text:p>3750</text:p>
          </table:table-cell>
          <table:table-cell table:style-name="ce315" office:value-type="float" office:value="72000" calcext:value-type="float">
            <text:p>72.000</text:p>
          </table:table-cell>
          <table:table-cell table:style-name="ce144" office:value-type="float" office:value="360" calcext:value-type="float">
            <text:p>360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270" calcext:value-type="float">
            <text:p>270</text:p>
          </table:table-cell>
          <table:table-cell table:style-name="ce144" office:value-type="float" office:value="276" calcext:value-type="float">
            <text:p>276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Fregatte Condor MK IV</text:p>
          </table:table-cell>
          <table:table-cell table:style-name="ce144"/>
          <table:table-cell table:style-name="ce318" office:value-type="percentage" office:value="-0.5" calcext:value-type="percentage">
            <text:p>-5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2" calcext:value-type="percentage">
            <text:p>200%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Kreuzer</text:p>
          </table:table-cell>
          <table:table-cell table:style-name="ce202" office:value-type="string" calcext:value-type="string">
            <text:p>Destiny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125" calcext:value-type="float">
            <text:p>2125</text:p>
          </table:table-cell>
          <table:table-cell table:style-name="ce315" office:value-type="float" office:value="32000" calcext:value-type="float">
            <text:p>32.0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Exodus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3" office:value-type="string" calcext:value-type="string">
            <text:p>Destiny MK II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231" calcext:value-type="float">
            <text:p>2231</text:p>
          </table:table-cell>
          <table:table-cell table:style-name="ce315" office:value-type="float" office:value="40000" calcext:value-type="float">
            <text:p>40.0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Destiny</text:p>
          </table:table-cell>
          <table:table-cell table:style-name="ce144" office:value-type="string" calcext:value-type="string">
            <text:p>Kreuzer Exodus MK 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4" office:value-type="string" calcext:value-type="string">
            <text:p>Destiny MK III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338" calcext:value-type="float">
            <text:p>2338</text:p>
          </table:table-cell>
          <table:table-cell table:style-name="ce315" office:value-type="float" office:value="45000" calcext:value-type="float">
            <text:p>45.0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Destiny MK II</text:p>
          </table:table-cell>
          <table:table-cell table:style-name="ce144" office:value-type="string" calcext:value-type="string">
            <text:p>Kreuzer Exodus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Kreuzer</text:p>
          </table:table-cell>
          <table:table-cell table:style-name="ce205" office:value-type="string" calcext:value-type="string">
            <text:p>Apocrypha</text:p>
          </table:table-cell>
          <table:table-cell table:style-name="ce144" office:value-type="float" office:value="1400" calcext:value-type="float">
            <text:p>1400</text:p>
          </table:table-cell>
          <table:table-cell table:style-name="ce144" office:value-type="float" office:value="7000" calcext:value-type="float">
            <text:p>7000</text:p>
          </table:table-cell>
          <table:table-cell table:style-name="ce315" office:value-type="float" office:value="50500" calcext:value-type="float">
            <text:p>50.5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Revelation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6" office:value-type="string" calcext:value-type="string">
            <text:p>Apocrypha MK II</text:p>
          </table:table-cell>
          <table:table-cell table:style-name="ce144" office:value-type="float" office:value="1400" calcext:value-type="float">
            <text:p>1400</text:p>
          </table:table-cell>
          <table:table-cell table:style-name="ce144" office:value-type="float" office:value="7350" calcext:value-type="float">
            <text:p>7350</text:p>
          </table:table-cell>
          <table:table-cell table:style-name="ce315" office:value-type="float" office:value="63125" calcext:value-type="float">
            <text:p>63.125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Kreuzer Apocrypha</text:p>
          </table:table-cell>
          <table:table-cell table:style-name="ce144" office:value-type="string" calcext:value-type="string">
            <text:p>Kreuzer Revelation MK II</text:p>
          </table:table-cell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7" office:value-type="string" calcext:value-type="string">
            <text:p>Apocrypha MK III</text:p>
          </table:table-cell>
          <table:table-cell table:style-name="ce144" office:value-type="float" office:value="1400" calcext:value-type="float">
            <text:p>1400</text:p>
          </table:table-cell>
          <table:table-cell table:style-name="ce144" office:value-type="float" office:value="7700" calcext:value-type="float">
            <text:p>7700</text:p>
          </table:table-cell>
          <table:table-cell table:style-name="ce315" office:value-type="float" office:value="75700" calcext:value-type="float">
            <text:p>75.7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Apocrypha MK II</text:p>
          </table:table-cell>
          <table:table-cell table:style-name="ce144" office:value-type="string" calcext:value-type="string">
            <text:p>Kreuzer Revelation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8" office:value-type="string" calcext:value-type="string">
            <text:p>Apocrypha MK IV</text:p>
          </table:table-cell>
          <table:table-cell table:style-name="ce144" office:value-type="float" office:value="1400" calcext:value-type="float">
            <text:p>1400</text:p>
          </table:table-cell>
          <table:table-cell table:style-name="ce144" office:value-type="float" office:value="8050" calcext:value-type="float">
            <text:p>8050</text:p>
          </table:table-cell>
          <table:table-cell table:style-name="ce315" office:value-type="float" office:value="88375" calcext:value-type="float">
            <text:p>88.375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Kreuzer Apocrypha MK III</text:p>
          </table:table-cell>
          <table:table-cell table:style-name="ce144" office:value-type="string" calcext:value-type="string">
            <text:p>Kreuzer Revelation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09" office:value-type="string" calcext:value-type="string">
            <text:p>Apocrypha MK V</text:p>
          </table:table-cell>
          <table:table-cell table:style-name="ce144" office:value-type="float" office:value="1400" calcext:value-type="float">
            <text:p>1400</text:p>
          </table:table-cell>
          <table:table-cell table:style-name="ce144" office:value-type="float" office:value="8400" calcext:value-type="float">
            <text:p>8400</text:p>
          </table:table-cell>
          <table:table-cell table:style-name="ce315" office:value-type="float" office:value="101000" calcext:value-type="float">
            <text:p>101.0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216" calcext:value-type="float">
            <text:p>216</text:p>
          </table:table-cell>
          <table:table-cell table:style-name="ce144" office:value-type="string" calcext:value-type="string">
            <text:p>Werkstatt <text:s/>VII</text:p>
          </table:table-cell>
          <table:table-cell table:style-name="ce144" office:value-type="string" calcext:value-type="string">
            <text:p>Kreuzer Apocrypha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Zerstörer</text:p>
          </table:table-cell>
          <table:table-cell table:style-name="ce210" office:value-type="string" calcext:value-type="string">
            <text:p>Scythe</text:p>
          </table:table-cell>
          <table:table-cell table:style-name="ce144" office:value-type="float" office:value="438" calcext:value-type="float">
            <text:p>438</text:p>
          </table:table-cell>
          <table:table-cell table:style-name="ce144" office:value-type="float" office:value="5700" calcext:value-type="float">
            <text:p>5700</text:p>
          </table:table-cell>
          <table:table-cell table:style-name="ce315" office:value-type="float" office:value="58000" calcext:value-type="float">
            <text:p>58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Zerstörer Trident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11" office:value-type="string" calcext:value-type="string">
            <text:p>Scythe MK II</text:p>
          </table:table-cell>
          <table:table-cell table:style-name="ce144" office:value-type="float" office:value="438" calcext:value-type="float">
            <text:p>438</text:p>
          </table:table-cell>
          <table:table-cell table:style-name="ce144" office:value-type="float" office:value="5985" calcext:value-type="float">
            <text:p>5985</text:p>
          </table:table-cell>
          <table:table-cell table:style-name="ce315" office:value-type="float" office:value="72500" calcext:value-type="float">
            <text:p>72.5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VI</text:p>
          </table:table-cell>
          <table:table-cell table:style-name="ce144" office:value-type="string" calcext:value-type="string">
            <text:p>Zerstörer Scythe</text:p>
          </table:table-cell>
          <table:table-cell table:style-name="ce144" office:value-type="string" calcext:value-type="string">
            <text:p>Zerstörer Trident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12" office:value-type="string" calcext:value-type="string">
            <text:p>Scythe MK III</text:p>
          </table:table-cell>
          <table:table-cell table:style-name="ce144" office:value-type="float" office:value="438" calcext:value-type="float">
            <text:p>438</text:p>
          </table:table-cell>
          <table:table-cell table:style-name="ce144" office:value-type="float" office:value="6270" calcext:value-type="float">
            <text:p>6270</text:p>
          </table:table-cell>
          <table:table-cell table:style-name="ce315" office:value-type="float" office:value="87000" calcext:value-type="float">
            <text:p>87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Zerstörer Scythe MK II</text:p>
          </table:table-cell>
          <table:table-cell table:style-name="ce144" office:value-type="string" calcext:value-type="string">
            <text:p>Zerstörer Trident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13" office:value-type="string" calcext:value-type="string">
            <text:p>Scythe MK IV</text:p>
          </table:table-cell>
          <table:table-cell table:style-name="ce144" office:value-type="float" office:value="438" calcext:value-type="float">
            <text:p>438</text:p>
          </table:table-cell>
          <table:table-cell table:style-name="ce144" office:value-type="float" office:value="6555" calcext:value-type="float">
            <text:p>6555</text:p>
          </table:table-cell>
          <table:table-cell table:style-name="ce315" office:value-type="float" office:value="101500" calcext:value-type="float">
            <text:p>101.5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Zerstörer Scythe MK III</text:p>
          </table:table-cell>
          <table:table-cell table:style-name="ce144" office:value-type="string" calcext:value-type="string">
            <text:p>Zerstörer Trident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14" office:value-type="string" calcext:value-type="string">
            <text:p>Scythe MK V</text:p>
          </table:table-cell>
          <table:table-cell table:style-name="ce144" office:value-type="float" office:value="438" calcext:value-type="float">
            <text:p>438</text:p>
          </table:table-cell>
          <table:table-cell table:style-name="ce144" office:value-type="float" office:value="6840" calcext:value-type="float">
            <text:p>6840</text:p>
          </table:table-cell>
          <table:table-cell table:style-name="ce315" office:value-type="float" office:value="116000" calcext:value-type="float">
            <text:p>116.000</text:p>
          </table:table-cell>
          <table:table-cell table:style-name="ce144" office:value-type="float" office:value="150" calcext:value-type="float">
            <text:p>150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VII</text:p>
          </table:table-cell>
          <table:table-cell table:style-name="ce144" office:value-type="string" calcext:value-type="string">
            <text:p>Zerstörer Scythe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318" office:value-type="percentage" office:value="2" calcext:value-type="percentage">
            <text:p>2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EV</text:p>
          </table:table-cell>
          <table:table-cell table:style-name="ce144" office:value-type="string" calcext:value-type="string">
            <text:p>Schlachtschiff</text:p>
          </table:table-cell>
          <table:table-cell table:style-name="ce215" office:value-type="string" calcext:value-type="string">
            <text:p>Dread</text:p>
          </table:table-cell>
          <table:table-cell table:style-name="ce144" office:value-type="float" office:value="1125" calcext:value-type="float">
            <text:p>1125</text:p>
          </table:table-cell>
          <table:table-cell table:style-name="ce144" office:value-type="float" office:value="9810" calcext:value-type="float">
            <text:p>9810</text:p>
          </table:table-cell>
          <table:table-cell table:style-name="ce315" office:value-type="float" office:value="146500" calcext:value-type="float">
            <text:p>146.50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fabrik X</text:p>
          </table:table-cell>
          <table:table-cell table:style-name="ce144" office:value-type="string" calcext:value-type="string">
            <text:p>Schiffslabor 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16" office:value-type="string" calcext:value-type="string">
            <text:p>Dread MK II</text:p>
          </table:table-cell>
          <table:table-cell table:style-name="ce144" office:value-type="float" office:value="1125" calcext:value-type="float">
            <text:p>1125</text:p>
          </table:table-cell>
          <table:table-cell table:style-name="ce144" office:value-type="float" office:value="10301" calcext:value-type="float">
            <text:p>10301</text:p>
          </table:table-cell>
          <table:table-cell table:style-name="ce315" office:value-type="float" office:value="183125" calcext:value-type="float">
            <text:p>183.125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Schlachtschiff Dread</text:p>
          </table:table-cell>
          <table:table-cell table:style-name="ce144" office:value-type="string" calcext:value-type="string">
            <text:p>Schlachtschiff Fury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17" office:value-type="string" calcext:value-type="string">
            <text:p>Dread MK III</text:p>
          </table:table-cell>
          <table:table-cell table:style-name="ce144" office:value-type="float" office:value="1125" calcext:value-type="float">
            <text:p>1125</text:p>
          </table:table-cell>
          <table:table-cell table:style-name="ce144" office:value-type="float" office:value="10791" calcext:value-type="float">
            <text:p>10791</text:p>
          </table:table-cell>
          <table:table-cell table:style-name="ce315" office:value-type="float" office:value="219750" calcext:value-type="float">
            <text:p>219.75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lachtschiff Dread MK II</text:p>
          </table:table-cell>
          <table:table-cell table:style-name="ce144" office:value-type="string" calcext:value-type="string">
            <text:p>Schlachtschiff Fury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18" office:value-type="string" calcext:value-type="string">
            <text:p>Dread MK IV</text:p>
          </table:table-cell>
          <table:table-cell table:style-name="ce144" office:value-type="float" office:value="1125" calcext:value-type="float">
            <text:p>1125</text:p>
          </table:table-cell>
          <table:table-cell table:style-name="ce144" office:value-type="float" office:value="11282" calcext:value-type="float">
            <text:p>11282</text:p>
          </table:table-cell>
          <table:table-cell table:style-name="ce315" office:value-type="float" office:value="256375" calcext:value-type="float">
            <text:p>256.375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lachtschiff Dread MK III</text:p>
          </table:table-cell>
          <table:table-cell table:style-name="ce144" office:value-type="string" calcext:value-type="string">
            <text:p>Schlachtschiff Fury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19" office:value-type="string" calcext:value-type="string">
            <text:p>Dread MK V</text:p>
          </table:table-cell>
          <table:table-cell table:style-name="ce144" office:value-type="float" office:value="1125" calcext:value-type="float">
            <text:p>1125</text:p>
          </table:table-cell>
          <table:table-cell table:style-name="ce144" office:value-type="float" office:value="11772" calcext:value-type="float">
            <text:p>11772</text:p>
          </table:table-cell>
          <table:table-cell table:style-name="ce315" office:value-type="float" office:value="293000" calcext:value-type="float">
            <text:p>293.00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Schlachtschiff Dread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riegskutter</text:p>
          </table:table-cell>
          <table:table-cell table:style-name="ce220" office:value-type="string" calcext:value-type="string">
            <text:p>Gharial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/>
          <table:table-cell table:style-name="ce315"/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iegskutter</text:p>
          </table:table-cell>
          <table:table-cell table:style-name="ce221" office:value-type="string" calcext:value-type="string">
            <text:p>Gharial MK II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 office:value-type="float" office:value="6300" calcext:value-type="float">
            <text:p>6300</text:p>
          </table:table-cell>
          <table:table-cell table:style-name="ce315" office:value-type="float" office:value="126250" calcext:value-type="float">
            <text:p>126.25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Kriegskutter Gharial</text:p>
          </table:table-cell>
          <table:table-cell table:style-name="ce144"/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/>
          <table:table-cell table:style-name="ce318" office:value-type="percentage" office:value="0.12" calcext:value-type="percentage">
            <text:p>12%</text:p>
          </table:table-cell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5" calcext:value-type="percentage">
            <text:p>50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iegskutter</text:p>
          </table:table-cell>
          <table:table-cell table:style-name="ce222" office:value-type="string" calcext:value-type="string">
            <text:p>Gharial MK III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 office:value-type="float" office:value="6600" calcext:value-type="float">
            <text:p>6600</text:p>
          </table:table-cell>
          <table:table-cell table:style-name="ce315" office:value-type="float" office:value="151500" calcext:value-type="float">
            <text:p>151.50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string" calcext:value-type="string">
            <text:p>Fregatte Nighthawk MK III</text:p>
          </table:table-cell>
          <table:table-cell table:style-name="ce144" office:value-type="string" calcext:value-type="string">
            <text:p>Kriegskutter Gharial MK II</text:p>
          </table:table-cell>
          <table:table-cell table:style-name="ce144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/>
          <table:table-cell table:style-name="ce318" office:value-type="percentage" office:value="0.24" calcext:value-type="percentage">
            <text:p>24%</text:p>
          </table:table-cell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66" calcext:value-type="percentage">
            <text:p>66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iegskutter</text:p>
          </table:table-cell>
          <table:table-cell table:style-name="ce223" office:value-type="string" calcext:value-type="string">
            <text:p>Gharial MK IV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 office:value-type="float" office:value="6900" calcext:value-type="float">
            <text:p>6900</text:p>
          </table:table-cell>
          <table:table-cell table:style-name="ce315" office:value-type="float" office:value="176750" calcext:value-type="float">
            <text:p>176.75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string" calcext:value-type="string">
            <text:p>Fregatte Nighthawk MK IV</text:p>
          </table:table-cell>
          <table:table-cell table:style-name="ce144" office:value-type="string" calcext:value-type="string">
            <text:p>Kriegskutter Gharial MK III</text:p>
          </table:table-cell>
          <table:table-cell table:style-name="ce144"/>
          <table:table-cell table:style-name="ce318"/>
          <table:table-cell table:style-name="ce318" office:value-type="percentage" office:value="0.15" calcext:value-type="percentage">
            <text:p>15%</text:p>
          </table:table-cell>
          <table:table-cell table:style-name="ce318"/>
          <table:table-cell table:style-name="ce318" office:value-type="percentage" office:value="0.36" calcext:value-type="percentage">
            <text:p>36%</text:p>
          </table:table-cell>
          <table:table-cell table:style-name="ce144" table:number-columns-repeated="3"/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83" calcext:value-type="percentage">
            <text:p>83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iegskutter</text:p>
          </table:table-cell>
          <table:table-cell table:style-name="ce224" office:value-type="string" calcext:value-type="string">
            <text:p>Gharial MK V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 office:value-type="float" office:value="7200" calcext:value-type="float">
            <text:p>7200</text:p>
          </table:table-cell>
          <table:table-cell table:style-name="ce315" office:value-type="float" office:value="202000" calcext:value-type="float">
            <text:p>202.00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5" calcext:value-type="float">
            <text:p>15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string" calcext:value-type="string">
            <text:p>Werkstatt VII</text:p>
          </table:table-cell>
          <table:table-cell table:style-name="ce144" office:value-type="string" calcext:value-type="string">
            <text:p>Kriegskutter Gharial MK IV</text:p>
          </table:table-cell>
          <table:table-cell table:style-name="ce144"/>
          <table:table-cell table:style-name="ce318"/>
          <table:table-cell table:style-name="ce318" office:value-type="percentage" office:value="0.2" calcext:value-type="percentage">
            <text:p>20%</text:p>
          </table:table-cell>
          <table:table-cell table:style-name="ce318"/>
          <table:table-cell table:style-name="ce318" office:value-type="percentage" office:value="0.5" calcext:value-type="percentage">
            <text:p>50%</text:p>
          </table:table-cell>
          <table:table-cell table:style-name="ce144" table:number-columns-repeated="3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1" calcext:value-type="percentage">
            <text:p>100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Träger</text:p>
          </table:table-cell>
          <table:table-cell table:style-name="ce225" office:value-type="string" calcext:value-type="string">
            <text:p>Ragnarok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44" office:value-type="float" office:value="6935" calcext:value-type="float">
            <text:p>6935</text:p>
          </table:table-cell>
          <table:table-cell table:style-name="ce315" office:value-type="float" office:value="500000" calcext:value-type="float">
            <text:p>500.0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Schiffsfabrik X</text:p>
          </table:table-cell>
          <table:table-cell table:style-name="ce144" office:value-type="string" calcext:value-type="string">
            <text:p>Schiffslabor 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226" office:value-type="string" calcext:value-type="string">
            <text:p>Ragnarok MK II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44" office:value-type="float" office:value="7282" calcext:value-type="float">
            <text:p>7282</text:p>
          </table:table-cell>
          <table:table-cell table:style-name="ce315" office:value-type="float" office:value="625000" calcext:value-type="float">
            <text:p>625.0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Träger Ragnarok</text:p>
          </table:table-cell>
          <table:table-cell table:style-name="ce144" office:value-type="string" calcext:value-type="string">
            <text:p>Träger Midgard MK II</text:p>
          </table:table-cell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227" office:value-type="string" calcext:value-type="string">
            <text:p>Ragnarok MK III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44" office:value-type="float" office:value="7269" calcext:value-type="float">
            <text:p>7269</text:p>
          </table:table-cell>
          <table:table-cell table:style-name="ce315" office:value-type="float" office:value="750000" calcext:value-type="float">
            <text:p>750.0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Träger Ragnarok MK II</text:p>
          </table:table-cell>
          <table:table-cell table:style-name="ce144" office:value-type="string" calcext:value-type="string">
            <text:p>Träger Midgard MK III</text:p>
          </table:table-cell>
          <table:table-cell table:style-name="ce144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/>
          <table:table-cell table:style-name="ce318" office:value-type="percentage" office:value="0.12" calcext:value-type="percentage">
            <text:p>12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228" office:value-type="string" calcext:value-type="string">
            <text:p>Ragnarok MK IV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44" office:value-type="float" office:value="7975" calcext:value-type="float">
            <text:p>7975</text:p>
          </table:table-cell>
          <table:table-cell table:style-name="ce315" office:value-type="float" office:value="875000" calcext:value-type="float">
            <text:p>875.0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Träger Ragnarok MK III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15" calcext:value-type="percentage">
            <text:p>15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/>
          <table:table-cell table:style-name="ce318" office:value-type="percentage" office:value="0.18" calcext:value-type="percentage">
            <text:p>18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Träger</text:p>
          </table:table-cell>
          <table:table-cell table:style-name="ce229" office:value-type="string" calcext:value-type="string">
            <text:p>Ragnarok MK V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44" office:value-type="float" office:value="8322" calcext:value-type="float">
            <text:p>8322</text:p>
          </table:table-cell>
          <table:table-cell table:style-name="ce315" office:value-type="float" office:value="1000000" calcext:value-type="float">
            <text:p>1.000.00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table:number-columns-repeated="2"/>
          <table:table-cell table:style-name="ce144" office:value-type="float" office:value="198" calcext:value-type="float">
            <text:p>198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Träger Ragnarok MK IV</text:p>
          </table:table-cell>
          <table:table-cell table:style-name="ce144"/>
          <table:table-cell table:style-name="ce318"/>
          <table:table-cell table:style-name="ce318" office:value-type="percentage" office:value="0.2" calcext:value-type="percentage">
            <text:p>20%</text:p>
          </table:table-cell>
          <table:table-cell table:style-name="ce318" table:number-columns-repeated="2"/>
          <table:table-cell table:style-name="ce144" table:number-columns-repeated="3"/>
          <table:table-cell table:style-name="ce318" table:number-columns-repeated="7"/>
          <table:table-cell table:style-name="ce144" office:value-type="string" calcext:value-type="string">
            <text:p>Manövrierbarkeitsfeld</text:p>
          </table:table-cell>
          <table:table-cell table:style-name="ce315" office:value-type="float" office:value="11000" calcext:value-type="float">
            <text:p>11.000</text:p>
          </table:table-cell>
          <table:table-cell table:style-name="ce318"/>
          <table:table-cell table:style-name="ce318" office:value-type="percentage" office:value="0.25" calcext:value-type="percentage">
            <text:p>25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Fregatte</text:p>
          </table:table-cell>
          <table:table-cell table:style-name="ce230" office:value-type="string" calcext:value-type="string">
            <text:p>Eagle</text:p>
          </table:table-cell>
          <table:table-cell table:style-name="ce144" office:value-type="float" office:value="960" calcext:value-type="float">
            <text:p>960</text:p>
          </table:table-cell>
          <table:table-cell table:style-name="ce144" office:value-type="float" office:value="4100" calcext:value-type="float">
            <text:p>4100</text:p>
          </table:table-cell>
          <table:table-cell table:style-name="ce315" office:value-type="float" office:value="86400" calcext:value-type="float">
            <text:p>86.4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Fregatte Nighthawk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31" office:value-type="string" calcext:value-type="string">
            <text:p>Eagle MK II</text:p>
          </table:table-cell>
          <table:table-cell table:style-name="ce144" office:value-type="float" office:value="960" calcext:value-type="float">
            <text:p>960</text:p>
          </table:table-cell>
          <table:table-cell table:style-name="ce144" office:value-type="float" office:value="4305" calcext:value-type="float">
            <text:p>4305</text:p>
          </table:table-cell>
          <table:table-cell table:style-name="ce315" office:value-type="float" office:value="108000" calcext:value-type="float">
            <text:p>108.0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Werkstatt V</text:p>
          </table:table-cell>
          <table:table-cell table:style-name="ce144" office:value-type="string" calcext:value-type="string">
            <text:p>Fregatte Eagle</text:p>
          </table:table-cell>
          <table:table-cell table:style-name="ce144" office:value-type="string" calcext:value-type="string">
            <text:p>Fregatte Nighthawk MK II</text:p>
          </table:table-cell>
          <table:table-cell table:style-name="ce318" office:value-type="percentage" office:value="-0.12" calcext:value-type="percentage">
            <text:p>-12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32" office:value-type="string" calcext:value-type="string">
            <text:p>Eagle MK III</text:p>
          </table:table-cell>
          <table:table-cell table:style-name="ce144" office:value-type="float" office:value="960" calcext:value-type="float">
            <text:p>960</text:p>
          </table:table-cell>
          <table:table-cell table:style-name="ce144" office:value-type="float" office:value="4510" calcext:value-type="float">
            <text:p>4510</text:p>
          </table:table-cell>
          <table:table-cell table:style-name="ce315" office:value-type="float" office:value="129600" calcext:value-type="float">
            <text:p>129.6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Fregatte Eagle MK II</text:p>
          </table:table-cell>
          <table:table-cell table:style-name="ce144" office:value-type="string" calcext:value-type="string">
            <text:p>Fregatte Nighthawk MK III</text:p>
          </table:table-cell>
          <table:table-cell table:style-name="ce144"/>
          <table:table-cell table:style-name="ce318" office:value-type="percentage" office:value="-0.24" calcext:value-type="percentage">
            <text:p>-24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33" office:value-type="string" calcext:value-type="string">
            <text:p>Eagle MK IV</text:p>
          </table:table-cell>
          <table:table-cell table:style-name="ce144" office:value-type="float" office:value="960" calcext:value-type="float">
            <text:p>960</text:p>
          </table:table-cell>
          <table:table-cell table:style-name="ce144" office:value-type="float" office:value="4715" calcext:value-type="float">
            <text:p>4715</text:p>
          </table:table-cell>
          <table:table-cell table:style-name="ce315" office:value-type="float" office:value="151200" calcext:value-type="float">
            <text:p>151.2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Fregatte Eagle MK III</text:p>
          </table:table-cell>
          <table:table-cell table:style-name="ce144" office:value-type="string" calcext:value-type="string">
            <text:p>Fregatte Nighthawk MK IV</text:p>
          </table:table-cell>
          <table:table-cell table:style-name="ce144"/>
          <table:table-cell table:style-name="ce318" office:value-type="percentage" office:value="-0.36" calcext:value-type="percentage">
            <text:p>-36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318" office:value-type="percentage" office:value="0.6" calcext:value-type="percentage">
            <text:p>6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Fregatte</text:p>
          </table:table-cell>
          <table:table-cell table:style-name="ce234" office:value-type="string" calcext:value-type="string">
            <text:p>Eagle MK V</text:p>
          </table:table-cell>
          <table:table-cell table:style-name="ce144" office:value-type="float" office:value="960" calcext:value-type="float">
            <text:p>960</text:p>
          </table:table-cell>
          <table:table-cell table:style-name="ce144" office:value-type="float" office:value="4920" calcext:value-type="float">
            <text:p>4920</text:p>
          </table:table-cell>
          <table:table-cell table:style-name="ce315" office:value-type="float" office:value="172800" calcext:value-type="float">
            <text:p>172.800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Werkstatt <text:s/>VII</text:p>
          </table:table-cell>
          <table:table-cell table:style-name="ce144" office:value-type="string" calcext:value-type="string">
            <text:p>Fregatte Eagle MK IV</text:p>
          </table:table-cell>
          <table:table-cell table:style-name="ce144"/>
          <table:table-cell table:style-name="ce318" office:value-type="percentage" office:value="-0.5" calcext:value-type="percentage">
            <text:p>-5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2" calcext:value-type="percentage">
            <text:p>200%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Kreuzer</text:p>
          </table:table-cell>
          <table:table-cell table:style-name="ce235" office:value-type="string" calcext:value-type="string">
            <text:p>Corinthian</text:p>
          </table:table-cell>
          <table:table-cell table:style-name="ce144" office:value-type="float" office:value="1680" calcext:value-type="float">
            <text:p>1680</text:p>
          </table:table-cell>
          <table:table-cell table:style-name="ce144"/>
          <table:table-cell table:style-name="ce315"/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36" office:value-type="string" calcext:value-type="string">
            <text:p>Corinthian MK II</text:p>
          </table:table-cell>
          <table:table-cell table:style-name="ce144" office:value-type="float" office:value="1680" calcext:value-type="float">
            <text:p>1680</text:p>
          </table:table-cell>
          <table:table-cell table:style-name="ce144" office:value-type="float" office:value="7350" calcext:value-type="float">
            <text:p>7350</text:p>
          </table:table-cell>
          <table:table-cell table:style-name="ce315" office:value-type="float" office:value="75750" calcext:value-type="float">
            <text:p>75.75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Kreuzer Corinthian</text:p>
          </table:table-cell>
          <table:table-cell table:style-name="ce144" office:value-type="string" calcext:value-type="string">
            <text:p>Kreuzer Revelation MK II</text:p>
          </table:table-cell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37" office:value-type="string" calcext:value-type="string">
            <text:p>Corinthian MK III</text:p>
          </table:table-cell>
          <table:table-cell table:style-name="ce144" office:value-type="float" office:value="1680" calcext:value-type="float">
            <text:p>1680</text:p>
          </table:table-cell>
          <table:table-cell table:style-name="ce144" office:value-type="float" office:value="7700" calcext:value-type="float">
            <text:p>7700</text:p>
          </table:table-cell>
          <table:table-cell table:style-name="ce315" office:value-type="float" office:value="90900" calcext:value-type="float">
            <text:p>90.9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office:value-type="string" calcext:value-type="string">
            <text:p>Kreuzer Corinthian MK II</text:p>
          </table:table-cell>
          <table:table-cell table:style-name="ce144" office:value-type="string" calcext:value-type="string">
            <text:p>Kreuzer Revelation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38" office:value-type="string" calcext:value-type="string">
            <text:p>Corinthian MK IV</text:p>
          </table:table-cell>
          <table:table-cell table:style-name="ce144" office:value-type="float" office:value="1680" calcext:value-type="float">
            <text:p>1680</text:p>
          </table:table-cell>
          <table:table-cell table:style-name="ce144" office:value-type="float" office:value="8050" calcext:value-type="float">
            <text:p>8050</text:p>
          </table:table-cell>
          <table:table-cell table:style-name="ce315" office:value-type="float" office:value="106050" calcext:value-type="float">
            <text:p>106.05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office:value-type="string" calcext:value-type="string">
            <text:p>Kreuzer Corinthian MK III</text:p>
          </table:table-cell>
          <table:table-cell table:style-name="ce144" office:value-type="string" calcext:value-type="string">
            <text:p>Kreuzer Revelation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reuzer</text:p>
          </table:table-cell>
          <table:table-cell table:style-name="ce239" office:value-type="string" calcext:value-type="string">
            <text:p>Corinthian MK V</text:p>
          </table:table-cell>
          <table:table-cell table:style-name="ce144" office:value-type="float" office:value="1680" calcext:value-type="float">
            <text:p>1680</text:p>
          </table:table-cell>
          <table:table-cell table:style-name="ce144" office:value-type="float" office:value="8400" calcext:value-type="float">
            <text:p>8400</text:p>
          </table:table-cell>
          <table:table-cell table:style-name="ce315" office:value-type="float" office:value="121200" calcext:value-type="float">
            <text:p>121.200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222" calcext:value-type="float">
            <text:p>222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Kreuzer Corinthian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318" table:number-columns-repeated="4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Zerstörer</text:p>
          </table:table-cell>
          <table:table-cell table:style-name="ce240" office:value-type="string" calcext:value-type="string">
            <text:p>Lance</text:p>
          </table:table-cell>
          <table:table-cell table:style-name="ce144" office:value-type="float" office:value="526" calcext:value-type="float">
            <text:p>526</text:p>
          </table:table-cell>
          <table:table-cell table:style-name="ce144"/>
          <table:table-cell table:style-name="ce315"/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41" office:value-type="string" calcext:value-type="string">
            <text:p>Lance MK II</text:p>
          </table:table-cell>
          <table:table-cell table:style-name="ce144" office:value-type="float" office:value="526" calcext:value-type="float">
            <text:p>526</text:p>
          </table:table-cell>
          <table:table-cell table:style-name="ce144" office:value-type="float" office:value="5775" calcext:value-type="float">
            <text:p>5775</text:p>
          </table:table-cell>
          <table:table-cell table:style-name="ce315" office:value-type="float" office:value="87000" calcext:value-type="float">
            <text:p>87.000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Zerstörer Lance</text:p>
          </table:table-cell>
          <table:table-cell table:style-name="ce144" office:value-type="string" calcext:value-type="string">
            <text:p>Zerstörer Trident MK 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42" office:value-type="string" calcext:value-type="string">
            <text:p>Lance MK III</text:p>
          </table:table-cell>
          <table:table-cell table:style-name="ce144" office:value-type="float" office:value="526" calcext:value-type="float">
            <text:p>526</text:p>
          </table:table-cell>
          <table:table-cell table:style-name="ce144" office:value-type="float" office:value="6050" calcext:value-type="float">
            <text:p>6050</text:p>
          </table:table-cell>
          <table:table-cell table:style-name="ce315" office:value-type="float" office:value="104400" calcext:value-type="float">
            <text:p>104.400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Zerstörer Lance MK II</text:p>
          </table:table-cell>
          <table:table-cell table:style-name="ce144" office:value-type="string" calcext:value-type="string">
            <text:p>Zerstörer Trident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1.3" calcext:value-type="percentage">
            <text:p>13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43" office:value-type="string" calcext:value-type="string">
            <text:p>Lance MK IV</text:p>
          </table:table-cell>
          <table:table-cell table:style-name="ce144" office:value-type="float" office:value="526" calcext:value-type="float">
            <text:p>526</text:p>
          </table:table-cell>
          <table:table-cell table:style-name="ce144" office:value-type="float" office:value="6325" calcext:value-type="float">
            <text:p>6325</text:p>
          </table:table-cell>
          <table:table-cell table:style-name="ce315" office:value-type="float" office:value="121800" calcext:value-type="float">
            <text:p>121.800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Zerstörer Lance MK III</text:p>
          </table:table-cell>
          <table:table-cell table:style-name="ce144" office:value-type="string" calcext:value-type="string">
            <text:p>Zerstörer Trident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4" calcext:value-type="percentage">
            <text:p>40%</text:p>
          </table:table-cell>
          <table:table-cell table:style-name="ce318" office:value-type="percentage" office:value="1.6" calcext:value-type="percentage">
            <text:p>16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Zerstörer</text:p>
          </table:table-cell>
          <table:table-cell table:style-name="ce244" office:value-type="string" calcext:value-type="string">
            <text:p>Lance MK V</text:p>
          </table:table-cell>
          <table:table-cell table:style-name="ce144" office:value-type="float" office:value="526" calcext:value-type="float">
            <text:p>526</text:p>
          </table:table-cell>
          <table:table-cell table:style-name="ce144" office:value-type="float" office:value="6600" calcext:value-type="float">
            <text:p>6600</text:p>
          </table:table-cell>
          <table:table-cell table:style-name="ce315" office:value-type="float" office:value="139200" calcext:value-type="float">
            <text:p>139.200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Zerstörer Lance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5" calcext:value-type="percentage">
            <text:p>15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318" office:value-type="percentage" office:value="2" calcext:value-type="percentage">
            <text:p>20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</text:p>
          </table:table-cell>
          <table:table-cell table:style-name="ce144" office:value-type="string" calcext:value-type="string">
            <text:p>Schlachtschiff</text:p>
          </table:table-cell>
          <table:table-cell table:style-name="ce245" office:value-type="string" calcext:value-type="string">
            <text:p>Zeal</text:p>
          </table:table-cell>
          <table:table-cell table:style-name="ce144" office:value-type="float" office:value="1350" calcext:value-type="float">
            <text:p>1350</text:p>
          </table:table-cell>
          <table:table-cell table:style-name="ce144"/>
          <table:table-cell table:style-name="ce315"/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table:number-columns-repeated="3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46" office:value-type="string" calcext:value-type="string">
            <text:p>Zeal MK II</text:p>
          </table:table-cell>
          <table:table-cell table:style-name="ce144" office:value-type="float" office:value="1350" calcext:value-type="float">
            <text:p>1350</text:p>
          </table:table-cell>
          <table:table-cell table:style-name="ce144" office:value-type="float" office:value="7182" calcext:value-type="float">
            <text:p>7182</text:p>
          </table:table-cell>
          <table:table-cell table:style-name="ce315" office:value-type="float" office:value="218750" calcext:value-type="float">
            <text:p>218.75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Schlachtschiff Zeal</text:p>
          </table:table-cell>
          <table:table-cell table:style-name="ce144" office:value-type="string" calcext:value-type="string">
            <text:p>Schlachtschiff Fury MK 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47" office:value-type="string" calcext:value-type="string">
            <text:p>Zeal MK III</text:p>
          </table:table-cell>
          <table:table-cell table:style-name="ce144" office:value-type="float" office:value="1350" calcext:value-type="float">
            <text:p>1350</text:p>
          </table:table-cell>
          <table:table-cell table:style-name="ce144" office:value-type="float" office:value="7524" calcext:value-type="float">
            <text:p>7524</text:p>
          </table:table-cell>
          <table:table-cell table:style-name="ce315" office:value-type="float" office:value="263700" calcext:value-type="float">
            <text:p>263.70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Schlachtschiff Zeal MK II</text:p>
          </table:table-cell>
          <table:table-cell table:style-name="ce144" office:value-type="string" calcext:value-type="string">
            <text:p>Schlachtschiff Fury MK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0.23" calcext:value-type="percentage">
            <text:p>23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48" office:value-type="string" calcext:value-type="string">
            <text:p>Zeal MK IV</text:p>
          </table:table-cell>
          <table:table-cell table:style-name="ce144" office:value-type="float" office:value="1350" calcext:value-type="float">
            <text:p>1350</text:p>
          </table:table-cell>
          <table:table-cell table:style-name="ce144" office:value-type="float" office:value="7866" calcext:value-type="float">
            <text:p>7866</text:p>
          </table:table-cell>
          <table:table-cell table:style-name="ce315" office:value-type="float" office:value="307650" calcext:value-type="float">
            <text:p>307.65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Schlachtschiff Zeal MK III</text:p>
          </table:table-cell>
          <table:table-cell table:style-name="ce144" office:value-type="string" calcext:value-type="string">
            <text:p>Schlachtschiff Fury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0.36" calcext:value-type="percentage">
            <text:p>36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Schlachtschiff</text:p>
          </table:table-cell>
          <table:table-cell table:style-name="ce249" office:value-type="string" calcext:value-type="string">
            <text:p>Zeal MK V</text:p>
          </table:table-cell>
          <table:table-cell table:style-name="ce144" office:value-type="float" office:value="1350" calcext:value-type="float">
            <text:p>1350</text:p>
          </table:table-cell>
          <table:table-cell table:style-name="ce144" office:value-type="float" office:value="8208" calcext:value-type="float">
            <text:p>8208</text:p>
          </table:table-cell>
          <table:table-cell table:style-name="ce315" office:value-type="float" office:value="351600" calcext:value-type="float">
            <text:p>351.600</text:p>
          </table:table-cell>
          <table:table-cell table:style-name="ce144" office:value-type="float" office:value="290" calcext:value-type="float">
            <text:p>29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219" calcext:value-type="float">
            <text:p>219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Schlachtschiff Zeal MK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3"/>
          <table:table-cell table:style-name="ce318" office:value-type="percentage" office:value="1.25" calcext:value-type="percentage">
            <text:p>125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0.5" calcext:value-type="percentage">
            <text:p>50%</text:p>
          </table:table-cell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EV</text:p>
          </table:table-cell>
          <table:table-cell table:style-name="ce144" office:value-type="string" calcext:value-type="string">
            <text:p>Kutter</text:p>
          </table:table-cell>
          <table:table-cell table:style-name="ce250" office:value-type="string" calcext:value-type="string">
            <text:p>Komodo</text:p>
          </table:table-cell>
          <table:table-cell table:style-name="ce144" office:value-type="float" office:value="1140" calcext:value-type="float">
            <text:p>1140</text:p>
          </table:table-cell>
          <table:table-cell table:style-name="ce144" office:value-type="float" office:value="7200" calcext:value-type="float">
            <text:p>7200</text:p>
          </table:table-cell>
          <table:table-cell table:style-name="ce315" office:value-type="float" office:value="151500" calcext:value-type="float">
            <text:p>151.50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string" calcext:value-type="string">
            <text:p>Schiffsfabrik X</text:p>
          </table:table-cell>
          <table:table-cell table:style-name="ce144" office:value-type="string" calcext:value-type="string">
            <text:p>Schiffslabor 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utter</text:p>
          </table:table-cell>
          <table:table-cell table:style-name="ce251" office:value-type="string" calcext:value-type="string">
            <text:p>Komodo MK II</text:p>
          </table:table-cell>
          <table:table-cell table:style-name="ce144" office:value-type="float" office:value="1140" calcext:value-type="float">
            <text:p>1140</text:p>
          </table:table-cell>
          <table:table-cell table:style-name="ce144" office:value-type="float" office:value="7560" calcext:value-type="float">
            <text:p>7560</text:p>
          </table:table-cell>
          <table:table-cell table:style-name="ce315" office:value-type="float" office:value="189375" calcext:value-type="float">
            <text:p>189.375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string" calcext:value-type="string">
            <text:p>Werkstatt <text:s/>VI</text:p>
          </table:table-cell>
          <table:table-cell table:style-name="ce144" office:value-type="string" calcext:value-type="string">
            <text:p>Komodo-Kutter</text:p>
          </table:table-cell>
          <table:table-cell table:style-name="ce144" office:value-type="string" calcext:value-type="string">
            <text:p>Fregatte Nighthawk MK II</text:p>
          </table:table-cell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/>
          <table:table-cell table:style-name="ce318" office:value-type="percentage" office:value="0.12" calcext:value-type="percentage">
            <text:p>12%</text:p>
          </table:table-cell>
          <table:table-cell table:style-name="ce144" table:number-columns-repeated="3"/>
          <table:table-cell table:style-name="ce318" office:value-type="percentage" office:value="0.05" calcext:value-type="percentage">
            <text:p>5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5" calcext:value-type="percentage">
            <text:p>50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utter</text:p>
          </table:table-cell>
          <table:table-cell table:style-name="ce252" office:value-type="string" calcext:value-type="string">
            <text:p>Komodo MK III</text:p>
          </table:table-cell>
          <table:table-cell table:style-name="ce144" office:value-type="float" office:value="1140" calcext:value-type="float">
            <text:p>1140</text:p>
          </table:table-cell>
          <table:table-cell table:style-name="ce144" office:value-type="float" office:value="7920" calcext:value-type="float">
            <text:p>7920</text:p>
          </table:table-cell>
          <table:table-cell table:style-name="ce315" office:value-type="float" office:value="227250" calcext:value-type="float">
            <text:p>227.25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string" calcext:value-type="string">
            <text:p>Komodo-Kutter MK II</text:p>
          </table:table-cell>
          <table:table-cell table:style-name="ce144" office:value-type="string" calcext:value-type="string">
            <text:p>Fregatte Nighthawk MK III</text:p>
          </table:table-cell>
          <table:table-cell table:style-name="ce144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/>
          <table:table-cell table:style-name="ce318" office:value-type="percentage" office:value="0.24" calcext:value-type="percentage">
            <text:p>24%</text:p>
          </table:table-cell>
          <table:table-cell table:style-name="ce144" table:number-columns-repeated="3"/>
          <table:table-cell table:style-name="ce318" office:value-type="percentage" office:value="0.1" calcext:value-type="percentage">
            <text:p>1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66" calcext:value-type="percentage">
            <text:p>66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utter</text:p>
          </table:table-cell>
          <table:table-cell table:style-name="ce253" office:value-type="string" calcext:value-type="string">
            <text:p>Komodo MK IV</text:p>
          </table:table-cell>
          <table:table-cell table:style-name="ce144" office:value-type="float" office:value="1140" calcext:value-type="float">
            <text:p>1140</text:p>
          </table:table-cell>
          <table:table-cell table:style-name="ce144" office:value-type="float" office:value="8280" calcext:value-type="float">
            <text:p>8280</text:p>
          </table:table-cell>
          <table:table-cell table:style-name="ce315" office:value-type="float" office:value="265125" calcext:value-type="float">
            <text:p>265.125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string" calcext:value-type="string">
            <text:p>Komodo-Kutter MK III</text:p>
          </table:table-cell>
          <table:table-cell table:style-name="ce144" office:value-type="string" calcext:value-type="string">
            <text:p>Fregatte Nighthawk MK IV</text:p>
          </table:table-cell>
          <table:table-cell table:style-name="ce144"/>
          <table:table-cell table:style-name="ce318"/>
          <table:table-cell table:style-name="ce318" office:value-type="percentage" office:value="0.15" calcext:value-type="percentage">
            <text:p>15%</text:p>
          </table:table-cell>
          <table:table-cell table:style-name="ce318"/>
          <table:table-cell table:style-name="ce318" office:value-type="percentage" office:value="0.36" calcext:value-type="percentage">
            <text:p>36%</text:p>
          </table:table-cell>
          <table:table-cell table:style-name="ce144" table:number-columns-repeated="3"/>
          <table:table-cell table:style-name="ce318" office:value-type="percentage" office:value="0.15" calcext:value-type="percentage">
            <text:p>15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0.83" calcext:value-type="percentage">
            <text:p>83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</text:p>
          </table:table-cell>
          <table:table-cell table:style-name="ce144" office:value-type="string" calcext:value-type="string">
            <text:p>Kutter</text:p>
          </table:table-cell>
          <table:table-cell table:style-name="ce254" office:value-type="string" calcext:value-type="string">
            <text:p>Komodo MK V</text:p>
          </table:table-cell>
          <table:table-cell table:style-name="ce144" office:value-type="float" office:value="1140" calcext:value-type="float">
            <text:p>1140</text:p>
          </table:table-cell>
          <table:table-cell table:style-name="ce144" office:value-type="float" office:value="8640" calcext:value-type="float">
            <text:p>8640</text:p>
          </table:table-cell>
          <table:table-cell table:style-name="ce315" office:value-type="float" office:value="303000" calcext:value-type="float">
            <text:p>303.000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string" calcext:value-type="string">
            <text:p>Werkstatt <text:s/>VIII</text:p>
          </table:table-cell>
          <table:table-cell table:style-name="ce144" office:value-type="string" calcext:value-type="string">
            <text:p>Komodo-Kutter MK IV</text:p>
          </table:table-cell>
          <table:table-cell table:style-name="ce144"/>
          <table:table-cell table:style-name="ce318"/>
          <table:table-cell table:style-name="ce318" office:value-type="percentage" office:value="0.2" calcext:value-type="percentage">
            <text:p>20%</text:p>
          </table:table-cell>
          <table:table-cell table:style-name="ce318"/>
          <table:table-cell table:style-name="ce318" office:value-type="percentage" office:value="0.5" calcext:value-type="percentage">
            <text:p>50%</text:p>
          </table:table-cell>
          <table:table-cell table:style-name="ce144" table:number-columns-repeated="3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318" table:number-columns-repeated="5"/>
          <table:table-cell table:style-name="ce144"/>
          <table:table-cell table:style-name="ce315"/>
          <table:table-cell table:style-name="ce318" table:number-columns-repeated="3"/>
          <table:table-cell table:style-name="ce318" office:value-type="percentage" office:value="1" calcext:value-type="percentage">
            <text:p>100%</text:p>
          </table:table-cell>
          <table:table-cell table:style-name="ce318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Rümpfe-BP</text:p>
          </table:table-cell>
          <table:table-cell table:style-name="ce144" office:value-type="string" calcext:value-type="string">
            <text:p>Kutter</text:p>
          </table:table-cell>
          <table:table-cell table:style-name="ce255" office:value-type="string" calcext:value-type="string">
            <text:p>Taipan</text:p>
          </table:table-cell>
          <table:table-cell table:style-name="ce144" office:value-type="float" office:value="800" calcext:value-type="float">
            <text:p>800</text:p>
          </table:table-cell>
          <table:table-cell table:style-name="ce144" office:value-type="float" office:value="5500" calcext:value-type="float">
            <text:p>5500</text:p>
          </table:table-cell>
          <table:table-cell table:style-name="ce315" office:value-type="float" office:value="95000" calcext:value-type="float">
            <text:p>95.000</text:p>
          </table:table-cell>
          <table:table-cell table:style-name="ce144" office:value-type="float" office:value="420" calcext:value-type="float">
            <text:p>420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string" calcext:value-type="string">
            <text:p>Schiffsfabrik IX</text:p>
          </table:table-cell>
          <table:table-cell table:style-name="ce144" office:value-type="string" calcext:value-type="string">
            <text:p>Schiffslabor I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8086050" calcext:value-type="float">
            <text:p>8.086.050</text:p>
          </table:table-cell>
          <table:table-cell table:style-name="ce315"/>
          <table:table-cell table:style-name="ce315" office:value-type="float" office:value="898450" calcext:value-type="float">
            <text:p>898.45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4" calcext:value-type="float">
            <text:p>14</text:p>
          </table:table-cell>
          <table:table-cell table:style-name="ce315" office:value-type="float" office:value="49" calcext:value-type="float">
            <text:p>49</text:p>
          </table:table-cell>
          <table:table-cell table:style-name="ce144" office:value-type="float" office:value="30" calcext:value-type="float">
            <text:p>30</text:p>
          </table:table-cell>
          <table:table-cell table:style-name="ce144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Plastahl-Platten</text:p>
          </table:table-cell>
          <table:table-cell table:style-name="ce256" office:value-type="string" calcext:value-type="string">
            <text:p>Plastahl-Platten I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50" calcext:value-type="float">
            <text:p>5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Schiffslabor 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2510" calcext:value-type="float">
            <text:p>2.510</text:p>
          </table:table-cell>
          <table:table-cell table:style-name="ce315" table:number-columns-repeated="3"/>
          <table:table-cell table:style-name="ce315" office:value-type="float" office:value="15" calcext:value-type="float">
            <text:p>15</text:p>
          </table:table-cell>
          <table:table-cell table:style-name="ce144" office:value-type="float" office:value="42" calcext:value-type="float">
            <text:p>42</text:p>
          </table:table-cell>
          <table:table-cell table:style-name="ce144" office:value-type="float" office:value="4" calcext:value-type="float">
            <text:p>4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Plastahl-Platten</text:p>
          </table:table-cell>
          <table:table-cell table:style-name="ce257" office:value-type="string" calcext:value-type="string">
            <text:p>Plastahl-Platten II</text:p>
          </table:table-cell>
          <table:table-cell table:style-name="ce144" office:value-type="float" office:value="115" calcext:value-type="float">
            <text:p>115</text:p>
          </table:table-cell>
          <table:table-cell table:style-name="ce144" office:value-type="float" office:value="75" calcext:value-type="float">
            <text:p>7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-Platten I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6526" calcext:value-type="float">
            <text:p>6.526</text:p>
          </table:table-cell>
          <table:table-cell table:style-name="ce315" table:number-columns-repeated="3"/>
          <table:table-cell table:style-name="ce315" office:value-type="float" office:value="21" calcext:value-type="float">
            <text:p>21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6" calcext:value-type="float">
            <text:p>6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Plastahl-Platten</text:p>
          </table:table-cell>
          <table:table-cell table:style-name="ce258" office:value-type="string" calcext:value-type="string">
            <text:p>Plastahl-Platten III</text:p>
          </table:table-cell>
          <table:table-cell table:style-name="ce144" office:value-type="float" office:value="175" calcext:value-type="float">
            <text:p>175</text:p>
          </table:table-cell>
          <table:table-cell table:style-name="ce144" office:value-type="float" office:value="115" calcext:value-type="float">
            <text:p>11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-Platten II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13053" calcext:value-type="float">
            <text:p>13.053</text:p>
          </table:table-cell>
          <table:table-cell table:style-name="ce315" table:number-columns-repeated="3"/>
          <table:table-cell table:style-name="ce315" office:value-type="float" office:value="30" calcext:value-type="float">
            <text:p>30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9" calcext:value-type="float">
            <text:p>9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Plastahl-Platten</text:p>
          </table:table-cell>
          <table:table-cell table:style-name="ce259" office:value-type="string" calcext:value-type="string">
            <text:p>Plastahl-Platten IV</text:p>
          </table:table-cell>
          <table:table-cell table:style-name="ce144" office:value-type="float" office:value="265" calcext:value-type="float">
            <text:p>265</text:p>
          </table:table-cell>
          <table:table-cell table:style-name="ce144" office:value-type="float" office:value="175" calcext:value-type="float">
            <text:p>17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-Platten III</text:p>
          </table:table-cell>
          <table:table-cell table:style-name="ce144" office:value-type="string" calcext:value-type="string">
            <text:p>Schiffslabor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Plastahl-Platten</text:p>
          </table:table-cell>
          <table:table-cell table:style-name="ce260" office:value-type="string" calcext:value-type="string">
            <text:p>Plastahl-Platten V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265" calcext:value-type="float">
            <text:p>26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-Platten IV</text:p>
          </table:table-cell>
          <table:table-cell table:style-name="ce144" office:value-type="string" calcext:value-type="string">
            <text:p>Schiffslabor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Tritanium-Platten</text:p>
          </table:table-cell>
          <table:table-cell table:style-name="ce261" office:value-type="string" calcext:value-type="string">
            <text:p>Tritanium-Platten I</text:p>
          </table:table-cell>
          <table:table-cell table:style-name="ce144" office:value-type="float" office:value="250" calcext:value-type="float">
            <text:p>250</text:p>
          </table:table-cell>
          <table:table-cell table:style-name="ce144" office:value-type="float" office:value="125" calcext:value-type="float">
            <text:p>12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-Platten I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87849" calcext:value-type="float">
            <text:p>87.849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21" calcext:value-type="float">
            <text:p>21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26" calcext:value-type="float">
            <text:p>26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Tritanium-Platten</text:p>
          </table:table-cell>
          <table:table-cell table:style-name="ce262" office:value-type="string" calcext:value-type="string">
            <text:p>Tritanium-Platten II</text:p>
          </table:table-cell>
          <table:table-cell table:style-name="ce144" office:value-type="float" office:value="380" calcext:value-type="float">
            <text:p>380</text:p>
          </table:table-cell>
          <table:table-cell table:style-name="ce144" office:value-type="float" office:value="190" calcext:value-type="float">
            <text:p>19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-Platten I</text:p>
          </table:table-cell>
          <table:table-cell table:style-name="ce144" office:value-type="string" calcext:value-type="string">
            <text:p>Plastahl-Platten II</text:p>
          </table:table-cell>
          <table:table-cell table:style-name="ce144" office:value-type="string" calcext:value-type="string">
            <text:p>Schiffslabor IV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Tritanium-Platten</text:p>
          </table:table-cell>
          <table:table-cell table:style-name="ce263" office:value-type="string" calcext:value-type="string">
            <text:p>Tritanium-Platten III</text:p>
          </table:table-cell>
          <table:table-cell table:style-name="ce144" office:value-type="float" office:value="570" calcext:value-type="float">
            <text:p>570</text:p>
          </table:table-cell>
          <table:table-cell table:style-name="ce144" office:value-type="float" office:value="285" calcext:value-type="float">
            <text:p>28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-Platten II</text:p>
          </table:table-cell>
          <table:table-cell table:style-name="ce144" office:value-type="string" calcext:value-type="string">
            <text:p>Plastahl-Platten III</text:p>
          </table:table-cell>
          <table:table-cell table:style-name="ce144" office:value-type="string" calcext:value-type="string">
            <text:p>Schiffslabor V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Tritanium-Platten</text:p>
          </table:table-cell>
          <table:table-cell table:style-name="ce264" office:value-type="string" calcext:value-type="string">
            <text:p>Tritanium-Platten IV</text:p>
          </table:table-cell>
          <table:table-cell table:style-name="ce144" office:value-type="float" office:value="860" calcext:value-type="float">
            <text:p>860</text:p>
          </table:table-cell>
          <table:table-cell table:style-name="ce144" office:value-type="float" office:value="430" calcext:value-type="float">
            <text:p>43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-Platten III</text:p>
          </table:table-cell>
          <table:table-cell table:style-name="ce144" office:value-type="string" calcext:value-type="string">
            <text:p>Plastahl-Platten IV</text:p>
          </table:table-cell>
          <table:table-cell table:style-name="ce144" office:value-type="string" calcext:value-type="string">
            <text:p>Schiffslabor V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527101" calcext:value-type="float">
            <text:p>527.101</text:p>
          </table:table-cell>
          <table:table-cell table:style-name="ce315" table:number-columns-repeated="2"/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37" calcext:value-type="float">
            <text:p>37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71" calcext:value-type="float">
            <text:p>7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Tritanium-Platten</text:p>
          </table:table-cell>
          <table:table-cell table:style-name="ce265" office:value-type="string" calcext:value-type="string">
            <text:p>Tritanium-Platten V</text:p>
          </table:table-cell>
          <table:table-cell table:style-name="ce144" office:value-type="float" office:value="1290" calcext:value-type="float">
            <text:p>1290</text:p>
          </table:table-cell>
          <table:table-cell table:style-name="ce144" office:value-type="float" office:value="645" calcext:value-type="float">
            <text:p>64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-Platten IV</text:p>
          </table:table-cell>
          <table:table-cell table:style-name="ce144" office:value-type="string" calcext:value-type="string">
            <text:p>Plastahl-Platten V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1252859" calcext:value-type="float">
            <text:p>1.252.859</text:p>
          </table:table-cell>
          <table:table-cell table:style-name="ce315" office:value-type="float" office:value="65940" calcext:value-type="float">
            <text:p>65.940</text:p>
          </table:table-cell>
          <table:table-cell table:style-name="ce315"/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1" calcext:value-type="float">
            <text:p>1</text:p>
          </table:table-cell>
          <table:table-cell table:style-name="ce144" office:value-type="float" office:value="54" calcext:value-type="float">
            <text:p>54</text:p>
          </table:table-cell>
          <table:table-cell table:style-name="ce144" office:value-type="float" office:value="99" calcext:value-type="float">
            <text:p>99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Iridium-Platten</text:p>
          </table:table-cell>
          <table:table-cell table:style-name="ce266" office:value-type="string" calcext:value-type="string">
            <text:p>Iridium-Platten I</text:p>
          </table:table-cell>
          <table:table-cell table:style-name="ce144" office:value-type="float" office:value="480" calcext:value-type="float">
            <text:p>480</text:p>
          </table:table-cell>
          <table:table-cell table:style-name="ce144" office:value-type="float" office:value="175" calcext:value-type="float">
            <text:p>17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-Platten I</text:p>
          </table:table-cell>
          <table:table-cell table:style-name="ce144" office:value-type="string" calcext:value-type="string">
            <text:p>Schiffslabor 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Iridium-Platten</text:p>
          </table:table-cell>
          <table:table-cell table:style-name="ce267" office:value-type="string" calcext:value-type="string">
            <text:p>Iridium-Platten II</text:p>
          </table:table-cell>
          <table:table-cell table:style-name="ce144" office:value-type="float" office:value="730" calcext:value-type="float">
            <text:p>730</text:p>
          </table:table-cell>
          <table:table-cell table:style-name="ce144" office:value-type="float" office:value="265" calcext:value-type="float">
            <text:p>26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</text:p>
          </table:table-cell>
          <table:table-cell table:style-name="ce144" office:value-type="string" calcext:value-type="string">
            <text:p>Tritanium-Platten II</text:p>
          </table:table-cell>
          <table:table-cell table:style-name="ce144" office:value-type="string" calcext:value-type="string">
            <text:p>Schiffslabor V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Iridium-Platten</text:p>
          </table:table-cell>
          <table:table-cell table:style-name="ce268" office:value-type="string" calcext:value-type="string">
            <text:p>Iridium-Platten III</text:p>
          </table:table-cell>
          <table:table-cell table:style-name="ce144" office:value-type="float" office:value="1100" calcext:value-type="float">
            <text:p>1100</text:p>
          </table:table-cell>
          <table:table-cell table:style-name="ce144" office:value-type="float" office:value="400" calcext:value-type="float">
            <text:p>40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I</text:p>
          </table:table-cell>
          <table:table-cell table:style-name="ce144" office:value-type="string" calcext:value-type="string">
            <text:p>Tritanium-Platten III</text:p>
          </table:table-cell>
          <table:table-cell table:style-name="ce144" office:value-type="string" calcext:value-type="string">
            <text:p>Schiffslabor V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4325349" calcext:value-type="float">
            <text:p>4.325.349</text:p>
          </table:table-cell>
          <table:table-cell table:style-name="ce315" office:value-type="float" office:value="227650" calcext:value-type="float">
            <text:p>227.650</text:p>
          </table:table-cell>
          <table:table-cell table:style-name="ce315"/>
          <table:table-cell table:style-name="ce315" office:value-type="float" office:value="13" calcext:value-type="float">
            <text:p>13</text:p>
          </table:table-cell>
          <table:table-cell table:style-name="ce315" office:value-type="float" office:value="28" calcext:value-type="float">
            <text:p>28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268" calcext:value-type="float">
            <text:p>268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Iridium-Platten</text:p>
          </table:table-cell>
          <table:table-cell table:style-name="ce269" office:value-type="string" calcext:value-type="string">
            <text:p>Iridium-Platten IV</text:p>
          </table:table-cell>
          <table:table-cell table:style-name="ce144" office:value-type="float" office:value="1650" calcext:value-type="float">
            <text:p>1650</text:p>
          </table:table-cell>
          <table:table-cell table:style-name="ce144" office:value-type="float" office:value="600" calcext:value-type="float">
            <text:p>60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II</text:p>
          </table:table-cell>
          <table:table-cell table:style-name="ce144" office:value-type="string" calcext:value-type="string">
            <text:p>Tritanium-Platten IV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8743500" calcext:value-type="float">
            <text:p>8.743.500</text:p>
          </table:table-cell>
          <table:table-cell table:style-name="ce315" office:value-type="float" office:value="971500" calcext:value-type="float">
            <text:p>971.500</text:p>
          </table:table-cell>
          <table:table-cell table:style-name="ce315"/>
          <table:table-cell table:style-name="ce315" office:value-type="float" office:value="18" calcext:value-type="float">
            <text:p>18</text:p>
          </table:table-cell>
          <table:table-cell table:style-name="ce315" office:value-type="float" office:value="43" calcext:value-type="float">
            <text:p>43</text:p>
          </table:table-cell>
          <table:table-cell table:style-name="ce144" office:value-type="float" office:value="26" calcext:value-type="float">
            <text:p>26</text:p>
          </table:table-cell>
          <table:table-cell table:style-name="ce144" office:value-type="float" office:value="373" calcext:value-type="float">
            <text:p>373</text:p>
          </table:table-cell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Iridium-Platten</text:p>
          </table:table-cell>
          <table:table-cell table:style-name="ce270" office:value-type="string" calcext:value-type="string">
            <text:p>Iridium-Platten V</text:p>
          </table:table-cell>
          <table:table-cell table:style-name="ce144" office:value-type="float" office:value="2475" calcext:value-type="float">
            <text:p>2475</text:p>
          </table:table-cell>
          <table:table-cell table:style-name="ce144" office:value-type="float" office:value="900" calcext:value-type="float">
            <text:p>90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V</text:p>
          </table:table-cell>
          <table:table-cell table:style-name="ce144" office:value-type="string" calcext:value-type="string">
            <text:p>Tritanium-Platten V</text:p>
          </table:table-cell>
          <table:table-cell table:style-name="ce144" office:value-type="string" calcext:value-type="string">
            <text:p>Schiffslabor I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Zynthium-Platten</text:p>
          </table:table-cell>
          <table:table-cell table:style-name="ce271" office:value-type="string" calcext:value-type="string">
            <text:p>Zynthium-Platten I</text:p>
          </table:table-cell>
          <table:table-cell table:style-name="ce144" office:value-type="float" office:value="1575" calcext:value-type="float">
            <text:p>1575</text:p>
          </table:table-cell>
          <table:table-cell table:style-name="ce144" office:value-type="float" office:value="450" calcext:value-type="float">
            <text:p>45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</text:p>
          </table:table-cell>
          <table:table-cell table:style-name="ce144" office:value-type="string" calcext:value-type="string">
            <text:p>Schiffslabor V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4275641" calcext:value-type="float">
            <text:p>4.275.641</text:p>
          </table:table-cell>
          <table:table-cell table:style-name="ce315" office:value-type="float" office:value="225034" calcext:value-type="float">
            <text:p>225.034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721" calcext:value-type="float">
            <text:p>72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Zynthium-Platten</text:p>
          </table:table-cell>
          <table:table-cell table:style-name="ce272" office:value-type="string" calcext:value-type="string">
            <text:p>Zynthium-Platten II</text:p>
          </table:table-cell>
          <table:table-cell table:style-name="ce144" office:value-type="float" office:value="2365" calcext:value-type="float">
            <text:p>2365</text:p>
          </table:table-cell>
          <table:table-cell table:style-name="ce144" office:value-type="float" office:value="675" calcext:value-type="float">
            <text:p>67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I</text:p>
          </table:table-cell>
          <table:table-cell table:style-name="ce144" office:value-type="string" calcext:value-type="string">
            <text:p>Iridium-Platten II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8643016" calcext:value-type="float">
            <text:p>8.643.016</text:p>
          </table:table-cell>
          <table:table-cell table:style-name="ce315" office:value-type="float" office:value="960335" calcext:value-type="float">
            <text:p>960.335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table:style-name="ce315" office:value-type="float" office:value="9" calcext:value-type="float">
            <text:p>9</text:p>
          </table:table-cell>
          <table:table-cell table:style-name="ce144" office:value-type="float" office:value="52" calcext:value-type="float">
            <text:p>52</text:p>
          </table:table-cell>
          <table:table-cell table:style-name="ce144" office:value-type="float" office:value="1002" calcext:value-type="float">
            <text:p>1002</text:p>
          </table:table-cell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Zynthium-Platten</text:p>
          </table:table-cell>
          <table:table-cell table:style-name="ce273" office:value-type="string" calcext:value-type="string">
            <text:p>Zynthium-Platten III</text:p>
          </table:table-cell>
          <table:table-cell table:style-name="ce144" office:value-type="float" office:value="3555" calcext:value-type="float">
            <text:p>3555</text:p>
          </table:table-cell>
          <table:table-cell table:style-name="ce144" office:value-type="float" office:value="1015" calcext:value-type="float">
            <text:p>101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II</text:p>
          </table:table-cell>
          <table:table-cell table:style-name="ce144" office:value-type="string" calcext:value-type="string">
            <text:p>Iridium-Platten III</text:p>
          </table:table-cell>
          <table:table-cell table:style-name="ce144" office:value-type="string" calcext:value-type="string">
            <text:p>Schiffslabor I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Zynthium-Platten</text:p>
          </table:table-cell>
          <table:table-cell table:style-name="ce274" office:value-type="string" calcext:value-type="string">
            <text:p>Zynthium-Platten IV</text:p>
          </table:table-cell>
          <table:table-cell table:style-name="ce144" office:value-type="float" office:value="5340" calcext:value-type="float">
            <text:p>5340</text:p>
          </table:table-cell>
          <table:table-cell table:style-name="ce144" office:value-type="float" office:value="1525" calcext:value-type="float">
            <text:p>152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III</text:p>
          </table:table-cell>
          <table:table-cell table:style-name="ce144" office:value-type="string" calcext:value-type="string">
            <text:p>Iridium-Platten IV</text:p>
          </table:table-cell>
          <table:table-cell table:style-name="ce144" office:value-type="string" calcext:value-type="string">
            <text:p>Schiffslabor 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</text:p>
          </table:table-cell>
          <table:table-cell table:style-name="ce144" office:value-type="string" calcext:value-type="string">
            <text:p>Zynthium-Platten</text:p>
          </table:table-cell>
          <table:table-cell table:style-name="ce275" office:value-type="string" calcext:value-type="string">
            <text:p>Zynthium-Platten V</text:p>
          </table:table-cell>
          <table:table-cell table:style-name="ce144" office:value-type="float" office:value="8015" calcext:value-type="float">
            <text:p>8015</text:p>
          </table:table-cell>
          <table:table-cell table:style-name="ce144" office:value-type="float" office:value="2290" calcext:value-type="float">
            <text:p>229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IV</text:p>
          </table:table-cell>
          <table:table-cell table:style-name="ce144" office:value-type="string" calcext:value-type="string">
            <text:p>Iridium-Platten V</text:p>
          </table:table-cell>
          <table:table-cell table:style-name="ce144" office:value-type="string" calcext:value-type="string">
            <text:p>Schiffslabor 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Plastahl</text:p>
          </table:table-cell>
          <table:table-cell table:style-name="ce276" office:value-type="string" calcext:value-type="string">
            <text:p>Plastahl I</text:p>
          </table:table-cell>
          <table:table-cell table:style-name="ce144" office:value-type="float" office:value="25" calcext:value-type="float">
            <text:p>25</text:p>
          </table:table-cell>
          <table:table-cell table:style-name="ce144" office:value-type="float" office:value="10" calcext:value-type="float">
            <text:p>10</text:p>
          </table:table-cell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Plastahl</text:p>
          </table:table-cell>
          <table:table-cell table:style-name="ce277" office:value-type="string" calcext:value-type="string">
            <text:p>Plastahl II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20" calcext:value-type="float">
            <text:p>2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 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6526" calcext:value-type="float">
            <text:p>6.526</text:p>
          </table:table-cell>
          <table:table-cell table:style-name="ce315" table:number-columns-repeated="4"/>
          <table:table-cell table:style-name="ce315" office:value-type="float" office:value="1" calcext:value-type="float">
            <text:p>1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Plastahl</text:p>
          </table:table-cell>
          <table:table-cell table:style-name="ce278" office:value-type="string" calcext:value-type="string">
            <text:p>Plastahl III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40" calcext:value-type="float">
            <text:p>4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 II</text:p>
          </table:table-cell>
          <table:table-cell table:style-name="ce144" office:value-type="string" calcext:value-type="string">
            <text:p>Schiffslabor 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13053" calcext:value-type="float">
            <text:p>13.053</text:p>
          </table:table-cell>
          <table:table-cell table:style-name="ce315" table:number-columns-repeated="4"/>
          <table:table-cell table:style-name="ce315" office:value-type="float" office:value="5" calcext:value-type="float">
            <text:p>5</text:p>
          </table:table-cell>
          <table:table-cell table:style-name="ce144" office:value-type="float" office:value="36" calcext:value-type="float">
            <text:p>36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Plastahl</text:p>
          </table:table-cell>
          <table:table-cell table:style-name="ce279" office:value-type="string" calcext:value-type="string">
            <text:p>Plastahl IV</text:p>
          </table:table-cell>
          <table:table-cell table:style-name="ce144" office:value-type="float" office:value="170" calcext:value-type="float">
            <text:p>170</text:p>
          </table:table-cell>
          <table:table-cell table:style-name="ce144" office:value-type="float" office:value="80" calcext:value-type="float">
            <text:p>8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 III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26103" calcext:value-type="float">
            <text:p>26.103</text:p>
          </table:table-cell>
          <table:table-cell table:style-name="ce315" table:number-columns-repeated="4"/>
          <table:table-cell table:style-name="ce315" office:value-type="float" office:value="7" calcext:value-type="float">
            <text:p>7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Plastahl</text:p>
          </table:table-cell>
          <table:table-cell table:style-name="ce280" office:value-type="string" calcext:value-type="string">
            <text:p>Plastahl V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20" calcext:value-type="float">
            <text:p>12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 IV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39157" calcext:value-type="float">
            <text:p>39.157</text:p>
          </table:table-cell>
          <table:table-cell table:style-name="ce315" table:number-columns-repeated="4"/>
          <table:table-cell table:style-name="ce315" office:value-type="float" office:value="48" calcext:value-type="float">
            <text:p>4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5" calcext:value-type="float">
            <text:p>15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Tritanium</text:p>
          </table:table-cell>
          <table:table-cell table:style-name="ce281" office:value-type="string" calcext:value-type="string">
            <text:p>Tritanium I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40" calcext:value-type="float">
            <text:p>4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Plastahl I</text:p>
          </table:table-cell>
          <table:table-cell table:style-name="ce144" office:value-type="string" calcext:value-type="string">
            <text:p>Schiffslabor I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/>
          <table:table-cell table:style-name="ce315" office:value-type="float" office:value="13053" calcext:value-type="float">
            <text:p>13.053</text:p>
          </table:table-cell>
          <table:table-cell table:style-name="ce315" table:number-columns-repeated="3"/>
          <table:table-cell table:style-name="ce315" office:value-type="float" office:value="30" calcext:value-type="float">
            <text:p>30</text:p>
          </table:table-cell>
          <table:table-cell table:style-name="ce144" office:value-type="float" office:value="17" calcext:value-type="float">
            <text:p>17</text:p>
          </table:table-cell>
          <table:table-cell table:style-name="ce144" office:value-type="float" office:value="9" calcext:value-type="float">
            <text:p>9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Tritanium</text:p>
          </table:table-cell>
          <table:table-cell table:style-name="ce282" office:value-type="string" calcext:value-type="string">
            <text:p>Tritanium II</text:p>
          </table:table-cell>
          <table:table-cell table:style-name="ce144" office:value-type="float" office:value="185" calcext:value-type="float">
            <text:p>185</text:p>
          </table:table-cell>
          <table:table-cell table:style-name="ce144" office:value-type="float" office:value="65" calcext:value-type="float">
            <text:p>6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 I</text:p>
          </table:table-cell>
          <table:table-cell table:style-name="ce144" office:value-type="string" calcext:value-type="string">
            <text:p>Plastahl II</text:p>
          </table:table-cell>
          <table:table-cell table:style-name="ce144" office:value-type="string" calcext:value-type="string">
            <text:p>Schiffslabor IV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Tritanium</text:p>
          </table:table-cell>
          <table:table-cell table:style-name="ce283" office:value-type="string" calcext:value-type="string">
            <text:p>Tritanium III</text:p>
          </table:table-cell>
          <table:table-cell table:style-name="ce144" office:value-type="float" office:value="275" calcext:value-type="float">
            <text:p>275</text:p>
          </table:table-cell>
          <table:table-cell table:style-name="ce144" office:value-type="float" office:value="105" calcext:value-type="float">
            <text:p>10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 II</text:p>
          </table:table-cell>
          <table:table-cell table:style-name="ce144" office:value-type="string" calcext:value-type="string">
            <text:p>Plastahl III</text:p>
          </table:table-cell>
          <table:table-cell table:style-name="ce144" office:value-type="string" calcext:value-type="string">
            <text:p>Schiffslabor V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Tritanium</text:p>
          </table:table-cell>
          <table:table-cell table:style-name="ce284" office:value-type="string" calcext:value-type="string">
            <text:p>Tritanium IV</text:p>
          </table:table-cell>
          <table:table-cell table:style-name="ce144" office:value-type="float" office:value="415" calcext:value-type="float">
            <text:p>415</text:p>
          </table:table-cell>
          <table:table-cell table:style-name="ce144" office:value-type="float" office:value="170" calcext:value-type="float">
            <text:p>17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 III</text:p>
          </table:table-cell>
          <table:table-cell table:style-name="ce144" office:value-type="string" calcext:value-type="string">
            <text:p>Plastahl IV</text:p>
          </table:table-cell>
          <table:table-cell table:style-name="ce144" office:value-type="string" calcext:value-type="string">
            <text:p>Schiffslabor V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Tritanium</text:p>
          </table:table-cell>
          <table:table-cell table:style-name="ce285" office:value-type="string" calcext:value-type="string">
            <text:p>Tritanium V</text:p>
          </table:table-cell>
          <table:table-cell table:style-name="ce144" office:value-type="float" office:value="610" calcext:value-type="float">
            <text:p>610</text:p>
          </table:table-cell>
          <table:table-cell table:style-name="ce144" office:value-type="float" office:value="270" calcext:value-type="float">
            <text:p>27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 IV</text:p>
          </table:table-cell>
          <table:table-cell table:style-name="ce144" office:value-type="string" calcext:value-type="string">
            <text:p>Plastahl V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1730141" calcext:value-type="float">
            <text:p>1.730.141</text:p>
          </table:table-cell>
          <table:table-cell table:style-name="ce315"/>
          <table:table-cell table:style-name="ce315" office:value-type="float" office:value="91060" calcext:value-type="float">
            <text:p>91.060</text:p>
          </table:table-cell>
          <table:table-cell table:style-name="ce315"/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44" calcext:value-type="float">
            <text:p>44</text:p>
          </table:table-cell>
          <table:table-cell table:style-name="ce144" office:value-type="float" office:value="53" calcext:value-type="float">
            <text:p>53</text:p>
          </table:table-cell>
          <table:table-cell table:style-name="ce144" office:value-type="float" office:value="154" calcext:value-type="float">
            <text:p>154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Iridium</text:p>
          </table:table-cell>
          <table:table-cell table:style-name="ce286" office:value-type="string" calcext:value-type="string">
            <text:p>Iridium I</text:p>
          </table:table-cell>
          <table:table-cell table:style-name="ce144" office:value-type="float" office:value="210" calcext:value-type="float">
            <text:p>210</text:p>
          </table:table-cell>
          <table:table-cell table:style-name="ce144" office:value-type="float" office:value="60" calcext:value-type="float">
            <text:p>6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Tritanium I</text:p>
          </table:table-cell>
          <table:table-cell table:style-name="ce144" office:value-type="string" calcext:value-type="string">
            <text:p>Schiffslabor 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Iridium</text:p>
          </table:table-cell>
          <table:table-cell table:style-name="ce287" office:value-type="string" calcext:value-type="string">
            <text:p>Iridium II</text:p>
          </table:table-cell>
          <table:table-cell table:style-name="ce144" office:value-type="float" office:value="315" calcext:value-type="float">
            <text:p>315</text:p>
          </table:table-cell>
          <table:table-cell table:style-name="ce144" office:value-type="float" office:value="95" calcext:value-type="float">
            <text:p>9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 I</text:p>
          </table:table-cell>
          <table:table-cell table:style-name="ce144" office:value-type="string" calcext:value-type="string">
            <text:p>Tritanium II</text:p>
          </table:table-cell>
          <table:table-cell table:style-name="ce144" office:value-type="string" calcext:value-type="string">
            <text:p>Schiffslabor V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Iridium</text:p>
          </table:table-cell>
          <table:table-cell table:style-name="ce288" office:value-type="string" calcext:value-type="string">
            <text:p>Iridium III</text:p>
          </table:table-cell>
          <table:table-cell table:style-name="ce144" office:value-type="float" office:value="470" calcext:value-type="float">
            <text:p>470</text:p>
          </table:table-cell>
          <table:table-cell table:style-name="ce144" office:value-type="float" office:value="150" calcext:value-type="float">
            <text:p>15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 II</text:p>
          </table:table-cell>
          <table:table-cell table:style-name="ce144" office:value-type="string" calcext:value-type="string">
            <text:p>Tritanium III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Iridium</text:p>
          </table:table-cell>
          <table:table-cell table:style-name="ce289" office:value-type="string" calcext:value-type="string">
            <text:p>Iridium IV</text:p>
          </table:table-cell>
          <table:table-cell table:style-name="ce144" office:value-type="float" office:value="705" calcext:value-type="float">
            <text:p>705</text:p>
          </table:table-cell>
          <table:table-cell table:style-name="ce144" office:value-type="float" office:value="240" calcext:value-type="float">
            <text:p>24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 III</text:p>
          </table:table-cell>
          <table:table-cell table:style-name="ce144" office:value-type="string" calcext:value-type="string">
            <text:p>Tritanium IV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9949501" calcext:value-type="float">
            <text:p>9.949.501</text:p>
          </table:table-cell>
          <table:table-cell table:style-name="ce315"/>
          <table:table-cell table:style-name="ce315" office:value-type="float" office:value="1105500" calcext:value-type="float">
            <text:p>1.105.50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8" calcext:value-type="float">
            <text:p>8</text:p>
          </table:table-cell>
          <table:table-cell table:style-name="ce315" office:value-type="float" office:value="16" calcext:value-type="float">
            <text:p>16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644" calcext:value-type="float">
            <text:p>644</text:p>
          </table:table-cell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Iridium</text:p>
          </table:table-cell>
          <table:table-cell table:style-name="ce290" office:value-type="string" calcext:value-type="string">
            <text:p>Iridium V</text:p>
          </table:table-cell>
          <table:table-cell table:style-name="ce144" office:value-type="float" office:value="1060" calcext:value-type="float">
            <text:p>1060</text:p>
          </table:table-cell>
          <table:table-cell table:style-name="ce144" office:value-type="float" office:value="385" calcext:value-type="float">
            <text:p>38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 IV</text:p>
          </table:table-cell>
          <table:table-cell table:style-name="ce144" office:value-type="string" calcext:value-type="string">
            <text:p>Tritanium V</text:p>
          </table:table-cell>
          <table:table-cell table:style-name="ce144" office:value-type="string" calcext:value-type="string">
            <text:p>Schiffslabor I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Zynthium</text:p>
          </table:table-cell>
          <table:table-cell table:style-name="ce291" office:value-type="string" calcext:value-type="string">
            <text:p>Zynthium I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80" calcext:value-type="float">
            <text:p>8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 I</text:p>
          </table:table-cell>
          <table:table-cell table:style-name="ce144" office:value-type="string" calcext:value-type="string">
            <text:p>Schiffslabor V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5468842" calcext:value-type="float">
            <text:p>5.468.842</text:p>
          </table:table-cell>
          <table:table-cell table:style-name="ce315"/>
          <table:table-cell table:style-name="ce315" office:value-type="float" office:value="287834" calcext:value-type="float">
            <text:p>287.834</text:p>
          </table:table-cell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7" calcext:value-type="float">
            <text:p>17</text:p>
          </table:table-cell>
          <table:table-cell table:style-name="ce315" office:value-type="float" office:value="51" calcext:value-type="float">
            <text:p>51</text:p>
          </table:table-cell>
          <table:table-cell table:style-name="ce144" office:value-type="float" office:value="22" calcext:value-type="float">
            <text:p>22</text:p>
          </table:table-cell>
          <table:table-cell table:style-name="ce144" office:value-type="float" office:value="1316" calcext:value-type="float">
            <text:p>1316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Zynthium</text:p>
          </table:table-cell>
          <table:table-cell table:style-name="ce292" office:value-type="string" calcext:value-type="string">
            <text:p>Zynthium II</text:p>
          </table:table-cell>
          <table:table-cell table:style-name="ce144" office:value-type="float" office:value="495" calcext:value-type="float">
            <text:p>495</text:p>
          </table:table-cell>
          <table:table-cell table:style-name="ce144" office:value-type="float" office:value="130" calcext:value-type="float">
            <text:p>13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 I</text:p>
          </table:table-cell>
          <table:table-cell table:style-name="ce144" office:value-type="string" calcext:value-type="string">
            <text:p>Iridium II</text:p>
          </table:table-cell>
          <table:table-cell table:style-name="ce144" office:value-type="string" calcext:value-type="string">
            <text:p>Schiffslabor VIII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11055015" calcext:value-type="float">
            <text:p>11.055.015</text:p>
          </table:table-cell>
          <table:table-cell table:style-name="ce315"/>
          <table:table-cell table:style-name="ce315" office:value-type="float" office:value="1228335" calcext:value-type="float">
            <text:p>1.228.335</text:p>
          </table:table-cell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22" calcext:value-type="float">
            <text:p>22</text:p>
          </table:table-cell>
          <table:table-cell table:style-name="ce315" office:value-type="float" office:value="4" calcext:value-type="float">
            <text:p>4</text:p>
          </table:table-cell>
          <table:table-cell table:style-name="ce144" office:value-type="float" office:value="48" calcext:value-type="float">
            <text:p>48</text:p>
          </table:table-cell>
          <table:table-cell table:style-name="ce144" office:value-type="float" office:value="1880" calcext:value-type="float">
            <text:p>1880</text:p>
          </table:table-cell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Zynthium</text:p>
          </table:table-cell>
          <table:table-cell table:style-name="ce293" office:value-type="string" calcext:value-type="string">
            <text:p>Zynthium III</text:p>
          </table:table-cell>
          <table:table-cell table:style-name="ce144" office:value-type="float" office:value="760" calcext:value-type="float">
            <text:p>760</text:p>
          </table:table-cell>
          <table:table-cell table:style-name="ce144" office:value-type="float" office:value="210" calcext:value-type="float">
            <text:p>210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 II</text:p>
          </table:table-cell>
          <table:table-cell table:style-name="ce144" office:value-type="string" calcext:value-type="string">
            <text:p>Iridium III</text:p>
          </table:table-cell>
          <table:table-cell table:style-name="ce144" office:value-type="string" calcext:value-type="string">
            <text:p>Schiffslabor I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Zynthium</text:p>
          </table:table-cell>
          <table:table-cell table:style-name="ce294" office:value-type="string" calcext:value-type="string">
            <text:p>Zynthium IV</text:p>
          </table:table-cell>
          <table:table-cell table:style-name="ce144" office:value-type="float" office:value="1150" calcext:value-type="float">
            <text:p>1150</text:p>
          </table:table-cell>
          <table:table-cell table:style-name="ce144" office:value-type="float" office:value="335" calcext:value-type="float">
            <text:p>33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 III</text:p>
          </table:table-cell>
          <table:table-cell table:style-name="ce144" office:value-type="string" calcext:value-type="string">
            <text:p>Iridium IV</text:p>
          </table:table-cell>
          <table:table-cell table:style-name="ce144" office:value-type="string" calcext:value-type="string">
            <text:p>Schiffslabor 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panzerung</text:p>
          </table:table-cell>
          <table:table-cell table:style-name="ce144" office:value-type="string" calcext:value-type="string">
            <text:p>Zynthium</text:p>
          </table:table-cell>
          <table:table-cell table:style-name="ce295" office:value-type="string" calcext:value-type="string">
            <text:p>Zynthium V</text:p>
          </table:table-cell>
          <table:table-cell table:style-name="ce144" office:value-type="float" office:value="1740" calcext:value-type="float">
            <text:p>1740</text:p>
          </table:table-cell>
          <table:table-cell table:style-name="ce144" office:value-type="float" office:value="535" calcext:value-type="float">
            <text:p>53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 IV</text:p>
          </table:table-cell>
          <table:table-cell table:style-name="ce144" office:value-type="string" calcext:value-type="string">
            <text:p>Iridium V</text:p>
          </table:table-cell>
          <table:table-cell table:style-name="ce144" office:value-type="string" calcext:value-type="string">
            <text:p>Schiffslabor X</text:p>
          </table:table-cell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Fracht</text:p>
          </table:table-cell>
          <table:table-cell table:style-name="ce144" office:value-type="string" calcext:value-type="string">
            <text:p>Basisfracht</text:p>
          </table:table-cell>
          <table:table-cell table:style-name="ce296" office:value-type="string" calcext:value-type="string">
            <text:p>Basisfracht I</text:p>
          </table:table-cell>
          <table:table-cell table:style-name="ce144"/>
          <table:table-cell table:style-name="ce144" office:value-type="float" office:value="20" calcext:value-type="float">
            <text:p>20</text:p>
          </table:table-cell>
          <table:table-cell table:style-name="ce315" office:value-type="float" office:value="5000" calcext:value-type="float">
            <text:p>5.000</text:p>
          </table:table-cell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24839" calcext:value-type="float">
            <text:p>24.839</text:p>
          </table:table-cell>
          <table:table-cell table:style-name="ce315" table:number-columns-repeated="4"/>
          <table:table-cell table:style-name="ce315" office:value-type="float" office:value="1" calcext:value-type="float">
            <text:p>1</text:p>
          </table:table-cell>
          <table:table-cell table:style-name="ce144" office:value-type="float" office:value="44" calcext:value-type="float">
            <text:p>44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Fracht</text:p>
          </table:table-cell>
          <table:table-cell table:style-name="ce144" office:value-type="string" calcext:value-type="string">
            <text:p>Basisfracht</text:p>
          </table:table-cell>
          <table:table-cell table:style-name="ce297" office:value-type="string" calcext:value-type="string">
            <text:p>Basisfracht II</text:p>
          </table:table-cell>
          <table:table-cell table:style-name="ce144"/>
          <table:table-cell table:style-name="ce144" office:value-type="float" office:value="40" calcext:value-type="float">
            <text:p>40</text:p>
          </table:table-cell>
          <table:table-cell table:style-name="ce315" office:value-type="float" office:value="15000" calcext:value-type="float">
            <text:p>15.000</text:p>
          </table:table-cell>
          <table:table-cell table:style-name="ce144" table:number-columns-repeated="4"/>
          <table:table-cell table:style-name="ce144" office:value-type="string" calcext:value-type="string">
            <text:p>Basisfracht I</text:p>
          </table:table-cell>
          <table:table-cell table:style-name="ce144" office:value-type="string" calcext:value-type="string">
            <text:p>Schiffslabor I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298062" calcext:value-type="float">
            <text:p>298.062</text:p>
          </table:table-cell>
          <table:table-cell table:style-name="ce315" table:number-columns-repeated="4"/>
          <table:table-cell table:style-name="ce315" office:value-type="float" office:value="43" calcext:value-type="float">
            <text:p>4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3" calcext:value-type="float">
            <text:p>13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Fracht</text:p>
          </table:table-cell>
          <table:table-cell table:style-name="ce144" office:value-type="string" calcext:value-type="string">
            <text:p>Basisfracht</text:p>
          </table:table-cell>
          <table:table-cell table:style-name="ce298" office:value-type="string" calcext:value-type="string">
            <text:p>Basisfracht III</text:p>
          </table:table-cell>
          <table:table-cell table:style-name="ce144"/>
          <table:table-cell table:style-name="ce144" office:value-type="float" office:value="60" calcext:value-type="float">
            <text:p>60</text:p>
          </table:table-cell>
          <table:table-cell table:style-name="ce315" office:value-type="float" office:value="45000" calcext:value-type="float">
            <text:p>45.000</text:p>
          </table:table-cell>
          <table:table-cell table:style-name="ce144" table:number-columns-repeated="4"/>
          <table:table-cell table:style-name="ce144" office:value-type="string" calcext:value-type="string">
            <text:p>Basisfracht II</text:p>
          </table:table-cell>
          <table:table-cell table:style-name="ce144" office:value-type="string" calcext:value-type="string">
            <text:p>Schiffslabor V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Fracht</text:p>
          </table:table-cell>
          <table:table-cell table:style-name="ce144" office:value-type="string" calcext:value-type="string">
            <text:p>Basisfracht</text:p>
          </table:table-cell>
          <table:table-cell table:style-name="ce299" office:value-type="string" calcext:value-type="string">
            <text:p>Basisfracht IV</text:p>
          </table:table-cell>
          <table:table-cell table:style-name="ce144"/>
          <table:table-cell table:style-name="ce144" office:value-type="float" office:value="80" calcext:value-type="float">
            <text:p>80</text:p>
          </table:table-cell>
          <table:table-cell table:style-name="ce315" office:value-type="float" office:value="135000" calcext:value-type="float">
            <text:p>135.000</text:p>
          </table:table-cell>
          <table:table-cell table:style-name="ce144" table:number-columns-repeated="4"/>
          <table:table-cell table:style-name="ce144" office:value-type="string" calcext:value-type="string">
            <text:p>Basisfracht III</text:p>
          </table:table-cell>
          <table:table-cell table:style-name="ce144" office:value-type="string" calcext:value-type="string">
            <text:p>Schiffslabor VII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office:value-type="float" office:value="5099126" calcext:value-type="float">
            <text:p>5.099.126</text:p>
          </table:table-cell>
          <table:table-cell table:style-name="ce315"/>
          <table:table-cell table:style-name="ce315" office:value-type="float" office:value="268375" calcext:value-type="float">
            <text:p>268.375</text:p>
          </table:table-cell>
          <table:table-cell table:style-name="ce315"/>
          <table:table-cell table:style-name="ce315" office:value-type="float" office:value="18" calcext:value-type="float">
            <text:p>18</text:p>
          </table:table-cell>
          <table:table-cell table:style-name="ce315" office:value-type="float" office:value="3" calcext:value-type="float">
            <text:p>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360" calcext:value-type="float">
            <text:p>360</text:p>
          </table:table-cell>
          <table:table-cell table:style-name="ce321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44" office:value-type="string" calcext:value-type="string">
            <text:p>Fracht</text:p>
          </table:table-cell>
          <table:table-cell table:style-name="ce144" office:value-type="string" calcext:value-type="string">
            <text:p>Basisfracht</text:p>
          </table:table-cell>
          <table:table-cell table:style-name="ce300" office:value-type="string" calcext:value-type="string">
            <text:p>Basisfracht V</text:p>
          </table:table-cell>
          <table:table-cell table:style-name="ce144"/>
          <table:table-cell table:style-name="ce144" office:value-type="float" office:value="100" calcext:value-type="float">
            <text:p>100</text:p>
          </table:table-cell>
          <table:table-cell table:style-name="ce315" office:value-type="float" office:value="405000" calcext:value-type="float">
            <text:p>405.000</text:p>
          </table:table-cell>
          <table:table-cell table:style-name="ce144" table:number-columns-repeated="4"/>
          <table:table-cell table:style-name="ce144" office:value-type="string" calcext:value-type="string">
            <text:p>Basisfracht IV</text:p>
          </table:table-cell>
          <table:table-cell table:style-name="ce144" office:value-type="string" calcext:value-type="string">
            <text:p>Schiffslabor I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-BP</text:p>
          </table:table-cell>
          <table:table-cell table:style-name="ce144" office:value-type="string" calcext:value-type="string">
            <text:p>Kondensatorplatten</text:p>
          </table:table-cell>
          <table:table-cell table:style-name="ce301" office:value-type="string" calcext:value-type="string">
            <text:p>Kondensatorplatten I</text:p>
          </table:table-cell>
          <table:table-cell table:style-name="ce144" office:value-type="float" office:value="1032" calcext:value-type="float">
            <text:p>1032</text:p>
          </table:table-cell>
          <table:table-cell table:style-name="ce144" office:value-type="float" office:value="375" calcext:value-type="float">
            <text:p>37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Iridium-Platten I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-BP</text:p>
          </table:table-cell>
          <table:table-cell table:style-name="ce144" office:value-type="string" calcext:value-type="string">
            <text:p>Kondensatorplatten</text:p>
          </table:table-cell>
          <table:table-cell table:style-name="ce302" office:value-type="string" calcext:value-type="string">
            <text:p>Kondensatorplatten II</text:p>
          </table:table-cell>
          <table:table-cell table:style-name="ce144" office:value-type="float" office:value="2954" calcext:value-type="float">
            <text:p>2954</text:p>
          </table:table-cell>
          <table:table-cell table:style-name="ce144" office:value-type="float" office:value="844" calcext:value-type="float">
            <text:p>844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Basispanzerung-BP</text:p>
          </table:table-cell>
          <table:table-cell table:style-name="ce144" office:value-type="string" calcext:value-type="string">
            <text:p>Kondensatorplatten</text:p>
          </table:table-cell>
          <table:table-cell table:style-name="ce303" office:value-type="string" calcext:value-type="string">
            <text:p>Kondensatorplatten III</text:p>
          </table:table-cell>
          <table:table-cell table:style-name="ce144" office:value-type="float" office:value="9618" calcext:value-type="float">
            <text:p>9618</text:p>
          </table:table-cell>
          <table:table-cell table:style-name="ce144" office:value-type="float" office:value="2405" calcext:value-type="float">
            <text:p>2405</text:p>
          </table:table-cell>
          <table:table-cell table:style-name="ce315"/>
          <table:table-cell table:style-name="ce144" table:number-columns-repeated="4"/>
          <table:table-cell table:style-name="ce144" office:value-type="string" calcext:value-type="string">
            <text:p>Zynthium-Platten V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Fracht-EV</text:p>
          </table:table-cell>
          <table:table-cell table:style-name="ce144" office:value-type="string" calcext:value-type="string">
            <text:p>Gepanzerte Fracht</text:p>
          </table:table-cell>
          <table:table-cell table:style-name="ce304" office:value-type="string" calcext:value-type="string">
            <text:p>Gepanzerte Fracht I</text:p>
          </table:table-cell>
          <table:table-cell table:style-name="ce144" office:value-type="float" office:value="400" calcext:value-type="float">
            <text:p>400</text:p>
          </table:table-cell>
          <table:table-cell table:style-name="ce144" office:value-type="float" office:value="140" calcext:value-type="float">
            <text:p>140</text:p>
          </table:table-cell>
          <table:table-cell table:style-name="ce315" office:value-type="float" office:value="40000" calcext:value-type="float">
            <text:p>40.000</text:p>
          </table:table-cell>
          <table:table-cell table:style-name="ce144" table:number-columns-repeated="4"/>
          <table:table-cell table:style-name="ce144" office:value-type="string" calcext:value-type="string">
            <text:p>Schiffslabor V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Fracht-EV</text:p>
          </table:table-cell>
          <table:table-cell table:style-name="ce144" office:value-type="string" calcext:value-type="string">
            <text:p>Gepanzerte Fracht</text:p>
          </table:table-cell>
          <table:table-cell table:style-name="ce305" office:value-type="string" calcext:value-type="string">
            <text:p>Gepanzerte Fracht II</text:p>
          </table:table-cell>
          <table:table-cell table:style-name="ce144" office:value-type="float" office:value="620" calcext:value-type="float">
            <text:p>620</text:p>
          </table:table-cell>
          <table:table-cell table:style-name="ce144" office:value-type="float" office:value="210" calcext:value-type="float">
            <text:p>210</text:p>
          </table:table-cell>
          <table:table-cell table:style-name="ce315" office:value-type="float" office:value="125000" calcext:value-type="float">
            <text:p>125.000</text:p>
          </table:table-cell>
          <table:table-cell table:style-name="ce144" table:number-columns-repeated="4"/>
          <table:table-cell table:style-name="ce144" office:value-type="string" calcext:value-type="string">
            <text:p>Schiffslabor V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Fracht-EV</text:p>
          </table:table-cell>
          <table:table-cell table:style-name="ce144" office:value-type="string" calcext:value-type="string">
            <text:p>Gepanzerte Fracht</text:p>
          </table:table-cell>
          <table:table-cell table:style-name="ce306" office:value-type="string" calcext:value-type="string">
            <text:p>Gepanzerte Fracht III</text:p>
          </table:table-cell>
          <table:table-cell table:style-name="ce144" office:value-type="float" office:value="950" calcext:value-type="float">
            <text:p>950</text:p>
          </table:table-cell>
          <table:table-cell table:style-name="ce144" office:value-type="float" office:value="320" calcext:value-type="float">
            <text:p>320</text:p>
          </table:table-cell>
          <table:table-cell table:style-name="ce315" office:value-type="float" office:value="365000" calcext:value-type="float">
            <text:p>365.000</text:p>
          </table:table-cell>
          <table:table-cell table:style-name="ce144" table:number-columns-repeated="4"/>
          <table:table-cell table:style-name="ce144" office:value-type="string" calcext:value-type="string">
            <text:p>Schiffslabor VIII</text:p>
          </table:table-cell>
          <table:table-cell table:style-name="ce144" table:number-columns-repeated="2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office:value-type="string" calcext:value-type="string">
            <text:p>Schiffsverbesserung-EV</text:p>
          </table:table-cell>
          <table:table-cell table:style-name="ce144" office:value-type="string" calcext:value-type="string">
            <text:p>Fregatte</text:p>
          </table:table-cell>
          <table:table-cell table:style-name="ce307" office:value-type="string" calcext:value-type="string">
            <text:p>Hurricane</text:p>
          </table:table-cell>
          <table:table-cell table:style-name="ce144" office:value-type="float" office:value="1200" calcext:value-type="float">
            <text:p>1200</text:p>
          </table:table-cell>
          <table:table-cell table:style-name="ce144" office:value-type="float" office:value="5850" calcext:value-type="float">
            <text:p>5850</text:p>
          </table:table-cell>
          <table:table-cell table:style-name="ce315" office:value-type="float" office:value="86400" calcext:value-type="float">
            <text:p>86.400</text:p>
          </table:table-cell>
          <table:table-cell table:style-name="ce144" office:value-type="float" office:value="340" calcext:value-type="float">
            <text:p>340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303" calcext:value-type="float">
            <text:p>303</text:p>
          </table:table-cell>
          <table:table-cell table:style-name="ce144" office:value-type="string" calcext:value-type="string">
            <text:p>Schiffsfabrik IX</text:p>
          </table:table-cell>
          <table:table-cell table:style-name="ce144" office:value-type="string" calcext:value-type="string">
            <text:p>Schiffslabor IX</text:p>
          </table:table-cell>
          <table:table-cell table:style-name="ce144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4"/>
          <table:table-cell table:style-name="ce318" office:value-type="percentage" office:value="0.1" calcext:value-type="percentage">
            <text:p>10%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08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09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10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11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12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>
          <table:table-cell table:style-name="ce144" table:number-columns-repeated="2"/>
          <table:table-cell table:style-name="ce313"/>
          <table:table-cell table:style-name="ce144" table:number-columns-repeated="2"/>
          <table:table-cell table:style-name="ce315"/>
          <table:table-cell table:style-name="ce144" table:number-columns-repeated="7"/>
          <table:table-cell table:style-name="ce318" table:number-columns-repeated="4"/>
          <table:table-cell table:style-name="ce144" table:number-columns-repeated="3"/>
          <table:table-cell table:style-name="ce318" table:number-columns-repeated="7"/>
          <table:table-cell table:style-name="ce144"/>
          <table:table-cell table:style-name="ce315"/>
          <table:table-cell table:style-name="ce318" table:number-columns-repeated="5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64"/>
        </table:table-row>
        <table:table-row table:style-name="ro3" table:number-rows-repeated="1048413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3])))" calcext:base-cell-address="Schiffslabor.C103"/>
          </calcext:conditional-format>
        </calcext:conditional-formats>
      </table:table>
      <table:table table:name="Techniklabor" table:style-name="ta6">
        <office:forms form:automatic-focus="false" form:apply-design-mode="false"/>
        <table:table-column table:style-name="co73" table:default-cell-style-name="ce145"/>
        <table:table-column table:style-name="co74" table:default-cell-style-name="ce145"/>
        <table:table-column table:style-name="co75" table:default-cell-style-name="ce145"/>
        <table:table-column table:style-name="co76" table:default-cell-style-name="ce145"/>
        <table:table-column table:style-name="co77" table:default-cell-style-name="ce145"/>
        <table:table-column table:style-name="co78" table:default-cell-style-name="ce145"/>
        <table:table-column table:style-name="co41" table:default-cell-style-name="ce319"/>
        <table:table-column table:style-name="co79" table:default-cell-style-name="ce319"/>
        <table:table-column table:style-name="co42" table:default-cell-style-name="ce319"/>
        <table:table-column table:style-name="co17" table:default-cell-style-name="ce145"/>
        <table:table-column table:style-name="co17" table:default-cell-style-name="ce319"/>
        <table:table-column table:style-name="co80" table:default-cell-style-name="ce145"/>
        <table:table-column table:style-name="co17" table:default-cell-style-name="ce319"/>
        <table:table-column table:style-name="co81" table:default-cell-style-name="ce319"/>
        <table:table-column table:style-name="co81" table:default-cell-style-name="ce316"/>
        <table:table-column table:style-name="co82" table:default-cell-style-name="ce319"/>
        <table:table-column table:style-name="co83" table:default-cell-style-name="ce319"/>
        <table:table-column table:style-name="co52" table:default-cell-style-name="ce316"/>
        <table:table-column table:style-name="co47" table:default-cell-style-name="ce319"/>
        <table:table-column table:style-name="co41" table:default-cell-style-name="ce319"/>
        <table:table-column table:style-name="co39" table:default-cell-style-name="ce316"/>
        <table:table-column table:style-name="co84" table:default-cell-style-name="ce319"/>
        <table:table-column table:style-name="co85" table:default-cell-style-name="ce595"/>
        <table:table-column table:style-name="co51" table:default-cell-style-name="ce145"/>
        <table:table-column table:style-name="co86" table:default-cell-style-name="ce145"/>
        <table:table-column table:style-name="co51" table:default-cell-style-name="ce145"/>
        <table:table-column table:style-name="co31" table:default-cell-style-name="ce316"/>
        <table:table-column table:style-name="co32" table:default-cell-style-name="ce316"/>
        <table:table-column table:style-name="co33" table:default-cell-style-name="ce316"/>
        <table:table-column table:style-name="co34" table:number-columns-repeated="2" table:default-cell-style-name="ce316"/>
        <table:table-column table:style-name="co35" table:default-cell-style-name="ce316"/>
        <table:table-column table:style-name="co36" table:default-cell-style-name="ce145"/>
        <table:table-column table:style-name="co17" table:default-cell-style-name="ce145"/>
        <table:table-column table:style-name="co19" table:default-cell-style-name="ce322"/>
        <table:table-column table:style-name="co37" table:number-columns-repeated="985" table:default-cell-style-name="ce145"/>
        <table:table-header-rows>
          <table:table-row table:style-name="ro4">
            <table:table-cell table:style-name="ce143" office:value-type="string" calcext:value-type="string">
              <text:p>Kategorie</text:p>
            </table:table-cell>
            <table:table-cell table:style-name="ce143" office:value-type="string" calcext:value-type="string">
              <text:p>Typ</text:p>
            </table:table-cell>
            <table:table-cell table:style-name="ce143" office:value-type="string" calcext:value-type="string">
              <text:p>Art</text:p>
            </table:table-cell>
            <table:table-cell table:style-name="ce143" office:value-type="string" calcext:value-type="string">
              <text:p>Sorte</text:p>
            </table:table-cell>
            <table:table-cell table:style-name="ce143" office:value-type="string" calcext:value-type="string">
              <text:p>Masse</text:p>
              <text:p>(t)</text:p>
            </table:table-cell>
            <table:table-cell table:style-name="ce314" office:value-type="string" calcext:value-type="string">
              <text:p>Energie</text:p>
            </table:table-cell>
            <table:table-cell table:style-name="ce317" office:value-type="string" calcext:value-type="string">
              <text:p>Verteidigung</text:p>
              <text:p>(%)</text:p>
            </table:table-cell>
            <table:table-cell table:style-name="ce143" office:value-type="string" calcext:value-type="string">
              <text:p>Masse</text:p>
              <text:p>(% Schiffsmasse)</text:p>
            </table:table-cell>
            <table:table-cell table:style-name="ce143" office:value-type="string" calcext:value-type="string">
              <text:p>Masse</text:p>
              <text:p>(% Waffenmasse)</text:p>
            </table:table-cell>
            <table:table-cell table:style-name="ce143" office:value-type="string" calcext:value-type="string">
              <text:p>Wenden</text:p>
              <text:p>(°/s)</text:p>
            </table:table-cell>
            <table:table-cell table:style-name="ce143" office:value-type="string" calcext:value-type="string">
              <text:p>Wenden</text:p>
              <text:p>(%)</text:p>
            </table:table-cell>
            <table:table-cell table:style-name="ce143" office:value-type="string" calcext:value-type="string">
              <text:p>Strafen</text:p>
              <text:p>(m/s)</text:p>
            </table:table-cell>
            <table:table-cell table:style-name="ce143" office:value-type="string" calcext:value-type="string">
              <text:p>Strafen</text:p>
              <text:p>(%)</text:p>
            </table:table-cell>
            <table:table-cell table:style-name="ce143" office:value-type="string" calcext:value-type="string">
              <text:p>Geschwindig-</text:p>
              <text:p>keit (%)</text:p>
            </table:table-cell>
            <table:table-cell table:style-name="ce314" office:value-type="string" calcext:value-type="string">
              <text:p>Geschwindig-</text:p>
              <text:p>keit (m/s)</text:p>
            </table:table-cell>
            <table:table-cell table:style-name="ce143" office:value-type="string" calcext:value-type="string">
              <text:p>Streuwinkel</text:p>
              <text:p>(%)</text:p>
            </table:table-cell>
            <table:table-cell table:style-name="ce143" office:value-type="string" calcext:value-type="string">
              <text:p>Schildum-</text:p>
              <text:p>gehung (%)</text:p>
            </table:table-cell>
            <table:table-cell table:style-name="ce314" office:value-type="string" calcext:value-type="string">
              <text:p>Reichweite</text:p>
              <text:p>(m)</text:p>
            </table:table-cell>
            <table:table-cell table:style-name="ce143" office:value-type="string" calcext:value-type="string">
              <text:p>Schild-</text:p>
              <text:p>schaden (%)</text:p>
            </table:table-cell>
            <table:table-cell table:style-name="ce143" office:value-type="string" calcext:value-type="string">
              <text:p>Haltbarkeits-</text:p>
              <text:p>schaden (%)</text:p>
            </table:table-cell>
            <table:table-cell table:style-name="ce314" office:value-type="string" calcext:value-type="string">
              <text:p>Effektradius</text:p>
              <text:p>(m)</text:p>
            </table:table-cell>
            <table:table-cell table:style-name="ce143" office:value-type="string" calcext:value-type="string">
              <text:p>Schadens-</text:p>
              <text:p>reduktion (%)</text:p>
            </table:table-cell>
            <table:table-cell table:style-name="ce592" office:value-type="string" calcext:value-type="string">
              <text:p>Aufladen</text:p>
              <text:p>(Energie/s)</text:p>
            </table:table-cell>
            <table:table-cell table:style-name="ce143" office:value-type="string" calcext:value-type="string">
              <text:p>Bauvorraussetzung 1</text:p>
            </table:table-cell>
            <table:table-cell table:style-name="ce143" office:value-type="string" calcext:value-type="string">
              <text:p>Bauvorraussetzung 2</text:p>
            </table:table-cell>
            <table:table-cell table:style-name="ce143" office:value-type="string" calcext:value-type="string">
              <text:p>Bauvorraussetzung 3</text:p>
            </table:table-cell>
            <table:table-cell table:style-name="ce314" office:value-type="string" calcext:value-type="string">
              <text:p>Baukosten He-3</text:p>
            </table:table-cell>
            <table:table-cell table:style-name="ce314" office:value-type="string" calcext:value-type="string">
              <text:p>Baukosten Erz</text:p>
            </table:table-cell>
            <table:table-cell table:style-name="ce314" office:value-type="string" calcext:value-type="string">
              <text:p>Baukosten AM</text:p>
            </table:table-cell>
            <table:table-cell table:style-name="ce314" office:value-type="string" calcext:value-type="string">
              <text:p>tB d</text:p>
            </table:table-cell>
            <table:table-cell table:style-name="ce314" office:value-type="string" calcext:value-type="string">
              <text:p>tB h</text:p>
            </table:table-cell>
            <table:table-cell table:style-name="ce314" office:value-type="string" calcext:value-type="string">
              <text:p>tB m</text:p>
            </table:table-cell>
            <table:table-cell table:style-name="ce143" office:value-type="string" calcext:value-type="string">
              <text:p>tB s</text:p>
            </table:table-cell>
            <table:table-cell table:style-name="ce143" office:value-type="string" calcext:value-type="string">
              <text:p>Münzen</text:p>
            </table:table-cell>
            <table:table-cell table:style-name="ce320" office:value-type="string" calcext:value-type="string">
              <text:p>gebaut</text:p>
            </table:table-cell>
            <table:table-cell table:style-name="ce323" table:number-columns-repeated="984"/>
            <table:table-cell/>
          </table:table-row>
        </table:table-header-rows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Phasenmunit.</text:p>
          </table:table-cell>
          <table:table-cell table:style-name="ce325" office:value-type="string" calcext:value-type="string">
            <text:p>Basis-Phasenmunit. 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1" calcext:value-type="percentage">
            <text:p>1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table:number-columns-repeated="2"/>
          <table:table-cell table:style-name="ce315"/>
          <table:table-cell table:style-name="ce315" office:value-type="float" office:value="1273839" calcext:value-type="float">
            <text:p>1.273.839</text:p>
          </table:table-cell>
          <table:table-cell table:style-name="ce315" table:number-columns-repeated="2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46" calcext:value-type="float">
            <text:p>46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194" calcext:value-type="float">
            <text:p>194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Phasenmunit.</text:p>
          </table:table-cell>
          <table:table-cell table:style-name="ce326" office:value-type="string" calcext:value-type="string">
            <text:p>Basis-Phasenmunit. 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2" calcext:value-type="percentage">
            <text:p>2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2" calcext:value-type="percentage">
            <text:p>2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Basis-Phasenmunit.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Phasenmunit.</text:p>
          </table:table-cell>
          <table:table-cell table:style-name="ce327" office:value-type="string" calcext:value-type="string">
            <text:p>Basis-Phasenmunit. I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3" calcext:value-type="percentage">
            <text:p>3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3" calcext:value-type="percentage">
            <text:p>3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Basis-Phasenmunit.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Phasenmunit.</text:p>
          </table:table-cell>
          <table:table-cell table:style-name="ce328" office:value-type="string" calcext:value-type="string">
            <text:p>Basis-Phasenmunit. I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4" calcext:value-type="percentage">
            <text:p>4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4" calcext:value-type="percentage">
            <text:p>4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Basis-Phasenmunit.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Phasenmunit.</text:p>
          </table:table-cell>
          <table:table-cell table:style-name="ce329" office:value-type="string" calcext:value-type="string">
            <text:p>Basis-Phasenmunit. 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5" calcext:value-type="percentage">
            <text:p>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5" calcext:value-type="percentage">
            <text:p>5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Basis-Phasenmunit.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Streuungslauf</text:p>
          </table:table-cell>
          <table:table-cell table:style-name="ce330" office:value-type="string" calcext:value-type="string">
            <text:p>Basis-Streuungslauf 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5" calcext:value-type="percentage">
            <text:p>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/>
          <table:table-cell table:style-name="ce315" office:value-type="float" office:value="632522" calcext:value-type="float">
            <text:p>632.522</text:p>
          </table:table-cell>
          <table:table-cell table:style-name="ce315" table:number-columns-repeated="2"/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21" calcext:value-type="float">
            <text:p>21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86" calcext:value-type="float">
            <text:p>86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Streuungslauf</text:p>
          </table:table-cell>
          <table:table-cell table:style-name="ce331" office:value-type="string" calcext:value-type="string">
            <text:p>Basis-Streuungslauf 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4" calcext:value-type="percentage">
            <text:p>4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(Basis-)Streuungslauf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Streuungslauf</text:p>
          </table:table-cell>
          <table:table-cell table:style-name="ce332" office:value-type="string" calcext:value-type="string">
            <text:p>Basis-Streuungslauf I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5" calcext:value-type="percentage">
            <text:p>1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5" calcext:value-type="percentage">
            <text:p>5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(Basis-)Streuungslauf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Streuungslauf</text:p>
          </table:table-cell>
          <table:table-cell table:style-name="ce333" office:value-type="string" calcext:value-type="string">
            <text:p>Basis-Streuungslauf I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6" calcext:value-type="percentage">
            <text:p>6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(Basis-)Streuungslauf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(Basis-)Streuungslauf</text:p>
          </table:table-cell>
          <table:table-cell table:style-name="ce334" office:value-type="string" calcext:value-type="string">
            <text:p>Basis-Streuungslauf 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7" calcext:value-type="percentage">
            <text:p>7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(Basis-)Streuungslauf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AM-Zünder</text:p>
          </table:table-cell>
          <table:table-cell table:style-name="ce335" office:value-type="string" calcext:value-type="string">
            <text:p>AM-Zünder 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50" calcext:value-type="float">
            <text:p>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table:number-columns-repeated="2"/>
          <table:table-cell table:style-name="ce315"/>
          <table:table-cell table:style-name="ce315" office:value-type="float" office:value="1182850" calcext:value-type="float">
            <text:p>1.182.850</text:p>
          </table:table-cell>
          <table:table-cell table:style-name="ce315" table:number-columns-repeated="2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5" calcext:value-type="float">
            <text:p>5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80" calcext:value-type="float">
            <text:p>180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AM-Zünder</text:p>
          </table:table-cell>
          <table:table-cell table:style-name="ce336" office:value-type="string" calcext:value-type="string">
            <text:p>AM-Zünder 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00" calcext:value-type="float">
            <text:p>10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AM-Zünder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AM-Zünder</text:p>
          </table:table-cell>
          <table:table-cell table:style-name="ce337" office:value-type="string" calcext:value-type="string">
            <text:p>AM-Zünder I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3" calcext:value-type="percentage">
            <text:p>3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50" calcext:value-type="float">
            <text:p>1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AM-Zünder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AM-Zünder</text:p>
          </table:table-cell>
          <table:table-cell table:style-name="ce338" office:value-type="string" calcext:value-type="string">
            <text:p>AM-Zünder I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4" calcext:value-type="percentage">
            <text:p>4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00" calcext:value-type="float">
            <text:p>20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M-Zünder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AM-Zünder</text:p>
          </table:table-cell>
          <table:table-cell table:style-name="ce339" office:value-type="string" calcext:value-type="string">
            <text:p>AM-Zünder 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5" calcext:value-type="percentage">
            <text:p>5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50" calcext:value-type="float">
            <text:p>2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M-Zünde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onenlader</text:p>
          </table:table-cell>
          <table:table-cell table:style-name="ce340" office:value-type="string" calcext:value-type="string">
            <text:p>Ionenlader 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onenlader</text:p>
          </table:table-cell>
          <table:table-cell table:style-name="ce341" office:value-type="string" calcext:value-type="string">
            <text:p>Ionenlader 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-0.07" calcext:value-type="percentage">
            <text:p>-7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Ionenlader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onenlader</text:p>
          </table:table-cell>
          <table:table-cell table:style-name="ce342" office:value-type="string" calcext:value-type="string">
            <text:p>Ionenlader I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3" calcext:value-type="percentage">
            <text:p>3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4" calcext:value-type="percentage">
            <text:p>4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Ionenlader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onenlader</text:p>
          </table:table-cell>
          <table:table-cell table:style-name="ce343" office:value-type="string" calcext:value-type="string">
            <text:p>Ionenlader I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4" calcext:value-type="percentage">
            <text:p>4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5" calcext:value-type="percentage">
            <text:p>50%</text:p>
          </table:table-cell>
          <table:table-cell table:style-name="ce318" office:value-type="percentage" office:value="-0.13" calcext:value-type="percentage">
            <text:p>-13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onenlader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onenlader</text:p>
          </table:table-cell>
          <table:table-cell table:style-name="ce344" office:value-type="string" calcext:value-type="string">
            <text:p>Ionenlader 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5" calcext:value-type="percentage">
            <text:p>5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6" calcext:value-type="percentage">
            <text:p>60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onenlade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ridiumfelder</text:p>
          </table:table-cell>
          <table:table-cell table:style-name="ce345" office:value-type="string" calcext:value-type="string">
            <text:p>Iridiumfelder 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3" calcext:value-type="percentage">
            <text:p>3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290" calcext:value-type="float">
            <text:p>29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table:number-columns-repeated="2"/>
          <table:table-cell table:style-name="ce315"/>
          <table:table-cell table:style-name="ce315" office:value-type="float" office:value="151553" calcext:value-type="float">
            <text:p>151.553</text:p>
          </table:table-cell>
          <table:table-cell table:style-name="ce315" table:number-columns-repeated="2"/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10" calcext:value-type="float">
            <text:p>1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42" calcext:value-type="float">
            <text:p>42</text:p>
          </table:table-cell>
          <table:table-cell table:style-name="ce321" office:value-type="string" calcext:value-type="string">
            <text:p>x</text:p>
          </table:table-cell>
          <table:table-cell table:style-name="ce596"/>
          <table:table-cell table:number-columns-repeated="984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ridiumfelder</text:p>
          </table:table-cell>
          <table:table-cell table:style-name="ce346" office:value-type="string" calcext:value-type="string">
            <text:p>Iridiumfelder 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6" calcext:value-type="percentage">
            <text:p>6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830" calcext:value-type="float">
            <text:p>83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office:value-type="string" calcext:value-type="string">
            <text:p>Iridiumfelder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ridiumfelder</text:p>
          </table:table-cell>
          <table:table-cell table:style-name="ce347" office:value-type="string" calcext:value-type="string">
            <text:p>Iridiumfelder I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9" calcext:value-type="percentage">
            <text:p>9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100" calcext:value-type="float">
            <text:p>1.10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Iridiumfelder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ridiumfelder</text:p>
          </table:table-cell>
          <table:table-cell table:style-name="ce348" office:value-type="string" calcext:value-type="string">
            <text:p>Iridiumfelder I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2" calcext:value-type="percentage">
            <text:p>12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370" calcext:value-type="float">
            <text:p>1.37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Iridiumfelder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Iridiumfelder</text:p>
          </table:table-cell>
          <table:table-cell table:style-name="ce349" office:value-type="string" calcext:value-type="string">
            <text:p>Iridiumfelder 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5" calcext:value-type="percentage">
            <text:p>1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640" calcext:value-type="float">
            <text:p>1.64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ridiumfelde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Konzentrierte Blende</text:p>
          </table:table-cell>
          <table:table-cell table:style-name="ce350" office:value-type="string" calcext:value-type="string">
            <text:p>Konzentrierte Blende 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50" calcext:value-type="float">
            <text:p>2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/>
          <table:table-cell table:style-name="ce315" office:value-type="float" office:value="122989" calcext:value-type="float">
            <text:p>122.989</text:p>
          </table:table-cell>
          <table:table-cell table:style-name="ce315" table:number-columns-repeated="2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53" calcext:value-type="float">
            <text:p>5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37" calcext:value-type="float">
            <text:p>37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Konzentrierte Blende</text:p>
          </table:table-cell>
          <table:table-cell table:style-name="ce351" office:value-type="string" calcext:value-type="string">
            <text:p>Konzentrierte Blende 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4" calcext:value-type="percentage">
            <text:p>4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500" calcext:value-type="float">
            <text:p>50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Konzentrierte Blende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Konzentrierte Blende</text:p>
          </table:table-cell>
          <table:table-cell table:style-name="ce352" office:value-type="string" calcext:value-type="string">
            <text:p>Konzentrierte Blende I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6" calcext:value-type="percentage">
            <text:p>6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750" calcext:value-type="float">
            <text:p>7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Konzentrierte Blende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Konzentrierte Blende</text:p>
          </table:table-cell>
          <table:table-cell table:style-name="ce353" office:value-type="string" calcext:value-type="string">
            <text:p>Konzentrierte Blende I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8" calcext:value-type="percentage">
            <text:p>8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000" calcext:value-type="float">
            <text:p>1.00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Konzentrierte Blende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komponenten</text:p>
          </table:table-cell>
          <table:table-cell table:style-name="ce144" office:value-type="string" calcext:value-type="string">
            <text:p>Konzentrierte Blende</text:p>
          </table:table-cell>
          <table:table-cell table:style-name="ce354" office:value-type="string" calcext:value-type="string">
            <text:p>Konzentrierte Blende 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1" calcext:value-type="percentage">
            <text:p>10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250" calcext:value-type="float">
            <text:p>1.2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Konzentrierte Blende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Ablenkfeld</text:p>
          </table:table-cell>
          <table:table-cell table:style-name="ce355" office:value-type="string" calcext:value-type="string">
            <text:p>Ablenkfeld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72" calcext:value-type="float">
            <text:p>272</text:p>
          </table:table-cell>
          <table:table-cell table:style-name="ce144" office:value-type="float" office:value="816" calcext:value-type="float">
            <text:p>81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Ablenkfeld</text:p>
          </table:table-cell>
          <table:table-cell table:style-name="ce356" office:value-type="string" calcext:value-type="string">
            <text:p>Ablenkfeld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27" calcext:value-type="float">
            <text:p>427</text:p>
          </table:table-cell>
          <table:table-cell table:style-name="ce144" office:value-type="float" office:value="1173" calcext:value-type="float">
            <text:p>1173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Ablenkfeld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Ablenkfeld</text:p>
          </table:table-cell>
          <table:table-cell table:style-name="ce357" office:value-type="string" calcext:value-type="string">
            <text:p>Ablenkfeld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669" calcext:value-type="float">
            <text:p>669</text:p>
          </table:table-cell>
          <table:table-cell table:style-name="ce144" office:value-type="float" office:value="1672" calcext:value-type="float">
            <text:p>1672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Ablenkfeld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Ablenkfeld</text:p>
          </table:table-cell>
          <table:table-cell table:style-name="ce358" office:value-type="string" calcext:value-type="string">
            <text:p>Ablenkfeld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49" calcext:value-type="float">
            <text:p>1049</text:p>
          </table:table-cell>
          <table:table-cell table:style-name="ce144" office:value-type="float" office:value="2361" calcext:value-type="float">
            <text:p>2361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Ablenkfe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Ablenkfeld</text:p>
          </table:table-cell>
          <table:table-cell table:style-name="ce359" office:value-type="string" calcext:value-type="string">
            <text:p>Ablenkfeld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645" calcext:value-type="float">
            <text:p>1645</text:p>
          </table:table-cell>
          <table:table-cell table:style-name="ce144" office:value-type="float" office:value="3291" calcext:value-type="float">
            <text:p>3291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blenkfe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chockfeld</text:p>
          </table:table-cell>
          <table:table-cell table:style-name="ce360" office:value-type="string" calcext:value-type="string">
            <text:p>Schockfeld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26" calcext:value-type="float">
            <text:p>326</text:p>
          </table:table-cell>
          <table:table-cell table:style-name="ce144" office:value-type="float" office:value="977" calcext:value-type="float">
            <text:p>977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table:number-columns-repeated="2"/>
          <table:table-cell table:style-name="ce315"/>
          <table:table-cell table:style-name="ce315" office:value-type="float" office:value="883541" calcext:value-type="float">
            <text:p>883.541</text:p>
          </table:table-cell>
          <table:table-cell table:style-name="ce315" table:number-columns-repeated="2"/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13" calcext:value-type="float">
            <text:p>1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43" calcext:value-type="float">
            <text:p>143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chockfeld</text:p>
          </table:table-cell>
          <table:table-cell table:style-name="ce361" office:value-type="string" calcext:value-type="string">
            <text:p>Schockfeld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511" calcext:value-type="float">
            <text:p>511</text:p>
          </table:table-cell>
          <table:table-cell table:style-name="ce144" office:value-type="float" office:value="1404" calcext:value-type="float">
            <text:p>1404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Schockfeld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chockfeld</text:p>
          </table:table-cell>
          <table:table-cell table:style-name="ce362" office:value-type="string" calcext:value-type="string">
            <text:p>Schockfeld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801" calcext:value-type="float">
            <text:p>801</text:p>
          </table:table-cell>
          <table:table-cell table:style-name="ce144" office:value-type="float" office:value="2002" calcext:value-type="float">
            <text:p>2002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Schockfeld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chockfeld</text:p>
          </table:table-cell>
          <table:table-cell table:style-name="ce363" office:value-type="string" calcext:value-type="string">
            <text:p>Schockfeld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256" calcext:value-type="float">
            <text:p>1256</text:p>
          </table:table-cell>
          <table:table-cell table:style-name="ce144" office:value-type="float" office:value="2826" calcext:value-type="float">
            <text:p>282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Schockfe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chockfeld</text:p>
          </table:table-cell>
          <table:table-cell table:style-name="ce364" office:value-type="string" calcext:value-type="string">
            <text:p>Schockfeld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970" calcext:value-type="float">
            <text:p>1970</text:p>
          </table:table-cell>
          <table:table-cell table:style-name="ce144" office:value-type="float" office:value="3940" calcext:value-type="float">
            <text:p>394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Schockfe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pektralfeld</text:p>
          </table:table-cell>
          <table:table-cell table:style-name="ce365" office:value-type="string" calcext:value-type="string">
            <text:p>Spektralfeld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90" calcext:value-type="float">
            <text:p>190</text:p>
          </table:table-cell>
          <table:table-cell table:style-name="ce144" office:value-type="float" office:value="569" calcext:value-type="float">
            <text:p>569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pektralfeld</text:p>
          </table:table-cell>
          <table:table-cell table:style-name="ce366" office:value-type="string" calcext:value-type="string">
            <text:p>Spektralfeld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98" calcext:value-type="float">
            <text:p>298</text:p>
          </table:table-cell>
          <table:table-cell table:style-name="ce144" office:value-type="float" office:value="818" calcext:value-type="float">
            <text:p>818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Spektralfeld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pektralfeld</text:p>
          </table:table-cell>
          <table:table-cell table:style-name="ce367" office:value-type="string" calcext:value-type="string">
            <text:p>Spektralfeld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67" calcext:value-type="float">
            <text:p>467</text:p>
          </table:table-cell>
          <table:table-cell table:style-name="ce144" office:value-type="float" office:value="1167" calcext:value-type="float">
            <text:p>1167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Spektralfeld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pektralfeld</text:p>
          </table:table-cell>
          <table:table-cell table:style-name="ce368" office:value-type="string" calcext:value-type="string">
            <text:p>Spektralfeld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32" calcext:value-type="float">
            <text:p>732</text:p>
          </table:table-cell>
          <table:table-cell table:style-name="ce144" office:value-type="float" office:value="1647" calcext:value-type="float">
            <text:p>1647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Spektralfe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</text:p>
          </table:table-cell>
          <table:table-cell table:style-name="ce144" office:value-type="string" calcext:value-type="string">
            <text:p>Spektralfeld</text:p>
          </table:table-cell>
          <table:table-cell table:style-name="ce369" office:value-type="string" calcext:value-type="string">
            <text:p>Spektralfeld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148" calcext:value-type="float">
            <text:p>1148</text:p>
          </table:table-cell>
          <table:table-cell table:style-name="ce144" office:value-type="float" office:value="2296" calcext:value-type="float">
            <text:p>229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Spektralfe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AM-Sprengk.</text:p>
          </table:table-cell>
          <table:table-cell table:style-name="ce370" office:value-type="string" calcext:value-type="string">
            <text:p>AM-Sprengk. 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5" calcext:value-type="percentage">
            <text:p>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50" calcext:value-type="float">
            <text:p>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table:number-columns-repeated="2"/>
          <table:table-cell table:style-name="ce315" office:value-type="float" office:value="3523696" calcext:value-type="float">
            <text:p>3.523.696</text:p>
          </table:table-cell>
          <table:table-cell table:style-name="ce315" table:number-columns-repeated="5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AM-Sprengk.</text:p>
          </table:table-cell>
          <table:table-cell table:style-name="ce371" office:value-type="string" calcext:value-type="string">
            <text:p>AM-Sprengk. 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00" calcext:value-type="float">
            <text:p>10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AM-Sprengk.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AM-Sprengk.</text:p>
          </table:table-cell>
          <table:table-cell table:style-name="ce372" office:value-type="string" calcext:value-type="string">
            <text:p>AM-Sprengk. I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5" calcext:value-type="percentage">
            <text:p>1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50" calcext:value-type="float">
            <text:p>1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AM-Sprengk.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AM-Sprengk.</text:p>
          </table:table-cell>
          <table:table-cell table:style-name="ce373" office:value-type="string" calcext:value-type="string">
            <text:p>AM-Sprengk. I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00" calcext:value-type="float">
            <text:p>20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M-Sprengk.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AM-Sprengk.</text:p>
          </table:table-cell>
          <table:table-cell table:style-name="ce374" office:value-type="string" calcext:value-type="string">
            <text:p>AM-Sprengk. 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50" calcext:value-type="float">
            <text:p>250</text:p>
          </table:table-cell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M-Sprengk.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onenregler</text:p>
          </table:table-cell>
          <table:table-cell table:style-name="ce375" office:value-type="string" calcext:value-type="string">
            <text:p>Ionenregler 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6" calcext:value-type="percentage">
            <text:p>6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2" calcext:value-type="percentage">
            <text:p>20%</text:p>
          </table:table-cell>
          <table:table-cell table:style-name="ce318" office:value-type="percentage" office:value="-0.05" calcext:value-type="percentage">
            <text:p>-5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 office:value-type="float" office:value="1465865" calcext:value-type="float">
            <text:p>1.465.865</text:p>
          </table:table-cell>
          <table:table-cell table:style-name="ce315" table:number-columns-repeated="3"/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7" calcext:value-type="float">
            <text:p>7</text:p>
          </table:table-cell>
          <table:table-cell table:style-name="ce144" office:value-type="float" office:value="45" calcext:value-type="float">
            <text:p>45</text:p>
          </table:table-cell>
          <table:table-cell table:style-name="ce144" office:value-type="float" office:value="61" calcext:value-type="float">
            <text:p>61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onenregler</text:p>
          </table:table-cell>
          <table:table-cell table:style-name="ce376" office:value-type="string" calcext:value-type="string">
            <text:p>Ionenregler 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2" calcext:value-type="percentage">
            <text:p>12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318" office:value-type="percentage" office:value="-0.07" calcext:value-type="percentage">
            <text:p>-7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Ionenregler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onenregler</text:p>
          </table:table-cell>
          <table:table-cell table:style-name="ce377" office:value-type="string" calcext:value-type="string">
            <text:p>Ionenregler I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8" calcext:value-type="percentage">
            <text:p>18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4" calcext:value-type="percentage">
            <text:p>40%</text:p>
          </table:table-cell>
          <table:table-cell table:style-name="ce318" office:value-type="percentage" office:value="-0.1" calcext:value-type="percentage">
            <text:p>-10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Ionenregler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onenregler</text:p>
          </table:table-cell>
          <table:table-cell table:style-name="ce378" office:value-type="string" calcext:value-type="string">
            <text:p>Ionenregler I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4" calcext:value-type="percentage">
            <text:p>24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5" calcext:value-type="percentage">
            <text:p>50%</text:p>
          </table:table-cell>
          <table:table-cell table:style-name="ce318" office:value-type="percentage" office:value="-0.13" calcext:value-type="percentage">
            <text:p>-13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onenregler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onenregler</text:p>
          </table:table-cell>
          <table:table-cell table:style-name="ce379" office:value-type="string" calcext:value-type="string">
            <text:p>Ionenregler 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3" calcext:value-type="percentage">
            <text:p>3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6" calcext:value-type="percentage">
            <text:p>60%</text:p>
          </table:table-cell>
          <table:table-cell table:style-name="ce318" office:value-type="percentage" office:value="-0.15" calcext:value-type="percentage">
            <text:p>-15%</text:p>
          </table:table-cell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onenregle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ridiummagnet</text:p>
          </table:table-cell>
          <table:table-cell table:style-name="ce380" office:value-type="string" calcext:value-type="string">
            <text:p>Iridiummagnet 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6" calcext:value-type="percentage">
            <text:p>6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540" calcext:value-type="float">
            <text:p>54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table:number-columns-repeated="2"/>
          <table:table-cell table:style-name="ce315" office:value-type="float" office:value="218019" calcext:value-type="float">
            <text:p>218.019</text:p>
          </table:table-cell>
          <table:table-cell table:style-name="ce315" table:number-columns-repeated="4"/>
          <table:table-cell table:style-name="ce315" office:value-type="float" office:value="27" calcext:value-type="float">
            <text:p>27</text:p>
          </table:table-cell>
          <table:table-cell table:style-name="ce144" office:value-type="float" office:value="18" calcext:value-type="float">
            <text:p>18</text:p>
          </table:table-cell>
          <table:table-cell table:style-name="ce144" office:value-type="float" office:value="8" calcext:value-type="float">
            <text:p>8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ridiummagnet</text:p>
          </table:table-cell>
          <table:table-cell table:style-name="ce381" office:value-type="string" calcext:value-type="string">
            <text:p>Iridiummagnet 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2" calcext:value-type="percentage">
            <text:p>12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080" calcext:value-type="float">
            <text:p>1.08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office:value-type="string" calcext:value-type="string">
            <text:p>Iridiummagnet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ridiummagnet</text:p>
          </table:table-cell>
          <table:table-cell table:style-name="ce382" office:value-type="string" calcext:value-type="string">
            <text:p>Iridiummagnet I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8" calcext:value-type="percentage">
            <text:p>18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350" calcext:value-type="float">
            <text:p>1.35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Iridiummagnet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ridiummagnet</text:p>
          </table:table-cell>
          <table:table-cell table:style-name="ce383" office:value-type="string" calcext:value-type="string">
            <text:p>Iridiummagnet I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4" calcext:value-type="percentage">
            <text:p>24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620" calcext:value-type="float">
            <text:p>1.62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Iridiummagnet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Iridiummagnet</text:p>
          </table:table-cell>
          <table:table-cell table:style-name="ce384" office:value-type="string" calcext:value-type="string">
            <text:p>Iridiummagnet 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3" calcext:value-type="percentage">
            <text:p>3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860" calcext:value-type="float">
            <text:p>1.86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Iridiummagnet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Konzentrierte Optik</text:p>
          </table:table-cell>
          <table:table-cell table:style-name="ce385" office:value-type="string" calcext:value-type="string">
            <text:p>Konzentrierte Optik 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8" calcext:value-type="percentage">
            <text:p>8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250" calcext:value-type="float">
            <text:p>2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Konzentrierte Optik</text:p>
          </table:table-cell>
          <table:table-cell table:style-name="ce386" office:value-type="string" calcext:value-type="string">
            <text:p>Konzentrierte Optik 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6" calcext:value-type="percentage">
            <text:p>16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500" calcext:value-type="float">
            <text:p>50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Konzentrierte Optik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Konzentrierte Optik</text:p>
          </table:table-cell>
          <table:table-cell table:style-name="ce387" office:value-type="string" calcext:value-type="string">
            <text:p>Konzentrierte Optik I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4" calcext:value-type="percentage">
            <text:p>24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750" calcext:value-type="float">
            <text:p>7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Konzentrierte Optik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Konzentrierte Optik</text:p>
          </table:table-cell>
          <table:table-cell table:style-name="ce388" office:value-type="string" calcext:value-type="string">
            <text:p>Konzentrierte Optik I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32" calcext:value-type="percentage">
            <text:p>32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000" calcext:value-type="float">
            <text:p>1.00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Konzentrierte Optik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Konzentrierte Optik</text:p>
          </table:table-cell>
          <table:table-cell table:style-name="ce389" office:value-type="string" calcext:value-type="string">
            <text:p>Konzentrierte Optik V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4" calcext:value-type="percentage">
            <text:p>4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 office:value-type="float" office:value="1250" calcext:value-type="float">
            <text:p>1.250</text:p>
          </table:table-cell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Konzentrierte Optik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Phasenmunit.</text:p>
          </table:table-cell>
          <table:table-cell table:style-name="ce390" office:value-type="string" calcext:value-type="string">
            <text:p>Phasenmunit. 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5" calcext:value-type="percentage">
            <text:p>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Phasenmunit.</text:p>
          </table:table-cell>
          <table:table-cell table:style-name="ce391" office:value-type="string" calcext:value-type="string">
            <text:p>Phasenmunit. 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2" calcext:value-type="percentage">
            <text:p>2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Phasenmunit. I</text:p>
          </table:table-cell>
          <table:table-cell table:style-name="ce144"/>
          <table:table-cell table:style-name="ce315" office:value-type="float" office:value="3718479" calcext:value-type="float">
            <text:p>3.718.479</text:p>
          </table:table-cell>
          <table:table-cell table:style-name="ce315" table:number-columns-repeated="3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49" calcext:value-type="float">
            <text:p>49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95" calcext:value-type="float">
            <text:p>195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Phasenmunit.</text:p>
          </table:table-cell>
          <table:table-cell table:style-name="ce392" office:value-type="string" calcext:value-type="string">
            <text:p>Phasenmunit. I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5" calcext:value-type="percentage">
            <text:p>1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3" calcext:value-type="percentage">
            <text:p>3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Phasenmunit.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Phasenmunit.</text:p>
          </table:table-cell>
          <table:table-cell table:style-name="ce393" office:value-type="string" calcext:value-type="string">
            <text:p>Phasenmunit. I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4" calcext:value-type="percentage">
            <text:p>4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Phasenmunit.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Phasenmunit.</text:p>
          </table:table-cell>
          <table:table-cell table:style-name="ce394" office:value-type="string" calcext:value-type="string">
            <text:p>Phasenmunit. V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/>
          <table:table-cell table:style-name="ce318" office:value-type="percentage" office:value="0.5" calcext:value-type="percentage">
            <text:p>5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Phasenmunit.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otationsdüsen</text:p>
          </table:table-cell>
          <table:table-cell table:style-name="ce395" office:value-type="string" calcext:value-type="string">
            <text:p>Rotationsdüsen 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1" calcext:value-type="percentage">
            <text:p>1%</text:p>
          </table:table-cell>
          <table:table-cell table:style-name="ce318"/>
          <table:table-cell table:style-name="ce144" office:value-type="float" office:value="2" calcext:value-type="float">
            <text:p>2</text:p>
          </table:table-cell>
          <table:table-cell table:style-name="ce318"/>
          <table:table-cell table:style-name="ce144"/>
          <table:table-cell table:number-columns-repeated="2" table:style-name="ce318" office:value-type="percentage" office:value="-0.05" calcext:value-type="percentage">
            <text:p>-5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office:value-type="float" office:value="4829" calcext:value-type="float">
            <text:p>4.829</text:p>
          </table:table-cell>
          <table:table-cell table:style-name="ce315" table:number-columns-repeated="4"/>
          <table:table-cell table:style-name="ce315" office:value-type="float" office:value="2" calcext:value-type="float">
            <text:p>2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otationsdüsen</text:p>
          </table:table-cell>
          <table:table-cell table:style-name="ce396" office:value-type="string" calcext:value-type="string">
            <text:p>Rotationsdüsen 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 office:value-type="float" office:value="4" calcext:value-type="float">
            <text:p>4</text:p>
          </table:table-cell>
          <table:table-cell table:style-name="ce318"/>
          <table:table-cell table:style-name="ce144"/>
          <table:table-cell table:number-columns-repeated="2" table:style-name="ce318" office:value-type="percentage" office:value="-0.1" calcext:value-type="percentage">
            <text:p>-1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office:value-type="string" calcext:value-type="string">
            <text:p>Rotationsdüsen I</text:p>
          </table:table-cell>
          <table:table-cell table:style-name="ce144"/>
          <table:table-cell table:style-name="ce315" office:value-type="float" office:value="420425" calcext:value-type="float">
            <text:p>420.425</text:p>
          </table:table-cell>
          <table:table-cell table:style-name="ce315" table:number-columns-repeated="3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9" calcext:value-type="float">
            <text:p>19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otationsdüsen</text:p>
          </table:table-cell>
          <table:table-cell table:style-name="ce397" office:value-type="string" calcext:value-type="string">
            <text:p>Rotationsdüsen I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3" calcext:value-type="percentage">
            <text:p>3%</text:p>
          </table:table-cell>
          <table:table-cell table:style-name="ce318"/>
          <table:table-cell table:style-name="ce144" office:value-type="float" office:value="6" calcext:value-type="float">
            <text:p>6</text:p>
          </table:table-cell>
          <table:table-cell table:style-name="ce318"/>
          <table:table-cell table:style-name="ce144"/>
          <table:table-cell table:number-columns-repeated="2" table:style-name="ce318" office:value-type="percentage" office:value="-0.15" calcext:value-type="percentage">
            <text:p>-15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office:value-type="string" calcext:value-type="string">
            <text:p>Rotationsdüsen II</text:p>
          </table:table-cell>
          <table:table-cell table:style-name="ce144"/>
          <table:table-cell table:style-name="ce315" office:value-type="float" office:value="1681700" calcext:value-type="float">
            <text:p>1.681.700</text:p>
          </table:table-cell>
          <table:table-cell table:style-name="ce315" table:number-columns-repeated="3"/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99" calcext:value-type="float">
            <text:p>99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otationsdüsen</text:p>
          </table:table-cell>
          <table:table-cell table:style-name="ce398" office:value-type="string" calcext:value-type="string">
            <text:p>Rotationsdüsen I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 office:value-type="float" office:value="8" calcext:value-type="float">
            <text:p>8</text:p>
          </table:table-cell>
          <table:table-cell table:style-name="ce318"/>
          <table:table-cell table:style-name="ce144"/>
          <table:table-cell table:number-columns-repeated="2" table:style-name="ce318" office:value-type="percentage" office:value="-0.2" calcext:value-type="percentage">
            <text:p>-20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Rotationsdüsen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otationsdüsen</text:p>
          </table:table-cell>
          <table:table-cell table:style-name="ce399" office:value-type="string" calcext:value-type="string">
            <text:p>Rotationsdüsen 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5" calcext:value-type="percentage">
            <text:p>5%</text:p>
          </table:table-cell>
          <table:table-cell table:style-name="ce318"/>
          <table:table-cell table:style-name="ce144" office:value-type="float" office:value="12" calcext:value-type="float">
            <text:p>12</text:p>
          </table:table-cell>
          <table:table-cell table:style-name="ce318"/>
          <table:table-cell table:style-name="ce144"/>
          <table:table-cell table:number-columns-repeated="2" table:style-name="ce318" office:value-type="percentage" office:value="-0.25" calcext:value-type="percentage">
            <text:p>-25%</text:p>
          </table:table-cell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Rotationsdüsen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ückwärtige Düsen</text:p>
          </table:table-cell>
          <table:table-cell table:style-name="ce400" office:value-type="string" calcext:value-type="string">
            <text:p>Rückwärtige Düsen 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 office:value-type="float" office:value="-7" calcext:value-type="float">
            <text:p>-7</text:p>
          </table:table-cell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20" calcext:value-type="float">
            <text:p>2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office:value-type="float" office:value="39156" calcext:value-type="float">
            <text:p>39.156</text:p>
          </table:table-cell>
          <table:table-cell table:style-name="ce315" table:number-columns-repeated="4"/>
          <table:table-cell table:style-name="ce315" office:value-type="float" office:value="12" calcext:value-type="float">
            <text:p>1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3" calcext:value-type="float">
            <text:p>3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ückwärtige Düsen</text:p>
          </table:table-cell>
          <table:table-cell table:style-name="ce401" office:value-type="string" calcext:value-type="string">
            <text:p>Rückwärtige Düsen 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 office:value-type="float" office:value="-13" calcext:value-type="float">
            <text:p>-13</text:p>
          </table:table-cell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40" calcext:value-type="float">
            <text:p>4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office:value-type="string" calcext:value-type="string">
            <text:p>Rückwärtige Düsen I</text:p>
          </table:table-cell>
          <table:table-cell table:style-name="ce144"/>
          <table:table-cell table:style-name="ce315" office:value-type="float" office:value="587340" calcext:value-type="float">
            <text:p>587.340</text:p>
          </table:table-cell>
          <table:table-cell table:style-name="ce315" table:number-columns-repeated="3"/>
          <table:table-cell table:style-name="ce315" office:value-type="float" office:value="3" calcext:value-type="float">
            <text:p>3</text:p>
          </table:table-cell>
          <table:table-cell table:style-name="ce31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59" calcext:value-type="float">
            <text:p>59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ückwärtige Düsen</text:p>
          </table:table-cell>
          <table:table-cell table:style-name="ce402" office:value-type="string" calcext:value-type="string">
            <text:p>Rückwärtige Düsen I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 office:value-type="float" office:value="-20" calcext:value-type="float">
            <text:p>-20</text:p>
          </table:table-cell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60" calcext:value-type="float">
            <text:p>6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Rückwärtige Düsen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ückwärtige Düsen</text:p>
          </table:table-cell>
          <table:table-cell table:style-name="ce403" office:value-type="string" calcext:value-type="string">
            <text:p>Rückwärtige Düsen I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8" calcext:value-type="percentage">
            <text:p>8%</text:p>
          </table:table-cell>
          <table:table-cell table:style-name="ce318"/>
          <table:table-cell table:style-name="ce144" office:value-type="float" office:value="-26" calcext:value-type="float">
            <text:p>-26</text:p>
          </table:table-cell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80" calcext:value-type="float">
            <text:p>8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Rückwärtige Düsen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Rückwärtige Düsen</text:p>
          </table:table-cell>
          <table:table-cell table:style-name="ce404" office:value-type="string" calcext:value-type="string">
            <text:p>Rückwärtige Düsen 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/>
          <table:table-cell table:style-name="ce144" office:value-type="float" office:value="-33" calcext:value-type="float">
            <text:p>-33</text:p>
          </table:table-cell>
          <table:table-cell table:style-name="ce318"/>
          <table:table-cell table:style-name="ce144"/>
          <table:table-cell table:style-name="ce318" table:number-columns-repeated="2"/>
          <table:table-cell table:style-name="ce315" office:value-type="float" office:value="100" calcext:value-type="float">
            <text:p>10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Rückwärtige Düsen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afdüsen</text:p>
          </table:table-cell>
          <table:table-cell table:style-name="ce405" office:value-type="string" calcext:value-type="string">
            <text:p>Strafdüsen 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 office:value-type="float" office:value="-5" calcext:value-type="float">
            <text:p>-5</text:p>
          </table:table-cell>
          <table:table-cell table:style-name="ce318"/>
          <table:table-cell table:style-name="ce144" office:value-type="float" office:value="20" calcext:value-type="float">
            <text:p>2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table:number-columns-repeated="2"/>
          <table:table-cell table:style-name="ce315" office:value-type="float" office:value="163151" calcext:value-type="float">
            <text:p>163.151</text:p>
          </table:table-cell>
          <table:table-cell table:style-name="ce315" table:number-columns-repeated="4"/>
          <table:table-cell table:style-name="ce315" office:value-type="float" office:value="2" calcext:value-type="float">
            <text:p>2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afdüsen</text:p>
          </table:table-cell>
          <table:table-cell table:style-name="ce406" office:value-type="string" calcext:value-type="string">
            <text:p>Strafdüsen 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 office:value-type="float" office:value="-10" calcext:value-type="float">
            <text:p>-10</text:p>
          </table:table-cell>
          <table:table-cell table:style-name="ce318"/>
          <table:table-cell table:style-name="ce144" office:value-type="float" office:value="40" calcext:value-type="float">
            <text:p>4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office:value-type="string" calcext:value-type="string">
            <text:p>Strafdüsen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afdüsen</text:p>
          </table:table-cell>
          <table:table-cell table:style-name="ce407" office:value-type="string" calcext:value-type="string">
            <text:p>Strafdüsen I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 office:value-type="float" office:value="-15" calcext:value-type="float">
            <text:p>-15</text:p>
          </table:table-cell>
          <table:table-cell table:style-name="ce318"/>
          <table:table-cell table:style-name="ce144" office:value-type="float" office:value="60" calcext:value-type="float">
            <text:p>6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Strafdüsen II</text:p>
          </table:table-cell>
          <table:table-cell table:style-name="ce144"/>
          <table:table-cell table:style-name="ce315" office:value-type="float" office:value="2610399" calcext:value-type="float">
            <text:p>2.610.399</text:p>
          </table:table-cell>
          <table:table-cell table:style-name="ce315" table:number-columns-repeated="3"/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33" calcext:value-type="float">
            <text:p>3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10" calcext:value-type="float">
            <text:p>110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afdüsen</text:p>
          </table:table-cell>
          <table:table-cell table:style-name="ce408" office:value-type="string" calcext:value-type="string">
            <text:p>Strafdüsen I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8" calcext:value-type="percentage">
            <text:p>8%</text:p>
          </table:table-cell>
          <table:table-cell table:style-name="ce318"/>
          <table:table-cell table:style-name="ce144" office:value-type="float" office:value="-20" calcext:value-type="float">
            <text:p>-20</text:p>
          </table:table-cell>
          <table:table-cell table:style-name="ce318"/>
          <table:table-cell table:style-name="ce144" office:value-type="float" office:value="80" calcext:value-type="float">
            <text:p>8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Strafdüsen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afdüsen</text:p>
          </table:table-cell>
          <table:table-cell table:style-name="ce409" office:value-type="string" calcext:value-type="string">
            <text:p>Strafdüsen V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1" calcext:value-type="percentage">
            <text:p>10%</text:p>
          </table:table-cell>
          <table:table-cell table:style-name="ce318"/>
          <table:table-cell table:style-name="ce144" office:value-type="float" office:value="-25" calcext:value-type="float">
            <text:p>-25</text:p>
          </table:table-cell>
          <table:table-cell table:style-name="ce318"/>
          <table:table-cell table:style-name="ce144" office:value-type="float" office:value="100" calcext:value-type="float">
            <text:p>10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Strafdüsen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euungslauf</text:p>
          </table:table-cell>
          <table:table-cell table:style-name="ce410" office:value-type="string" calcext:value-type="string">
            <text:p>Streuungslauf 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3" calcext:value-type="percentage">
            <text:p>3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table:number-columns-repeated="2"/>
          <table:table-cell table:style-name="ce315" office:value-type="float" office:value="266009" calcext:value-type="float">
            <text:p>266.009</text:p>
          </table:table-cell>
          <table:table-cell table:style-name="ce315" table:number-columns-repeated="4"/>
          <table:table-cell table:style-name="ce315" office:value-type="float" office:value="28" calcext:value-type="float">
            <text:p>28</text:p>
          </table:table-cell>
          <table:table-cell table:style-name="ce144" office:value-type="float" office:value="39" calcext:value-type="float">
            <text:p>39</text:p>
          </table:table-cell>
          <table:table-cell table:style-name="ce144" office:value-type="float" office:value="8" calcext:value-type="float">
            <text:p>8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euungslauf</text:p>
          </table:table-cell>
          <table:table-cell table:style-name="ce411" office:value-type="string" calcext:value-type="string">
            <text:p>Streuungslauf 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05" calcext:value-type="percentage">
            <text:p>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4" calcext:value-type="percentage">
            <text:p>4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office:value-type="string" calcext:value-type="string">
            <text:p>Streuungslauf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euungslauf</text:p>
          </table:table-cell>
          <table:table-cell table:style-name="ce412" office:value-type="string" calcext:value-type="string">
            <text:p>Streuungslauf I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" calcext:value-type="percentage">
            <text:p>1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5" calcext:value-type="percentage">
            <text:p>5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Streuungslauf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euungslauf</text:p>
          </table:table-cell>
          <table:table-cell table:style-name="ce413" office:value-type="string" calcext:value-type="string">
            <text:p>Streuungslauf I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15" calcext:value-type="percentage">
            <text:p>15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6" calcext:value-type="percentage">
            <text:p>6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Streuungslauf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</text:p>
          </table:table-cell>
          <table:table-cell table:style-name="ce144" office:value-type="string" calcext:value-type="string">
            <text:p>Streuungslauf</text:p>
          </table:table-cell>
          <table:table-cell table:style-name="ce414" office:value-type="string" calcext:value-type="string">
            <text:p>Streuungslauf V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 table:number-columns-repeated="2"/>
          <table:table-cell table:style-name="ce318" office:value-type="percentage" office:value="0.2" calcext:value-type="percentage">
            <text:p>20%</text:p>
          </table:table-cell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office:value-type="percentage" office:value="0.7" calcext:value-type="percentage">
            <text:p>7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Streuungslauf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Ablenkschild</text:p>
          </table:table-cell>
          <table:table-cell table:style-name="ce415" office:value-type="string" calcext:value-type="string">
            <text:p>Ablenkschild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33" calcext:value-type="float">
            <text:p>33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office:value-type="float" office:value="23493" calcext:value-type="float">
            <text:p>23.493</text:p>
          </table:table-cell>
          <table:table-cell table:style-name="ce315" table:number-columns-repeated="4"/>
          <table:table-cell table:style-name="ce315" office:value-type="float" office:value="16" calcext:value-type="float">
            <text:p>16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4" calcext:value-type="float">
            <text:p>4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Ablenkschild</text:p>
          </table:table-cell>
          <table:table-cell table:style-name="ce416" office:value-type="string" calcext:value-type="string">
            <text:p>Ablenkschild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4" calcext:value-type="float">
            <text:p>34</text:p>
          </table:table-cell>
          <table:table-cell table:style-name="ce144" office:value-type="float" office:value="115" calcext:value-type="float">
            <text:p>115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office:value-type="string" calcext:value-type="string">
            <text:p>Ablenkschild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Ablenkschild</text:p>
          </table:table-cell>
          <table:table-cell table:style-name="ce417" office:value-type="string" calcext:value-type="string">
            <text:p>Ablenkschild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23" calcext:value-type="float">
            <text:p>123</text:p>
          </table:table-cell>
          <table:table-cell table:style-name="ce144" office:value-type="float" office:value="399" calcext:value-type="float">
            <text:p>399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Ablenkschild II</text:p>
          </table:table-cell>
          <table:table-cell table:style-name="ce144"/>
          <table:table-cell table:style-name="ce315" office:value-type="float" office:value="3727351" calcext:value-type="float">
            <text:p>3.727.351</text:p>
          </table:table-cell>
          <table:table-cell table:style-name="ce315" table:number-columns-repeated="3"/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26" calcext:value-type="float">
            <text:p>26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88" calcext:value-type="float">
            <text:p>88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Ablenkschild</text:p>
          </table:table-cell>
          <table:table-cell table:style-name="ce418" office:value-type="string" calcext:value-type="string">
            <text:p>Ablenkschild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42" calcext:value-type="float">
            <text:p>442</text:p>
          </table:table-cell>
          <table:table-cell table:style-name="ce144" office:value-type="float" office:value="1380" calcext:value-type="float">
            <text:p>138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Ablenkschi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Ablenkschild</text:p>
          </table:table-cell>
          <table:table-cell table:style-name="ce419" office:value-type="string" calcext:value-type="string">
            <text:p>Ablenkschild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589" calcext:value-type="float">
            <text:p>1589</text:p>
          </table:table-cell>
          <table:table-cell table:style-name="ce144" office:value-type="float" office:value="4766" calcext:value-type="float">
            <text:p>476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Ablenkschi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chockschild</text:p>
          </table:table-cell>
          <table:table-cell table:style-name="ce420" office:value-type="string" calcext:value-type="string">
            <text:p>Schockschild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43" calcext:value-type="float">
            <text:p>43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office:value-type="float" office:value="30614" calcext:value-type="float">
            <text:p>30.614</text:p>
          </table:table-cell>
          <table:table-cell table:style-name="ce315" table:number-columns-repeated="4"/>
          <table:table-cell table:style-name="ce315" office:value-type="float" office:value="24" calcext:value-type="float">
            <text:p>24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" calcext:value-type="float">
            <text:p>7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chockschild</text:p>
          </table:table-cell>
          <table:table-cell table:style-name="ce421" office:value-type="string" calcext:value-type="string">
            <text:p>Schockschild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4" calcext:value-type="float">
            <text:p>44</text:p>
          </table:table-cell>
          <table:table-cell table:style-name="ce144" office:value-type="float" office:value="149" calcext:value-type="float">
            <text:p>149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V</text:p>
          </table:table-cell>
          <table:table-cell table:style-name="ce144" office:value-type="string" calcext:value-type="string">
            <text:p>Schockschild 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chockschild</text:p>
          </table:table-cell>
          <table:table-cell table:style-name="ce422" office:value-type="string" calcext:value-type="string">
            <text:p>Schockschild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59" calcext:value-type="float">
            <text:p>159</text:p>
          </table:table-cell>
          <table:table-cell table:style-name="ce144" office:value-type="float" office:value="516" calcext:value-type="float">
            <text:p>51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office:value-type="string" calcext:value-type="string">
            <text:p>Schockschild II</text:p>
          </table:table-cell>
          <table:table-cell table:style-name="ce144"/>
          <table:table-cell table:style-name="ce315" office:value-type="float" office:value="4820333" calcext:value-type="float">
            <text:p>4.820.333</text:p>
          </table:table-cell>
          <table:table-cell table:style-name="ce315" table:number-columns-repeated="3"/>
          <table:table-cell table:style-name="ce315" office:value-type="float" office:value="6" calcext:value-type="float">
            <text:p>6</text:p>
          </table:table-cell>
          <table:table-cell table:style-name="ce315" office:value-type="float" office:value="24" calcext:value-type="float">
            <text:p>24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27" calcext:value-type="float">
            <text:p>127</text:p>
          </table:table-cell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chockschild</text:p>
          </table:table-cell>
          <table:table-cell table:style-name="ce423" office:value-type="string" calcext:value-type="string">
            <text:p>Schockschild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571" calcext:value-type="float">
            <text:p>571</text:p>
          </table:table-cell>
          <table:table-cell table:style-name="ce144" office:value-type="float" office:value="1783" calcext:value-type="float">
            <text:p>1783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office:value-type="string" calcext:value-type="string">
            <text:p>Schockschi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chockschild</text:p>
          </table:table-cell>
          <table:table-cell table:style-name="ce424" office:value-type="string" calcext:value-type="string">
            <text:p>Schockschild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082" calcext:value-type="float">
            <text:p>2082</text:p>
          </table:table-cell>
          <table:table-cell table:style-name="ce144" office:value-type="float" office:value="6156" calcext:value-type="float">
            <text:p>615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office:value-type="string" calcext:value-type="string">
            <text:p>Schockschi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pektralschild</text:p>
          </table:table-cell>
          <table:table-cell table:style-name="ce425" office:value-type="string" calcext:value-type="string">
            <text:p>Spektralschild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0" calcext:value-type="float">
            <text:p>2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office:value-type="float" office:value="6320" calcext:value-type="float">
            <text:p>6.320</text:p>
          </table:table-cell>
          <table:table-cell table:style-name="ce315" table:number-columns-repeated="4"/>
          <table:table-cell table:style-name="ce315" office:value-type="float" office:value="3" calcext:value-type="float">
            <text:p>3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pektralschild</text:p>
          </table:table-cell>
          <table:table-cell table:style-name="ce426" office:value-type="string" calcext:value-type="string">
            <text:p>Spektralschild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69" calcext:value-type="float">
            <text:p>69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II</text:p>
          </table:table-cell>
          <table:table-cell table:style-name="ce144" office:value-type="string" calcext:value-type="string">
            <text:p>Spektralschild I</text:p>
          </table:table-cell>
          <table:table-cell table:style-name="ce144"/>
          <table:table-cell table:style-name="ce315" office:value-type="float" office:value="70482" calcext:value-type="float">
            <text:p>70.482</text:p>
          </table:table-cell>
          <table:table-cell table:style-name="ce315" table:number-columns-repeated="4"/>
          <table:table-cell table:style-name="ce315" office:value-type="float" office:value="19" calcext:value-type="float">
            <text:p>19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5" calcext:value-type="float">
            <text:p>5</text:p>
          </table:table-cell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pektralschild</text:p>
          </table:table-cell>
          <table:table-cell table:style-name="ce427" office:value-type="string" calcext:value-type="string">
            <text:p>Spektralschild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4" calcext:value-type="float">
            <text:p>74</text:p>
          </table:table-cell>
          <table:table-cell table:style-name="ce144" office:value-type="float" office:value="239" calcext:value-type="float">
            <text:p>239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office:value-type="string" calcext:value-type="string">
            <text:p>Spektralschild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pektralschild</text:p>
          </table:table-cell>
          <table:table-cell table:style-name="ce428" office:value-type="string" calcext:value-type="string">
            <text:p>Spektralschild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65" calcext:value-type="float">
            <text:p>265</text:p>
          </table:table-cell>
          <table:table-cell table:style-name="ce144" office:value-type="float" office:value="827" calcext:value-type="float">
            <text:p>827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office:value-type="string" calcext:value-type="string">
            <text:p>Spektralschild 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</text:p>
          </table:table-cell>
          <table:table-cell table:style-name="ce144" office:value-type="string" calcext:value-type="string">
            <text:p>Spektralschild</text:p>
          </table:table-cell>
          <table:table-cell table:style-name="ce429" office:value-type="string" calcext:value-type="string">
            <text:p>Spektralschild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952" calcext:value-type="float">
            <text:p>952</text:p>
          </table:table-cell>
          <table:table-cell table:style-name="ce144" office:value-type="float" office:value="2856" calcext:value-type="float">
            <text:p>2856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office:value-type="string" calcext:value-type="string">
            <text:p>Spektralschild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-BP</text:p>
          </table:table-cell>
          <table:table-cell table:style-name="ce144" office:value-type="string" calcext:value-type="string">
            <text:p>Metaphasenfeld</text:p>
          </table:table-cell>
          <table:table-cell table:style-name="ce430" office:value-type="string" calcext:value-type="string">
            <text:p>Metaphasenfeld 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1012" calcext:value-type="float">
            <text:p>1012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Spektralfeld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-BP</text:p>
          </table:table-cell>
          <table:table-cell table:style-name="ce144" office:value-type="string" calcext:value-type="string">
            <text:p>Metaphasenfeld</text:p>
          </table:table-cell>
          <table:table-cell table:style-name="ce431" office:value-type="string" calcext:value-type="string">
            <text:p>Metaphasenfeld I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958" calcext:value-type="float">
            <text:p>958</text:p>
          </table:table-cell>
          <table:table-cell table:style-name="ce144" office:value-type="float" office:value="2103" calcext:value-type="float">
            <text:p>2103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Schockfeld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Basisschilde-BP</text:p>
          </table:table-cell>
          <table:table-cell table:style-name="ce144" office:value-type="string" calcext:value-type="string">
            <text:p>Metaphasenfeld</text:p>
          </table:table-cell>
          <table:table-cell table:style-name="ce432" office:value-type="string" calcext:value-type="string">
            <text:p>Metaphasenfeld II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1800" calcext:value-type="float">
            <text:p>1800</text:p>
          </table:table-cell>
          <table:table-cell table:style-name="ce144" office:value-type="float" office:value="3612" calcext:value-type="float">
            <text:p>3612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Ablenkfeld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-BP</text:p>
          </table:table-cell>
          <table:table-cell table:style-name="ce144" office:value-type="string" calcext:value-type="string">
            <text:p>Binäre Düsen</text:p>
          </table:table-cell>
          <table:table-cell table:style-name="ce433" office:value-type="string" calcext:value-type="string">
            <text:p>Binäre Düsen 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/>
          <table:table-cell table:style-name="ce318" office:value-type="percentage" office:value="0.2" calcext:value-type="percentage">
            <text:p>20%</text:p>
          </table:table-cell>
          <table:table-cell table:style-name="ce144" office:value-type="float" office:value="40" calcext:value-type="float">
            <text:p>40</text:p>
          </table:table-cell>
          <table:table-cell table:style-name="ce318" table:number-columns-repeated="2"/>
          <table:table-cell table:style-name="ce315" office:value-type="float" office:value="40" calcext:value-type="float">
            <text:p>4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-BP</text:p>
          </table:table-cell>
          <table:table-cell table:style-name="ce144" office:value-type="string" calcext:value-type="string">
            <text:p>Binäre Düsen</text:p>
          </table:table-cell>
          <table:table-cell table:style-name="ce434" office:value-type="string" calcext:value-type="string">
            <text:p>Binäre Düsen 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9" calcext:value-type="percentage">
            <text:p>9%</text:p>
          </table:table-cell>
          <table:table-cell table:style-name="ce318"/>
          <table:table-cell table:style-name="ce144"/>
          <table:table-cell table:style-name="ce318" office:value-type="percentage" office:value="-0.26" calcext:value-type="percentage">
            <text:p>-26%</text:p>
          </table:table-cell>
          <table:table-cell table:style-name="ce144" office:value-type="float" office:value="60" calcext:value-type="float">
            <text:p>60</text:p>
          </table:table-cell>
          <table:table-cell table:style-name="ce318" table:number-columns-repeated="2"/>
          <table:table-cell table:style-name="ce315" office:value-type="float" office:value="60" calcext:value-type="float">
            <text:p>6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-BP</text:p>
          </table:table-cell>
          <table:table-cell table:style-name="ce144" office:value-type="string" calcext:value-type="string">
            <text:p>Binäre Düsen</text:p>
          </table:table-cell>
          <table:table-cell table:style-name="ce435" office:value-type="string" calcext:value-type="string">
            <text:p>Binäre Düsen II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12" calcext:value-type="percentage">
            <text:p>12%</text:p>
          </table:table-cell>
          <table:table-cell table:style-name="ce318"/>
          <table:table-cell table:style-name="ce144"/>
          <table:table-cell table:style-name="ce318" office:value-type="percentage" office:value="-0.33" calcext:value-type="percentage">
            <text:p>-33%</text:p>
          </table:table-cell>
          <table:table-cell table:style-name="ce144" office:value-type="float" office:value="80" calcext:value-type="float">
            <text:p>80</text:p>
          </table:table-cell>
          <table:table-cell table:style-name="ce318" table:number-columns-repeated="2"/>
          <table:table-cell table:style-name="ce315" office:value-type="float" office:value="80" calcext:value-type="float">
            <text:p>80</text:p>
          </table:table-cell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komponenten-EV</text:p>
          </table:table-cell>
          <table:table-cell table:style-name="ce144" office:value-type="string" calcext:value-type="string">
            <text:p>Fusionsdüsen</text:p>
          </table:table-cell>
          <table:table-cell table:style-name="ce436" office:value-type="string" calcext:value-type="string">
            <text:p>Fusionsdüsen I</text:p>
          </table:table-cell>
          <table:table-cell table:style-name="ce144" table:number-columns-repeated="3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 office:value-type="float" office:value="4" calcext:value-type="float">
            <text:p>4</text:p>
          </table:table-cell>
          <table:table-cell table:style-name="ce318"/>
          <table:table-cell table:style-name="ce144"/>
          <table:table-cell table:style-name="ce318" office:value-type="percentage" office:value="-0.2" calcext:value-type="percentage">
            <text:p>-20%</text:p>
          </table:table-cell>
          <table:table-cell table:style-name="ce318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Abstoßschild</text:p>
          </table:table-cell>
          <table:table-cell table:style-name="ce437" office:value-type="string" calcext:value-type="string">
            <text:p>Abstoßschild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250" calcext:value-type="float">
            <text:p>2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5" calcext:value-type="float">
            <text:p>25</text:p>
          </table:table-cell>
          <table:table-cell table:style-name="ce144" office:value-type="string" calcext:value-type="string">
            <text:p>Ablenkschild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Abstoßschild</text:p>
          </table:table-cell>
          <table:table-cell table:style-name="ce438" office:value-type="string" calcext:value-type="string">
            <text:p>Abstoßschild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567" calcext:value-type="float">
            <text:p>567</text:p>
          </table:table-cell>
          <table:table-cell table:style-name="ce144" office:value-type="float" office:value="850" calcext:value-type="float">
            <text:p>8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85" calcext:value-type="float">
            <text:p>85</text:p>
          </table:table-cell>
          <table:table-cell table:style-name="ce144" office:value-type="string" calcext:value-type="string">
            <text:p>Ablenkschild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Abstoßschild</text:p>
          </table:table-cell>
          <table:table-cell table:style-name="ce439" office:value-type="string" calcext:value-type="string">
            <text:p>Abstoßschild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927" calcext:value-type="float">
            <text:p>1927</text:p>
          </table:table-cell>
          <table:table-cell table:style-name="ce144" office:value-type="float" office:value="2890" calcext:value-type="float">
            <text:p>289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89" calcext:value-type="float">
            <text:p>289</text:p>
          </table:table-cell>
          <table:table-cell table:style-name="ce144" office:value-type="string" calcext:value-type="string">
            <text:p>Ablenkschild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Diffusorschild</text:p>
          </table:table-cell>
          <table:table-cell table:style-name="ce440" office:value-type="string" calcext:value-type="string">
            <text:p>Diffusorschild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250" calcext:value-type="float">
            <text:p>2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5" calcext:value-type="float">
            <text:p>25</text:p>
          </table:table-cell>
          <table:table-cell table:style-name="ce144" office:value-type="string" calcext:value-type="string">
            <text:p>Spektralschild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Diffusorschild</text:p>
          </table:table-cell>
          <table:table-cell table:style-name="ce441" office:value-type="string" calcext:value-type="string">
            <text:p>Diffusorschild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567" calcext:value-type="float">
            <text:p>567</text:p>
          </table:table-cell>
          <table:table-cell table:style-name="ce144" office:value-type="float" office:value="850" calcext:value-type="float">
            <text:p>8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85" calcext:value-type="float">
            <text:p>85</text:p>
          </table:table-cell>
          <table:table-cell table:style-name="ce144" office:value-type="string" calcext:value-type="string">
            <text:p>Spektralschild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Diffusorschild</text:p>
          </table:table-cell>
          <table:table-cell table:style-name="ce442" office:value-type="string" calcext:value-type="string">
            <text:p>Diffusorschild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927" calcext:value-type="float">
            <text:p>1927</text:p>
          </table:table-cell>
          <table:table-cell table:style-name="ce144" office:value-type="float" office:value="2890" calcext:value-type="float">
            <text:p>289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89" calcext:value-type="float">
            <text:p>289</text:p>
          </table:table-cell>
          <table:table-cell table:style-name="ce144" office:value-type="string" calcext:value-type="string">
            <text:p>Spektralschild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Sprengschild</text:p>
          </table:table-cell>
          <table:table-cell table:style-name="ce443" office:value-type="string" calcext:value-type="string">
            <text:p>Sprengschild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67" calcext:value-type="float">
            <text:p>167</text:p>
          </table:table-cell>
          <table:table-cell table:style-name="ce144" office:value-type="float" office:value="250" calcext:value-type="float">
            <text:p>2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5" calcext:value-type="float">
            <text:p>25</text:p>
          </table:table-cell>
          <table:table-cell table:style-name="ce144" office:value-type="string" calcext:value-type="string">
            <text:p>Schockschild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Sprengschild</text:p>
          </table:table-cell>
          <table:table-cell table:style-name="ce444" office:value-type="string" calcext:value-type="string">
            <text:p>Sprengschild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567" calcext:value-type="float">
            <text:p>567</text:p>
          </table:table-cell>
          <table:table-cell table:style-name="ce144" office:value-type="float" office:value="850" calcext:value-type="float">
            <text:p>85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85" calcext:value-type="float">
            <text:p>85</text:p>
          </table:table-cell>
          <table:table-cell table:style-name="ce144" office:value-type="string" calcext:value-type="string">
            <text:p>Schockschild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BP</text:p>
          </table:table-cell>
          <table:table-cell table:style-name="ce144" office:value-type="string" calcext:value-type="string">
            <text:p>Sprengschild</text:p>
          </table:table-cell>
          <table:table-cell table:style-name="ce445" office:value-type="string" calcext:value-type="string">
            <text:p>Sprengschild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927" calcext:value-type="float">
            <text:p>1927</text:p>
          </table:table-cell>
          <table:table-cell table:style-name="ce144" office:value-type="float" office:value="2890" calcext:value-type="float">
            <text:p>2890</text:p>
          </table:table-cell>
          <table:table-cell table:style-name="ce318" office:value-type="percentage" office:value="0.9" calcext:value-type="percentage">
            <text:p>9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 office:value-type="float" office:value="289" calcext:value-type="float">
            <text:p>289</text:p>
          </table:table-cell>
          <table:table-cell table:style-name="ce144" office:value-type="string" calcext:value-type="string">
            <text:p>Schockschild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EV</text:p>
          </table:table-cell>
          <table:table-cell table:style-name="ce144" office:value-type="string" calcext:value-type="string">
            <text:p>Metaphasenschild</text:p>
          </table:table-cell>
          <table:table-cell table:style-name="ce446" office:value-type="string" calcext:value-type="string">
            <text:p>Metaphasenschild 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184" calcext:value-type="float">
            <text:p>184</text:p>
          </table:table-cell>
          <table:table-cell table:style-name="ce144" office:value-type="float" office:value="438" calcext:value-type="float">
            <text:p>438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EV</text:p>
          </table:table-cell>
          <table:table-cell table:style-name="ce144" office:value-type="string" calcext:value-type="string">
            <text:p>Metaphasenschild</text:p>
          </table:table-cell>
          <table:table-cell table:style-name="ce447" office:value-type="string" calcext:value-type="string">
            <text:p>Metaphasenschild I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624" calcext:value-type="float">
            <text:p>624</text:p>
          </table:table-cell>
          <table:table-cell table:style-name="ce144" office:value-type="float" office:value="1488" calcext:value-type="float">
            <text:p>1488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V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EV</text:p>
          </table:table-cell>
          <table:table-cell table:style-name="ce144" office:value-type="string" calcext:value-type="string">
            <text:p>Metaphasenschild</text:p>
          </table:table-cell>
          <table:table-cell table:style-name="ce448" office:value-type="string" calcext:value-type="string">
            <text:p>Metaphasenschild III</text:p>
          </table:table-cell>
          <table:table-cell table:style-name="ce144" office:value-type="string" calcext:value-type="string">
            <text:p>Alle</text:p>
          </table:table-cell>
          <table:table-cell table:style-name="ce144" office:value-type="float" office:value="2120" calcext:value-type="float">
            <text:p>2120</text:p>
          </table:table-cell>
          <table:table-cell table:style-name="ce144" office:value-type="float" office:value="5058" calcext:value-type="float">
            <text:p>5058</text:p>
          </table:table-cell>
          <table:table-cell table:style-name="ce318" office:value-type="percentage" office:value="0.8" calcext:value-type="percentage">
            <text:p>80%</text:p>
          </table:table-cell>
          <table:table-cell table:style-name="ce318" table:number-columns-repeated="2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office:value-type="string" calcext:value-type="string">
            <text:p>Techniklabor I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Energie-Widerstand</text:p>
          </table:table-cell>
          <table:table-cell table:style-name="ce449" office:value-type="string" calcext:value-type="string">
            <text:p>Energie-Widerstand 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1" calcext:value-type="percentage">
            <text:p>1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Energie-Widerstand</text:p>
          </table:table-cell>
          <table:table-cell table:style-name="ce450" office:value-type="string" calcext:value-type="string">
            <text:p>Energie-Widerstand II</text:p>
          </table:table-cell>
          <table:table-cell table:style-name="ce144" office:value-type="string" calcext:value-type="string">
            <text:p>Energie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2" calcext:value-type="percentage">
            <text:p>2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Explosiv-Widerstand</text:p>
          </table:table-cell>
          <table:table-cell table:style-name="ce583" office:value-type="string" calcext:value-type="string">
            <text:p>Explosiv-Widerstand 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1" calcext:value-type="percentage">
            <text:p>1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Explosiv-Widerstand</text:p>
          </table:table-cell>
          <table:table-cell table:style-name="ce584" office:value-type="string" calcext:value-type="string">
            <text:p>Explosiv-Widerstand 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2" calcext:value-type="percentage">
            <text:p>2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Explosiv-Widerstand</text:p>
          </table:table-cell>
          <table:table-cell table:style-name="ce585" office:value-type="string" calcext:value-type="string">
            <text:p>Explosiv-Widerstand III</text:p>
          </table:table-cell>
          <table:table-cell table:style-name="ce144" office:value-type="string" calcext:value-type="string">
            <text:p>Explosiv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Projektil-Widerstand</text:p>
          </table:table-cell>
          <table:table-cell table:style-name="ce586" office:value-type="string" calcext:value-type="string">
            <text:p>Projektil-Widerstand 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2" calcext:value-type="percentage">
            <text:p>2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1" calcext:value-type="percentage">
            <text:p>1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Projektil-Widerstand</text:p>
          </table:table-cell>
          <table:table-cell table:style-name="ce587" office:value-type="string" calcext:value-type="string">
            <text:p>Projektil-Widerstand 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4" calcext:value-type="percentage">
            <text:p>4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2" calcext:value-type="percentage">
            <text:p>2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office:value-type="string" calcext:value-type="string">
            <text:p>Schiffsschilde-SM</text:p>
          </table:table-cell>
          <table:table-cell table:style-name="ce144" office:value-type="string" calcext:value-type="string">
            <text:p>Projektil-Widerstand</text:p>
          </table:table-cell>
          <table:table-cell table:style-name="ce588" office:value-type="string" calcext:value-type="string">
            <text:p>Projektil-Widerstand III</text:p>
          </table:table-cell>
          <table:table-cell table:style-name="ce144" office:value-type="string" calcext:value-type="string">
            <text:p>Projektil</text:p>
          </table:table-cell>
          <table:table-cell table:style-name="ce144" table:number-columns-repeated="2"/>
          <table:table-cell table:style-name="ce318"/>
          <table:table-cell table:style-name="ce318" office:value-type="percentage" office:value="0.06" calcext:value-type="percentage">
            <text:p>6%</text:p>
          </table:table-cell>
          <table:table-cell table:style-name="ce318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office:value-type="percentage" office:value="0.3" calcext:value-type="percentage">
            <text:p>30%</text:p>
          </table:table-cell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>
          <table:table-cell table:style-name="ce144" table:number-columns-repeated="2"/>
          <table:table-cell table:style-name="ce589"/>
          <table:table-cell table:style-name="ce144" table:number-columns-repeated="3"/>
          <table:table-cell table:style-name="ce318" table:number-columns-repeated="3"/>
          <table:table-cell table:style-name="ce144"/>
          <table:table-cell table:style-name="ce318"/>
          <table:table-cell table:style-name="ce144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 table:number-columns-repeated="2"/>
          <table:table-cell table:style-name="ce315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number-columns-repeated="985"/>
        </table:table-row>
        <table:table-row table:style-name="ro3" table:number-rows-repeated="15">
          <table:table-cell table:style-name="ce324" table:number-columns-repeated="6"/>
          <table:table-cell table:style-name="ce590" table:number-columns-repeated="3"/>
          <table:table-cell table:style-name="ce324"/>
          <table:table-cell table:style-name="ce590"/>
          <table:table-cell table:style-name="ce324"/>
          <table:table-cell table:style-name="ce590" table:number-columns-repeated="2"/>
          <table:table-cell table:style-name="ce591"/>
          <table:table-cell table:style-name="ce590" table:number-columns-repeated="2"/>
          <table:table-cell table:style-name="ce591"/>
          <table:table-cell table:style-name="ce590" table:number-columns-repeated="2"/>
          <table:table-cell table:style-name="ce591"/>
          <table:table-cell table:style-name="ce590"/>
          <table:table-cell table:style-name="ce594"/>
          <table:table-cell table:style-name="ce324" table:number-columns-repeated="3"/>
          <table:table-cell table:style-name="ce591" table:number-columns-repeated="6"/>
          <table:table-cell table:style-name="ce324" table:number-columns-repeated="2"/>
          <table:table-cell table:number-columns-repeated="986"/>
        </table:table-row>
        <table:table-row table:style-name="ro3" table:number-rows-repeated="9">
          <table:table-cell table:number-columns-repeated="9"/>
          <table:table-cell table:style-name="ce324"/>
          <table:table-cell/>
          <table:table-cell table:style-name="ce324"/>
          <table:table-cell table:number-columns-repeated="14"/>
          <table:table-cell table:style-name="ce591" table:number-columns-repeated="6"/>
          <table:table-cell table:style-name="ce324"/>
          <table:table-cell table:number-columns-repeated="987"/>
        </table:table-row>
        <table:table-row table:style-name="ro3" table:number-rows-repeated="29">
          <table:table-cell table:number-columns-repeated="9"/>
          <table:table-cell table:style-name="ce324"/>
          <table:table-cell/>
          <table:table-cell table:style-name="ce324"/>
          <table:table-cell table:number-columns-repeated="14"/>
          <table:table-cell table:style-name="ce591" table:number-columns-repeated="3"/>
          <table:table-cell table:number-columns-repeated="991"/>
        </table:table-row>
        <table:table-row table:style-name="ro3" table:number-rows-repeated="1048388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</calcext:conditional-formats>
      </table:table>
      <table:table table:name="Waffenlabor" table:style-name="ta7">
        <office:forms form:automatic-focus="false" form:apply-design-mode="false"/>
        <table:table-column table:style-name="co87" table:default-cell-style-name="ce145"/>
        <table:table-column table:style-name="co88" table:default-cell-style-name="Default"/>
        <table:table-column table:style-name="co89" table:default-cell-style-name="Default"/>
        <table:table-column table:style-name="co76" table:default-cell-style-name="Default"/>
        <table:table-column table:style-name="co5" table:default-cell-style-name="Default"/>
        <table:table-column table:style-name="co90" table:default-cell-style-name="Default"/>
        <table:table-column table:style-name="co52" table:number-columns-repeated="2" table:default-cell-style-name="ce731"/>
        <table:table-column table:style-name="co39" table:default-cell-style-name="ce145"/>
        <table:table-column table:style-name="co23" table:default-cell-style-name="ce731"/>
        <table:table-column table:style-name="co91" table:default-cell-style-name="ce731"/>
        <table:table-column table:style-name="co17" table:default-cell-style-name="ce731"/>
        <table:table-column table:style-name="co57" table:default-cell-style-name="ce731"/>
        <table:table-column table:style-name="co4" table:default-cell-style-name="ce731"/>
        <table:table-column table:style-name="co83" table:number-columns-repeated="2" table:default-cell-style-name="ce319"/>
        <table:table-column table:style-name="co92" table:default-cell-style-name="ce319"/>
        <table:table-column table:style-name="co93" table:default-cell-style-name="ce595"/>
        <table:table-column table:style-name="co58" table:default-cell-style-name="ce319"/>
        <table:table-column table:style-name="co60" table:default-cell-style-name="ce595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316"/>
        <table:table-column table:style-name="co35" table:default-cell-style-name="ce316"/>
        <table:table-column table:style-name="co36" table:default-cell-style-name="ce145"/>
        <table:table-column table:style-name="co17" table:default-cell-style-name="Default"/>
        <table:table-column table:style-name="co19" table:default-cell-style-name="ce322"/>
        <table:table-column table:style-name="co37" table:number-columns-repeated="985" table:default-cell-style-name="Default"/>
        <table:table-row table:style-name="ro4">
          <table:table-cell table:style-name="ce143" office:value-type="string" calcext:value-type="string">
            <text:p>Kategorie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Art</text:p>
          </table:table-cell>
          <table:table-cell table:style-name="ce143" office:value-type="string" calcext:value-type="string">
            <text:p>Sorte</text:p>
          </table:table-cell>
          <table:table-cell table:style-name="ce143" office:value-type="string" calcext:value-type="string">
            <text:p>Masse (t)</text:p>
          </table:table-cell>
          <table:table-cell table:style-name="ce314" office:value-type="string" calcext:value-type="string">
            <text:p>DPS</text:p>
          </table:table-cell>
          <table:table-cell table:style-name="ce592" office:value-type="string" calcext:value-type="string">
            <text:p>Reichweite</text:p>
            <text:p>(m) von</text:p>
          </table:table-cell>
          <table:table-cell table:style-name="ce592" office:value-type="string" calcext:value-type="string">
            <text:p>Reichweite</text:p>
            <text:p>(m) bis</text:p>
          </table:table-cell>
          <table:table-cell table:style-name="ce143" office:value-type="string" calcext:value-type="string">
            <text:p>Geschwin-</text:p>
            <text:p>digkeit (m/s)</text:p>
          </table:table-cell>
          <table:table-cell table:style-name="ce592" office:value-type="string" calcext:value-type="string">
            <text:p>Effekt-</text:p>
            <text:p>radius (m)</text:p>
          </table:table-cell>
          <table:table-cell table:style-name="ce592" office:value-type="string" calcext:value-type="string">
            <text:p>Streu-</text:p>
            <text:p>winkel (°)</text:p>
          </table:table-cell>
          <table:table-cell table:style-name="ce592" office:value-type="string" calcext:value-type="string">
            <text:p>Flugzeit</text:p>
            <text:p>(s)</text:p>
          </table:table-cell>
          <table:table-cell table:style-name="ce592" office:value-type="string" calcext:value-type="string">
            <text:p>Alarmstart</text:p>
            <text:p>(m)</text:p>
          </table:table-cell>
          <table:table-cell table:style-name="ce592" office:value-type="string" calcext:value-type="string">
            <text:p>Haltbarkeit</text:p>
          </table:table-cell>
          <table:table-cell table:style-name="ce143" office:value-type="string" calcext:value-type="string">
            <text:p>Schildum-</text:p>
            <text:p>gehung (%)</text:p>
          </table:table-cell>
          <table:table-cell table:style-name="ce143" office:value-type="string" calcext:value-type="string">
            <text:p>Stasis</text:p>
            <text:p>(%)</text:p>
          </table:table-cell>
          <table:table-cell table:style-name="ce143" office:value-type="string" calcext:value-type="string">
            <text:p>Schild-</text:p>
            <text:p>schaden (+%)</text:p>
          </table:table-cell>
          <table:table-cell table:style-name="ce592" office:value-type="string" calcext:value-type="string">
            <text:p>Kette</text:p>
          </table:table-cell>
          <table:table-cell table:style-name="ce143" office:value-type="string" calcext:value-type="string">
            <text:p>Modul-</text:p>
            <text:p>schaden</text:p>
          </table:table-cell>
          <table:table-cell table:style-name="ce592" office:value-type="string" calcext:value-type="string">
            <text:p>Panzer-</text:p>
            <text:p>brechend</text:p>
          </table:table-cell>
          <table:table-cell table:style-name="ce143" office:value-type="string" calcext:value-type="string">
            <text:p>Bauvorraussetzung 1</text:p>
          </table:table-cell>
          <table:table-cell table:style-name="ce143" office:value-type="string" calcext:value-type="string">
            <text:p>Bauvorraussetzung 2</text:p>
          </table:table-cell>
          <table:table-cell table:style-name="ce143" office:value-type="string" calcext:value-type="string">
            <text:p>Bauvorraussetzung 3</text:p>
          </table:table-cell>
          <table:table-cell table:style-name="ce314" office:value-type="string" calcext:value-type="string">
            <text:p>Baukosten He-3</text:p>
          </table:table-cell>
          <table:table-cell table:style-name="ce314" office:value-type="string" calcext:value-type="string">
            <text:p>Baukosten Erz</text:p>
          </table:table-cell>
          <table:table-cell table:style-name="ce314" office:value-type="string" calcext:value-type="string">
            <text:p>Baukosten AM</text:p>
          </table:table-cell>
          <table:table-cell table:style-name="ce314" office:value-type="string" calcext:value-type="string">
            <text:p>tB d</text:p>
          </table:table-cell>
          <table:table-cell table:style-name="ce314" office:value-type="string" calcext:value-type="string">
            <text:p>tB h</text:p>
          </table:table-cell>
          <table:table-cell table:style-name="ce314" office:value-type="string" calcext:value-type="string">
            <text:p>tB m</text:p>
          </table:table-cell>
          <table:table-cell table:style-name="ce143" office:value-type="string" calcext:value-type="string">
            <text:p>tB s</text:p>
          </table:table-cell>
          <table:table-cell table:style-name="ce143" office:value-type="string" calcext:value-type="string">
            <text:p>Münzen</text:p>
          </table:table-cell>
          <table:table-cell table:style-name="ce320" office:value-type="string" calcext:value-type="string">
            <text:p>gebaut</text:p>
          </table:table-cell>
          <table:table-cell table:style-name="ce323" table:number-columns-repeated="984"/>
          <table:table-cell table:style-name="ce14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(Basis-)Jägerstaffel</text:p>
          </table:table-cell>
          <table:table-cell table:style-name="ce597" office:value-type="string" calcext:value-type="string">
            <text:p>Basis-Jägerstaffel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56" calcext:value-type="float">
            <text:p>56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8000" calcext:value-type="float">
            <text:p>80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II</text:p>
          </table:table-cell>
          <table:table-cell table:style-name="ce144" table:number-columns-repeated="2"/>
          <table:table-cell table:style-name="ce315"/>
          <table:table-cell table:style-name="ce315" office:value-type="float" office:value="3684294" calcext:value-type="float">
            <text:p>3.684.294</text:p>
          </table:table-cell>
          <table:table-cell table:style-name="ce315" office:value-type="float" office:value="650169" calcext:value-type="float">
            <text:p>650.169</text:p>
          </table:table-cell>
          <table:table-cell table:style-name="ce315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79" calcext:value-type="float">
            <text:p>179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(Basis-)Jägerstaffel</text:p>
          </table:table-cell>
          <table:table-cell table:style-name="ce598" office:value-type="string" calcext:value-type="string">
            <text:p>Basis-Jägerstaffel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545" calcext:value-type="float">
            <text:p>545</text:p>
          </table:table-cell>
          <table:table-cell table:style-name="ce144" office:value-type="float" office:value="78" calcext:value-type="float">
            <text:p>78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8000" calcext:value-type="float">
            <text:p>80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(Basis-)Jägerstaffel I</text:p>
          </table:table-cell>
          <table:table-cell table:style-name="ce144" office:value-type="string" calcext:value-type="string">
            <text:p>Gravitationsk.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(Basis-)Jägerstaffel</text:p>
          </table:table-cell>
          <table:table-cell table:style-name="ce599" office:value-type="string" calcext:value-type="string">
            <text:p>Basis-Jägerstaffel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65" calcext:value-type="float">
            <text:p>765</text:p>
          </table:table-cell>
          <table:table-cell table:style-name="ce144" office:value-type="float" office:value="110" calcext:value-type="float">
            <text:p>110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8000" calcext:value-type="float">
            <text:p>80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(Basis-)Jägerstaffel II</text:p>
          </table:table-cell>
          <table:table-cell table:style-name="ce144" office:value-type="string" calcext:value-type="string">
            <text:p>Gravitationsk.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Fusionstorpedo</text:p>
          </table:table-cell>
          <table:table-cell table:style-name="ce600" office:value-type="string" calcext:value-type="string">
            <text:p>Fusionstorpedo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office:value-type="float" office:value="15" calcext:value-type="float">
            <text:p>15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650" calcext:value-type="float">
            <text:p>650</text:p>
          </table:table-cell>
          <table:table-cell table:style-name="ce593" office:value-type="float" office:value="60" calcext:value-type="float">
            <text:p>6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</text:p>
          </table:table-cell>
          <table:table-cell table:style-name="ce144" office:value-type="string" calcext:value-type="string">
            <text:p>Waffenlabor VII</text:p>
          </table:table-cell>
          <table:table-cell table:style-name="ce144"/>
          <table:table-cell table:style-name="ce315"/>
          <table:table-cell table:style-name="ce315" office:value-type="float" office:value="3428287" calcext:value-type="float">
            <text:p>3.428.287</text:p>
          </table:table-cell>
          <table:table-cell table:style-name="ce315" office:value-type="float" office:value="604992" calcext:value-type="float">
            <text:p>604.992</text:p>
          </table:table-cell>
          <table:table-cell table:style-name="ce315"/>
          <table:table-cell table:style-name="ce315" office:value-type="float" office:value="8" calcext:value-type="float">
            <text:p>8</text:p>
          </table:table-cell>
          <table:table-cell table:style-name="ce315" office:value-type="float" office:value="32" calcext:value-type="float">
            <text:p>32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69" calcext:value-type="float">
            <text:p>169</text:p>
          </table:table-cell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Fusionstorpedo</text:p>
          </table:table-cell>
          <table:table-cell table:style-name="ce601" office:value-type="string" calcext:value-type="string">
            <text:p>Fusionstorpedo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26" calcext:value-type="float">
            <text:p>26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650" calcext:value-type="float">
            <text:p>650</text:p>
          </table:table-cell>
          <table:table-cell table:style-name="ce593" office:value-type="float" office:value="60" calcext:value-type="float">
            <text:p>6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</text:p>
          </table:table-cell>
          <table:table-cell table:style-name="ce144" office:value-type="string" calcext:value-type="string">
            <text:p>Plasmaraketen II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Fusionstorpedo</text:p>
          </table:table-cell>
          <table:table-cell table:style-name="ce602" office:value-type="string" calcext:value-type="string">
            <text:p>Fusionstorpedo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15" calcext:value-type="float">
            <text:p>615</text:p>
          </table:table-cell>
          <table:table-cell table:style-name="ce144" office:value-type="float" office:value="46" calcext:value-type="float">
            <text:p>46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650" calcext:value-type="float">
            <text:p>650</text:p>
          </table:table-cell>
          <table:table-cell table:style-name="ce593" office:value-type="float" office:value="60" calcext:value-type="float">
            <text:p>6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I</text:p>
          </table:table-cell>
          <table:table-cell table:style-name="ce144" office:value-type="string" calcext:value-type="string">
            <text:p>Plasmaraketen III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Fusionstorpedo</text:p>
          </table:table-cell>
          <table:table-cell table:style-name="ce603" office:value-type="string" calcext:value-type="string">
            <text:p>Fusionstorpedo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075" calcext:value-type="float">
            <text:p>1075</text:p>
          </table:table-cell>
          <table:table-cell table:style-name="ce144" office:value-type="float" office:value="80" calcext:value-type="float">
            <text:p>8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650" calcext:value-type="float">
            <text:p>650</text:p>
          </table:table-cell>
          <table:table-cell table:style-name="ce593" office:value-type="float" office:value="60" calcext:value-type="float">
            <text:p>6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II</text:p>
          </table:table-cell>
          <table:table-cell table:style-name="ce144" office:value-type="string" calcext:value-type="string">
            <text:p>Plasmaraketen I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Fusionstorpedo</text:p>
          </table:table-cell>
          <table:table-cell table:style-name="ce604" office:value-type="string" calcext:value-type="string">
            <text:p>Fusionstorpedo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875" calcext:value-type="float">
            <text:p>1875</text:p>
          </table:table-cell>
          <table:table-cell table:style-name="ce144" office:value-type="float" office:value="141" calcext:value-type="float">
            <text:p>141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650" calcext:value-type="float">
            <text:p>650</text:p>
          </table:table-cell>
          <table:table-cell table:style-name="ce593" office:value-type="float" office:value="60" calcext:value-type="float">
            <text:p>6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V</text:p>
          </table:table-cell>
          <table:table-cell table:style-name="ce144" office:value-type="string" calcext:value-type="string">
            <text:p>Plasmaraketen 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Gravitationsk.</text:p>
          </table:table-cell>
          <table:table-cell table:style-name="ce605" office:value-type="string" calcext:value-type="string">
            <text:p>Gravitationsk.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5" calcext:value-type="float">
            <text:p>75</text:p>
          </table:table-cell>
          <table:table-cell table:style-name="ce144" office:value-type="float" office:value="6" calcext:value-type="float">
            <text:p>6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6000" calcext:value-type="float">
            <text:p>60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Gravitationsk.</text:p>
          </table:table-cell>
          <table:table-cell table:style-name="ce606" office:value-type="string" calcext:value-type="string">
            <text:p>Gravitationsk.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30" calcext:value-type="float">
            <text:p>130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6000" calcext:value-type="float">
            <text:p>60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</text:p>
          </table:table-cell>
          <table:table-cell table:style-name="ce144" office:value-type="string" calcext:value-type="string">
            <text:p>Thermalstrahl II</text:p>
          </table:table-cell>
          <table:table-cell table:style-name="ce144" office:value-type="string" calcext:value-type="string">
            <text:p>Waffenlabor VI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Gravitationsk.</text:p>
          </table:table-cell>
          <table:table-cell table:style-name="ce607" office:value-type="string" calcext:value-type="string">
            <text:p>Gravitationsk.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30" calcext:value-type="float">
            <text:p>230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6000" calcext:value-type="float">
            <text:p>60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I</text:p>
          </table:table-cell>
          <table:table-cell table:style-name="ce144" office:value-type="string" calcext:value-type="string">
            <text:p>Thermalstrahl III</text:p>
          </table:table-cell>
          <table:table-cell table:style-name="ce144" office:value-type="string" calcext:value-type="string">
            <text:p>Waffenlabor VII</text:p>
          </table:table-cell>
          <table:table-cell table:style-name="ce315"/>
          <table:table-cell table:style-name="ce315" office:value-type="float" office:value="3929913" calcext:value-type="float">
            <text:p>3.929.913</text:p>
          </table:table-cell>
          <table:table-cell table:style-name="ce315" office:value-type="float" office:value="693514" calcext:value-type="float">
            <text:p>693.514</text:p>
          </table:table-cell>
          <table:table-cell table:style-name="ce315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36" calcext:value-type="float">
            <text:p>36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91" calcext:value-type="float">
            <text:p>191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Gravitationsk.</text:p>
          </table:table-cell>
          <table:table-cell table:style-name="ce608" office:value-type="string" calcext:value-type="string">
            <text:p>Gravitationsk.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10" calcext:value-type="float">
            <text:p>410</text:p>
          </table:table-cell>
          <table:table-cell table:style-name="ce144" office:value-type="float" office:value="32" calcext:value-type="float">
            <text:p>3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6000" calcext:value-type="float">
            <text:p>60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II</text:p>
          </table:table-cell>
          <table:table-cell table:style-name="ce144" office:value-type="string" calcext:value-type="string">
            <text:p>Thermalstrahl IV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Gravitationsk.</text:p>
          </table:table-cell>
          <table:table-cell table:style-name="ce609" office:value-type="string" calcext:value-type="string">
            <text:p>Gravitationsk.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15" calcext:value-type="float">
            <text:p>715</text:p>
          </table:table-cell>
          <table:table-cell table:style-name="ce144" office:value-type="float" office:value="58" calcext:value-type="float">
            <text:p>5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6000" calcext:value-type="float">
            <text:p>60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V</text:p>
          </table:table-cell>
          <table:table-cell table:style-name="ce144" office:value-type="string" calcext:value-type="string">
            <text:p>Thermalstrahl V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gnetkanone</text:p>
          </table:table-cell>
          <table:table-cell table:style-name="ce610" office:value-type="string" calcext:value-type="string">
            <text:p>Magnetkanone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9" calcext:value-type="float">
            <text:p>9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500" calcext:value-type="float">
            <text:p>8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/>
          <table:table-cell table:style-name="ce315" office:value-type="float" office:value="16933" calcext:value-type="float">
            <text:p>16.933</text:p>
          </table:table-cell>
          <table:table-cell table:style-name="ce315" table:number-columns-repeated="3"/>
          <table:table-cell table:style-name="ce315" office:value-type="float" office:value="8" calcext:value-type="float">
            <text:p>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gnetkanone</text:p>
          </table:table-cell>
          <table:table-cell table:style-name="ce611" office:value-type="string" calcext:value-type="string">
            <text:p>Magnetkanone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65" calcext:value-type="float">
            <text:p>265</text:p>
          </table:table-cell>
          <table:table-cell table:style-name="ce144" office:value-type="float" office:value="16" calcext:value-type="float">
            <text:p>16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500" calcext:value-type="float">
            <text:p>8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gnetkanone</text:p>
          </table:table-cell>
          <table:table-cell table:style-name="ce612" office:value-type="string" calcext:value-type="string">
            <text:p>Magnetkanone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60" calcext:value-type="float">
            <text:p>460</text:p>
          </table:table-cell>
          <table:table-cell table:style-name="ce144" office:value-type="float" office:value="28" calcext:value-type="float">
            <text:p>28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500" calcext:value-type="float">
            <text:p>8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I</text:p>
          </table:table-cell>
          <table:table-cell table:style-name="ce144" office:value-type="string" calcext:value-type="string">
            <text:p>Waffenlabor V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gnetkanone</text:p>
          </table:table-cell>
          <table:table-cell table:style-name="ce613" office:value-type="string" calcext:value-type="string">
            <text:p>Magnetkanone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805" calcext:value-type="float">
            <text:p>805</text:p>
          </table:table-cell>
          <table:table-cell table:style-name="ce144" office:value-type="float" office:value="48" calcext:value-type="float">
            <text:p>48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500" calcext:value-type="float">
            <text:p>8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II</text:p>
          </table:table-cell>
          <table:table-cell table:style-name="ce144" office:value-type="string" calcext:value-type="string">
            <text:p>Waffenlabor V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gnetkanone</text:p>
          </table:table-cell>
          <table:table-cell table:style-name="ce614" office:value-type="string" calcext:value-type="string">
            <text:p>Magnetkanone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410" calcext:value-type="float">
            <text:p>1410</text:p>
          </table:table-cell>
          <table:table-cell table:style-name="ce144" office:value-type="float" office:value="85" calcext:value-type="float">
            <text:p>85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8500" calcext:value-type="float">
            <text:p>8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V</text:p>
          </table:table-cell>
          <table:table-cell table:style-name="ce144" office:value-type="string" calcext:value-type="string">
            <text:p>Waffenlabor V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ssebeschl.</text:p>
          </table:table-cell>
          <table:table-cell table:style-name="ce615" office:value-type="string" calcext:value-type="string">
            <text:p>Massebeschl.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office:value-type="float" office:value="12" calcext:value-type="float">
            <text:p>12</text:p>
          </table:table-cell>
          <table:table-cell table:style-name="ce593" office:value-type="float" office:value="5100" calcext:value-type="float">
            <text:p>5100</text:p>
          </table:table-cell>
          <table:table-cell table:style-name="ce593" office:value-type="float" office:value="9500" calcext:value-type="float">
            <text:p>9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</text:p>
          </table:table-cell>
          <table:table-cell table:style-name="ce144" office:value-type="string" calcext:value-type="string">
            <text:p>Waffenlabor V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ssebeschl.</text:p>
          </table:table-cell>
          <table:table-cell table:style-name="ce616" office:value-type="string" calcext:value-type="string">
            <text:p>Massebeschl.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21" calcext:value-type="float">
            <text:p>21</text:p>
          </table:table-cell>
          <table:table-cell table:style-name="ce593" office:value-type="float" office:value="5100" calcext:value-type="float">
            <text:p>5100</text:p>
          </table:table-cell>
          <table:table-cell table:style-name="ce593" office:value-type="float" office:value="9500" calcext:value-type="float">
            <text:p>9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</text:p>
          </table:table-cell>
          <table:table-cell table:style-name="ce144" office:value-type="string" calcext:value-type="string">
            <text:p>Magnetkanone II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ssebeschl.</text:p>
          </table:table-cell>
          <table:table-cell table:style-name="ce617" office:value-type="string" calcext:value-type="string">
            <text:p>Massebeschl.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615" calcext:value-type="float">
            <text:p>615</text:p>
          </table:table-cell>
          <table:table-cell table:style-name="ce144" office:value-type="float" office:value="37" calcext:value-type="float">
            <text:p>37</text:p>
          </table:table-cell>
          <table:table-cell table:style-name="ce593" office:value-type="float" office:value="5100" calcext:value-type="float">
            <text:p>5100</text:p>
          </table:table-cell>
          <table:table-cell table:style-name="ce593" office:value-type="float" office:value="9500" calcext:value-type="float">
            <text:p>9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I</text:p>
          </table:table-cell>
          <table:table-cell table:style-name="ce144" office:value-type="string" calcext:value-type="string">
            <text:p>Magnetkanone III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ssebeschl.</text:p>
          </table:table-cell>
          <table:table-cell table:style-name="ce618" office:value-type="string" calcext:value-type="string">
            <text:p>Massebeschl.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75" calcext:value-type="float">
            <text:p>1075</text:p>
          </table:table-cell>
          <table:table-cell table:style-name="ce144" office:value-type="float" office:value="65" calcext:value-type="float">
            <text:p>65</text:p>
          </table:table-cell>
          <table:table-cell table:style-name="ce593" office:value-type="float" office:value="5100" calcext:value-type="float">
            <text:p>5100</text:p>
          </table:table-cell>
          <table:table-cell table:style-name="ce593" office:value-type="float" office:value="9500" calcext:value-type="float">
            <text:p>9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II</text:p>
          </table:table-cell>
          <table:table-cell table:style-name="ce144" office:value-type="string" calcext:value-type="string">
            <text:p>Magnetkanone I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Massebeschl.</text:p>
          </table:table-cell>
          <table:table-cell table:style-name="ce619" office:value-type="string" calcext:value-type="string">
            <text:p>Massebeschl.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880" calcext:value-type="float">
            <text:p>1880</text:p>
          </table:table-cell>
          <table:table-cell table:style-name="ce144" office:value-type="float" office:value="113" calcext:value-type="float">
            <text:p>113</text:p>
          </table:table-cell>
          <table:table-cell table:style-name="ce593" office:value-type="float" office:value="5100" calcext:value-type="float">
            <text:p>5100</text:p>
          </table:table-cell>
          <table:table-cell table:style-name="ce593" office:value-type="float" office:value="9500" calcext:value-type="float">
            <text:p>9500</text:p>
          </table:table-cell>
          <table:table-cell table:style-name="ce144" office:value-type="float" office:value="1250" calcext:value-type="float">
            <text:p>125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V</text:p>
          </table:table-cell>
          <table:table-cell table:style-name="ce144" office:value-type="string" calcext:value-type="string">
            <text:p>Magnetkanone 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Plasmaraketen</text:p>
          </table:table-cell>
          <table:table-cell table:style-name="ce620" office:value-type="string" calcext:value-type="string">
            <text:p>Plasmaraketen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25" calcext:value-type="float">
            <text:p>125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3000" calcext:value-type="float">
            <text:p>3000</text:p>
          </table:table-cell>
          <table:table-cell table:style-name="ce593" office:value-type="float" office:value="7250" calcext:value-type="float">
            <text:p>725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Plasmaraketen</text:p>
          </table:table-cell>
          <table:table-cell table:style-name="ce621" office:value-type="string" calcext:value-type="string">
            <text:p>Plasmaraketen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office:value-type="float" office:value="31" calcext:value-type="float">
            <text:p>31</text:p>
          </table:table-cell>
          <table:table-cell table:style-name="ce593" office:value-type="float" office:value="3000" calcext:value-type="float">
            <text:p>3000</text:p>
          </table:table-cell>
          <table:table-cell table:style-name="ce593" office:value-type="float" office:value="7250" calcext:value-type="float">
            <text:p>725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</text:p>
          </table:table-cell>
          <table:table-cell table:style-name="ce144" office:value-type="string" calcext:value-type="string">
            <text:p>Waffenlabor VI</text:p>
          </table:table-cell>
          <table:table-cell table:style-name="ce144"/>
          <table:table-cell table:style-name="ce315"/>
          <table:table-cell table:style-name="ce315" office:value-type="float" office:value="2191229" calcext:value-type="float">
            <text:p>2.191.229</text:p>
          </table:table-cell>
          <table:table-cell table:style-name="ce315" office:value-type="float" office:value="243470" calcext:value-type="float">
            <text:p>243.470</text:p>
          </table:table-cell>
          <table:table-cell table:style-name="ce315"/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16" calcext:value-type="float">
            <text:p>16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84" calcext:value-type="float">
            <text:p>84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Plasmaraketen</text:p>
          </table:table-cell>
          <table:table-cell table:style-name="ce622" office:value-type="string" calcext:value-type="string">
            <text:p>Plasmaraketen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85" calcext:value-type="float">
            <text:p>385</text:p>
          </table:table-cell>
          <table:table-cell table:style-name="ce144" office:value-type="float" office:value="54" calcext:value-type="float">
            <text:p>54</text:p>
          </table:table-cell>
          <table:table-cell table:style-name="ce593" office:value-type="float" office:value="3000" calcext:value-type="float">
            <text:p>3000</text:p>
          </table:table-cell>
          <table:table-cell table:style-name="ce593" office:value-type="float" office:value="7250" calcext:value-type="float">
            <text:p>725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I</text:p>
          </table:table-cell>
          <table:table-cell table:style-name="ce144" office:value-type="string" calcext:value-type="string">
            <text:p>Waffenlabor VII</text:p>
          </table:table-cell>
          <table:table-cell table:style-name="ce144"/>
          <table:table-cell table:style-name="ce315"/>
          <table:table-cell table:style-name="ce315" office:value-type="float" office:value="7773747" calcext:value-type="float">
            <text:p>7.773.747</text:p>
          </table:table-cell>
          <table:table-cell table:style-name="ce315" office:value-type="float" office:value="1371838" calcext:value-type="float">
            <text:p>1.371.838</text:p>
          </table:table-cell>
          <table:table-cell table:style-name="ce315"/>
          <table:table-cell table:style-name="ce315" office:value-type="float" office:value="12" calcext:value-type="float">
            <text:p>12</text:p>
          </table:table-cell>
          <table:table-cell table:style-name="ce315" office:value-type="float" office:value="48" calcext:value-type="float">
            <text:p>48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55" calcext:value-type="float">
            <text:p>255</text:p>
          </table:table-cell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Plasmaraketen</text:p>
          </table:table-cell>
          <table:table-cell table:style-name="ce623" office:value-type="string" calcext:value-type="string">
            <text:p>Plasmaraketen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75" calcext:value-type="float">
            <text:p>675</text:p>
          </table:table-cell>
          <table:table-cell table:style-name="ce144" office:value-type="float" office:value="95" calcext:value-type="float">
            <text:p>95</text:p>
          </table:table-cell>
          <table:table-cell table:style-name="ce593" office:value-type="float" office:value="3000" calcext:value-type="float">
            <text:p>3000</text:p>
          </table:table-cell>
          <table:table-cell table:style-name="ce593" office:value-type="float" office:value="7250" calcext:value-type="float">
            <text:p>725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II</text:p>
          </table:table-cell>
          <table:table-cell table:style-name="ce144" office:value-type="string" calcext:value-type="string">
            <text:p>Waffenlabor VI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Plasmaraketen</text:p>
          </table:table-cell>
          <table:table-cell table:style-name="ce624" office:value-type="string" calcext:value-type="string">
            <text:p>Plasmaraketen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185" calcext:value-type="float">
            <text:p>1185</text:p>
          </table:table-cell>
          <table:table-cell table:style-name="ce144" office:value-type="float" office:value="166" calcext:value-type="float">
            <text:p>166</text:p>
          </table:table-cell>
          <table:table-cell table:style-name="ce593" office:value-type="float" office:value="3000" calcext:value-type="float">
            <text:p>3000</text:p>
          </table:table-cell>
          <table:table-cell table:style-name="ce593" office:value-type="float" office:value="7250" calcext:value-type="float">
            <text:p>725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40" calcext:value-type="float">
            <text:p>4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V</text:p>
          </table:table-cell>
          <table:table-cell table:style-name="ce144" office:value-type="string" calcext:value-type="string">
            <text:p>Waffenlabor IX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Thermalstrahl</text:p>
          </table:table-cell>
          <table:table-cell table:style-name="ce625" office:value-type="string" calcext:value-type="string">
            <text:p>Thermalstrahl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65" calcext:value-type="float">
            <text:p>65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Thermalstrahl</text:p>
          </table:table-cell>
          <table:table-cell table:style-name="ce626" office:value-type="string" calcext:value-type="string">
            <text:p>Thermalstrahl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15" calcext:value-type="float">
            <text:p>115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</text:p>
          </table:table-cell>
          <table:table-cell table:style-name="ce144" office:value-type="string" calcext:value-type="string">
            <text:p>Magnetkanone I</text:p>
          </table:table-cell>
          <table:table-cell table:style-name="ce144" office:value-type="string" calcext:value-type="string">
            <text:p>Waffenlabor I</text:p>
          </table:table-cell>
          <table:table-cell table:style-name="ce315"/>
          <table:table-cell table:style-name="ce315" office:value-type="float" office:value="31376" calcext:value-type="float">
            <text:p>31.376</text:p>
          </table:table-cell>
          <table:table-cell table:style-name="ce315" table:number-columns-repeated="3"/>
          <table:table-cell table:style-name="ce315" office:value-type="float" office:value="5" calcext:value-type="float">
            <text:p>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Thermalstrahl</text:p>
          </table:table-cell>
          <table:table-cell table:style-name="ce627" office:value-type="string" calcext:value-type="string">
            <text:p>Thermalstrahl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office:value-type="float" office:value="31" calcext:value-type="float">
            <text:p>31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I</text:p>
          </table:table-cell>
          <table:table-cell table:style-name="ce144" office:value-type="string" calcext:value-type="string">
            <text:p>Waffenlabor III</text:p>
          </table:table-cell>
          <table:table-cell table:style-name="ce144"/>
          <table:table-cell table:style-name="ce315"/>
          <table:table-cell table:style-name="ce315" office:value-type="float" office:value="156875" calcext:value-type="float">
            <text:p>156.875</text:p>
          </table:table-cell>
          <table:table-cell table:style-name="ce315" table:number-columns-repeated="3"/>
          <table:table-cell table:style-name="ce315" office:value-type="float" office:value="21" calcext:value-type="float">
            <text:p>21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6" calcext:value-type="float">
            <text:p>6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Thermalstrahl</text:p>
          </table:table-cell>
          <table:table-cell table:style-name="ce628" office:value-type="string" calcext:value-type="string">
            <text:p>Thermalstrahl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50" calcext:value-type="float">
            <text:p>350</text:p>
          </table:table-cell>
          <table:table-cell table:style-name="ce144" office:value-type="float" office:value="54" calcext:value-type="float">
            <text:p>54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II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</text:p>
          </table:table-cell>
          <table:table-cell table:style-name="ce144" office:value-type="string" calcext:value-type="string">
            <text:p>Thermalstrahl</text:p>
          </table:table-cell>
          <table:table-cell table:style-name="ce629" office:value-type="string" calcext:value-type="string">
            <text:p>Thermalstrahl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610" calcext:value-type="float">
            <text:p>610</text:p>
          </table:table-cell>
          <table:table-cell table:style-name="ce144" office:value-type="float" office:value="94" calcext:value-type="float">
            <text:p>94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V</text:p>
          </table:table-cell>
          <table:table-cell table:style-name="ce144" office:value-type="string" calcext:value-type="string">
            <text:p>Waffenlabor V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Gaußgeschütz</text:p>
          </table:table-cell>
          <table:table-cell table:style-name="ce630" office:value-type="string" calcext:value-type="string">
            <text:p>Gaußgeschütz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7" calcext:value-type="float">
            <text:p>7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Gaußgeschütz</text:p>
          </table:table-cell>
          <table:table-cell table:style-name="ce631" office:value-type="string" calcext:value-type="string">
            <text:p>Gaußgeschütz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60" calcext:value-type="float">
            <text:p>160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</text:p>
          </table:table-cell>
          <table:table-cell table:style-name="ce144" office:value-type="string" calcext:value-type="string">
            <text:p>Schienenges. II</text:p>
          </table:table-cell>
          <table:table-cell table:style-name="ce144" office:value-type="string" calcext:value-type="string">
            <text:p>Waffenlabor VI</text:p>
          </table:table-cell>
          <table:table-cell table:style-name="ce315" office:value-type="float" office:value="3388500" calcext:value-type="float">
            <text:p>3.388.500</text:p>
          </table:table-cell>
          <table:table-cell table:style-name="ce315"/>
          <table:table-cell table:style-name="ce315" office:value-type="float" office:value="376500" calcext:value-type="float">
            <text:p>376.500</text:p>
          </table:table-cell>
          <table:table-cell table:style-name="ce315"/>
          <table:table-cell table:style-name="ce315" office:value-type="float" office:value="9" calcext:value-type="float">
            <text:p>9</text:p>
          </table:table-cell>
          <table:table-cell table:style-name="ce315" office:value-type="float" office:value="58" calcext:value-type="float">
            <text:p>58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98" calcext:value-type="float">
            <text:p>198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2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Gaußgeschütz</text:p>
          </table:table-cell>
          <table:table-cell table:style-name="ce632" office:value-type="string" calcext:value-type="string">
            <text:p>Gaußgeschütz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55" calcext:value-type="float">
            <text:p>255</text:p>
          </table:table-cell>
          <table:table-cell table:style-name="ce144" office:value-type="float" office:value="13" calcext:value-type="float">
            <text:p>13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I</text:p>
          </table:table-cell>
          <table:table-cell table:style-name="ce144" office:value-type="string" calcext:value-type="string">
            <text:p>Schienenges. III</text:p>
          </table:table-cell>
          <table:table-cell table:style-name="ce144" office:value-type="string" calcext:value-type="string">
            <text:p>Waffenlabor VII</text:p>
          </table:table-cell>
          <table:table-cell table:style-name="ce315" office:value-type="float" office:value="8007000" calcext:value-type="float">
            <text:p>8.007.000</text:p>
          </table:table-cell>
          <table:table-cell table:style-name="ce315"/>
          <table:table-cell table:style-name="ce315" office:value-type="float" office:value="1413000" calcext:value-type="float">
            <text:p>1.413.00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55" calcext:value-type="float">
            <text:p>55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float" office:value="497" calcext:value-type="float">
            <text:p>497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Gaußgeschütz</text:p>
          </table:table-cell>
          <table:table-cell table:style-name="ce633" office:value-type="string" calcext:value-type="string">
            <text:p>Gaußgeschütz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10" calcext:value-type="float">
            <text:p>410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II</text:p>
          </table:table-cell>
          <table:table-cell table:style-name="ce144" office:value-type="string" calcext:value-type="string">
            <text:p>Schienenges. IV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Gaußgeschütz</text:p>
          </table:table-cell>
          <table:table-cell table:style-name="ce634" office:value-type="string" calcext:value-type="string">
            <text:p>Gaußgeschütz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655" calcext:value-type="float">
            <text:p>655</text:p>
          </table:table-cell>
          <table:table-cell table:style-name="ce144" office:value-type="float" office:value="24" calcext:value-type="float">
            <text:p>24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500" calcext:value-type="float">
            <text:p>45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V</text:p>
          </table:table-cell>
          <table:table-cell table:style-name="ce144" office:value-type="string" calcext:value-type="string">
            <text:p>Schienenges. V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HEX-Rakete</text:p>
          </table:table-cell>
          <table:table-cell table:style-name="ce635" office:value-type="string" calcext:value-type="string">
            <text:p>HEX-Rakete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00" calcext:value-type="float">
            <text:p>200</text:p>
          </table:table-cell>
          <table:table-cell table:style-name="ce144" office:value-type="float" office:value="16" calcext:value-type="float">
            <text:p>16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reurakete I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HEX-Rakete</text:p>
          </table:table-cell>
          <table:table-cell table:style-name="ce636" office:value-type="string" calcext:value-type="string">
            <text:p>HEX-Rakete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80" calcext:value-type="float">
            <text:p>280</text:p>
          </table:table-cell>
          <table:table-cell table:style-name="ce144" office:value-type="float" office:value="19" calcext:value-type="float">
            <text:p>19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</text:p>
          </table:table-cell>
          <table:table-cell table:style-name="ce144" office:value-type="string" calcext:value-type="string">
            <text:p>Streurakete II</text:p>
          </table:table-cell>
          <table:table-cell table:style-name="ce144" office:value-type="string" calcext:value-type="string">
            <text:p>Waffenlabor VI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HEX-Rakete</text:p>
          </table:table-cell>
          <table:table-cell table:style-name="ce637" office:value-type="string" calcext:value-type="string">
            <text:p>HEX-Rakete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23" calcext:value-type="float">
            <text:p>2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I</text:p>
          </table:table-cell>
          <table:table-cell table:style-name="ce144" office:value-type="string" calcext:value-type="string">
            <text:p>Streurakete III</text:p>
          </table:table-cell>
          <table:table-cell table:style-name="ce144" office:value-type="string" calcext:value-type="string">
            <text:p>Waffenlabor VII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HEX-Rakete</text:p>
          </table:table-cell>
          <table:table-cell table:style-name="ce638" office:value-type="string" calcext:value-type="string">
            <text:p>HEX-Rakete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545" calcext:value-type="float">
            <text:p>545</text:p>
          </table:table-cell>
          <table:table-cell table:style-name="ce144" office:value-type="float" office:value="27" calcext:value-type="float">
            <text:p>27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II</text:p>
          </table:table-cell>
          <table:table-cell table:style-name="ce144" office:value-type="string" calcext:value-type="string">
            <text:p>Streurakete IV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HEX-Rakete</text:p>
          </table:table-cell>
          <table:table-cell table:style-name="ce639" office:value-type="string" calcext:value-type="string">
            <text:p>HEX-Rakete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765" calcext:value-type="float">
            <text:p>765</text:p>
          </table:table-cell>
          <table:table-cell table:style-name="ce144" office:value-type="float" office:value="32" calcext:value-type="float">
            <text:p>3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V</text:p>
          </table:table-cell>
          <table:table-cell table:style-name="ce144" office:value-type="string" calcext:value-type="string">
            <text:p>Streurakete V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Jägerstaffel</text:p>
          </table:table-cell>
          <table:table-cell table:style-name="ce640" office:value-type="string" calcext:value-type="string">
            <text:p>Jägerstaffel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90" calcext:value-type="float">
            <text:p>390</text:p>
          </table:table-cell>
          <table:table-cell table:style-name="ce144" office:value-type="float" office:value="56" calcext:value-type="float">
            <text:p>56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7500" calcext:value-type="float">
            <text:p>75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V</text:p>
          </table:table-cell>
          <table:table-cell table:style-name="ce144" table:number-columns-repeated="2"/>
          <table:table-cell table:style-name="ce315" office:value-type="float" office:value="912000" calcext:value-type="float">
            <text:p>912.000</text:p>
          </table:table-cell>
          <table:table-cell table:style-name="ce315"/>
          <table:table-cell table:style-name="ce315" office:value-type="float" office:value="48000" calcext:value-type="float">
            <text:p>48.000</text:p>
          </table:table-cell>
          <table:table-cell table:style-name="ce315"/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32" calcext:value-type="float">
            <text:p>32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90" calcext:value-type="float">
            <text:p>90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Jägerstaffel</text:p>
          </table:table-cell>
          <table:table-cell table:style-name="ce641" office:value-type="string" calcext:value-type="string">
            <text:p>Jägerstaffel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545" calcext:value-type="float">
            <text:p>545</text:p>
          </table:table-cell>
          <table:table-cell table:style-name="ce144" office:value-type="float" office:value="78" calcext:value-type="float">
            <text:p>78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7500" calcext:value-type="float">
            <text:p>75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Jägerstaffel I</text:p>
          </table:table-cell>
          <table:table-cell table:style-name="ce144" office:value-type="string" calcext:value-type="string">
            <text:p>Polaronenstr. 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Jägerstaffel</text:p>
          </table:table-cell>
          <table:table-cell table:style-name="ce642" office:value-type="string" calcext:value-type="string">
            <text:p>Jägerstaffel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65" calcext:value-type="float">
            <text:p>765</text:p>
          </table:table-cell>
          <table:table-cell table:style-name="ce144" office:value-type="float" office:value="110" calcext:value-type="float">
            <text:p>110</text:p>
          </table:table-cell>
          <table:table-cell table:style-name="ce593" table:number-columns-repeated="2"/>
          <table:table-cell table:style-name="ce144" office:value-type="float" office:value="2000" calcext:value-type="float">
            <text:p>2000</text:p>
          </table:table-cell>
          <table:table-cell table:style-name="ce593" table:number-columns-repeated="2"/>
          <table:table-cell table:style-name="ce593" office:value-type="float" office:value="15" calcext:value-type="float">
            <text:p>15</text:p>
          </table:table-cell>
          <table:table-cell table:style-name="ce593" office:value-type="float" office:value="7500" calcext:value-type="float">
            <text:p>7500</text:p>
          </table:table-cell>
          <table:table-cell table:style-name="ce593" office:value-type="float" office:value="500" calcext:value-type="float">
            <text:p>50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Jägerstaffel II</text:p>
          </table:table-cell>
          <table:table-cell table:style-name="ce144" office:value-type="string" calcext:value-type="string">
            <text:p>Polaronenstr.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Massegesch.</text:p>
          </table:table-cell>
          <table:table-cell table:style-name="ce643" office:value-type="string" calcext:value-type="string">
            <text:p>Massegesch.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office:value-type="float" office:value="11" calcext:value-type="float">
            <text:p>11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</text:p>
          </table:table-cell>
          <table:table-cell table:style-name="ce144" office:value-type="string" calcext:value-type="string">
            <text:p>Waffenlabor VII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Massegesch.</text:p>
          </table:table-cell>
          <table:table-cell table:style-name="ce644" office:value-type="string" calcext:value-type="string">
            <text:p>Massegesch.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30" calcext:value-type="float">
            <text:p>330</text:p>
          </table:table-cell>
          <table:table-cell table:style-name="ce144" office:value-type="float" office:value="15" calcext:value-type="float">
            <text:p>15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</text:p>
          </table:table-cell>
          <table:table-cell table:style-name="ce144" office:value-type="string" calcext:value-type="string">
            <text:p>Gaußgeschütz II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Massegesch.</text:p>
          </table:table-cell>
          <table:table-cell table:style-name="ce645" office:value-type="string" calcext:value-type="string">
            <text:p>Massegesch.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95" calcext:value-type="float">
            <text:p>495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I</text:p>
          </table:table-cell>
          <table:table-cell table:style-name="ce144" office:value-type="string" calcext:value-type="string">
            <text:p>Gaußgeschütz III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Massegesch.</text:p>
          </table:table-cell>
          <table:table-cell table:style-name="ce646" office:value-type="string" calcext:value-type="string">
            <text:p>Massegesch.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745" calcext:value-type="float">
            <text:p>745</text:p>
          </table:table-cell>
          <table:table-cell table:style-name="ce144" office:value-type="float" office:value="27" calcext:value-type="float">
            <text:p>27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II</text:p>
          </table:table-cell>
          <table:table-cell table:style-name="ce144" office:value-type="string" calcext:value-type="string">
            <text:p>Gaußgeschütz I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Massegesch.</text:p>
          </table:table-cell>
          <table:table-cell table:style-name="ce647" office:value-type="string" calcext:value-type="string">
            <text:p>Massegesch.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120" calcext:value-type="float">
            <text:p>1120</text:p>
          </table:table-cell>
          <table:table-cell table:style-name="ce144" office:value-type="float" office:value="37" calcext:value-type="float">
            <text:p>37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V</text:p>
          </table:table-cell>
          <table:table-cell table:style-name="ce144" office:value-type="string" calcext:value-type="string">
            <text:p>Gaußgeschütz 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lasmatorpedo</text:p>
          </table:table-cell>
          <table:table-cell table:style-name="ce648" office:value-type="string" calcext:value-type="string">
            <text:p>Plasmatorpedo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00" calcext:value-type="float">
            <text:p>300</text:p>
          </table:table-cell>
          <table:table-cell table:style-name="ce144" office:value-type="float" office:value="15" calcext:value-type="float">
            <text:p>15</text:p>
          </table:table-cell>
          <table:table-cell table:style-name="ce593" office:value-type="float" office:value="2850" calcext:value-type="float">
            <text:p>28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</text:p>
          </table:table-cell>
          <table:table-cell table:style-name="ce144" office:value-type="string" calcext:value-type="string">
            <text:p>Waffenlabor VI</text:p>
          </table:table-cell>
          <table:table-cell table:style-name="ce144"/>
          <table:table-cell table:style-name="ce315" office:value-type="float" office:value="1156608" calcext:value-type="float">
            <text:p>1.156.608</text:p>
          </table:table-cell>
          <table:table-cell table:style-name="ce315"/>
          <table:table-cell table:style-name="ce315" office:value-type="float" office:value="128512" calcext:value-type="float">
            <text:p>128.512</text:p>
          </table:table-cell>
          <table:table-cell table:style-name="ce315"/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40" calcext:value-type="float">
            <text:p>4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52" calcext:value-type="float">
            <text:p>152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lasmatorpedo</text:p>
          </table:table-cell>
          <table:table-cell table:style-name="ce649" office:value-type="string" calcext:value-type="string">
            <text:p>Plasmatorpedo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50" calcext:value-type="float">
            <text:p>450</text:p>
          </table:table-cell>
          <table:table-cell table:style-name="ce144" office:value-type="float" office:value="19" calcext:value-type="float">
            <text:p>19</text:p>
          </table:table-cell>
          <table:table-cell table:style-name="ce593" office:value-type="float" office:value="2850" calcext:value-type="float">
            <text:p>28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</text:p>
          </table:table-cell>
          <table:table-cell table:style-name="ce144" office:value-type="string" calcext:value-type="string">
            <text:p>HEX-Rakete II</text:p>
          </table:table-cell>
          <table:table-cell table:style-name="ce144" office:value-type="string" calcext:value-type="string">
            <text:p>Waffenlabor VII</text:p>
          </table:table-cell>
          <table:table-cell table:style-name="ce315" office:value-type="float" office:value="3419380" calcext:value-type="float">
            <text:p>3.419.380</text:p>
          </table:table-cell>
          <table:table-cell table:style-name="ce315"/>
          <table:table-cell table:style-name="ce315" office:value-type="float" office:value="603420" calcext:value-type="float">
            <text:p>603.420</text:p>
          </table:table-cell>
          <table:table-cell table:style-name="ce315"/>
          <table:table-cell table:style-name="ce315" office:value-type="float" office:value="15" calcext:value-type="float">
            <text:p>15</text:p>
          </table:table-cell>
          <table:table-cell table:style-name="ce315" office:value-type="float" office:value="20" calcext:value-type="float">
            <text:p>2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305" calcext:value-type="float">
            <text:p>305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lasmatorpedo</text:p>
          </table:table-cell>
          <table:table-cell table:style-name="ce650" office:value-type="string" calcext:value-type="string">
            <text:p>Plasmatorpedo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75" calcext:value-type="float">
            <text:p>675</text:p>
          </table:table-cell>
          <table:table-cell table:style-name="ce144" office:value-type="float" office:value="24" calcext:value-type="float">
            <text:p>24</text:p>
          </table:table-cell>
          <table:table-cell table:style-name="ce593" office:value-type="float" office:value="2850" calcext:value-type="float">
            <text:p>28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I</text:p>
          </table:table-cell>
          <table:table-cell table:style-name="ce144" office:value-type="string" calcext:value-type="string">
            <text:p>HEX-Rakete III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lasmatorpedo</text:p>
          </table:table-cell>
          <table:table-cell table:style-name="ce651" office:value-type="string" calcext:value-type="string">
            <text:p>Plasmatorpedo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015" calcext:value-type="float">
            <text:p>1015</text:p>
          </table:table-cell>
          <table:table-cell table:style-name="ce144" office:value-type="float" office:value="31" calcext:value-type="float">
            <text:p>31</text:p>
          </table:table-cell>
          <table:table-cell table:style-name="ce593" office:value-type="float" office:value="2850" calcext:value-type="float">
            <text:p>28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II</text:p>
          </table:table-cell>
          <table:table-cell table:style-name="ce144" office:value-type="string" calcext:value-type="string">
            <text:p>HEX-Rakete IV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lasmatorpedo</text:p>
          </table:table-cell>
          <table:table-cell table:style-name="ce652" office:value-type="string" calcext:value-type="string">
            <text:p>Plasmatorpedo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525" calcext:value-type="float">
            <text:p>1525</text:p>
          </table:table-cell>
          <table:table-cell table:style-name="ce144" office:value-type="float" office:value="40" calcext:value-type="float">
            <text:p>40</text:p>
          </table:table-cell>
          <table:table-cell table:style-name="ce593" office:value-type="float" office:value="2850" calcext:value-type="float">
            <text:p>28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750" calcext:value-type="float">
            <text:p>75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15" calcext:value-type="float">
            <text:p>1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V</text:p>
          </table:table-cell>
          <table:table-cell table:style-name="ce144" office:value-type="string" calcext:value-type="string">
            <text:p>HEX-Rakete V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olaronenstr.</text:p>
          </table:table-cell>
          <table:table-cell table:style-name="ce653" office:value-type="string" calcext:value-type="string">
            <text:p>Polaronenstr.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float" office:value="11" calcext:value-type="float">
            <text:p>11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I</text:p>
          </table:table-cell>
          <table:table-cell table:style-name="ce144" office:value-type="string" calcext:value-type="string">
            <text:p>Waffenlabor VII</text:p>
          </table:table-cell>
          <table:table-cell table:style-name="ce144"/>
          <table:table-cell table:style-name="ce315" office:value-type="float" office:value="1934087" calcext:value-type="float">
            <text:p>1.934.087</text:p>
          </table:table-cell>
          <table:table-cell table:style-name="ce315"/>
          <table:table-cell table:style-name="ce315" office:value-type="float" office:value="341310" calcext:value-type="float">
            <text:p>341.310</text:p>
          </table:table-cell>
          <table:table-cell table:style-name="ce315"/>
          <table:table-cell table:style-name="ce315" office:value-type="float" office:value="7" calcext:value-type="float">
            <text:p>7</text:p>
          </table:table-cell>
          <table:table-cell table:style-name="ce315" office:value-type="float" office:value="40" calcext:value-type="float">
            <text:p>4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152" calcext:value-type="float">
            <text:p>152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olaronenstr.</text:p>
          </table:table-cell>
          <table:table-cell table:style-name="ce654" office:value-type="string" calcext:value-type="string">
            <text:p>Polaronenstr.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35" calcext:value-type="float">
            <text:p>135</text:p>
          </table:table-cell>
          <table:table-cell table:style-name="ce144" office:value-type="float" office:value="14" calcext:value-type="float">
            <text:p>14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</text:p>
          </table:table-cell>
          <table:table-cell table:style-name="ce144" office:value-type="string" calcext:value-type="string">
            <text:p>Störstrahler II</text:p>
          </table:table-cell>
          <table:table-cell table:style-name="ce144" office:value-type="string" calcext:value-type="string">
            <text:p>Waffenlabor VIII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olaronenstr.</text:p>
          </table:table-cell>
          <table:table-cell table:style-name="ce655" office:value-type="string" calcext:value-type="string">
            <text:p>Polaronenstr.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05" calcext:value-type="float">
            <text:p>205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I</text:p>
          </table:table-cell>
          <table:table-cell table:style-name="ce144" office:value-type="string" calcext:value-type="string">
            <text:p>Störstrahler III</text:p>
          </table:table-cell>
          <table:table-cell table:style-name="ce144" office:value-type="string" calcext:value-type="string">
            <text:p>Waffenlabor I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olaronenstr.</text:p>
          </table:table-cell>
          <table:table-cell table:style-name="ce656" office:value-type="string" calcext:value-type="string">
            <text:p>Polaronenstr.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10" calcext:value-type="float">
            <text:p>310</text:p>
          </table:table-cell>
          <table:table-cell table:style-name="ce144" office:value-type="float" office:value="23" calcext:value-type="float">
            <text:p>2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II</text:p>
          </table:table-cell>
          <table:table-cell table:style-name="ce144" office:value-type="string" calcext:value-type="string">
            <text:p>Störstrahler I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olaronenstr.</text:p>
          </table:table-cell>
          <table:table-cell table:style-name="ce657" office:value-type="string" calcext:value-type="string">
            <text:p>Polaronenstr.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65" calcext:value-type="float">
            <text:p>465</text:p>
          </table:table-cell>
          <table:table-cell table:style-name="ce144" office:value-type="float" office:value="29" calcext:value-type="float">
            <text:p>29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V</text:p>
          </table:table-cell>
          <table:table-cell table:style-name="ce144" office:value-type="string" calcext:value-type="string">
            <text:p>Störstrahler V</text:p>
          </table:table-cell>
          <table:table-cell table:style-name="ce144" office:value-type="string" calcext:value-type="string">
            <text:p>Waffenlabor X</text:p>
          </table:table-cell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ulsstrahler</text:p>
          </table:table-cell>
          <table:table-cell table:style-name="ce658" office:value-type="string" calcext:value-type="string">
            <text:p>Puls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3" calcext:value-type="float">
            <text:p>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750" calcext:value-type="float">
            <text:p>275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ulsstrahler</text:p>
          </table:table-cell>
          <table:table-cell table:style-name="ce659" office:value-type="string" calcext:value-type="string">
            <text:p>Puls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5" calcext:value-type="float">
            <text:p>5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750" calcext:value-type="float">
            <text:p>275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</text:p>
          </table:table-cell>
          <table:table-cell table:style-name="ce144" table:number-columns-repeated="2"/>
          <table:table-cell table:style-name="ce315" office:value-type="float" office:value="1236" calcext:value-type="float">
            <text:p>1.236</text:p>
          </table:table-cell>
          <table:table-cell table:style-name="ce315" table:number-columns-repeated="5"/>
          <table:table-cell table:style-name="ce144" office:value-type="float" office:value="16" calcext:value-type="float">
            <text:p>16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ulsstrahler</text:p>
          </table:table-cell>
          <table:table-cell table:style-name="ce660" office:value-type="string" calcext:value-type="string">
            <text:p>Puls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8" calcext:value-type="float">
            <text:p>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750" calcext:value-type="float">
            <text:p>275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I</text:p>
          </table:table-cell>
          <table:table-cell table:style-name="ce144" office:value-type="string" calcext:value-type="string">
            <text:p>Waffenlabor II</text:p>
          </table:table-cell>
          <table:table-cell table:style-name="ce144"/>
          <table:table-cell table:style-name="ce315" office:value-type="float" office:value="4945" calcext:value-type="float">
            <text:p>4.945</text:p>
          </table:table-cell>
          <table:table-cell table:style-name="ce315" table:number-columns-repeated="4"/>
          <table:table-cell table:style-name="ce315" office:value-type="float" office:value="5" calcext:value-type="float">
            <text:p>5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1" calcext:value-type="float">
            <text:p>1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ulsstrahler</text:p>
          </table:table-cell>
          <table:table-cell table:style-name="ce661" office:value-type="string" calcext:value-type="string">
            <text:p>Pulsstrahler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float" office:value="12" calcext:value-type="float">
            <text:p>1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750" calcext:value-type="float">
            <text:p>275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II</text:p>
          </table:table-cell>
          <table:table-cell table:style-name="ce144" office:value-type="string" calcext:value-type="string">
            <text:p>Waffenlabor III</text:p>
          </table:table-cell>
          <table:table-cell table:style-name="ce144"/>
          <table:table-cell table:style-name="ce315" office:value-type="float" office:value="19780" calcext:value-type="float">
            <text:p>19.780</text:p>
          </table:table-cell>
          <table:table-cell table:style-name="ce315" table:number-columns-repeated="4"/>
          <table:table-cell table:style-name="ce315" office:value-type="float" office:value="10" calcext:value-type="float">
            <text:p>10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2" calcext:value-type="float">
            <text:p>2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Pulsstrahler</text:p>
          </table:table-cell>
          <table:table-cell table:style-name="ce662" office:value-type="string" calcext:value-type="string">
            <text:p>Pulsstrahler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60" calcext:value-type="float">
            <text:p>160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750" calcext:value-type="float">
            <text:p>275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V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chienenges.</text:p>
          </table:table-cell>
          <table:table-cell table:style-name="ce663" office:value-type="string" calcext:value-type="string">
            <text:p>Schienenges.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5" calcext:value-type="float">
            <text:p>45</text:p>
          </table:table-cell>
          <table:table-cell table:style-name="ce144" office:value-type="float" office:value="5" calcext:value-type="float">
            <text:p>5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I</text:p>
          </table:table-cell>
          <table:table-cell table:style-name="ce144" office:value-type="string" calcext:value-type="string">
            <text:p>Magnetkanone I</text:p>
          </table:table-cell>
          <table:table-cell table:style-name="ce144" office:value-type="string" calcext:value-type="string">
            <text:p>Waffenlabor I</text:p>
          </table:table-cell>
          <table:table-cell table:style-name="ce315" office:value-type="float" office:value="7452" calcext:value-type="float">
            <text:p>7.452</text:p>
          </table:table-cell>
          <table:table-cell table:style-name="ce315" table:number-columns-repeated="4"/>
          <table:table-cell table:style-name="ce315" office:value-type="float" office:value="3" calcext:value-type="float">
            <text:p>3</text:p>
          </table:table-cell>
          <table:table-cell table:style-name="ce144" office:value-type="float" office:value="20" calcext:value-type="float">
            <text:p>20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chienenges.</text:p>
          </table:table-cell>
          <table:table-cell table:style-name="ce664" office:value-type="string" calcext:value-type="string">
            <text:p>Schienenges.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float" office:value="6" calcext:value-type="float">
            <text:p>6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</text:p>
          </table:table-cell>
          <table:table-cell table:style-name="ce144" office:value-type="string" calcext:value-type="string">
            <text:p>Waffenlabor II</text:p>
          </table:table-cell>
          <table:table-cell table:style-name="ce144"/>
          <table:table-cell table:style-name="ce315" office:value-type="float" office:value="29808" calcext:value-type="float">
            <text:p>29.808</text:p>
          </table:table-cell>
          <table:table-cell table:style-name="ce315" table:number-columns-repeated="4"/>
          <table:table-cell table:style-name="ce315" office:value-type="float" office:value="10" calcext:value-type="float">
            <text:p>10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2" calcext:value-type="float">
            <text:p>2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chienenges.</text:p>
          </table:table-cell>
          <table:table-cell table:style-name="ce665" office:value-type="string" calcext:value-type="string">
            <text:p>Schienenges.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5" calcext:value-type="float">
            <text:p>105</text:p>
          </table:table-cell>
          <table:table-cell table:style-name="ce144" office:value-type="float" office:value="8" calcext:value-type="float">
            <text:p>8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I</text:p>
          </table:table-cell>
          <table:table-cell table:style-name="ce144" office:value-type="string" calcext:value-type="string">
            <text:p>Waffenlabor III</text:p>
          </table:table-cell>
          <table:table-cell table:style-name="ce144"/>
          <table:table-cell table:style-name="ce315" office:value-type="float" office:value="119224" calcext:value-type="float">
            <text:p>119.224</text:p>
          </table:table-cell>
          <table:table-cell table:style-name="ce315" table:number-columns-repeated="4"/>
          <table:table-cell table:style-name="ce315" office:value-type="float" office:value="25" calcext:value-type="float">
            <text:p>25</text:p>
          </table:table-cell>
          <table:table-cell table:style-name="ce144" office:value-type="float" office:value="0" calcext:value-type="float">
            <text:p>0</text:p>
          </table:table-cell>
          <table:table-cell table:style-name="ce144" office:value-type="float" office:value="7" calcext:value-type="float">
            <text:p>7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chienenges.</text:p>
          </table:table-cell>
          <table:table-cell table:style-name="ce666" office:value-type="string" calcext:value-type="string">
            <text:p>Schienenges. I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60" calcext:value-type="float">
            <text:p>160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II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chienenges.</text:p>
          </table:table-cell>
          <table:table-cell table:style-name="ce667" office:value-type="string" calcext:value-type="string">
            <text:p>Schienenges. V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13" calcext:value-type="float">
            <text:p>13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000" calcext:value-type="float">
            <text:p>1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V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office:value-type="float" office:value="1907598" calcext:value-type="float">
            <text:p>1.907.598</text:p>
          </table:table-cell>
          <table:table-cell table:style-name="ce315" table:number-columns-repeated="3"/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33" calcext:value-type="float">
            <text:p>33</text:p>
          </table:table-cell>
          <table:table-cell table:style-name="ce144" office:value-type="float" office:value="45" calcext:value-type="float">
            <text:p>45</text:p>
          </table:table-cell>
          <table:table-cell table:style-name="ce144" office:value-type="float" office:value="30" calcext:value-type="float">
            <text:p>30</text:p>
          </table:table-cell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örstrahler</text:p>
          </table:table-cell>
          <table:table-cell table:style-name="ce668" office:value-type="string" calcext:value-type="string">
            <text:p>Stör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0" calcext:value-type="float">
            <text:p>30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ulsstrahler I</text:p>
          </table:table-cell>
          <table:table-cell table:style-name="ce144" office:value-type="string" calcext:value-type="string">
            <text:p>Waffenlabor III</text:p>
          </table:table-cell>
          <table:table-cell table:style-name="ce144"/>
          <table:table-cell table:style-name="ce315" office:value-type="float" office:value="103538" calcext:value-type="float">
            <text:p>103.538</text:p>
          </table:table-cell>
          <table:table-cell table:style-name="ce315" table:number-columns-repeated="4"/>
          <table:table-cell table:style-name="ce315" office:value-type="float" office:value="16" calcext:value-type="float">
            <text:p>16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4" calcext:value-type="float">
            <text:p>4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örstrahler</text:p>
          </table:table-cell>
          <table:table-cell table:style-name="ce669" office:value-type="string" calcext:value-type="string">
            <text:p>Stör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float" office:value="14" calcext:value-type="float">
            <text:p>14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I</text:p>
          </table:table-cell>
          <table:table-cell table:style-name="ce144" office:value-type="string" calcext:value-type="string">
            <text:p>Pulsstrahler II</text:p>
          </table:table-cell>
          <table:table-cell table:style-name="ce144" office:value-type="string" calcext:value-type="string">
            <text:p>Waffenlabor IV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örstrahler</text:p>
          </table:table-cell>
          <table:table-cell table:style-name="ce670" office:value-type="string" calcext:value-type="string">
            <text:p>Stör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20" calcext:value-type="float">
            <text:p>120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II</text:p>
          </table:table-cell>
          <table:table-cell table:style-name="ce144" office:value-type="string" calcext:value-type="string">
            <text:p>Pulsstrahler III</text:p>
          </table:table-cell>
          <table:table-cell table:style-name="ce144" office:value-type="string" calcext:value-type="string">
            <text:p>Waffenlabor V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örstrahler</text:p>
          </table:table-cell>
          <table:table-cell table:style-name="ce671" office:value-type="string" calcext:value-type="string">
            <text:p>Störstrahler I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40" calcext:value-type="float">
            <text:p>240</text:p>
          </table:table-cell>
          <table:table-cell table:style-name="ce144" office:value-type="float" office:value="29" calcext:value-type="float">
            <text:p>29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III</text:p>
          </table:table-cell>
          <table:table-cell table:style-name="ce144" office:value-type="string" calcext:value-type="string">
            <text:p>Pulsstrahler IV</text:p>
          </table:table-cell>
          <table:table-cell table:style-name="ce144" office:value-type="string" calcext:value-type="string">
            <text:p>Waffenlabor VI</text:p>
          </table:table-cell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örstrahler</text:p>
          </table:table-cell>
          <table:table-cell table:style-name="ce672" office:value-type="string" calcext:value-type="string">
            <text:p>Störstrahler V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80" calcext:value-type="float">
            <text:p>480</text:p>
          </table:table-cell>
          <table:table-cell table:style-name="ce144" office:value-type="float" office:value="42" calcext:value-type="float">
            <text:p>4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örstrahler IV</text:p>
          </table:table-cell>
          <table:table-cell table:style-name="ce144" office:value-type="string" calcext:value-type="string">
            <text:p>Pulsstrahler V</text:p>
          </table:table-cell>
          <table:table-cell table:style-name="ce144" office:value-type="string" calcext:value-type="string">
            <text:p>Waffenlabor VI</text:p>
          </table:table-cell>
          <table:table-cell table:style-name="ce315" office:value-type="float" office:value="8945640" calcext:value-type="float">
            <text:p>8.945.640</text:p>
          </table:table-cell>
          <table:table-cell table:style-name="ce315"/>
          <table:table-cell table:style-name="ce315" office:value-type="float" office:value="993960" calcext:value-type="float">
            <text:p>993.960</text:p>
          </table:table-cell>
          <table:table-cell table:style-name="ce315" table:number-columns-repeated="3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reurakete</text:p>
          </table:table-cell>
          <table:table-cell table:style-name="ce673" office:value-type="string" calcext:value-type="string">
            <text:p>Streurakete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office:value-type="float" office:value="10" calcext:value-type="float">
            <text:p>1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750" calcext:value-type="float">
            <text:p>37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chienenges. I</text:p>
          </table:table-cell>
          <table:table-cell table:style-name="ce144" office:value-type="string" calcext:value-type="string">
            <text:p>Waffenlabor II</text:p>
          </table:table-cell>
          <table:table-cell table:style-name="ce144"/>
          <table:table-cell table:style-name="ce315" office:value-type="float" office:value="24316" calcext:value-type="float">
            <text:p>24.316</text:p>
          </table:table-cell>
          <table:table-cell table:style-name="ce315" table:number-columns-repeated="4"/>
          <table:table-cell table:style-name="ce315" office:value-type="float" office:value="4" calcext:value-type="float">
            <text:p>4</text:p>
          </table:table-cell>
          <table:table-cell table:style-name="ce144" office:value-type="float" office:value="24" calcext:value-type="float">
            <text:p>24</text:p>
          </table:table-cell>
          <table:table-cell table:style-name="ce144" office:value-type="float" office:value="0" calcext:value-type="float">
            <text:p>0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reurakete</text:p>
          </table:table-cell>
          <table:table-cell table:style-name="ce674" office:value-type="string" calcext:value-type="string">
            <text:p>Streurakete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40" calcext:value-type="float">
            <text:p>140</text:p>
          </table:table-cell>
          <table:table-cell table:style-name="ce144" office:value-type="float" office:value="13" calcext:value-type="float">
            <text:p>1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750" calcext:value-type="float">
            <text:p>37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reurakete I</text:p>
          </table:table-cell>
          <table:table-cell table:style-name="ce144" office:value-type="string" calcext:value-type="string">
            <text:p>Waffenlabor III</text:p>
          </table:table-cell>
          <table:table-cell table:style-name="ce144"/>
          <table:table-cell table:style-name="ce315" office:value-type="float" office:value="97263" calcext:value-type="float">
            <text:p>97.263</text:p>
          </table:table-cell>
          <table:table-cell table:style-name="ce315" table:number-columns-repeated="4"/>
          <table:table-cell table:style-name="ce315" office:value-type="float" office:value="13" calcext:value-type="float">
            <text:p>13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3" calcext:value-type="float">
            <text:p>3</text:p>
          </table:table-cell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reurakete</text:p>
          </table:table-cell>
          <table:table-cell table:style-name="ce675" office:value-type="string" calcext:value-type="string">
            <text:p>Streurakete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95" calcext:value-type="float">
            <text:p>195</text:p>
          </table:table-cell>
          <table:table-cell table:style-name="ce144" office:value-type="float" office:value="16" calcext:value-type="float">
            <text:p>16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750" calcext:value-type="float">
            <text:p>37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reurakete II</text:p>
          </table:table-cell>
          <table:table-cell table:style-name="ce144" office:value-type="string" calcext:value-type="string">
            <text:p>Waffenlabor I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reurakete</text:p>
          </table:table-cell>
          <table:table-cell table:style-name="ce676" office:value-type="string" calcext:value-type="string">
            <text:p>Streurakete I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275" calcext:value-type="float">
            <text:p>275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750" calcext:value-type="float">
            <text:p>37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reurakete III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</text:p>
          </table:table-cell>
          <table:table-cell table:style-name="ce144" office:value-type="string" calcext:value-type="string">
            <text:p>Streurakete</text:p>
          </table:table-cell>
          <table:table-cell table:style-name="ce677" office:value-type="string" calcext:value-type="string">
            <text:p>Streurakete V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85" calcext:value-type="float">
            <text:p>385</text:p>
          </table:table-cell>
          <table:table-cell table:style-name="ce144" office:value-type="float" office:value="25" calcext:value-type="float">
            <text:p>25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750" calcext:value-type="float">
            <text:p>3750</text:p>
          </table:table-cell>
          <table:table-cell table:style-name="ce144" office:value-type="float" office:value="1500" calcext:value-type="float">
            <text:p>1500</text:p>
          </table:table-cell>
          <table:table-cell table:style-name="ce593" office:value-type="float" office:value="300" calcext:value-type="float">
            <text:p>3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Streurakete IV</text:p>
          </table:table-cell>
          <table:table-cell table:style-name="ce144" office:value-type="string" calcext:value-type="string">
            <text:p>Waffenlabor V</text:p>
          </table:table-cell>
          <table:table-cell table:style-name="ce144"/>
          <table:table-cell table:style-name="ce315" office:value-type="float" office:value="2956781" calcext:value-type="float">
            <text:p>2.956.781</text:p>
          </table:table-cell>
          <table:table-cell table:style-name="ce315"/>
          <table:table-cell table:style-name="ce315" office:value-type="float" office:value="155620" calcext:value-type="float">
            <text:p>155.620</text:p>
          </table:table-cell>
          <table:table-cell table:style-name="ce315"/>
          <table:table-cell table:style-name="ce315" office:value-type="float" office:value="2" calcext:value-type="float">
            <text:p>2</text:p>
          </table:table-cell>
          <table:table-cell table:style-name="ce315" office:value-type="float" office:value="58" calcext:value-type="float">
            <text:p>58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58" calcext:value-type="float">
            <text:p>58</text:p>
          </table:table-cell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Creepergeschütz</text:p>
          </table:table-cell>
          <table:table-cell table:style-name="ce678" office:value-type="string" calcext:value-type="string">
            <text:p>Creepergeschütz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20" calcext:value-type="float">
            <text:p>420</text:p>
          </table:table-cell>
          <table:table-cell table:style-name="ce144" office:value-type="float" office:value="96" calcext:value-type="float">
            <text:p>96</text:p>
          </table:table-cell>
          <table:table-cell table:style-name="ce593" office:value-type="float" office:value="3500" calcext:value-type="float">
            <text:p>3500</text:p>
          </table:table-cell>
          <table:table-cell table:style-name="ce593" office:value-type="float" office:value="7600" calcext:value-type="float">
            <text:p>7600</text:p>
          </table:table-cell>
          <table:table-cell table:style-name="ce144" office:value-type="float" office:value="300" calcext:value-type="float">
            <text:p>3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45" calcext:value-type="float">
            <text:p>4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raketen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Creepergeschütz</text:p>
          </table:table-cell>
          <table:table-cell table:style-name="ce679" office:value-type="string" calcext:value-type="string">
            <text:p>Creepergeschütz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784" calcext:value-type="float">
            <text:p>784</text:p>
          </table:table-cell>
          <table:table-cell table:style-name="ce144" office:value-type="float" office:value="132" calcext:value-type="float">
            <text:p>132</text:p>
          </table:table-cell>
          <table:table-cell table:style-name="ce593" office:value-type="float" office:value="3500" calcext:value-type="float">
            <text:p>3500</text:p>
          </table:table-cell>
          <table:table-cell table:style-name="ce593" office:value-type="float" office:value="7600" calcext:value-type="float">
            <text:p>7600</text:p>
          </table:table-cell>
          <table:table-cell table:style-name="ce144" office:value-type="float" office:value="300" calcext:value-type="float">
            <text:p>3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45" calcext:value-type="float">
            <text:p>4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Creepergeschütz</text:p>
          </table:table-cell>
          <table:table-cell table:style-name="ce680" office:value-type="string" calcext:value-type="string">
            <text:p>Creepergeschütz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701" calcext:value-type="float">
            <text:p>1701</text:p>
          </table:table-cell>
          <table:table-cell table:style-name="ce144" office:value-type="float" office:value="195" calcext:value-type="float">
            <text:p>195</text:p>
          </table:table-cell>
          <table:table-cell table:style-name="ce593" office:value-type="float" office:value="3500" calcext:value-type="float">
            <text:p>3500</text:p>
          </table:table-cell>
          <table:table-cell table:style-name="ce593" office:value-type="float" office:value="7600" calcext:value-type="float">
            <text:p>7600</text:p>
          </table:table-cell>
          <table:table-cell table:style-name="ce144" office:value-type="float" office:value="300" calcext:value-type="float">
            <text:p>3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45" calcext:value-type="float">
            <text:p>45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Fusionstorpedo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Gladiusturm</text:p>
          </table:table-cell>
          <table:table-cell table:style-name="ce681" office:value-type="string" calcext:value-type="string">
            <text:p>Gladiusturm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530" calcext:value-type="float">
            <text:p>530</text:p>
          </table:table-cell>
          <table:table-cell table:style-name="ce144" office:value-type="float" office:value="33" calcext:value-type="float">
            <text:p>33</text:p>
          </table:table-cell>
          <table:table-cell table:style-name="ce593" office:value-type="float" office:value="5000" calcext:value-type="float">
            <text:p>500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gnetkanone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Gladiusturm</text:p>
          </table:table-cell>
          <table:table-cell table:style-name="ce682" office:value-type="string" calcext:value-type="string">
            <text:p>Gladiusturm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945" calcext:value-type="float">
            <text:p>945</text:p>
          </table:table-cell>
          <table:table-cell table:style-name="ce144" office:value-type="float" office:value="59" calcext:value-type="float">
            <text:p>59</text:p>
          </table:table-cell>
          <table:table-cell table:style-name="ce593" office:value-type="float" office:value="5000" calcext:value-type="float">
            <text:p>500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Gladiusturm</text:p>
          </table:table-cell>
          <table:table-cell table:style-name="ce683" office:value-type="string" calcext:value-type="string">
            <text:p>Gladiusturm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530" calcext:value-type="float">
            <text:p>1530</text:p>
          </table:table-cell>
          <table:table-cell table:style-name="ce144" office:value-type="float" office:value="96" calcext:value-type="float">
            <text:p>96</text:p>
          </table:table-cell>
          <table:table-cell table:style-name="ce593" office:value-type="float" office:value="5000" calcext:value-type="float">
            <text:p>500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beschl.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Tachyonenstrahler</text:p>
          </table:table-cell>
          <table:table-cell table:style-name="ce684" office:value-type="string" calcext:value-type="string">
            <text:p>Tachyonen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85" calcext:value-type="float">
            <text:p>385</text:p>
          </table:table-cell>
          <table:table-cell table:style-name="ce144" office:value-type="float" office:value="88" calcext:value-type="float">
            <text:p>8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700" calcext:value-type="float">
            <text:p>47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Thermalstrahl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Tachyonenstrahler</text:p>
          </table:table-cell>
          <table:table-cell table:style-name="ce685" office:value-type="string" calcext:value-type="string">
            <text:p>Tachyonen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90" calcext:value-type="float">
            <text:p>790</text:p>
          </table:table-cell>
          <table:table-cell table:style-name="ce144" office:value-type="float" office:value="133" calcext:value-type="float">
            <text:p>13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700" calcext:value-type="float">
            <text:p>47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BP</text:p>
          </table:table-cell>
          <table:table-cell table:style-name="ce144" office:value-type="string" calcext:value-type="string">
            <text:p>Tachyonenstrahler</text:p>
          </table:table-cell>
          <table:table-cell table:style-name="ce686" office:value-type="string" calcext:value-type="string">
            <text:p>Tachyonen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780" calcext:value-type="float">
            <text:p>1780</text:p>
          </table:table-cell>
          <table:table-cell table:style-name="ce144" office:value-type="float" office:value="204" calcext:value-type="float">
            <text:p>204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700" calcext:value-type="float">
            <text:p>47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ravitationsk.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ECHO-Strahlturm</text:p>
          </table:table-cell>
          <table:table-cell table:style-name="ce687" office:value-type="string" calcext:value-type="string">
            <text:p>ECHO-Strahlturm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47" calcext:value-type="float">
            <text:p>347</text:p>
          </table:table-cell>
          <table:table-cell table:style-name="ce144" office:value-type="float" office:value="66" calcext:value-type="float">
            <text:p>66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/>
          <table:table-cell table:style-name="ce593"/>
          <table:table-cell table:style-name="ce144" office:value-type="string" calcext:value-type="string">
            <text:p>Waffenlabor V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ECHO-Strahlturm</text:p>
          </table:table-cell>
          <table:table-cell table:style-name="ce688" office:value-type="string" calcext:value-type="string">
            <text:p>ECHO-Strahlturm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11" calcext:value-type="float">
            <text:p>711</text:p>
          </table:table-cell>
          <table:table-cell table:style-name="ce144" office:value-type="float" office:value="100" calcext:value-type="float">
            <text:p>10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ECHO-Strahlturm</text:p>
          </table:table-cell>
          <table:table-cell table:style-name="ce689" office:value-type="string" calcext:value-type="string">
            <text:p>ECHO-Strahlturm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602" calcext:value-type="float">
            <text:p>1602</text:p>
          </table:table-cell>
          <table:table-cell table:style-name="ce144" office:value-type="float" office:value="153" calcext:value-type="float">
            <text:p>15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/>
          <table:table-cell table:style-name="ce593"/>
          <table:table-cell table:style-name="ce144" office:value-type="string" calcext:value-type="string">
            <text:p>Waffenlabor 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Net Torpedo</text:p>
          </table:table-cell>
          <table:table-cell table:style-name="ce690" office:value-type="string" calcext:value-type="string">
            <text:p>Turret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92" calcext:value-type="float">
            <text:p>492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3200" calcext:value-type="float">
            <text:p>32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600" calcext:value-type="float">
            <text:p>600</text:p>
          </table:table-cell>
          <table:table-cell table:style-name="ce593" office:value-type="float" office:value="10" calcext:value-type="float">
            <text:p>1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4" calcext:value-type="percentage">
            <text:p>40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Net Torpedo</text:p>
          </table:table-cell>
          <table:table-cell table:style-name="ce691" office:value-type="string" calcext:value-type="string">
            <text:p>Turret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860" calcext:value-type="float">
            <text:p>860</text:p>
          </table:table-cell>
          <table:table-cell table:style-name="ce144" office:value-type="float" office:value="34" calcext:value-type="float">
            <text:p>34</text:p>
          </table:table-cell>
          <table:table-cell table:style-name="ce593" office:value-type="float" office:value="3200" calcext:value-type="float">
            <text:p>32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600" calcext:value-type="float">
            <text:p>600</text:p>
          </table:table-cell>
          <table:table-cell table:style-name="ce593" office:value-type="float" office:value="10" calcext:value-type="float">
            <text:p>1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55" calcext:value-type="percentage">
            <text:p>55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Basiswaffen-EV</text:p>
          </table:table-cell>
          <table:table-cell table:style-name="ce144" office:value-type="string" calcext:value-type="string">
            <text:p>Net Torpedo</text:p>
          </table:table-cell>
          <table:table-cell table:style-name="ce692" office:value-type="string" calcext:value-type="string">
            <text:p>Turret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500" calcext:value-type="float">
            <text:p>1500</text:p>
          </table:table-cell>
          <table:table-cell table:style-name="ce144" office:value-type="float" office:value="60" calcext:value-type="float">
            <text:p>60</text:p>
          </table:table-cell>
          <table:table-cell table:style-name="ce593" office:value-type="float" office:value="3200" calcext:value-type="float">
            <text:p>3200</text:p>
          </table:table-cell>
          <table:table-cell table:style-name="ce593" office:value-type="float" office:value="8000" calcext:value-type="float">
            <text:p>800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600" calcext:value-type="float">
            <text:p>600</text:p>
          </table:table-cell>
          <table:table-cell table:style-name="ce593" office:value-type="float" office:value="10" calcext:value-type="float">
            <text:p>1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7" calcext:value-type="percentage">
            <text:p>70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I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AP-Geschütz</text:p>
          </table:table-cell>
          <table:table-cell table:style-name="ce693" office:value-type="string" calcext:value-type="string">
            <text:p>AP-Geschütz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288" calcext:value-type="float">
            <text:p>288</text:p>
          </table:table-cell>
          <table:table-cell table:style-name="ce144" office:value-type="float" office:value="15" calcext:value-type="float">
            <text:p>15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 office:value-type="float" office:value="6" calcext:value-type="float">
            <text:p>6</text:p>
          </table:table-cell>
          <table:table-cell table:style-name="ce144" office:value-type="string" calcext:value-type="string">
            <text:p>Massegesch. 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AP-Geschütz</text:p>
          </table:table-cell>
          <table:table-cell table:style-name="ce694" office:value-type="string" calcext:value-type="string">
            <text:p>AP-Geschütz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61" calcext:value-type="float">
            <text:p>461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 office:value-type="float" office:value="6" calcext:value-type="float">
            <text:p>6</text:p>
          </table:table-cell>
          <table:table-cell table:style-name="ce144" office:value-type="string" calcext:value-type="string">
            <text:p>Massegesch.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AP-Geschütz</text:p>
          </table:table-cell>
          <table:table-cell table:style-name="ce695" office:value-type="string" calcext:value-type="string">
            <text:p>AP-Geschütz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738" calcext:value-type="float">
            <text:p>738</text:p>
          </table:table-cell>
          <table:table-cell table:style-name="ce144" office:value-type="float" office:value="26" calcext:value-type="float">
            <text:p>26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 office:value-type="float" office:value="6" calcext:value-type="float">
            <text:p>6</text:p>
          </table:table-cell>
          <table:table-cell table:style-name="ce144" office:value-type="string" calcext:value-type="string">
            <text:p>Massegesch.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Echo-Strahler</text:p>
          </table:table-cell>
          <table:table-cell table:style-name="ce696" office:value-type="string" calcext:value-type="string">
            <text:p>Echo-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78" calcext:value-type="float">
            <text:p>178</text:p>
          </table:table-cell>
          <table:table-cell table:style-name="ce144" office:value-type="float" office:value="11" calcext:value-type="float">
            <text:p>11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593"/>
          <table:table-cell table:style-name="ce144" office:value-type="string" calcext:value-type="string">
            <text:p>Polaronenstr. 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Echo-Strahler</text:p>
          </table:table-cell>
          <table:table-cell table:style-name="ce697" office:value-type="string" calcext:value-type="string">
            <text:p>Echo-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56" calcext:value-type="float">
            <text:p>356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593"/>
          <table:table-cell table:style-name="ce144" office:value-type="string" calcext:value-type="string">
            <text:p>Polaronenstr.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Echo-Strahler</text:p>
          </table:table-cell>
          <table:table-cell table:style-name="ce698" office:value-type="string" calcext:value-type="string">
            <text:p>Echo-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12" calcext:value-type="float">
            <text:p>712</text:p>
          </table:table-cell>
          <table:table-cell table:style-name="ce144" office:value-type="float" office:value="31" calcext:value-type="float">
            <text:p>31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500" calcext:value-type="float">
            <text:p>3500</text:p>
          </table:table-cell>
          <table:table-cell table:style-name="ce144" office:value-type="float" office:value="3500" calcext:value-type="float">
            <text:p>3500</text:p>
          </table:table-cell>
          <table:table-cell table:style-name="ce593" table:number-columns-repeated="5"/>
          <table:table-cell table:style-name="ce318" table:number-columns-repeated="3"/>
          <table:table-cell table:style-name="ce593" office:value-type="float" office:value="4" calcext:value-type="float">
            <text:p>4</text:p>
          </table:table-cell>
          <table:table-cell table:style-name="ce318" office:value-type="percentage" office:value="-0.2" calcext:value-type="percentage">
            <text:p>-20%</text:p>
          </table:table-cell>
          <table:table-cell table:style-name="ce593"/>
          <table:table-cell table:style-name="ce144" office:value-type="string" calcext:value-type="string">
            <text:p>Polaronenstr.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2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Gladiusgeschütz</text:p>
          </table:table-cell>
          <table:table-cell table:style-name="ce699" office:value-type="string" calcext:value-type="string">
            <text:p>Gladiusgeschütz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20" calcext:value-type="float">
            <text:p>320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Gaußgeschütz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Gladiusgeschütz</text:p>
          </table:table-cell>
          <table:table-cell table:style-name="ce700" office:value-type="string" calcext:value-type="string">
            <text:p>Gladiusgeschütz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513" calcext:value-type="float">
            <text:p>513</text:p>
          </table:table-cell>
          <table:table-cell table:style-name="ce144" office:value-type="float" office:value="25" calcext:value-type="float">
            <text:p>25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Gladiusgeschütz</text:p>
          </table:table-cell>
          <table:table-cell table:style-name="ce701" office:value-type="string" calcext:value-type="string">
            <text:p>Gladiusgeschütz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820" calcext:value-type="float">
            <text:p>820</text:p>
          </table:table-cell>
          <table:table-cell table:style-name="ce144" office:value-type="float" office:value="32" calcext:value-type="float">
            <text:p>32</text:p>
          </table:table-cell>
          <table:table-cell table:style-name="ce593" office:value-type="float" office:value="2250" calcext:value-type="float">
            <text:p>2250</text:p>
          </table:table-cell>
          <table:table-cell table:style-name="ce593" office:value-type="float" office:value="4750" calcext:value-type="float">
            <text:p>4750</text:p>
          </table:table-cell>
          <table:table-cell table:style-name="ce144" office:value-type="float" office:value="2000" calcext:value-type="float">
            <text:p>2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Massegesch.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Hydrarakete</text:p>
          </table:table-cell>
          <table:table-cell table:style-name="ce702" office:value-type="string" calcext:value-type="string">
            <text:p>Hydrarakete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369" calcext:value-type="float">
            <text:p>369</text:p>
          </table:table-cell>
          <table:table-cell table:style-name="ce144" office:value-type="float" office:value="22" calcext:value-type="float">
            <text:p>22</text:p>
          </table:table-cell>
          <table:table-cell table:style-name="ce593" office:value-type="float" office:value="1500" calcext:value-type="float">
            <text:p>15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400" calcext:value-type="float">
            <text:p>14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0" calcext:value-type="float">
            <text:p>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Hydrarakete</text:p>
          </table:table-cell>
          <table:table-cell table:style-name="ce703" office:value-type="string" calcext:value-type="string">
            <text:p>Hydrarakete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519" calcext:value-type="float">
            <text:p>519</text:p>
          </table:table-cell>
          <table:table-cell table:style-name="ce144" office:value-type="float" office:value="27" calcext:value-type="float">
            <text:p>27</text:p>
          </table:table-cell>
          <table:table-cell table:style-name="ce593" office:value-type="float" office:value="1500" calcext:value-type="float">
            <text:p>15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400" calcext:value-type="float">
            <text:p>14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0" calcext:value-type="float">
            <text:p>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Hydrarakete</text:p>
          </table:table-cell>
          <table:table-cell table:style-name="ce704" office:value-type="string" calcext:value-type="string">
            <text:p>Hydrarakete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770" calcext:value-type="float">
            <text:p>770</text:p>
          </table:table-cell>
          <table:table-cell table:style-name="ce144" office:value-type="float" office:value="34" calcext:value-type="float">
            <text:p>34</text:p>
          </table:table-cell>
          <table:table-cell table:style-name="ce593" office:value-type="float" office:value="1500" calcext:value-type="float">
            <text:p>1500</text:p>
          </table:table-cell>
          <table:table-cell table:style-name="ce593" office:value-type="float" office:value="4000" calcext:value-type="float">
            <text:p>4000</text:p>
          </table:table-cell>
          <table:table-cell table:style-name="ce144" office:value-type="float" office:value="1400" calcext:value-type="float">
            <text:p>1400</text:p>
          </table:table-cell>
          <table:table-cell table:style-name="ce593" office:value-type="float" office:value="350" calcext:value-type="float">
            <text:p>350</text:p>
          </table:table-cell>
          <table:table-cell table:style-name="ce593" office:value-type="float" office:value="0" calcext:value-type="float">
            <text:p>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Net-Torpedo</text:p>
          </table:table-cell>
          <table:table-cell table:style-name="ce705" office:value-type="string" calcext:value-type="string">
            <text:p>Net-Torpedo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75" calcext:value-type="float">
            <text:p>675</text:p>
          </table:table-cell>
          <table:table-cell table:style-name="ce144" office:value-type="float" office:value="13" calcext:value-type="float">
            <text:p>13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3" calcext:value-type="percentage">
            <text:p>30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Net-Torpedo</text:p>
          </table:table-cell>
          <table:table-cell table:style-name="ce706" office:value-type="string" calcext:value-type="string">
            <text:p>Net-Torpedo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015" calcext:value-type="float">
            <text:p>1015</text:p>
          </table:table-cell>
          <table:table-cell table:style-name="ce144" office:value-type="float" office:value="16" calcext:value-type="float">
            <text:p>16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5" calcext:value-type="percentage">
            <text:p>50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Net-Torpedo</text:p>
          </table:table-cell>
          <table:table-cell table:style-name="ce707" office:value-type="string" calcext:value-type="string">
            <text:p>Net-Torpedo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1525" calcext:value-type="float">
            <text:p>1525</text:p>
          </table:table-cell>
          <table:table-cell table:style-name="ce144" office:value-type="float" office:value="20" calcext:value-type="float">
            <text:p>20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250" calcext:value-type="float">
            <text:p>4250</text:p>
          </table:table-cell>
          <table:table-cell table:style-name="ce144" office:value-type="float" office:value="1100" calcext:value-type="float">
            <text:p>1100</text:p>
          </table:table-cell>
          <table:table-cell table:style-name="ce593" office:value-type="float" office:value="500" calcext:value-type="float">
            <text:p>500</text:p>
          </table:table-cell>
          <table:table-cell table:style-name="ce593" office:value-type="float" office:value="20" calcext:value-type="float">
            <text:p>20</text:p>
          </table:table-cell>
          <table:table-cell table:style-name="ce593" table:number-columns-repeated="3"/>
          <table:table-cell table:style-name="ce318"/>
          <table:table-cell table:style-name="ce318" office:value-type="percentage" office:value="0.7" calcext:value-type="percentage">
            <text:p>70%</text:p>
          </table:table-cell>
          <table:table-cell table:style-name="ce318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Sico-Rakete</text:p>
          </table:table-cell>
          <table:table-cell table:style-name="ce708" office:value-type="string" calcext:value-type="string">
            <text:p>Sico-Rakete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61" calcext:value-type="float">
            <text:p>461</text:p>
          </table:table-cell>
          <table:table-cell table:style-name="ce144" office:value-type="float" office:value="33" calcext:value-type="float">
            <text:p>33</text:p>
          </table:table-cell>
          <table:table-cell table:style-name="ce593" office:value-type="float" office:value="1800" calcext:value-type="float">
            <text:p>180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1800" calcext:value-type="float">
            <text:p>1800</text:p>
          </table:table-cell>
          <table:table-cell table:style-name="ce593" office:value-type="float" office:value="450" calcext:value-type="float">
            <text:p>450</text:p>
          </table:table-cell>
          <table:table-cell table:style-name="ce593" office:value-type="float" office:value="30" calcext:value-type="float">
            <text:p>3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HEX-Rakete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Sico-Rakete</text:p>
          </table:table-cell>
          <table:table-cell table:style-name="ce709" office:value-type="string" calcext:value-type="string">
            <text:p>Sico-Rakete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49" calcext:value-type="float">
            <text:p>649</text:p>
          </table:table-cell>
          <table:table-cell table:style-name="ce144" office:value-type="float" office:value="41" calcext:value-type="float">
            <text:p>41</text:p>
          </table:table-cell>
          <table:table-cell table:style-name="ce593" office:value-type="float" office:value="1800" calcext:value-type="float">
            <text:p>180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1800" calcext:value-type="float">
            <text:p>1800</text:p>
          </table:table-cell>
          <table:table-cell table:style-name="ce593" office:value-type="float" office:value="450" calcext:value-type="float">
            <text:p>450</text:p>
          </table:table-cell>
          <table:table-cell table:style-name="ce593" office:value-type="float" office:value="30" calcext:value-type="float">
            <text:p>3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Sico-Rakete</text:p>
          </table:table-cell>
          <table:table-cell table:style-name="ce710" office:value-type="string" calcext:value-type="string">
            <text:p>Sico-Rakete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963" calcext:value-type="float">
            <text:p>963</text:p>
          </table:table-cell>
          <table:table-cell table:style-name="ce144" office:value-type="float" office:value="51" calcext:value-type="float">
            <text:p>51</text:p>
          </table:table-cell>
          <table:table-cell table:style-name="ce593" office:value-type="float" office:value="1800" calcext:value-type="float">
            <text:p>1800</text:p>
          </table:table-cell>
          <table:table-cell table:style-name="ce593" office:value-type="float" office:value="4200" calcext:value-type="float">
            <text:p>4200</text:p>
          </table:table-cell>
          <table:table-cell table:style-name="ce144" office:value-type="float" office:value="1800" calcext:value-type="float">
            <text:p>1800</text:p>
          </table:table-cell>
          <table:table-cell table:style-name="ce593" office:value-type="float" office:value="450" calcext:value-type="float">
            <text:p>450</text:p>
          </table:table-cell>
          <table:table-cell table:style-name="ce593" office:value-type="float" office:value="30" calcext:value-type="float">
            <text:p>3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lasmatorpedo 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Thermalstrahler</text:p>
          </table:table-cell>
          <table:table-cell table:style-name="ce711" office:value-type="string" calcext:value-type="string">
            <text:p>Thermal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220" calcext:value-type="float">
            <text:p>220</text:p>
          </table:table-cell>
          <table:table-cell table:style-name="ce144" office:value-type="float" office:value="22" calcext:value-type="float">
            <text:p>2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000" calcext:value-type="float">
            <text:p>30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Thermalstrahler</text:p>
          </table:table-cell>
          <table:table-cell table:style-name="ce712" office:value-type="string" calcext:value-type="string">
            <text:p>Thermal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96" calcext:value-type="float">
            <text:p>396</text:p>
          </table:table-cell>
          <table:table-cell table:style-name="ce144" office:value-type="float" office:value="38" calcext:value-type="float">
            <text:p>3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000" calcext:value-type="float">
            <text:p>30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BP</text:p>
          </table:table-cell>
          <table:table-cell table:style-name="ce144" office:value-type="string" calcext:value-type="string">
            <text:p>Thermalstrahler</text:p>
          </table:table-cell>
          <table:table-cell table:style-name="ce713" office:value-type="string" calcext:value-type="string">
            <text:p>Thermal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92" calcext:value-type="float">
            <text:p>792</text:p>
          </table:table-cell>
          <table:table-cell table:style-name="ce144" office:value-type="float" office:value="68" calcext:value-type="float">
            <text:p>6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000" calcext:value-type="float">
            <text:p>3000</text:p>
          </table:table-cell>
          <table:table-cell table:style-name="ce144" office:value-type="float" office:value="3000" calcext:value-type="float">
            <text:p>3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Polaronenstr. 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bfangjägerstaffel</text:p>
          </table:table-cell>
          <table:table-cell table:style-name="ce714" office:value-type="string" calcext:value-type="string">
            <text:p>Abfangjägerstaffel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12" calcext:value-type="float">
            <text:p>312</text:p>
          </table:table-cell>
          <table:table-cell table:style-name="ce144" office:value-type="float" office:value="48" calcext:value-type="float">
            <text:p>48</text:p>
          </table:table-cell>
          <table:table-cell table:style-name="ce593" table:number-columns-repeated="2"/>
          <table:table-cell table:style-name="ce144" office:value-type="float" office:value="1200" calcext:value-type="float">
            <text:p>1200</text:p>
          </table:table-cell>
          <table:table-cell table:style-name="ce593" table:number-columns-repeated="2"/>
          <table:table-cell table:style-name="ce593" office:value-type="float" office:value="30" calcext:value-type="float">
            <text:p>3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593" office:value-type="float" office:value="650" calcext:value-type="float">
            <text:p>65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bfangjägerstaffel</text:p>
          </table:table-cell>
          <table:table-cell table:style-name="ce715" office:value-type="string" calcext:value-type="string">
            <text:p>Abfangjägerstaffel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436" calcext:value-type="float">
            <text:p>436</text:p>
          </table:table-cell>
          <table:table-cell table:style-name="ce144" office:value-type="float" office:value="68" calcext:value-type="float">
            <text:p>68</text:p>
          </table:table-cell>
          <table:table-cell table:style-name="ce593" table:number-columns-repeated="2"/>
          <table:table-cell table:style-name="ce144" office:value-type="float" office:value="1200" calcext:value-type="float">
            <text:p>1200</text:p>
          </table:table-cell>
          <table:table-cell table:style-name="ce593" table:number-columns-repeated="2"/>
          <table:table-cell table:style-name="ce593" office:value-type="float" office:value="30" calcext:value-type="float">
            <text:p>3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593" office:value-type="float" office:value="650" calcext:value-type="float">
            <text:p>65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bfangjägerstaffel</text:p>
          </table:table-cell>
          <table:table-cell table:style-name="ce716" office:value-type="string" calcext:value-type="string">
            <text:p>Abfangjägerstaffel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612" calcext:value-type="float">
            <text:p>612</text:p>
          </table:table-cell>
          <table:table-cell table:style-name="ce144" office:value-type="float" office:value="96" calcext:value-type="float">
            <text:p>96</text:p>
          </table:table-cell>
          <table:table-cell table:style-name="ce593" table:number-columns-repeated="2"/>
          <table:table-cell table:style-name="ce144" office:value-type="float" office:value="1200" calcext:value-type="float">
            <text:p>1200</text:p>
          </table:table-cell>
          <table:table-cell table:style-name="ce593" table:number-columns-repeated="2"/>
          <table:table-cell table:style-name="ce593" office:value-type="float" office:value="30" calcext:value-type="float">
            <text:p>30</text:p>
          </table:table-cell>
          <table:table-cell table:style-name="ce593" office:value-type="float" office:value="9000" calcext:value-type="float">
            <text:p>9000</text:p>
          </table:table-cell>
          <table:table-cell table:style-name="ce593" office:value-type="float" office:value="650" calcext:value-type="float">
            <text:p>650</text:p>
          </table:table-cell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urora-Strahler</text:p>
          </table:table-cell>
          <table:table-cell table:style-name="ce717" office:value-type="string" calcext:value-type="string">
            <text:p>Aurora-Strahler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196" calcext:value-type="float">
            <text:p>196</text:p>
          </table:table-cell>
          <table:table-cell table:style-name="ce144" office:value-type="float" office:value="18" calcext:value-type="float">
            <text:p>18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250" calcext:value-type="float">
            <text:p>325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urora-Strahler</text:p>
          </table:table-cell>
          <table:table-cell table:style-name="ce718" office:value-type="string" calcext:value-type="string">
            <text:p>Aurora-Strahler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392" calcext:value-type="float">
            <text:p>392</text:p>
          </table:table-cell>
          <table:table-cell table:style-name="ce144" office:value-type="float" office:value="30" calcext:value-type="float">
            <text:p>30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250" calcext:value-type="float">
            <text:p>325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Aurora-Strahler</text:p>
          </table:table-cell>
          <table:table-cell table:style-name="ce719" office:value-type="string" calcext:value-type="string">
            <text:p>Aurora-Strahler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784" calcext:value-type="float">
            <text:p>784</text:p>
          </table:table-cell>
          <table:table-cell table:style-name="ce144" office:value-type="float" office:value="56" calcext:value-type="float">
            <text:p>56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3250" calcext:value-type="float">
            <text:p>325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2"/>
          <table:table-cell table:style-name="ce318" office:value-type="percentage" office:value="0.25" calcext:value-type="percentage">
            <text:p>25%</text:p>
          </table:table-cell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I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elagerungstreiber</text:p>
          </table:table-cell>
          <table:table-cell table:style-name="ce720" office:value-type="string" calcext:value-type="string">
            <text:p>Belagerungstreiber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576" calcext:value-type="float">
            <text:p>576</text:p>
          </table:table-cell>
          <table:table-cell table:style-name="ce144" office:value-type="float" office:value="28" calcext:value-type="float">
            <text:p>28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elagerungstreiber</text:p>
          </table:table-cell>
          <table:table-cell table:style-name="ce721" office:value-type="string" calcext:value-type="string">
            <text:p>Belagerungstreiber 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026" calcext:value-type="float">
            <text:p>1026</text:p>
          </table:table-cell>
          <table:table-cell table:style-name="ce144" office:value-type="float" office:value="42" calcext:value-type="float">
            <text:p>42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elagerungstreiber</text:p>
          </table:table-cell>
          <table:table-cell table:style-name="ce722" office:value-type="string" calcext:value-type="string">
            <text:p>Belagerungstreiber II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1640" calcext:value-type="float">
            <text:p>1640</text:p>
          </table:table-cell>
          <table:table-cell table:style-name="ce144" office:value-type="float" office:value="53" calcext:value-type="float">
            <text:p>53</text:p>
          </table:table-cell>
          <table:table-cell table:style-name="ce593" office:value-type="float" office:value="4000" calcext:value-type="float">
            <text:p>4000</text:p>
          </table:table-cell>
          <table:table-cell table:style-name="ce593" office:value-type="float" office:value="5000" calcext:value-type="float">
            <text:p>5000</text:p>
          </table:table-cell>
          <table:table-cell table:style-name="ce144" office:value-type="float" office:value="500" calcext:value-type="float">
            <text:p>5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I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urststrahl</text:p>
          </table:table-cell>
          <table:table-cell table:style-name="ce723" office:value-type="string" calcext:value-type="string">
            <text:p>Burststrahl 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460" calcext:value-type="float">
            <text:p>460</text:p>
          </table:table-cell>
          <table:table-cell table:style-name="ce144" office:value-type="float" office:value="55" calcext:value-type="float">
            <text:p>55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200" calcext:value-type="float">
            <text:p>220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urststrahl</text:p>
          </table:table-cell>
          <table:table-cell table:style-name="ce724" office:value-type="string" calcext:value-type="string">
            <text:p>Burststrahl 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690" calcext:value-type="float">
            <text:p>690</text:p>
          </table:table-cell>
          <table:table-cell table:style-name="ce144" office:value-type="float" office:value="82" calcext:value-type="float">
            <text:p>82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200" calcext:value-type="float">
            <text:p>220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Burststrahl</text:p>
          </table:table-cell>
          <table:table-cell table:style-name="ce725" office:value-type="string" calcext:value-type="string">
            <text:p>Burststrahl III</text:p>
          </table:table-cell>
          <table:table-cell table:style-name="ce144" office:value-type="string" calcext:value-type="string">
            <text:p>Energie</text:p>
          </table:table-cell>
          <table:table-cell table:style-name="ce144" office:value-type="float" office:value="875" calcext:value-type="float">
            <text:p>875</text:p>
          </table:table-cell>
          <table:table-cell table:style-name="ce144" office:value-type="float" office:value="103" calcext:value-type="float">
            <text:p>103</text:p>
          </table:table-cell>
          <table:table-cell table:style-name="ce593" office:value-type="float" office:value="0" calcext:value-type="float">
            <text:p>0</text:p>
          </table:table-cell>
          <table:table-cell table:style-name="ce593" office:value-type="float" office:value="2200" calcext:value-type="float">
            <text:p>2200</text:p>
          </table:table-cell>
          <table:table-cell table:style-name="ce144" office:value-type="float" office:value="4000" calcext:value-type="float">
            <text:p>4000</text:p>
          </table:table-cell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IX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Creepertorpedo</text:p>
          </table:table-cell>
          <table:table-cell table:style-name="ce726" office:value-type="string" calcext:value-type="string">
            <text:p>Creepertorpedo 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461" calcext:value-type="float">
            <text:p>461</text:p>
          </table:table-cell>
          <table:table-cell table:style-name="ce144" office:value-type="float" office:value="35" calcext:value-type="float">
            <text:p>35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350" calcext:value-type="float">
            <text:p>4350</text:p>
          </table:table-cell>
          <table:table-cell table:style-name="ce144" office:value-type="float" office:value="200" calcext:value-type="float">
            <text:p>2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90" calcext:value-type="float">
            <text:p>9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IV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Creepertorpedo</text:p>
          </table:table-cell>
          <table:table-cell table:style-name="ce727" office:value-type="string" calcext:value-type="string">
            <text:p>Creepertorpedo 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649" calcext:value-type="float">
            <text:p>649</text:p>
          </table:table-cell>
          <table:table-cell table:style-name="ce144" office:value-type="float" office:value="43" calcext:value-type="float">
            <text:p>43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350" calcext:value-type="float">
            <text:p>4350</text:p>
          </table:table-cell>
          <table:table-cell table:style-name="ce144" office:value-type="float" office:value="200" calcext:value-type="float">
            <text:p>2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90" calcext:value-type="float">
            <text:p>9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Creepertorpedo</text:p>
          </table:table-cell>
          <table:table-cell table:style-name="ce728" office:value-type="string" calcext:value-type="string">
            <text:p>Creepertorpedo III</text:p>
          </table:table-cell>
          <table:table-cell table:style-name="ce144" office:value-type="string" calcext:value-type="string">
            <text:p>Explosiv</text:p>
          </table:table-cell>
          <table:table-cell table:style-name="ce144" office:value-type="float" office:value="963" calcext:value-type="float">
            <text:p>963</text:p>
          </table:table-cell>
          <table:table-cell table:style-name="ce144" office:value-type="float" office:value="54" calcext:value-type="float">
            <text:p>54</text:p>
          </table:table-cell>
          <table:table-cell table:style-name="ce593" office:value-type="float" office:value="2500" calcext:value-type="float">
            <text:p>2500</text:p>
          </table:table-cell>
          <table:table-cell table:style-name="ce593" office:value-type="float" office:value="4350" calcext:value-type="float">
            <text:p>4350</text:p>
          </table:table-cell>
          <table:table-cell table:style-name="ce144" office:value-type="float" office:value="200" calcext:value-type="float">
            <text:p>200</text:p>
          </table:table-cell>
          <table:table-cell table:style-name="ce593" office:value-type="float" office:value="700" calcext:value-type="float">
            <text:p>700</text:p>
          </table:table-cell>
          <table:table-cell table:style-name="ce593" office:value-type="float" office:value="90" calcext:value-type="float">
            <text:p>90</text:p>
          </table:table-cell>
          <table:table-cell table:style-name="ce593" table:number-columns-repeated="3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office:value-type="string" calcext:value-type="string">
            <text:p>Waffenlabor VIII</text:p>
          </table:table-cell>
          <table:table-cell table:style-name="ce144" table:number-columns-repeated="2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>
          <table:table-cell table:style-name="ce144" office:value-type="string" calcext:value-type="string">
            <text:p>Schiffswaffen-EV</text:p>
          </table:table-cell>
          <table:table-cell table:style-name="ce144" office:value-type="string" calcext:value-type="string">
            <text:p>Wellengeschütz</text:p>
          </table:table-cell>
          <table:table-cell table:style-name="ce729" office:value-type="string" calcext:value-type="string">
            <text:p>Wellengeschütz I</text:p>
          </table:table-cell>
          <table:table-cell table:style-name="ce144" office:value-type="string" calcext:value-type="string">
            <text:p>Projektil</text:p>
          </table:table-cell>
          <table:table-cell table:style-name="ce144" office:value-type="float" office:value="317" calcext:value-type="float">
            <text:p>317</text:p>
          </table:table-cell>
          <table:table-cell table:style-name="ce144" office:value-type="float" office:value="17" calcext:value-type="float">
            <text:p>17</text:p>
          </table:table-cell>
          <table:table-cell table:style-name="ce593" office:value-type="float" office:value="2000" calcext:value-type="float">
            <text:p>2000</text:p>
          </table:table-cell>
          <table:table-cell table:style-name="ce593" office:value-type="float" office:value="4800" calcext:value-type="float">
            <text:p>4800</text:p>
          </table:table-cell>
          <table:table-cell table:style-name="ce144" office:value-type="float" office:value="1800" calcext:value-type="float">
            <text:p>1800</text:p>
          </table:table-cell>
          <table:table-cell table:style-name="ce593" table:number-columns-repeated="5"/>
          <table:table-cell table:style-name="ce318" office:value-type="percentage" office:value="0.25" calcext:value-type="percentage">
            <text:p>25%</text:p>
          </table:table-cell>
          <table:table-cell table:style-name="ce318" table:number-columns-repeated="2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 office:value-type="string" calcext:value-type="string">
            <text:p>x</text:p>
          </table:table-cell>
          <table:table-cell table:style-name="ce145" table:number-columns-repeated="985"/>
        </table:table-row>
        <table:table-row table:style-name="ro3">
          <table:table-cell table:style-name="ce144" table:number-columns-repeated="2"/>
          <table:table-cell table:style-name="ce730"/>
          <table:table-cell table:style-name="ce144" table:number-columns-repeated="3"/>
          <table:table-cell table:style-name="ce593" table:number-columns-repeated="2"/>
          <table:table-cell table:style-name="ce144"/>
          <table:table-cell table:style-name="ce593" table:number-columns-repeated="5"/>
          <table:table-cell table:style-name="ce318" table:number-columns-repeated="3"/>
          <table:table-cell table:style-name="ce593"/>
          <table:table-cell table:style-name="ce318"/>
          <table:table-cell table:style-name="ce593"/>
          <table:table-cell table:style-name="ce144" table:number-columns-repeated="3"/>
          <table:table-cell table:style-name="ce315" table:number-columns-repeated="6"/>
          <table:table-cell table:style-name="ce144" table:number-columns-repeated="2"/>
          <table:table-cell table:style-name="ce321"/>
          <table:table-cell table:style-name="ce145" table:number-columns-repeated="985"/>
        </table:table-row>
        <table:table-row table:style-name="ro3" table:number-rows-repeated="19">
          <table:table-cell table:style-name="ce324" table:number-columns-repeated="6"/>
          <table:table-cell table:style-name="ce594" table:number-columns-repeated="2"/>
          <table:table-cell table:style-name="ce324"/>
          <table:table-cell table:style-name="ce594" table:number-columns-repeated="5"/>
          <table:table-cell table:style-name="ce590" table:number-columns-repeated="3"/>
          <table:table-cell table:style-name="ce594"/>
          <table:table-cell table:style-name="ce590"/>
          <table:table-cell table:style-name="ce594"/>
          <table:table-cell table:style-name="ce324" table:number-columns-repeated="3"/>
          <table:table-cell table:style-name="ce591" table:number-columns-repeated="6"/>
          <table:table-cell table:style-name="ce324" table:number-columns-repeated="2"/>
          <table:table-cell table:style-name="ce732"/>
          <table:table-cell table:style-name="ce145" table:number-columns-repeated="985"/>
        </table:table-row>
        <table:table-row table:style-name="ro3" table:number-rows-repeated="4">
          <table:table-cell table:number-columns-repeated="8"/>
          <table:table-cell table:style-name="ce324"/>
          <table:table-cell table:number-columns-repeated="5"/>
          <table:table-cell table:style-name="ce590" table:number-columns-repeated="3"/>
          <table:table-cell table:style-name="ce594"/>
          <table:table-cell table:style-name="ce590"/>
          <table:table-cell table:style-name="ce594"/>
          <table:table-cell table:number-columns-repeated="6"/>
          <table:table-cell table:style-name="ce591" table:number-columns-repeated="3"/>
          <table:table-cell table:style-name="ce324"/>
          <table:table-cell/>
          <table:table-cell table:style-name="ce732"/>
          <table:table-cell table:number-columns-repeated="985"/>
        </table:table-row>
        <table:table-row table:style-name="ro3" table:number-rows-repeated="24">
          <table:table-cell table:number-columns-repeated="8"/>
          <table:table-cell table:style-name="ce324"/>
          <table:table-cell table:number-columns-repeated="5"/>
          <table:table-cell table:style-name="ce590" table:number-columns-repeated="3"/>
          <table:table-cell table:style-name="ce594"/>
          <table:table-cell table:style-name="ce590"/>
          <table:table-cell table:style-name="ce594"/>
          <table:table-cell table:number-columns-repeated="6"/>
          <table:table-cell table:style-name="ce591" table:number-columns-repeated="3"/>
          <table:table-cell table:style-name="ce324"/>
          <table:table-cell table:number-columns-repeated="987"/>
        </table:table-row>
        <table:table-row table:style-name="ro3" table:number-rows-repeated="11">
          <table:table-cell table:number-columns-repeated="8"/>
          <table:table-cell table:style-name="ce324"/>
          <table:table-cell table:number-columns-repeated="17"/>
          <table:table-cell table:style-name="ce591" table:number-columns-repeated="3"/>
          <table:table-cell table:style-name="ce324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591" table:number-columns-repeated="3"/>
          <table:table-cell table:style-name="ce324"/>
          <table:table-cell table:number-columns-repeated="987"/>
        </table:table-row>
        <table:table-row table:style-name="ro3" table:number-rows-repeated="1048322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</calcext:conditional-formats>
      </table:table>
      <table:table table:name="Modul Verbesserung" table:style-name="ta4">
        <office:forms form:automatic-focus="false" form:apply-design-mode="false"/>
        <table:table-column table:style-name="co61" table:default-cell-style-name="ce3"/>
        <table:table-column table:style-name="co62" table:default-cell-style-name="ce3"/>
        <table:table-column table:style-name="co4" table:default-cell-style-name="ce3"/>
        <table:table-column table:style-name="co5" table:default-cell-style-name="ce3"/>
        <table:table-column table:style-name="co60" table:default-cell-style-name="ce3"/>
        <table:table-column table:style-name="co63" table:default-cell-style-name="ce167"/>
        <table:table-column table:style-name="co64" table:default-cell-style-name="ce167"/>
        <table:table-column table:style-name="co23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51" table:number-columns-repeated="3" table:default-cell-style-name="ce3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34" table:number-columns-repeated="2" table:default-cell-style-name="ce167"/>
        <table:table-column table:style-name="co35" table:default-cell-style-name="ce167"/>
        <table:table-column table:style-name="co36" table:default-cell-style-name="ce3"/>
        <table:table-column table:style-name="co17" table:default-cell-style-name="ce3"/>
        <table:table-column table:style-name="co19" table:default-cell-style-name="ce173"/>
        <table:table-column table:style-name="co37" table:number-columns-repeated="1000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5" office:value-type="string" calcext:value-type="string">
            <text:p>Kollateral</text:p>
          </table:table-cell>
          <table:table-cell table:style-name="ce165" office:value-type="string" calcext:value-type="string">
            <text:p>Lager (t)</text:p>
          </table:table-cell>
          <table:table-cell table:style-name="ce165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2" office:value-type="string" calcext:value-type="string">
            <text:p>Antimateriesilo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250000" calcext:value-type="float">
            <text:p>250.000</text:p>
          </table:table-cell>
          <table:table-cell table:style-name="ce166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3" office:value-type="string" calcext:value-type="string">
            <text:p>Antimateriesilo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4" office:value-type="string" calcext:value-type="string">
            <text:p>Antimateriesilo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640000" calcext:value-type="float">
            <text:p>64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5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024000" calcext:value-type="float">
            <text:p>1.024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6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1638000" calcext:value-type="float">
            <text:p>1.638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7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2621000" calcext:value-type="float">
            <text:p>2.621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8" office:value-type="string" calcext:value-type="string">
            <text:p>Antimateriesilo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4194000" calcext:value-type="float">
            <text:p>4.194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59" office:value-type="string" calcext:value-type="string">
            <text:p>Antimateriesilo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710000" calcext:value-type="float">
            <text:p>6.71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60" office:value-type="string" calcext:value-type="string">
            <text:p>Antimateriesilo IX</text:p>
          </table:table-cell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0736000" calcext:value-type="float">
            <text:p>10.736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Antimateriesilo</text:p>
          </table:table-cell>
          <table:table-cell table:style-name="ce461" office:value-type="string" calcext:value-type="string">
            <text:p>Antimateriesilo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17178000" calcext:value-type="float">
            <text:p>17.178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Antimateriesilo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2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3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6" office:value-type="float" office:value="150000" calcext:value-type="float">
            <text:p>150.000</text:p>
          </table:table-cell>
          <table:table-cell table:style-name="ce16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166"/>
          <table:table-cell table:style-name="ce166" office:value-type="float" office:value="59160" calcext:value-type="float">
            <text:p>59.160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4" office:value-type="string" calcext:value-type="string">
            <text:p>Brücke I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16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166"/>
          <table:table-cell table:style-name="ce166" office:value-type="float" office:value="585684" calcext:value-type="float">
            <text:p>585.684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0" calcext:value-type="float">
            <text:p>30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5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6" office:value-type="float" office:value="1350000" calcext:value-type="float">
            <text:p>1.350.000</text:p>
          </table:table-cell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II</text:p>
          </table:table-cell>
          <table:table-cell table:style-name="ce166"/>
          <table:table-cell table:style-name="ce166" office:value-type="float" office:value="4744038" calcext:value-type="float">
            <text:p>4.744.03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466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6" office:value-type="float" office:value="4050000" calcext:value-type="float">
            <text:p>4.050.000</text:p>
          </table:table-cell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166"/>
          <table:table-cell table:style-name="ce166" office:value-type="float" office:value="23909964" calcext:value-type="float">
            <text:p>23.909.964</text:p>
          </table:table-cell>
          <table:table-cell table:style-name="ce166" office:value-type="float" office:value="5977491" calcext:value-type="float">
            <text:p>5.977.491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7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3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8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2" office:value-type="string" calcext:value-type="string">
            <text:p>Flottenwerft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69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0" office:value-type="string" calcext:value-type="string">
            <text:p>Flottenwerft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2" office:value-type="string" calcext:value-type="string">
            <text:p>Flottenwerft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1" office:value-type="string" calcext:value-type="string">
            <text:p>Flottenwerft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2" office:value-type="string" calcext:value-type="string">
            <text:p>Flottenwerft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2" office:value-type="string" calcext:value-type="string">
            <text:p>Flottenwerft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3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4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2" office:value-type="string" calcext:value-type="string">
            <text:p>Flottenwerft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5" office:value-type="string" calcext:value-type="string">
            <text:p>Flottenwerft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8085532" calcext:value-type="float">
            <text:p>18.085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Flottenwerft</text:p>
          </table:table-cell>
          <table:table-cell table:style-name="ce476" office:value-type="string" calcext:value-type="string">
            <text:p>Flottenwerft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2" office:value-type="string" calcext:value-type="string">
            <text:p>Flottenwerft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7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8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2" office:value-type="string" calcext:value-type="string">
            <text:p>Helium-3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79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2" office:value-type="string" calcext:value-type="string">
            <text:p>Helium-3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0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2" office:value-type="string" calcext:value-type="string">
            <text:p>Helium-3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1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2" office:value-type="string" calcext:value-type="string">
            <text:p>Helium-3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2" office:value-type="string" calcext:value-type="string">
            <text:p>Helium-3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2" office:value-type="string" calcext:value-type="string">
            <text:p>Helium-3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3" office:value-type="string" calcext:value-type="string">
            <text:p>Helium-3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70560" calcext:value-type="float">
            <text:p>17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2" office:value-type="string" calcext:value-type="string">
            <text:p>Helium-3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4" office:value-type="string" calcext:value-type="string">
            <text:p>Helium-3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2" office:value-type="string" calcext:value-type="string">
            <text:p>Helium-3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5" office:value-type="string" calcext:value-type="string">
            <text:p>Helium-3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2" office:value-type="string" calcext:value-type="string">
            <text:p>Helium-3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Helium-3-Schürfer</text:p>
          </table:table-cell>
          <table:table-cell table:style-name="ce486" office:value-type="string" calcext:value-type="string">
            <text:p>Helium-3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2" office:value-type="string" calcext:value-type="string">
            <text:p>Helium-3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384930" calcext:value-type="float">
            <text:p>1.384.9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7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6" table:number-columns-repeated="2"/>
          <table:table-cell table:style-name="ce169" table:number-columns-repeated="5"/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638" calcext:value-type="float">
            <text:p>638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8" office:value-type="string" calcext:value-type="string">
            <text:p>Kampfmodul II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920" calcext:value-type="float">
            <text:p>1.920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89" office:value-type="string" calcext:value-type="string">
            <text:p>Kampfmodul III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5760" calcext:value-type="float">
            <text:p>5.760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0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7280" calcext:value-type="float">
            <text:p>17.280</text:p>
          </table:table-cell>
          <table:table-cell table:style-name="ce166" table:number-columns-repeated="3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1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1840" calcext:value-type="float">
            <text:p>51.84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2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155520" calcext:value-type="float">
            <text:p>155.520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3" office:value-type="string" calcext:value-type="string">
            <text:p>Kampfmodul VII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466560" calcext:value-type="float">
            <text:p>466.56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4" office:value-type="string" calcext:value-type="string">
            <text:p>Kampfmodul VIII</text:p>
          </table:table-cell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99680" calcext:value-type="float">
            <text:p>1.399.680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39" calcext:value-type="float">
            <text:p>39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5" office:value-type="string" calcext:value-type="string">
            <text:p>Kampfmodul IX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779135" calcext:value-type="float">
            <text:p>3.779.135</text:p>
          </table:table-cell>
          <table:table-cell table:style-name="ce166" table:number-columns-repeated="2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Kampfmodul</text:p>
          </table:table-cell>
          <table:table-cell table:style-name="ce496" office:value-type="string" calcext:value-type="string">
            <text:p>Kampfmodul X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Kampf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0077695" calcext:value-type="float">
            <text:p>10.077.695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7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8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499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200000" calcext:value-type="float">
            <text:p>2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0" office:value-type="string" calcext:value-type="string">
            <text:p>Lagermodul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1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800000" calcext:value-type="float">
            <text:p>8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2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1600000" calcext:value-type="float">
            <text:p>1.6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3" office:value-type="string" calcext:value-type="string">
            <text:p>Lagermodul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3200000" calcext:value-type="float">
            <text:p>3.2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4" office:value-type="string" calcext:value-type="string">
            <text:p>Lagermodul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400000" calcext:value-type="float">
            <text:p>6.4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5" office:value-type="string" calcext:value-type="string">
            <text:p>Lagermodul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2800000" calcext:value-type="float">
            <text:p>12.8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Lagermodul</text:p>
          </table:table-cell>
          <table:table-cell table:style-name="ce506" office:value-type="string" calcext:value-type="string">
            <text:p>Lagermodul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25600000" calcext:value-type="float">
            <text:p>25.600.000</text:p>
          </table:table-cell>
          <table:table-cell table:style-name="ce166"/>
          <table:table-cell table:style-name="ce2" table:number-columns-repeated="5"/>
          <table:table-cell table:style-name="ce2" office:value-type="string" calcext:value-type="string">
            <text:p>Lager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7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8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2" office:value-type="string" calcext:value-type="string">
            <text:p>Mineralerz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09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0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2" office:value-type="string" calcext:value-type="string">
            <text:p>Mineralerz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1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2" office:value-type="string" calcext:value-type="string">
            <text:p>Mineralerz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2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2" office:value-type="string" calcext:value-type="string">
            <text:p>Mineralerz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3" office:value-type="string" calcext:value-type="string">
            <text:p>Mineralerz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40560" calcext:value-type="float">
            <text:p>14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2" office:value-type="string" calcext:value-type="string">
            <text:p>Mineralerz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4" office:value-type="string" calcext:value-type="string">
            <text:p>Mineralerz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2" office:value-type="string" calcext:value-type="string">
            <text:p>Mineralerz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5" office:value-type="string" calcext:value-type="string">
            <text:p>Mineralerz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2" office:value-type="string" calcext:value-type="string">
            <text:p>Mineralerz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Mineralerz-Schürfer</text:p>
          </table:table-cell>
          <table:table-cell table:style-name="ce516" office:value-type="string" calcext:value-type="string">
            <text:p>Mineralerz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2" office:value-type="string" calcext:value-type="string">
            <text:p>Mineralerz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729330" calcext:value-type="float">
            <text:p>1.729.3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7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8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19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0" office:value-type="string" calcext:value-type="string">
            <text:p>Schiffsfabrik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1" office:value-type="string" calcext:value-type="string">
            <text:p>Schiffsfabrik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2" office:value-type="string" calcext:value-type="string">
            <text:p>Schiffsfabrik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3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4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5" office:value-type="string" calcext:value-type="string">
            <text:p>Schiffsfabrik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8086532" calcext:value-type="float">
            <text:p>18.086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fabrik</text:p>
          </table:table-cell>
          <table:table-cell table:style-name="ce526" office:value-type="string" calcext:value-type="string">
            <text:p>Schiffsfabrik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7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8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2136" calcext:value-type="float">
            <text:p>12.13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29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3376" calcext:value-type="float">
            <text:p>33.376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0" office:value-type="string" calcext:value-type="string">
            <text:p>Schiffs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91781" calcext:value-type="float">
            <text:p>91.78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1" office:value-type="string" calcext:value-type="string">
            <text:p>Schiffs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52398" calcext:value-type="float">
            <text:p>252.39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2" office:value-type="string" calcext:value-type="string">
            <text:p>Schiffs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694093" calcext:value-type="float">
            <text:p>694.093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3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908752" calcext:value-type="float">
            <text:p>1.908.75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4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5249071" calcext:value-type="float">
            <text:p>5.249.071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5" office:value-type="string" calcext:value-type="string">
            <text:p>Schiffs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536" office:value-type="string" calcext:value-type="string">
            <text:p>Schiffs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1776882" calcext:value-type="float">
            <text:p>31.776.882</text:p>
          </table:table-cell>
          <table:table-cell table:style-name="ce166" office:value-type="float" office:value="7939220" calcext:value-type="float">
            <text:p>7.939.220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7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8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/>
          <table:table-cell table:style-name="ce166" office:value-type="float" office:value="11586" calcext:value-type="float">
            <text:p>11.58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39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31857" calcext:value-type="float">
            <text:p>31.857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0" office:value-type="string" calcext:value-type="string">
            <text:p>Technik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87607" calcext:value-type="float">
            <text:p>87.607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1" office:value-type="string" calcext:value-type="string">
            <text:p>Technik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240925" calcext:value-type="float">
            <text:p>240.925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2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662542" calcext:value-type="float">
            <text:p>662.54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3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1821992" calcext:value-type="float">
            <text:p>1.821.99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4" office:value-type="string" calcext:value-type="string">
            <text:p>Technik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66"/>
          <table:table-cell table:style-name="ce166" office:value-type="float" office:value="5010477" calcext:value-type="float">
            <text:p>5.010.477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5" office:value-type="string" calcext:value-type="string">
            <text:p>Technik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12400932" calcext:value-type="float">
            <text:p>12.400.932</text:p>
          </table:table-cell>
          <table:table-cell table:style-name="ce166" office:value-type="float" office:value="1377881" calcext:value-type="float">
            <text:p>1.377.88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546" office:value-type="string" calcext:value-type="string">
            <text:p>Technik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66"/>
          <table:table-cell table:style-name="ce166" office:value-type="float" office:value="30313384" calcext:value-type="float">
            <text:p>30.313.384</text:p>
          </table:table-cell>
          <table:table-cell table:style-name="ce166" office:value-type="float" office:value="7578346" calcext:value-type="float">
            <text:p>7.578.34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47" office:value-type="string" calcext:value-type="string">
            <text:p>Terminus-Mine I</text:p>
          </table:table-cell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Brücke I</text:p>
          </table:table-cell>
          <table:table-cell table:style-name="ce2" table:number-columns-repeated="2"/>
          <table:table-cell table:style-name="ce166"/>
          <table:table-cell table:style-name="ce166" office:value-type="float" office:value="77760" calcext:value-type="float">
            <text:p>77.760</text:p>
          </table:table-cell>
          <table:table-cell table:style-name="ce166" table:number-columns-repeated="3"/>
          <table:table-cell table:style-name="ce166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Terminus-Mine</text:p>
          </table:table-cell>
          <table:table-cell table:style-name="ce548" office:value-type="string" calcext:value-type="string">
            <text:p>Terminus-Mine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49" office:value-type="string" calcext:value-type="string">
            <text:p>Terminus-Mine 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0" office:value-type="string" calcext:value-type="string">
            <text:p>Terminus-Mine IV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1" office:value-type="string" calcext:value-type="string">
            <text:p>Terminus-Mine V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2" office:value-type="string" calcext:value-type="string">
            <text:p>Terminus-Mine V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3" office:value-type="string" calcext:value-type="string">
            <text:p>Terminus-Mine V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4" office:value-type="string" calcext:value-type="string">
            <text:p>Terminus-Mine V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5" office:value-type="string" calcext:value-type="string">
            <text:p>Terminus-Mine I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>
          <table:table-cell table:style-name="ce2" office:value-type="string" calcext:value-type="string">
            <text:p>Terminus-Mine</text:p>
          </table:table-cell>
          <table:table-cell table:style-name="ce556" office:value-type="string" calcext:value-type="string">
            <text:p>Terminus-Mine X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7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8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166"/>
          <table:table-cell table:style-name="ce166" office:value-type="float" office:value="11034" calcext:value-type="float">
            <text:p>11.034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59" office:value-type="string" calcext:value-type="string">
            <text:p>Waffen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I</text:p>
          </table:table-cell>
          <table:table-cell table:style-name="ce2" table:number-columns-repeated="2"/>
          <table:table-cell table:style-name="ce166"/>
          <table:table-cell table:style-name="ce166" office:value-type="float" office:value="30341" calcext:value-type="float">
            <text:p>30.341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0" office:value-type="string" calcext:value-type="string">
            <text:p>Waffen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II</text:p>
          </table:table-cell>
          <table:table-cell table:style-name="ce2" table:number-columns-repeated="2"/>
          <table:table-cell table:style-name="ce166"/>
          <table:table-cell table:style-name="ce166" office:value-type="float" office:value="83438" calcext:value-type="float">
            <text:p>83.438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1" office:value-type="string" calcext:value-type="string">
            <text:p>Waffen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V</text:p>
          </table:table-cell>
          <table:table-cell table:style-name="ce2" table:number-columns-repeated="2"/>
          <table:table-cell table:style-name="ce166"/>
          <table:table-cell table:style-name="ce166" office:value-type="float" office:value="229453" calcext:value-type="float">
            <text:p>229.453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2" office:value-type="string" calcext:value-type="string">
            <text:p>Waffen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</text:p>
          </table:table-cell>
          <table:table-cell table:style-name="ce2" table:number-columns-repeated="2"/>
          <table:table-cell table:style-name="ce166"/>
          <table:table-cell table:style-name="ce166" office:value-type="float" office:value="630992" calcext:value-type="float">
            <text:p>630.99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3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66"/>
          <table:table-cell table:style-name="ce166" office:value-type="float" office:value="1735231" calcext:value-type="float">
            <text:p>1.735.231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4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66"/>
          <table:table-cell table:style-name="ce166" office:value-type="float" office:value="4771882" calcext:value-type="float">
            <text:p>4.771.88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5" office:value-type="string" calcext:value-type="string">
            <text:p>Waffen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566" office:value-type="string" calcext:value-type="string">
            <text:p>Waffen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66"/>
          <table:table-cell table:style-name="ce166" office:value-type="float" office:value="28869890" calcext:value-type="float">
            <text:p>28.869.890</text:p>
          </table:table-cell>
          <table:table-cell table:style-name="ce166" office:value-type="float" office:value="7217473" calcext:value-type="float">
            <text:p>7.217.473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7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6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8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66"/>
          <table:table-cell table:style-name="ce166" office:value-type="float" office:value="5775" calcext:value-type="float">
            <text:p>5.775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69" office:value-type="string" calcext:value-type="string">
            <text:p>Werkstatt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I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66"/>
          <table:table-cell table:style-name="ce166" office:value-type="float" office:value="18525" calcext:value-type="float">
            <text:p>18.525</text:p>
          </table:table-cell>
          <table:table-cell table:style-name="ce166" table:number-columns-repeated="3"/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0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string" calcext:value-type="string">
            <text:p>Schiffsfabrik VII</text:p>
          </table:table-cell>
          <table:table-cell table:style-name="ce166"/>
          <table:table-cell table:style-name="ce166" office:value-type="string" calcext:value-type="string">
            <text:p>12136?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1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IX</text:p>
          </table:table-cell>
          <table:table-cell table:style-name="ce166"/>
          <table:table-cell table:style-name="ce166" office:value-type="float" office:value="190740" calcext:value-type="float">
            <text:p>190.74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2" office:value-type="string" calcext:value-type="string">
            <text:p>Werkstatt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4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0" calcext:value-type="float">
            <text:p>10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3" office:value-type="string" calcext:value-type="string">
            <text:p>Werkstatt V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22" calcext:value-type="float">
            <text:p>22</text:p>
          </table:table-cell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574" office:value-type="string" calcext:value-type="string">
            <text:p>Werkstatt VIII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1000"/>
        </table:table-row>
        <table:table-row table:style-name="ro3" table:number-rows-repeated="19">
          <table:table-cell table:number-columns-repeated="23"/>
          <table:table-cell table:style-name="ce451"/>
          <table:table-cell table:number-columns-repeated="1000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X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X3])))" calcext:base-cell-address="'Modul Verbesserung'.B3"/>
          </calcext:conditional-format>
          <calcext:conditional-format calcext:target-range-address="'Modul Verbesserung'.B4:'Modul Verbesserung'.B4">
            <calcext:condition calcext:apply-style-name="HintergrundGruen" calcext:value="formula-is(NOT(ISBLANK([.X4])))" calcext:base-cell-address="'Modul Verbesserung'.B4"/>
          </calcext:conditional-format>
          <calcext:conditional-format calcext:target-range-address="'Modul Verbesserung'.B5:'Modul Verbesserung'.B5">
            <calcext:condition calcext:apply-style-name="HintergrundGruen" calcext:value="formula-is(NOT(ISBLANK([.X5])))" calcext:base-cell-address="'Modul Verbesserung'.B5"/>
          </calcext:conditional-format>
          <calcext:conditional-format calcext:target-range-address="'Modul Verbesserung'.B6:'Modul Verbesserung'.B6">
            <calcext:condition calcext:apply-style-name="HintergrundGruen" calcext:value="formula-is(NOT(ISBLANK([.X6])))" calcext:base-cell-address="'Modul Verbesserung'.B6"/>
          </calcext:conditional-format>
          <calcext:conditional-format calcext:target-range-address="'Modul Verbesserung'.B7:'Modul Verbesserung'.B7">
            <calcext:condition calcext:apply-style-name="HintergrundGruen" calcext:value="formula-is(NOT(ISBLANK([.X7])))" calcext:base-cell-address="'Modul Verbesserung'.B7"/>
          </calcext:conditional-format>
          <calcext:conditional-format calcext:target-range-address="'Modul Verbesserung'.B8:'Modul Verbesserung'.B8">
            <calcext:condition calcext:apply-style-name="HintergrundGruen" calcext:value="formula-is(NOT(ISBLANK([.X8])))" calcext:base-cell-address="'Modul Verbesserung'.B8"/>
          </calcext:conditional-format>
          <calcext:conditional-format calcext:target-range-address="'Modul Verbesserung'.B9:'Modul Verbesserung'.B9">
            <calcext:condition calcext:apply-style-name="HintergrundGruen" calcext:value="formula-is(NOT(ISBLANK([.X9])))" calcext:base-cell-address="'Modul Verbesserung'.B9"/>
          </calcext:conditional-format>
          <calcext:conditional-format calcext:target-range-address="'Modul Verbesserung'.B10:'Modul Verbesserung'.B10">
            <calcext:condition calcext:apply-style-name="HintergrundGruen" calcext:value="formula-is(NOT(ISBLANK([.X10])))" calcext:base-cell-address="'Modul Verbesserung'.B10"/>
          </calcext:conditional-format>
          <calcext:conditional-format calcext:target-range-address="'Modul Verbesserung'.B11:'Modul Verbesserung'.B11">
            <calcext:condition calcext:apply-style-name="HintergrundGruen" calcext:value="formula-is(NOT(ISBLANK([.X11])))" calcext:base-cell-address="'Modul Verbesserung'.B11"/>
          </calcext:conditional-format>
          <calcext:conditional-format calcext:target-range-address="'Modul Verbesserung'.B12:'Modul Verbesserung'.B12">
            <calcext:condition calcext:apply-style-name="HintergrundGruen" calcext:value="formula-is(NOT(ISBLANK([.X12])))" calcext:base-cell-address="'Modul Verbesserung'.B12"/>
          </calcext:conditional-format>
          <calcext:conditional-format calcext:target-range-address="'Modul Verbesserung'.B13:'Modul Verbesserung'.B13">
            <calcext:condition calcext:apply-style-name="HintergrundGruen" calcext:value="formula-is(NOT(ISBLANK([.X13])))" calcext:base-cell-address="'Modul Verbesserung'.B13"/>
          </calcext:conditional-format>
          <calcext:conditional-format calcext:target-range-address="'Modul Verbesserung'.B14:'Modul Verbesserung'.B14">
            <calcext:condition calcext:apply-style-name="HintergrundGruen" calcext:value="formula-is(NOT(ISBLANK([.X14])))" calcext:base-cell-address="'Modul Verbesserung'.B14"/>
          </calcext:conditional-format>
          <calcext:conditional-format calcext:target-range-address="'Modul Verbesserung'.B15:'Modul Verbesserung'.B15">
            <calcext:condition calcext:apply-style-name="HintergrundGruen" calcext:value="formula-is(NOT(ISBLANK([.X15])))" calcext:base-cell-address="'Modul Verbesserung'.B15"/>
          </calcext:conditional-format>
          <calcext:conditional-format calcext:target-range-address="'Modul Verbesserung'.B16:'Modul Verbesserung'.B16">
            <calcext:condition calcext:apply-style-name="HintergrundGruen" calcext:value="formula-is(NOT(ISBLANK([.X16])))" calcext:base-cell-address="'Modul Verbesserung'.B16"/>
          </calcext:conditional-format>
          <calcext:conditional-format calcext:target-range-address="'Modul Verbesserung'.B17:'Modul Verbesserung'.B17">
            <calcext:condition calcext:apply-style-name="HintergrundGruen" calcext:value="formula-is(NOT(ISBLANK([.X17])))" calcext:base-cell-address="'Modul Verbesserung'.B17"/>
          </calcext:conditional-format>
          <calcext:conditional-format calcext:target-range-address="'Modul Verbesserung'.B18:'Modul Verbesserung'.B18">
            <calcext:condition calcext:apply-style-name="HintergrundGruen" calcext:value="formula-is(NOT(ISBLANK([.X18])))" calcext:base-cell-address="'Modul Verbesserung'.B18"/>
          </calcext:conditional-format>
          <calcext:conditional-format calcext:target-range-address="'Modul Verbesserung'.B19:'Modul Verbesserung'.B19">
            <calcext:condition calcext:apply-style-name="HintergrundGruen" calcext:value="formula-is(NOT(ISBLANK([.X19])))" calcext:base-cell-address="'Modul Verbesserung'.B19"/>
          </calcext:conditional-format>
          <calcext:conditional-format calcext:target-range-address="'Modul Verbesserung'.B20:'Modul Verbesserung'.B20">
            <calcext:condition calcext:apply-style-name="HintergrundGruen" calcext:value="formula-is(NOT(ISBLANK([.X20])))" calcext:base-cell-address="'Modul Verbesserung'.B20"/>
          </calcext:conditional-format>
          <calcext:conditional-format calcext:target-range-address="'Modul Verbesserung'.B21:'Modul Verbesserung'.B21">
            <calcext:condition calcext:apply-style-name="HintergrundGruen" calcext:value="formula-is(NOT(ISBLANK([.X21])))" calcext:base-cell-address="'Modul Verbesserung'.B21"/>
          </calcext:conditional-format>
          <calcext:conditional-format calcext:target-range-address="'Modul Verbesserung'.B22:'Modul Verbesserung'.B22">
            <calcext:condition calcext:apply-style-name="HintergrundGruen" calcext:value="formula-is(NOT(ISBLANK([.X22])))" calcext:base-cell-address="'Modul Verbesserung'.B22"/>
          </calcext:conditional-format>
          <calcext:conditional-format calcext:target-range-address="'Modul Verbesserung'.B23:'Modul Verbesserung'.B23">
            <calcext:condition calcext:apply-style-name="HintergrundGruen" calcext:value="formula-is(NOT(ISBLANK([.X23])))" calcext:base-cell-address="'Modul Verbesserung'.B23"/>
          </calcext:conditional-format>
          <calcext:conditional-format calcext:target-range-address="'Modul Verbesserung'.B24:'Modul Verbesserung'.B24">
            <calcext:condition calcext:apply-style-name="HintergrundGruen" calcext:value="formula-is(NOT(ISBLANK([.X24])))" calcext:base-cell-address="'Modul Verbesserung'.B24"/>
          </calcext:conditional-format>
          <calcext:conditional-format calcext:target-range-address="'Modul Verbesserung'.B25:'Modul Verbesserung'.B25">
            <calcext:condition calcext:apply-style-name="HintergrundGruen" calcext:value="formula-is(NOT(ISBLANK([.X25])))" calcext:base-cell-address="'Modul Verbesserung'.B25"/>
          </calcext:conditional-format>
          <calcext:conditional-format calcext:target-range-address="'Modul Verbesserung'.B26:'Modul Verbesserung'.B26">
            <calcext:condition calcext:apply-style-name="HintergrundGruen" calcext:value="formula-is(NOT(ISBLANK([.X26])))" calcext:base-cell-address="'Modul Verbesserung'.B26"/>
          </calcext:conditional-format>
          <calcext:conditional-format calcext:target-range-address="'Modul Verbesserung'.B27:'Modul Verbesserung'.B27">
            <calcext:condition calcext:apply-style-name="HintergrundGruen" calcext:value="formula-is(NOT(ISBLANK([.X27])))" calcext:base-cell-address="'Modul Verbesserung'.B27"/>
          </calcext:conditional-format>
          <calcext:conditional-format calcext:target-range-address="'Modul Verbesserung'.B28:'Modul Verbesserung'.B28">
            <calcext:condition calcext:apply-style-name="HintergrundGruen" calcext:value="formula-is(NOT(ISBLANK([.X28])))" calcext:base-cell-address="'Modul Verbesserung'.B28"/>
          </calcext:conditional-format>
          <calcext:conditional-format calcext:target-range-address="'Modul Verbesserung'.B29:'Modul Verbesserung'.B29">
            <calcext:condition calcext:apply-style-name="HintergrundGruen" calcext:value="formula-is(NOT(ISBLANK([.X29])))" calcext:base-cell-address="'Modul Verbesserung'.B29"/>
          </calcext:conditional-format>
          <calcext:conditional-format calcext:target-range-address="'Modul Verbesserung'.B30:'Modul Verbesserung'.B30">
            <calcext:condition calcext:apply-style-name="HintergrundGruen" calcext:value="formula-is(NOT(ISBLANK([.X30])))" calcext:base-cell-address="'Modul Verbesserung'.B30"/>
          </calcext:conditional-format>
          <calcext:conditional-format calcext:target-range-address="'Modul Verbesserung'.B31:'Modul Verbesserung'.B31">
            <calcext:condition calcext:apply-style-name="HintergrundGruen" calcext:value="formula-is(NOT(ISBLANK([.X31])))" calcext:base-cell-address="'Modul Verbesserung'.B31"/>
          </calcext:conditional-format>
          <calcext:conditional-format calcext:target-range-address="'Modul Verbesserung'.B32:'Modul Verbesserung'.B32">
            <calcext:condition calcext:apply-style-name="HintergrundGruen" calcext:value="formula-is(NOT(ISBLANK([.X32])))" calcext:base-cell-address="'Modul Verbesserung'.B32"/>
          </calcext:conditional-format>
          <calcext:conditional-format calcext:target-range-address="'Modul Verbesserung'.B33:'Modul Verbesserung'.B33">
            <calcext:condition calcext:apply-style-name="HintergrundGruen" calcext:value="formula-is(NOT(ISBLANK([.X33])))" calcext:base-cell-address="'Modul Verbesserung'.B33"/>
          </calcext:conditional-format>
          <calcext:conditional-format calcext:target-range-address="'Modul Verbesserung'.B34:'Modul Verbesserung'.B34">
            <calcext:condition calcext:apply-style-name="HintergrundGruen" calcext:value="formula-is(NOT(ISBLANK([.X34])))" calcext:base-cell-address="'Modul Verbesserung'.B34"/>
          </calcext:conditional-format>
          <calcext:conditional-format calcext:target-range-address="'Modul Verbesserung'.B35:'Modul Verbesserung'.B35">
            <calcext:condition calcext:apply-style-name="HintergrundGruen" calcext:value="formula-is(NOT(ISBLANK([.X35])))" calcext:base-cell-address="'Modul Verbesserung'.B35"/>
          </calcext:conditional-format>
          <calcext:conditional-format calcext:target-range-address="'Modul Verbesserung'.B36:'Modul Verbesserung'.B36">
            <calcext:condition calcext:apply-style-name="HintergrundGruen" calcext:value="formula-is(NOT(ISBLANK([.X36])))" calcext:base-cell-address="'Modul Verbesserung'.B36"/>
          </calcext:conditional-format>
          <calcext:conditional-format calcext:target-range-address="'Modul Verbesserung'.B37:'Modul Verbesserung'.B37">
            <calcext:condition calcext:apply-style-name="HintergrundGruen" calcext:value="formula-is(NOT(ISBLANK([.X37])))" calcext:base-cell-address="'Modul Verbesserung'.B37"/>
          </calcext:conditional-format>
          <calcext:conditional-format calcext:target-range-address="'Modul Verbesserung'.B38:'Modul Verbesserung'.B38">
            <calcext:condition calcext:apply-style-name="HintergrundGruen" calcext:value="formula-is(NOT(ISBLANK([.X38])))" calcext:base-cell-address="'Modul Verbesserung'.B38"/>
          </calcext:conditional-format>
          <calcext:conditional-format calcext:target-range-address="'Modul Verbesserung'.B39:'Modul Verbesserung'.B39">
            <calcext:condition calcext:apply-style-name="HintergrundGruen" calcext:value="formula-is(NOT(ISBLANK([.X39])))" calcext:base-cell-address="'Modul Verbesserung'.B39"/>
          </calcext:conditional-format>
          <calcext:conditional-format calcext:target-range-address="'Modul Verbesserung'.B40:'Modul Verbesserung'.B40">
            <calcext:condition calcext:apply-style-name="HintergrundGruen" calcext:value="formula-is(NOT(ISBLANK([.X40])))" calcext:base-cell-address="'Modul Verbesserung'.B40"/>
          </calcext:conditional-format>
          <calcext:conditional-format calcext:target-range-address="'Modul Verbesserung'.B41:'Modul Verbesserung'.B41">
            <calcext:condition calcext:apply-style-name="HintergrundGruen" calcext:value="formula-is(NOT(ISBLANK([.X41])))" calcext:base-cell-address="'Modul Verbesserung'.B41"/>
          </calcext:conditional-format>
          <calcext:conditional-format calcext:target-range-address="'Modul Verbesserung'.B42:'Modul Verbesserung'.B42">
            <calcext:condition calcext:apply-style-name="HintergrundGruen" calcext:value="formula-is(NOT(ISBLANK([.X42])))" calcext:base-cell-address="'Modul Verbesserung'.B42"/>
          </calcext:conditional-format>
          <calcext:conditional-format calcext:target-range-address="'Modul Verbesserung'.B43:'Modul Verbesserung'.B43">
            <calcext:condition calcext:apply-style-name="HintergrundGruen" calcext:value="formula-is(NOT(ISBLANK([.X43])))" calcext:base-cell-address="'Modul Verbesserung'.B43"/>
          </calcext:conditional-format>
          <calcext:conditional-format calcext:target-range-address="'Modul Verbesserung'.B44:'Modul Verbesserung'.B44">
            <calcext:condition calcext:apply-style-name="HintergrundGruen" calcext:value="formula-is(NOT(ISBLANK([.X44])))" calcext:base-cell-address="'Modul Verbesserung'.B44"/>
          </calcext:conditional-format>
          <calcext:conditional-format calcext:target-range-address="'Modul Verbesserung'.B45:'Modul Verbesserung'.B45">
            <calcext:condition calcext:apply-style-name="HintergrundGruen" calcext:value="formula-is(NOT(ISBLANK([.X45])))" calcext:base-cell-address="'Modul Verbesserung'.B45"/>
          </calcext:conditional-format>
          <calcext:conditional-format calcext:target-range-address="'Modul Verbesserung'.B46:'Modul Verbesserung'.B46">
            <calcext:condition calcext:apply-style-name="HintergrundGruen" calcext:value="formula-is(NOT(ISBLANK([.X46])))" calcext:base-cell-address="'Modul Verbesserung'.B46"/>
          </calcext:conditional-format>
          <calcext:conditional-format calcext:target-range-address="'Modul Verbesserung'.B47:'Modul Verbesserung'.B47">
            <calcext:condition calcext:apply-style-name="HintergrundGruen" calcext:value="formula-is(NOT(ISBLANK([.X47])))" calcext:base-cell-address="'Modul Verbesserung'.B47"/>
          </calcext:conditional-format>
          <calcext:conditional-format calcext:target-range-address="'Modul Verbesserung'.B48:'Modul Verbesserung'.B48">
            <calcext:condition calcext:apply-style-name="HintergrundGruen" calcext:value="formula-is(NOT(ISBLANK([.X48])))" calcext:base-cell-address="'Modul Verbesserung'.B48"/>
          </calcext:conditional-format>
          <calcext:conditional-format calcext:target-range-address="'Modul Verbesserung'.B49:'Modul Verbesserung'.B49">
            <calcext:condition calcext:apply-style-name="HintergrundGruen" calcext:value="formula-is(NOT(ISBLANK([.X49])))" calcext:base-cell-address="'Modul Verbesserung'.B49"/>
          </calcext:conditional-format>
          <calcext:conditional-format calcext:target-range-address="'Modul Verbesserung'.B50:'Modul Verbesserung'.B50">
            <calcext:condition calcext:apply-style-name="HintergrundGruen" calcext:value="formula-is(NOT(ISBLANK([.X50])))" calcext:base-cell-address="'Modul Verbesserung'.B50"/>
          </calcext:conditional-format>
          <calcext:conditional-format calcext:target-range-address="'Modul Verbesserung'.B51:'Modul Verbesserung'.B51">
            <calcext:condition calcext:apply-style-name="HintergrundGruen" calcext:value="formula-is(NOT(ISBLANK([.X51])))" calcext:base-cell-address="'Modul Verbesserung'.B51"/>
          </calcext:conditional-format>
          <calcext:conditional-format calcext:target-range-address="'Modul Verbesserung'.B52:'Modul Verbesserung'.B52">
            <calcext:condition calcext:apply-style-name="HintergrundGruen" calcext:value="formula-is(NOT(ISBLANK([.X52])))" calcext:base-cell-address="'Modul Verbesserung'.B52"/>
          </calcext:conditional-format>
          <calcext:conditional-format calcext:target-range-address="'Modul Verbesserung'.B53:'Modul Verbesserung'.B53">
            <calcext:condition calcext:apply-style-name="HintergrundGruen" calcext:value="formula-is(NOT(ISBLANK([.X53])))" calcext:base-cell-address="'Modul Verbesserung'.B53"/>
          </calcext:conditional-format>
          <calcext:conditional-format calcext:target-range-address="'Modul Verbesserung'.B54:'Modul Verbesserung'.B54">
            <calcext:condition calcext:apply-style-name="HintergrundGruen" calcext:value="formula-is(NOT(ISBLANK([.X54])))" calcext:base-cell-address="'Modul Verbesserung'.B54"/>
          </calcext:conditional-format>
          <calcext:conditional-format calcext:target-range-address="'Modul Verbesserung'.B55:'Modul Verbesserung'.B55">
            <calcext:condition calcext:apply-style-name="HintergrundGruen" calcext:value="formula-is(NOT(ISBLANK([.X55])))" calcext:base-cell-address="'Modul Verbesserung'.B55"/>
          </calcext:conditional-format>
          <calcext:conditional-format calcext:target-range-address="'Modul Verbesserung'.B56:'Modul Verbesserung'.B56">
            <calcext:condition calcext:apply-style-name="HintergrundGruen" calcext:value="formula-is(NOT(ISBLANK([.X56])))" calcext:base-cell-address="'Modul Verbesserung'.B56"/>
          </calcext:conditional-format>
          <calcext:conditional-format calcext:target-range-address="'Modul Verbesserung'.B57:'Modul Verbesserung'.B57">
            <calcext:condition calcext:apply-style-name="HintergrundGruen" calcext:value="formula-is(NOT(ISBLANK([.X57])))" calcext:base-cell-address="'Modul Verbesserung'.B57"/>
          </calcext:conditional-format>
          <calcext:conditional-format calcext:target-range-address="'Modul Verbesserung'.B58:'Modul Verbesserung'.B58">
            <calcext:condition calcext:apply-style-name="HintergrundGruen" calcext:value="formula-is(NOT(ISBLANK([.X58])))" calcext:base-cell-address="'Modul Verbesserung'.B58"/>
          </calcext:conditional-format>
          <calcext:conditional-format calcext:target-range-address="'Modul Verbesserung'.B59:'Modul Verbesserung'.B59">
            <calcext:condition calcext:apply-style-name="HintergrundGruen" calcext:value="formula-is(NOT(ISBLANK([.X59])))" calcext:base-cell-address="'Modul Verbesserung'.B59"/>
          </calcext:conditional-format>
          <calcext:conditional-format calcext:target-range-address="'Modul Verbesserung'.B60:'Modul Verbesserung'.B60">
            <calcext:condition calcext:apply-style-name="HintergrundGruen" calcext:value="formula-is(NOT(ISBLANK([.X60])))" calcext:base-cell-address="'Modul Verbesserung'.B60"/>
          </calcext:conditional-format>
          <calcext:conditional-format calcext:target-range-address="'Modul Verbesserung'.B61:'Modul Verbesserung'.B61">
            <calcext:condition calcext:apply-style-name="HintergrundGruen" calcext:value="formula-is(NOT(ISBLANK([.X61])))" calcext:base-cell-address="'Modul Verbesserung'.B61"/>
          </calcext:conditional-format>
          <calcext:conditional-format calcext:target-range-address="'Modul Verbesserung'.B62:'Modul Verbesserung'.B62">
            <calcext:condition calcext:apply-style-name="HintergrundGruen" calcext:value="formula-is(NOT(ISBLANK([.X62])))" calcext:base-cell-address="'Modul Verbesserung'.B62"/>
          </calcext:conditional-format>
          <calcext:conditional-format calcext:target-range-address="'Modul Verbesserung'.B63:'Modul Verbesserung'.B63">
            <calcext:condition calcext:apply-style-name="HintergrundGruen" calcext:value="formula-is(NOT(ISBLANK([.X63])))" calcext:base-cell-address="'Modul Verbesserung'.B63"/>
          </calcext:conditional-format>
          <calcext:conditional-format calcext:target-range-address="'Modul Verbesserung'.B64:'Modul Verbesserung'.B64">
            <calcext:condition calcext:apply-style-name="HintergrundGruen" calcext:value="formula-is(NOT(ISBLANK([.X64])))" calcext:base-cell-address="'Modul Verbesserung'.B64"/>
          </calcext:conditional-format>
          <calcext:conditional-format calcext:target-range-address="'Modul Verbesserung'.B65:'Modul Verbesserung'.B65">
            <calcext:condition calcext:apply-style-name="HintergrundGruen" calcext:value="formula-is(NOT(ISBLANK([.X65])))" calcext:base-cell-address="'Modul Verbesserung'.B65"/>
          </calcext:conditional-format>
          <calcext:conditional-format calcext:target-range-address="'Modul Verbesserung'.B66:'Modul Verbesserung'.B66">
            <calcext:condition calcext:apply-style-name="HintergrundGruen" calcext:value="formula-is(NOT(ISBLANK([.X66])))" calcext:base-cell-address="'Modul Verbesserung'.B66"/>
          </calcext:conditional-format>
          <calcext:conditional-format calcext:target-range-address="'Modul Verbesserung'.B67:'Modul Verbesserung'.B67">
            <calcext:condition calcext:apply-style-name="HintergrundGruen" calcext:value="formula-is(NOT(ISBLANK([.X67])))" calcext:base-cell-address="'Modul Verbesserung'.B67"/>
          </calcext:conditional-format>
          <calcext:conditional-format calcext:target-range-address="'Modul Verbesserung'.B68:'Modul Verbesserung'.B68">
            <calcext:condition calcext:apply-style-name="HintergrundGruen" calcext:value="formula-is(NOT(ISBLANK([.X68])))" calcext:base-cell-address="'Modul Verbesserung'.B68"/>
          </calcext:conditional-format>
          <calcext:conditional-format calcext:target-range-address="'Modul Verbesserung'.B69:'Modul Verbesserung'.B69">
            <calcext:condition calcext:apply-style-name="HintergrundGruen" calcext:value="formula-is(NOT(ISBLANK([.X69])))" calcext:base-cell-address="'Modul Verbesserung'.B69"/>
          </calcext:conditional-format>
          <calcext:conditional-format calcext:target-range-address="'Modul Verbesserung'.B70:'Modul Verbesserung'.B70">
            <calcext:condition calcext:apply-style-name="HintergrundGruen" calcext:value="formula-is(NOT(ISBLANK([.X70])))" calcext:base-cell-address="'Modul Verbesserung'.B70"/>
          </calcext:conditional-format>
          <calcext:conditional-format calcext:target-range-address="'Modul Verbesserung'.B71:'Modul Verbesserung'.B71">
            <calcext:condition calcext:apply-style-name="HintergrundGruen" calcext:value="formula-is(NOT(ISBLANK([.X71])))" calcext:base-cell-address="'Modul Verbesserung'.B71"/>
          </calcext:conditional-format>
          <calcext:conditional-format calcext:target-range-address="'Modul Verbesserung'.B72:'Modul Verbesserung'.B72">
            <calcext:condition calcext:apply-style-name="HintergrundGruen" calcext:value="formula-is(NOT(ISBLANK([.X72])))" calcext:base-cell-address="'Modul Verbesserung'.B72"/>
          </calcext:conditional-format>
          <calcext:conditional-format calcext:target-range-address="'Modul Verbesserung'.B73:'Modul Verbesserung'.B73">
            <calcext:condition calcext:apply-style-name="HintergrundGruen" calcext:value="formula-is(NOT(ISBLANK([.X73])))" calcext:base-cell-address="'Modul Verbesserung'.B73"/>
          </calcext:conditional-format>
          <calcext:conditional-format calcext:target-range-address="'Modul Verbesserung'.B74:'Modul Verbesserung'.B74">
            <calcext:condition calcext:apply-style-name="HintergrundGruen" calcext:value="formula-is(NOT(ISBLANK([.X74])))" calcext:base-cell-address="'Modul Verbesserung'.B74"/>
          </calcext:conditional-format>
          <calcext:conditional-format calcext:target-range-address="'Modul Verbesserung'.B75:'Modul Verbesserung'.B75">
            <calcext:condition calcext:apply-style-name="HintergrundGruen" calcext:value="formula-is(NOT(ISBLANK([.X75])))" calcext:base-cell-address="'Modul Verbesserung'.B75"/>
          </calcext:conditional-format>
          <calcext:conditional-format calcext:target-range-address="'Modul Verbesserung'.B76:'Modul Verbesserung'.B76">
            <calcext:condition calcext:apply-style-name="HintergrundGruen" calcext:value="formula-is(NOT(ISBLANK([.X76])))" calcext:base-cell-address="'Modul Verbesserung'.B76"/>
          </calcext:conditional-format>
          <calcext:conditional-format calcext:target-range-address="'Modul Verbesserung'.B77:'Modul Verbesserung'.B77">
            <calcext:condition calcext:apply-style-name="HintergrundGruen" calcext:value="formula-is(NOT(ISBLANK([.X77])))" calcext:base-cell-address="'Modul Verbesserung'.B77"/>
          </calcext:conditional-format>
          <calcext:conditional-format calcext:target-range-address="'Modul Verbesserung'.B78:'Modul Verbesserung'.B78">
            <calcext:condition calcext:apply-style-name="HintergrundGruen" calcext:value="formula-is(NOT(ISBLANK([.X78])))" calcext:base-cell-address="'Modul Verbesserung'.B78"/>
          </calcext:conditional-format>
          <calcext:conditional-format calcext:target-range-address="'Modul Verbesserung'.B79:'Modul Verbesserung'.B79">
            <calcext:condition calcext:apply-style-name="HintergrundGruen" calcext:value="formula-is(NOT(ISBLANK([.X79])))" calcext:base-cell-address="'Modul Verbesserung'.B79"/>
          </calcext:conditional-format>
          <calcext:conditional-format calcext:target-range-address="'Modul Verbesserung'.B80:'Modul Verbesserung'.B80">
            <calcext:condition calcext:apply-style-name="HintergrundGruen" calcext:value="formula-is(NOT(ISBLANK([.X80])))" calcext:base-cell-address="'Modul Verbesserung'.B80"/>
          </calcext:conditional-format>
          <calcext:conditional-format calcext:target-range-address="'Modul Verbesserung'.B81:'Modul Verbesserung'.B81">
            <calcext:condition calcext:apply-style-name="HintergrundGruen" calcext:value="formula-is(NOT(ISBLANK([.X81])))" calcext:base-cell-address="'Modul Verbesserung'.B81"/>
          </calcext:conditional-format>
          <calcext:conditional-format calcext:target-range-address="'Modul Verbesserung'.B82:'Modul Verbesserung'.B82">
            <calcext:condition calcext:apply-style-name="HintergrundGruen" calcext:value="formula-is(NOT(ISBLANK([.X82])))" calcext:base-cell-address="'Modul Verbesserung'.B82"/>
          </calcext:conditional-format>
          <calcext:conditional-format calcext:target-range-address="'Modul Verbesserung'.B83:'Modul Verbesserung'.B83">
            <calcext:condition calcext:apply-style-name="HintergrundGruen" calcext:value="formula-is(NOT(ISBLANK([.X83])))" calcext:base-cell-address="'Modul Verbesserung'.B83"/>
          </calcext:conditional-format>
          <calcext:conditional-format calcext:target-range-address="'Modul Verbesserung'.B84:'Modul Verbesserung'.B84">
            <calcext:condition calcext:apply-style-name="HintergrundGruen" calcext:value="formula-is(NOT(ISBLANK([.X84])))" calcext:base-cell-address="'Modul Verbesserung'.B84"/>
          </calcext:conditional-format>
          <calcext:conditional-format calcext:target-range-address="'Modul Verbesserung'.B85:'Modul Verbesserung'.B85">
            <calcext:condition calcext:apply-style-name="HintergrundGruen" calcext:value="formula-is(NOT(ISBLANK([.X85])))" calcext:base-cell-address="'Modul Verbesserung'.B85"/>
          </calcext:conditional-format>
          <calcext:conditional-format calcext:target-range-address="'Modul Verbesserung'.B86:'Modul Verbesserung'.B86">
            <calcext:condition calcext:apply-style-name="HintergrundGruen" calcext:value="formula-is(NOT(ISBLANK([.X86])))" calcext:base-cell-address="'Modul Verbesserung'.B86"/>
          </calcext:conditional-format>
          <calcext:conditional-format calcext:target-range-address="'Modul Verbesserung'.B87:'Modul Verbesserung'.B87">
            <calcext:condition calcext:apply-style-name="HintergrundGruen" calcext:value="formula-is(NOT(ISBLANK([.X87])))" calcext:base-cell-address="'Modul Verbesserung'.B87"/>
          </calcext:conditional-format>
          <calcext:conditional-format calcext:target-range-address="'Modul Verbesserung'.B88:'Modul Verbesserung'.B88">
            <calcext:condition calcext:apply-style-name="HintergrundGruen" calcext:value="formula-is(NOT(ISBLANK([.X88])))" calcext:base-cell-address="'Modul Verbesserung'.B88"/>
          </calcext:conditional-format>
          <calcext:conditional-format calcext:target-range-address="'Modul Verbesserung'.B89:'Modul Verbesserung'.B89">
            <calcext:condition calcext:apply-style-name="HintergrundGruen" calcext:value="formula-is(NOT(ISBLANK([.X89])))" calcext:base-cell-address="'Modul Verbesserung'.B89"/>
          </calcext:conditional-format>
          <calcext:conditional-format calcext:target-range-address="'Modul Verbesserung'.B90:'Modul Verbesserung'.B90">
            <calcext:condition calcext:apply-style-name="HintergrundGruen" calcext:value="formula-is(NOT(ISBLANK([.X90])))" calcext:base-cell-address="'Modul Verbesserung'.B90"/>
          </calcext:conditional-format>
          <calcext:conditional-format calcext:target-range-address="'Modul Verbesserung'.B91:'Modul Verbesserung'.B91">
            <calcext:condition calcext:apply-style-name="HintergrundGruen" calcext:value="formula-is(NOT(ISBLANK([.X91])))" calcext:base-cell-address="'Modul Verbesserung'.B91"/>
          </calcext:conditional-format>
          <calcext:conditional-format calcext:target-range-address="'Modul Verbesserung'.B92:'Modul Verbesserung'.B92">
            <calcext:condition calcext:apply-style-name="HintergrundGruen" calcext:value="formula-is(NOT(ISBLANK([.X92])))" calcext:base-cell-address="'Modul Verbesserung'.B92"/>
          </calcext:conditional-format>
          <calcext:conditional-format calcext:target-range-address="'Modul Verbesserung'.B93:'Modul Verbesserung'.B93">
            <calcext:condition calcext:apply-style-name="HintergrundGruen" calcext:value="formula-is(NOT(ISBLANK([.X93])))" calcext:base-cell-address="'Modul Verbesserung'.B93"/>
          </calcext:conditional-format>
          <calcext:conditional-format calcext:target-range-address="'Modul Verbesserung'.B94:'Modul Verbesserung'.B94">
            <calcext:condition calcext:apply-style-name="HintergrundGruen" calcext:value="formula-is(NOT(ISBLANK([.X94])))" calcext:base-cell-address="'Modul Verbesserung'.B94"/>
          </calcext:conditional-format>
          <calcext:conditional-format calcext:target-range-address="'Modul Verbesserung'.B95:'Modul Verbesserung'.B95">
            <calcext:condition calcext:apply-style-name="HintergrundGruen" calcext:value="formula-is(NOT(ISBLANK([.X95])))" calcext:base-cell-address="'Modul Verbesserung'.B95"/>
          </calcext:conditional-format>
          <calcext:conditional-format calcext:target-range-address="'Modul Verbesserung'.B96:'Modul Verbesserung'.B96">
            <calcext:condition calcext:apply-style-name="HintergrundGruen" calcext:value="formula-is(NOT(ISBLANK([.X96])))" calcext:base-cell-address="'Modul Verbesserung'.B96"/>
          </calcext:conditional-format>
          <calcext:conditional-format calcext:target-range-address="'Modul Verbesserung'.B107:'Modul Verbesserung'.B107">
            <calcext:condition calcext:apply-style-name="HintergrundGruen" calcext:value="formula-is(NOT(ISBLANK([.X107])))" calcext:base-cell-address="'Modul Verbesserung'.B107"/>
          </calcext:conditional-format>
          <calcext:conditional-format calcext:target-range-address="'Modul Verbesserung'.B108:'Modul Verbesserung'.B108">
            <calcext:condition calcext:apply-style-name="HintergrundGruen" calcext:value="formula-is(NOT(ISBLANK([.X108])))" calcext:base-cell-address="'Modul Verbesserung'.B108"/>
          </calcext:conditional-format>
          <calcext:conditional-format calcext:target-range-address="'Modul Verbesserung'.B109:'Modul Verbesserung'.B109">
            <calcext:condition calcext:apply-style-name="HintergrundGruen" calcext:value="formula-is(NOT(ISBLANK([.X109])))" calcext:base-cell-address="'Modul Verbesserung'.B109"/>
          </calcext:conditional-format>
          <calcext:conditional-format calcext:target-range-address="'Modul Verbesserung'.B110:'Modul Verbesserung'.B110">
            <calcext:condition calcext:apply-style-name="HintergrundGruen" calcext:value="formula-is(NOT(ISBLANK([.X110])))" calcext:base-cell-address="'Modul Verbesserung'.B110"/>
          </calcext:conditional-format>
          <calcext:conditional-format calcext:target-range-address="'Modul Verbesserung'.B111:'Modul Verbesserung'.B111">
            <calcext:condition calcext:apply-style-name="HintergrundGruen" calcext:value="formula-is(NOT(ISBLANK([.X111])))" calcext:base-cell-address="'Modul Verbesserung'.B111"/>
          </calcext:conditional-format>
          <calcext:conditional-format calcext:target-range-address="'Modul Verbesserung'.B112:'Modul Verbesserung'.B112">
            <calcext:condition calcext:apply-style-name="HintergrundGruen" calcext:value="formula-is(NOT(ISBLANK([.X112])))" calcext:base-cell-address="'Modul Verbesserung'.B112"/>
          </calcext:conditional-format>
          <calcext:conditional-format calcext:target-range-address="'Modul Verbesserung'.B113:'Modul Verbesserung'.B113">
            <calcext:condition calcext:apply-style-name="HintergrundGruen" calcext:value="formula-is(NOT(ISBLANK([.X113])))" calcext:base-cell-address="'Modul Verbesserung'.B113"/>
          </calcext:conditional-format>
          <calcext:conditional-format calcext:target-range-address="'Modul Verbesserung'.B114:'Modul Verbesserung'.B114">
            <calcext:condition calcext:apply-style-name="HintergrundGruen" calcext:value="formula-is(NOT(ISBLANK([.X114])))" calcext:base-cell-address="'Modul Verbesserung'.B114"/>
          </calcext:conditional-format>
          <calcext:conditional-format calcext:target-range-address="'Modul Verbesserung'.B115:'Modul Verbesserung'.B115">
            <calcext:condition calcext:apply-style-name="HintergrundGruen" calcext:value="formula-is(NOT(ISBLANK([.X115])))" calcext:base-cell-address="'Modul Verbesserung'.B115"/>
          </calcext:conditional-format>
          <calcext:conditional-format calcext:target-range-address="'Modul Verbesserung'.B116:'Modul Verbesserung'.B116">
            <calcext:condition calcext:apply-style-name="HintergrundGruen" calcext:value="formula-is(NOT(ISBLANK([.X116])))" calcext:base-cell-address="'Modul Verbesserung'.B116"/>
          </calcext:conditional-format>
          <calcext:conditional-format calcext:target-range-address="'Modul Verbesserung'.B117:'Modul Verbesserung'.B117">
            <calcext:condition calcext:apply-style-name="HintergrundGruen" calcext:value="formula-is(NOT(ISBLANK([.X117])))" calcext:base-cell-address="'Modul Verbesserung'.B117"/>
          </calcext:conditional-format>
          <calcext:conditional-format calcext:target-range-address="'Modul Verbesserung'.B118:'Modul Verbesserung'.B118">
            <calcext:condition calcext:apply-style-name="HintergrundGruen" calcext:value="formula-is(NOT(ISBLANK([.X118])))" calcext:base-cell-address="'Modul Verbesserung'.B118"/>
          </calcext:conditional-format>
          <calcext:conditional-format calcext:target-range-address="'Modul Verbesserung'.B119:'Modul Verbesserung'.B119">
            <calcext:condition calcext:apply-style-name="HintergrundGruen" calcext:value="formula-is(NOT(ISBLANK([.X119])))" calcext:base-cell-address="'Modul Verbesserung'.B119"/>
          </calcext:conditional-format>
          <calcext:conditional-format calcext:target-range-address="'Modul Verbesserung'.B120:'Modul Verbesserung'.B120">
            <calcext:condition calcext:apply-style-name="HintergrundGruen" calcext:value="formula-is(NOT(ISBLANK([.X120])))" calcext:base-cell-address="'Modul Verbesserung'.B120"/>
          </calcext:conditional-format>
          <calcext:conditional-format calcext:target-range-address="'Modul Verbesserung'.B121:'Modul Verbesserung'.B121">
            <calcext:condition calcext:apply-style-name="HintergrundGruen" calcext:value="formula-is(NOT(ISBLANK([.X121])))" calcext:base-cell-address="'Modul Verbesserung'.B121"/>
          </calcext:conditional-format>
          <calcext:conditional-format calcext:target-range-address="'Modul Verbesserung'.B122:'Modul Verbesserung'.B122">
            <calcext:condition calcext:apply-style-name="HintergrundGruen" calcext:value="formula-is(NOT(ISBLANK([.X122])))" calcext:base-cell-address="'Modul Verbesserung'.B122"/>
          </calcext:conditional-format>
          <calcext:conditional-format calcext:target-range-address="'Modul Verbesserung'.B123:'Modul Verbesserung'.B123">
            <calcext:condition calcext:apply-style-name="HintergrundGruen" calcext:value="formula-is(NOT(ISBLANK([.X123])))" calcext:base-cell-address="'Modul Verbesserung'.B123"/>
          </calcext:conditional-format>
          <calcext:conditional-format calcext:target-range-address="'Modul Verbesserung'.B124:'Modul Verbesserung'.B124">
            <calcext:condition calcext:apply-style-name="HintergrundGruen" calcext:value="formula-is(NOT(ISBLANK([.X124])))" calcext:base-cell-address="'Modul Verbesserung'.B124"/>
          </calcext:conditional-format>
          <calcext:conditional-format calcext:target-range-address="'Modul Verbesserung'.B97:'Modul Verbesserung'.B97">
            <calcext:condition calcext:apply-style-name="HintergrundGruen" calcext:value="formula-is(NOT(ISBLANK([.X97])))" calcext:base-cell-address="'Modul Verbesserung'.B97"/>
          </calcext:conditional-format>
          <calcext:conditional-format calcext:target-range-address="'Modul Verbesserung'.B98:'Modul Verbesserung'.B98">
            <calcext:condition calcext:apply-style-name="HintergrundGruen" calcext:value="formula-is(NOT(ISBLANK([.X98])))" calcext:base-cell-address="'Modul Verbesserung'.B98"/>
          </calcext:conditional-format>
          <calcext:conditional-format calcext:target-range-address="'Modul Verbesserung'.B99:'Modul Verbesserung'.B99">
            <calcext:condition calcext:apply-style-name="HintergrundGruen" calcext:value="formula-is(NOT(ISBLANK([.X99])))" calcext:base-cell-address="'Modul Verbesserung'.B99"/>
          </calcext:conditional-format>
          <calcext:conditional-format calcext:target-range-address="'Modul Verbesserung'.B100:'Modul Verbesserung'.B100">
            <calcext:condition calcext:apply-style-name="HintergrundGruen" calcext:value="formula-is(NOT(ISBLANK([.X100])))" calcext:base-cell-address="'Modul Verbesserung'.B100"/>
          </calcext:conditional-format>
          <calcext:conditional-format calcext:target-range-address="'Modul Verbesserung'.B101:'Modul Verbesserung'.B101">
            <calcext:condition calcext:apply-style-name="HintergrundGruen" calcext:value="formula-is(NOT(ISBLANK([.X101])))" calcext:base-cell-address="'Modul Verbesserung'.B101"/>
          </calcext:conditional-format>
          <calcext:conditional-format calcext:target-range-address="'Modul Verbesserung'.B102:'Modul Verbesserung'.B102">
            <calcext:condition calcext:apply-style-name="HintergrundGruen" calcext:value="formula-is(NOT(ISBLANK([.X102])))" calcext:base-cell-address="'Modul Verbesserung'.B102"/>
          </calcext:conditional-format>
          <calcext:conditional-format calcext:target-range-address="'Modul Verbesserung'.B103:'Modul Verbesserung'.B103">
            <calcext:condition calcext:apply-style-name="HintergrundGruen" calcext:value="formula-is(NOT(ISBLANK([.X103])))" calcext:base-cell-address="'Modul Verbesserung'.B103"/>
          </calcext:conditional-format>
          <calcext:conditional-format calcext:target-range-address="'Modul Verbesserung'.B104:'Modul Verbesserung'.B104">
            <calcext:condition calcext:apply-style-name="HintergrundGruen" calcext:value="formula-is(NOT(ISBLANK([.X104])))" calcext:base-cell-address="'Modul Verbesserung'.B104"/>
          </calcext:conditional-format>
          <calcext:conditional-format calcext:target-range-address="'Modul Verbesserung'.B105:'Modul Verbesserung'.B105">
            <calcext:condition calcext:apply-style-name="HintergrundGruen" calcext:value="formula-is(NOT(ISBLANK([.X105])))" calcext:base-cell-address="'Modul Verbesserung'.B105"/>
          </calcext:conditional-format>
          <calcext:conditional-format calcext:target-range-address="'Modul Verbesserung'.B106:'Modul Verbesserung'.B106">
            <calcext:condition calcext:apply-style-name="HintergrundGruen" calcext:value="formula-is(NOT(ISBLANK([.X106])))" calcext:base-cell-address="'Modul Verbesserung'.B106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69" table:default-cell-style-name="Default"/>
        <table:table-column table:style-name="co70" table:default-cell-style-name="ce3"/>
        <table:table-column table:style-name="co71" table:default-cell-style-name="ce579"/>
        <table:table-column table:style-name="co37" table:default-cell-style-name="Default"/>
        <table:table-row table:style-name="ro3">
          <table:table-cell table:style-name="ce575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75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75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76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580" office:value-type="string" calcext:value-type="string">
            <text:p>Bauzeit in Tagen</text:p>
          </table:table-cell>
          <table:table-cell table:style-name="ce582"/>
        </table:table-row>
        <table:table-row table:style-name="ro3">
          <table:table-cell table:style-name="ce576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581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76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77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78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4" table:default-cell-style-name="Default"/>
        <table:table-column table:style-name="co95" table:default-cell-style-name="Default"/>
        <table:table-column table:style-name="co37" table:default-cell-style-name="ce145"/>
        <table:table-column table:style-name="co96" table:default-cell-style-name="Default"/>
        <table:table-column table:style-name="co97" table:default-cell-style-name="Default"/>
        <table:table-column table:style-name="co37" table:default-cell-style-name="Default"/>
        <table:table-row table:style-name="ro5">
          <table:table-cell/>
          <table:table-cell table:style-name="ce865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864"/>
          <table:table-cell/>
          <table:table-cell table:style-name="Default"/>
          <table:table-cell table:number-columns-repeated="3"/>
        </table:table-row>
        <table:table-row table:style-name="ro7">
          <table:table-cell table:style-name="ce864"/>
          <table:table-cell table:style-name="ce866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864"/>
          <table:table-cell table:style-name="ce867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869" table:formula="of:=IFNA(IF(OFFSET([Schiffslabor.$C$1];MATCH([.$B$10];[Schiffslabor.C2:.C149];0);ROW([Schiffslabor.C8]))&gt;0;OFFSET([Schiffslabor.$C$1];MATCH([.$B$10];[Schiffslabor.C2:.C149];0);ROW([Schiffslabor.C8]));&quot;&quot;);&quot;&quot;)" office:value-type="string" office:string-value="Iridium I" calcext:value-type="string">
            <text:p>Iridium 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Schiffslabor.$C$1];MATCH([.$B$10];[Schiffslabor.C2:.C149];0);ROW([Schiffslabor.C9]))&gt;0;OFFSET([Schiffslabor.$C$1];MATCH([.$B$10];[Schiffslabor.C2:.C149];0);ROW([Schiffslabor.C9]));&quot;&quot;);&quot;&quot;)" office:value-type="string" office:string-value="Schiffslabor VII" calcext:value-type="string">
            <text:p>Schiffslabor VI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868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869" table:formula="of:=IFNA(IF(OFFSET([Schiffslabor.$C$1];MATCH([.$B$4];[Schiffslabor.C2:.C149];0);ROW([Schiffslabor.C8]))&gt;0;OFFSET([Schiffslabor.$C$1];MATCH([.$B$4];[Schiffslabor.C2:.C149];0);ROW([Schiffslabor.C8]));&quot;&quot;);&quot;&quot;)" office:value-type="string" office:string-value="Zynthium I" calcext:value-type="string">
            <text:p>Zynthium I</text:p>
          </table:table-cell>
          <table:table-cell/>
          <table:table-cell table:style-name="ce869" table:formula="of:=IFNA(IF(OFFSET([Schiffslabor.$C$1];MATCH([.$B$11];[Schiffslabor.C2:.C149];0);ROW([Schiffslabor.C8]))&gt;0;OFFSET([Schiffslabor.$C$1];MATCH([.$B$11];[Schiffslabor.C2:.C149];0);ROW([Schiffslabor.C8]));&quot;&quot;);&quot;&quot;)" office:value-type="string" office:string-value="Iridium I" calcext:value-type="string">
            <text:p>Iridium I</text:p>
          </table:table-cell>
          <table:table-cell table:number-columns-repeated="2"/>
        </table:table-row>
        <table:table-row table:style-name="ro6">
          <table:table-cell/>
          <table:table-cell table:style-name="ce869" table:formula="of:=IFNA(IF(OFFSET([Schiffslabor.$C$1];MATCH([.$B$4];[Schiffslabor.C2:.C149];0);ROW([Schiffslabor.C9]))&gt;0;OFFSET([Schiffslabor.$C$1];MATCH([.$B$4];[Schiffslabor.C2:.C149];0);ROW([Schiffslabor.C9]));&quot;&quot;);&quot;&quot;)" office:value-type="string" office:string-value="Iridium II" calcext:value-type="string">
            <text:p>Iridium II</text:p>
          </table:table-cell>
          <table:table-cell/>
          <table:table-cell table:style-name="ce869" table:formula="of:=IFNA(IF(OFFSET([Schiffslabor.$C$1];MATCH([.$B$11];[Schiffslabor.C2:.C149];0);ROW([Schiffslabor.C9]))&gt;0;OFFSET([Schiffslabor.$C$1];MATCH([.$B$11];[Schiffslabor.C2:.C149];0);ROW([Schiffslabor.C9]));&quot;&quot;);&quot;&quot;)" office:value-type="string" office:string-value="Tritanium II" calcext:value-type="string">
            <text:p>Tritanium II</text:p>
          </table:table-cell>
          <table:table-cell table:number-columns-repeated="2"/>
        </table:table-row>
        <table:table-row table:style-name="ro6">
          <table:table-cell/>
          <table:table-cell table:style-name="ce869" table:formula="of:=IFNA(IF(OFFSET([Schiffslabor.$C$1];MATCH([.$B$4];[Schiffslabor.C2:.C149];0);ROW([Schiffslabor.C10]))&gt;0;OFFSET([Schiffslabor.$C$1];MATCH([.$B$4];[Schiffslabor.C2:.C149];0);ROW([Schiffslabor.C10]));&quot;&quot;);&quot;&quot;)" office:value-type="string" office:string-value="Schiffslabor VIII" calcext:value-type="string">
            <text:p>Schiffslabor VIII</text:p>
          </table:table-cell>
          <table:table-cell/>
          <table:table-cell table:style-name="ce869" table:formula="of:=IFNA(IF(OFFSET([Schiffslabor.$C$1];MATCH([.$B$11];[Schiffslabor.C2:.C149];0);ROW([Schiffslabor.C10]))&gt;0;OFFSET([Schiffslabor.$C$1];MATCH([.$B$11];[Schiffslabor.C2:.C149];0);ROW([Schiffslabor.C10]));&quot;&quot;);&quot;&quot;)" office:value-type="string" office:string-value="Schiffslabor VI" calcext:value-type="string">
            <text:p>Schiffslabor VI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869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870"/>
        </table:table-row>
        <table:table-row table:style-name="ro6">
          <table:table-cell table:number-columns-repeated="3"/>
          <table:table-cell table:style-name="ce869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870"/>
        </table:table-row>
        <table:table-row table:style-name="ro6">
          <table:table-cell table:number-columns-repeated="3"/>
          <table:table-cell table:style-name="ce869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870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865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866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867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869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868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869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869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869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869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869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869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869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869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50:Schiffslabor.AMJ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J13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119:Waffenlabor.AMJ13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W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665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0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96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.00.0000</text:date>, <text:time style:data-style-name="N2" text:time-value="21:27:30.0953935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6641" meta:object-count="8"/>
  </office:meta>
</office:document-meta>
</file>